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39.49pt"/>
    </style:style>
    <style:style style:name="co3" style:family="table-column">
      <style:table-column-properties fo:break-before="auto" style:column-width="113.24pt"/>
    </style:style>
    <style:style style:name="co4" style:family="table-column">
      <style:table-column-properties fo:break-before="auto" style:column-width="125.26pt"/>
    </style:style>
    <style:style style:name="co5" style:family="table-column">
      <style:table-column-properties fo:break-before="auto" style:column-width="114.75pt"/>
    </style:style>
    <style:style style:name="co6" style:family="table-column">
      <style:table-column-properties fo:break-before="auto" style:column-width="131.24pt"/>
    </style:style>
    <style:style style:name="co7" style:family="table-column">
      <style:table-column-properties fo:break-before="auto" style:column-width="75.74pt"/>
    </style:style>
    <style:style style:name="co8" style:family="table-column">
      <style:table-column-properties fo:break-before="auto" style:column-width="74.24pt"/>
    </style:style>
    <style:style style:name="co9" style:family="table-column">
      <style:table-column-properties fo:break-before="auto" style:column-width="69.76pt"/>
    </style:style>
    <style:style style:name="co10" style:family="table-column">
      <style:table-column-properties fo:break-before="auto" style:column-width="71.26pt"/>
    </style:style>
    <style:style style:name="co11" style:family="table-column">
      <style:table-column-properties fo:break-before="auto" style:column-width="73.5pt"/>
    </style:style>
    <style:style style:name="co12" style:family="table-column">
      <style:table-column-properties fo:break-before="auto" style:column-width="70.5pt"/>
    </style:style>
    <style:style style:name="co13" style:family="table-column">
      <style:table-column-properties fo:break-before="auto" style:column-width="72.74pt"/>
    </style:style>
    <style:style style:name="co14" style:family="table-column">
      <style:table-column-properties fo:break-before="auto" style:column-width="63.75pt"/>
    </style:style>
    <style:style style:name="co15" style:family="table-column">
      <style:table-column-properties fo:break-before="auto" style:column-width="65.99pt"/>
    </style:style>
    <style:style style:name="co16" style:family="table-column">
      <style:table-column-properties fo:break-before="auto" style:column-width="61.51pt"/>
    </style:style>
    <style:style style:name="co17" style:family="table-column">
      <style:table-column-properties fo:break-before="auto" style:column-width="62.25pt"/>
    </style:style>
    <style:style style:name="co18" style:family="table-column">
      <style:table-column-properties fo:break-before="auto" style:column-width="64.49pt"/>
    </style:style>
    <style:style style:name="co19" style:family="table-column">
      <style:table-column-properties fo:break-before="auto" style:column-width="80.25pt"/>
    </style:style>
    <style:style style:name="co20" style:family="table-column">
      <style:table-column-properties fo:break-before="auto" style:column-width="120.76pt"/>
    </style:style>
    <style:style style:name="co21" style:family="table-column">
      <style:table-column-properties fo:break-before="auto" style:column-width="154.49pt"/>
    </style:style>
    <style:style style:name="co22" style:family="table-column">
      <style:table-column-properties fo:break-before="auto" style:column-width="132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Платежные_20_данные">
      <style:table-properties table:display="true" style:writing-mode="lr-tb"/>
    </style:style>
    <style:style style:name="ta2" style:family="table" style:master-page-name="PageStyle_5f_таблица_20_должников">
      <style:table-properties table:display="true" style:writing-mode="lr-tb"/>
    </style:style>
    <style:style style:name="ta3" style:family="table" style:master-page-name="PageStyle_5f_Посещения_20__2b__20_Долги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rotation-align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Платежные данные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Фамилия</text:p>
          </table:table-cell>
          <table:table-cell table:style-name="ce4" office:value-type="string" calcext:value-type="string">
            <text:p>Телефон</text:p>
          </table:table-cell>
          <table:table-cell table:style-name="ce4" office:value-type="string" calcext:value-type="string">
            <text:p>Банк 1 (название)</text:p>
          </table:table-cell>
          <table:table-cell table:style-name="ce4" office:value-type="string" calcext:value-type="string">
            <text:p>Банк 1 (карта)</text:p>
          </table:table-cell>
          <table:table-cell table:style-name="ce4" office:value-type="string" calcext:value-type="string">
            <text:p>Банк 2 (название)</text:p>
          </table:table-cell>
          <table:table-cell table:style-name="ce4" office:value-type="string" calcext:value-type="string">
            <text:p>Банк 2 (карта)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Улитин</text:p>
          </table:table-cell>
          <table:table-cell table:style-name="ce5" office:value-type="string" calcext:value-type="string">
            <text:p>8-929-633-96-10</text:p>
          </table:table-cell>
          <table:table-cell table:style-name="ce5" office:value-type="string" calcext:value-type="string">
            <text:p>Рокет</text:p>
          </table:table-cell>
          <table:table-cell table:style-name="ce6" office:value-type="string" calcext:value-type="string">
            <text:p>5321 3003 4699 0687</text:p>
          </table:table-cell>
          <table:table-cell table:style-name="ce5" office:value-type="string" calcext:value-type="string">
            <text:p>Сбер</text:p>
          </table:table-cell>
          <table:table-cell table:style-name="ce6" office:value-type="string" calcext:value-type="string">
            <text:p>2202 2013 1171 83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Воробьева</text:p>
          </table:table-cell>
          <table:table-cell table:style-name="ce5" office:value-type="string" calcext:value-type="string">
            <text:p>8-903-249-48-89</text:p>
          </table:table-cell>
          <table:table-cell table:style-name="ce5"/>
          <table:table-cell/>
          <table:table-cell table:style-name="ce5"/>
          <table:table-cell table:number-columns-repeated="1019"/>
        </table:table-row>
        <table:table-row table:style-name="ro1">
          <table:table-cell table:style-name="ce2" office:value-type="string" calcext:value-type="string">
            <text:p>Павлюк</text:p>
          </table:table-cell>
          <table:table-cell table:style-name="ce5" office:value-type="string" calcext:value-type="string">
            <text:p>8-929-577-91-29</text:p>
          </table:table-cell>
          <table:table-cell table:style-name="ce5" office:value-type="string" calcext:value-type="string">
            <text:p>Рокет</text:p>
          </table:table-cell>
          <table:table-cell table:style-name="ce7" office:value-type="string" calcext:value-type="string">
            <text:p>5321 3002 8092 9774</text:p>
          </table:table-cell>
          <table:table-cell table:style-name="ce5" office:value-type="string" calcext:value-type="string">
            <text:p>Сбербанк </text:p>
          </table:table-cell>
          <table:table-cell table:style-name="ce7" office:value-type="string" calcext:value-type="string">
            <text:p>4276 3801 7033 72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Воробьев</text:p>
          </table:table-cell>
          <table:table-cell table:style-name="ce5" office:value-type="string" calcext:value-type="string">
            <text:p>8-925-232-80-09</text:p>
          </table:table-cell>
          <table:table-cell table:style-name="ce5" office:value-type="string" calcext:value-type="string">
            <text:p>Тинькофф</text:p>
          </table:table-cell>
          <table:table-cell table:style-name="ce5" office:value-type="string" calcext:value-type="string">
            <text:p>5536 9137 6409 1845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5469 4000 1389 10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Иванова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7" office:value-type="string" calcext:value-type="string">
            <text:p>4276 3801 4937 92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Захаров</text:p>
          </table:table-cell>
          <table:table-cell table:style-name="ce5" office:value-type="string" calcext:value-type="string">
            <text:p>8-999-960-03-17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4276 3800 2819 3865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Рагимов</text:p>
          </table:table-cell>
          <table:table-cell table:style-name="ce5" office:value-type="string" calcext:value-type="string">
            <text:p>8-963-650-52-00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4019 3756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Уваркин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8473 2402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Ковалев</text:p>
          </table:table-cell>
          <table:table-cell table:style-name="ce5" office:value-type="string" calcext:value-type="string">
            <text:p>8-9772960792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5501 9060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Дорохин</text:p>
          </table:table-cell>
          <table:table-cell table:style-name="ce5" office:value-type="string" calcext:value-type="string">
            <text:p>8 926 386 49 38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4276 3800 7824 9716</text:p>
          </table:table-cell>
          <table:table-cell table:style-name="ce5" table:number-columns-repeated="7"/>
          <table:table-cell table:number-columns-repeated="1013"/>
        </table:table-row>
        <table:table-row table:style-name="ro1" table:number-rows-repeated="5">
          <table:table-cell table:style-name="ce2"/>
          <table:table-cell table:style-name="ce5" table:number-columns-repeated="10"/>
          <table:table-cell table:number-columns-repeated="1013"/>
        </table:table-row>
        <table:table-row table:style-name="ro1" table:number-rows-repeated="14">
          <table:table-cell table:style-name="ce2"/>
          <table:table-cell table:style-name="ce5"/>
          <table:table-cell table:number-columns-repeated="1022"/>
        </table:table-row>
        <table:table-row table:style-name="ro1">
          <table:table-cell table:style-name="ce3"/>
          <table:table-cell table:style-name="ce5"/>
          <table:table-cell table:number-columns-repeated="1022"/>
        </table:table-row>
        <table:table-row table:style-name="ro1" table:number-rows-repeated="969">
          <table:table-cell table:style-name="ce3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аблица должников" table:style-name="ta2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number-columns-repeated="2" table:default-cell-style-name="Default"/>
        <table:table-column table:style-name="co19" table:default-cell-style-name="Default"/>
        <table:table-column table:style-name="co1" table:number-columns-repeated="1004" table:default-cell-style-name="Default"/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formula="of:=IF([.C6]=[.B7]; 1)" office:value-type="string" office:string-value="1" calcext:value-type="string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19" table:number-rows-spanned="1">
            <text:p>кому должен</text:p>
          </table:table-cell>
          <table:covered-table-cell table:number-columns-repeated="18"/>
          <table:table-cell table:number-columns-repeated="1003"/>
        </table:table-row>
        <table:table-row table:style-name="ro1">
          <table:table-cell/>
          <table:table-cell table:style-name="ce12"/>
          <table:table-cell table:style-name="ce10" office:value-type="string" calcext:value-type="string">
            <text:p>Воробьев</text:p>
          </table:table-cell>
          <table:table-cell table:style-name="ce10" office:value-type="string" calcext:value-type="string">
            <text:p>Воробьева</text:p>
          </table:table-cell>
          <table:table-cell table:style-name="ce10" office:value-type="string" calcext:value-type="string">
            <text:p>Дорохин</text:p>
          </table:table-cell>
          <table:table-cell table:style-name="ce10" office:value-type="string" calcext:value-type="string">
            <text:p>Захаров</text:p>
          </table:table-cell>
          <table:table-cell table:style-name="ce10" office:value-type="string" calcext:value-type="string">
            <text:p>Иванова</text:p>
          </table:table-cell>
          <table:table-cell table:style-name="ce10" office:value-type="string" calcext:value-type="string">
            <text:p>Лисицын</text:p>
          </table:table-cell>
          <table:table-cell table:style-name="ce10" office:value-type="string" calcext:value-type="string">
            <text:p>Мулюков</text:p>
          </table:table-cell>
          <table:table-cell table:style-name="ce10" office:value-type="string" calcext:value-type="string">
            <text:p>Мурлатов</text:p>
          </table:table-cell>
          <table:table-cell table:style-name="ce10" office:value-type="string" calcext:value-type="string">
            <text:p>Павлюк</text:p>
          </table:table-cell>
          <table:table-cell table:style-name="ce10" office:value-type="string" calcext:value-type="string">
            <text:p>Пискун</text:p>
          </table:table-cell>
          <table:table-cell table:style-name="ce10" office:value-type="string" calcext:value-type="string">
            <text:p>Полищук </text:p>
          </table:table-cell>
          <table:table-cell table:style-name="ce10" office:value-type="string" calcext:value-type="string">
            <text:p>Рагимов</text:p>
          </table:table-cell>
          <table:table-cell table:style-name="ce10" office:value-type="string" calcext:value-type="string">
            <text:p>Скиднов</text:p>
          </table:table-cell>
          <table:table-cell table:style-name="ce10" office:value-type="string" calcext:value-type="string">
            <text:p>Фатеев</text:p>
          </table:table-cell>
          <table:table-cell table:style-name="ce10" office:value-type="string" calcext:value-type="string">
            <text:p>Улитин</text:p>
          </table:table-cell>
          <table:table-cell table:style-name="ce10" office:value-type="string" calcext:value-type="string">
            <text:p>Ковалев</text:p>
          </table:table-cell>
          <table:table-cell table:style-name="ce10" office:value-type="string" calcext:value-type="string">
            <text:p>Чердинцев</text:p>
          </table:table-cell>
          <table:table-cell table:style-name="ce10" office:value-type="string" calcext:value-type="string">
            <text:p>Уваркин</text:p>
          </table:table-cell>
          <table:table-cell table:style-name="ce10" office:value-type="string" calcext:value-type="string">
            <text:p>Малинин</text:p>
          </table:table-cell>
          <table:table-cell table:style-name="ce10" office:value-type="string" calcext:value-type="string">
            <text:p>Кропачева</text:p>
          </table:table-cell>
          <table:table-cell table:number-columns-repeated="1002"/>
        </table:table-row>
        <table:table-row table:style-name="ro1">
          <table:table-cell table:style-name="ce9" office:value-type="string" calcext:value-type="string" table:number-columns-spanned="1" table:number-rows-spanned="20">
            <text:p>кто должен</text:p>
          </table:table-cell>
          <table:table-cell table:style-name="ce10" office:value-type="string" calcext:value-type="string">
            <text:p>Воробьев</text:p>
          </table:table-cell>
          <table:table-cell table:style-name="ce11" table:formula="of:=SUMIF([$'Посещения + Долги'.$A$27:.$AMJ$27] ; [.C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1:.$AMJ31])" office:value-type="string" office:string-value="94" calcext:value-type="string">
            <text:p>94</text:p>
          </table:table-cell>
          <table:table-cell table:style-name="ce11" table:formula="of:=SUMIF([$'Посещения + Долги'.$A$27:.$AMJ$27] ; [.E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1:.$AMJ31])" office:value-type="string" office:string-value="360" calcext:value-type="string">
            <text:p>360</text:p>
          </table:table-cell>
          <table:table-cell table:style-name="ce11" table:formula="of:=SUMIF([$'Посещения + Долги'.$A$27:.$AMJ$27] ; [.L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1:.$AMJ31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Воробьева</text:p>
          </table:table-cell>
          <table:table-cell table:style-name="ce11" table:formula="of:=SUMIF([$'Посещения + Долги'.$A$27:.$AMJ$27] ; [.C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2:.$AMJ32])" office:value-type="string" office:string-value="360" calcext:value-type="string">
            <text:p>360</text:p>
          </table:table-cell>
          <table:table-cell table:style-name="ce11" table:formula="of:=SUMIF([$'Посещения + Долги'.$A$27:.$AMJ$27] ; [.L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2:.$AMJ32])" office:value-type="string" office:string-value="139" calcext:value-type="string">
            <text:p>139</text:p>
          </table:table-cell>
          <table:table-cell table:style-name="ce11" table:formula="of:=SUMIF([$'Посещения + Долги'.$A$27:.$AMJ$27] ; [.O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2:.$AMJ32])" office:value-type="string" office:string-value="522" calcext:value-type="string">
            <text:p>522</text:p>
          </table:table-cell>
          <table:table-cell table:style-name="ce11" table:formula="of:=SUMIF([$'Посещения + Долги'.$A$27:.$AMJ$27] ; [.R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2:.$AMJ32])" office:value-type="string" office:string-value="64" calcext:value-type="string">
            <text:p>64</text:p>
          </table:table-cell>
          <table:table-cell table:style-name="ce11" table:formula="of:=SUMIF([$'Посещения + Долги'.$A$27:.$AMJ$27] ; [.U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2:.$AMJ32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Дорохин</text:p>
          </table:table-cell>
          <table:table-cell table:style-name="ce11" table:formula="of:=SUMIF([$'Посещения + Долги'.$A$27:.$AMJ$27] ; [.C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3:.$AMJ33])" office:value-type="string" office:string-value="45" calcext:value-type="string">
            <text:p>45</text:p>
          </table:table-cell>
          <table:table-cell table:style-name="ce11" table:formula="of:=SUMIF([$'Посещения + Долги'.$A$27:.$AMJ$27] ; [.H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3:.$AMJ33])" office:value-type="string" office:string-value="101" calcext:value-type="string">
            <text:p>101</text:p>
          </table:table-cell>
          <table:table-cell table:style-name="ce11" table:formula="of:=SUMIF([$'Посещения + Долги'.$A$27:.$AMJ$27] ; [.R$6]; [.$A33:.$AMJ33])" office:value-type="string" office:string-value="220" calcext:value-type="string">
            <text:p>220</text:p>
          </table:table-cell>
          <table:table-cell table:style-name="ce11" table:formula="of:=SUMIF([$'Посещения + Долги'.$A$27:.$AMJ$27] ; [.S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3:.$AMJ33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Захаров</text:p>
          </table:table-cell>
          <table:table-cell table:style-name="ce11" table:formula="of:=SUMIF([$'Посещения + Долги'.$A$27:.$AMJ$27] ; [.C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4:.$AMJ34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Иванова</text:p>
          </table:table-cell>
          <table:table-cell table:style-name="ce11" table:formula="of:=SUMIF([$'Посещения + Долги'.$A$27:.$AMJ$27] ; [.C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5:.$AMJ35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E$6]; [.$A35:.$AMJ35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5:.$AMJ35])" office:value-type="string" office:string-value="106" calcext:value-type="string">
            <text:p>106</text:p>
          </table:table-cell>
          <table:table-cell table:style-name="ce11" table:formula="of:=SUMIF([$'Посещения + Долги'.$A$27:.$AMJ$27] ; [.R$6]; [.$A35:.$AMJ35])" office:value-type="string" office:string-value="117" calcext:value-type="string">
            <text:p>117</text:p>
          </table:table-cell>
          <table:table-cell table:style-name="ce11" table:formula="of:=SUMIF([$'Посещения + Долги'.$A$27:.$AMJ$27] ; [.S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5:.$AMJ35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Лисицын</text:p>
          </table:table-cell>
          <table:table-cell table:style-name="ce11" table:formula="of:=SUMIF([$'Посещения + Долги'.$A$27:.$AMJ$27] ; [.C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6:.$AMJ36])" office:value-type="string" office:string-value="88" calcext:value-type="string">
            <text:p>88</text:p>
          </table:table-cell>
          <table:table-cell table:style-name="ce11" table:formula="of:=SUMIF([$'Посещения + Долги'.$A$27:.$AMJ$27] ; [.E$6]; [.$A36:.$AMJ36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6:.$AMJ36])" office:value-type="string" office:string-value="109" calcext:value-type="string">
            <text:p>109</text:p>
          </table:table-cell>
          <table:table-cell table:style-name="ce11" table:formula="of:=SUMIF([$'Посещения + Долги'.$A$27:.$AMJ$27] ; [.H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6:.$AMJ36])" office:value-type="string" office:string-value="110" calcext:value-type="string">
            <text:p>110</text:p>
          </table:table-cell>
          <table:table-cell table:style-name="ce11" table:formula="of:=SUMIF([$'Посещения + Долги'.$A$27:.$AMJ$27] ; [.L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6:.$AMJ36])" office:value-type="string" office:string-value="151" calcext:value-type="string">
            <text:p>151</text:p>
          </table:table-cell>
          <table:table-cell table:style-name="ce11" table:formula="of:=SUMIF([$'Посещения + Долги'.$A$27:.$AMJ$27] ; [.R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6:.$AMJ36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Мулюков</text:p>
          </table:table-cell>
          <table:table-cell table:style-name="ce11" table:formula="of:=SUMIF([$'Посещения + Долги'.$A$27:.$AMJ$27] ; [.C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7:.$AMJ37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Мурлатов</text:p>
          </table:table-cell>
          <table:table-cell table:style-name="ce11" table:formula="of:=SUMIF([$'Посещения + Долги'.$A$27:.$AMJ$27] ; [.C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8:.$AMJ38])" office:value-type="string" office:string-value="88" calcext:value-type="string">
            <text:p>88</text:p>
          </table:table-cell>
          <table:table-cell table:style-name="ce11" table:formula="of:=SUMIF([$'Посещения + Долги'.$A$27:.$AMJ$27] ; [.E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8:.$AMJ38])" office:value-type="string" office:string-value="160" calcext:value-type="string">
            <text:p>160</text:p>
          </table:table-cell>
          <table:table-cell table:style-name="ce11" table:formula="of:=SUMIF([$'Посещения + Долги'.$A$27:.$AMJ$27] ; [.L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8:.$AMJ38])" office:value-type="string" office:string-value="387" calcext:value-type="string">
            <text:p>387</text:p>
          </table:table-cell>
          <table:table-cell table:style-name="ce11" table:formula="of:=SUMIF([$'Посещения + Долги'.$A$27:.$AMJ$27] ; [.R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8:.$AMJ38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Павлюк</text:p>
          </table:table-cell>
          <table:table-cell table:style-name="ce11" table:formula="of:=SUMIF([$'Посещения + Долги'.$A$27:.$AMJ$27] ; [.C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9:.$AMJ39])" office:value-type="string" office:string-value="38" calcext:value-type="string">
            <text:p>38</text:p>
          </table:table-cell>
          <table:table-cell table:style-name="ce11" table:formula="of:=SUMIF([$'Посещения + Долги'.$A$27:.$AMJ$27] ; [.E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9:.$AMJ39])" office:value-type="string" office:string-value="100" calcext:value-type="string">
            <text:p>100</text:p>
          </table:table-cell>
          <table:table-cell table:style-name="ce11" table:formula="of:=SUMIF([$'Посещения + Долги'.$A$27:.$AMJ$27] ; [.R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9:.$AMJ39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Пискун</text:p>
          </table:table-cell>
          <table:table-cell table:style-name="ce11" table:formula="of:=SUMIF([$'Посещения + Долги'.$A$27:.$AMJ$27] ; [.C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0:.$AMJ40])" office:value-type="string" office:string-value="88" calcext:value-type="string">
            <text:p>88</text:p>
          </table:table-cell>
          <table:table-cell table:style-name="ce11" table:formula="of:=SUMIF([$'Посещения + Долги'.$A$27:.$AMJ$27] ; [.E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0:.$AMJ40])" office:value-type="string" office:string-value="122" calcext:value-type="string">
            <text:p>122</text:p>
          </table:table-cell>
          <table:table-cell table:style-name="ce11" table:formula="of:=SUMIF([$'Посещения + Долги'.$A$27:.$AMJ$27] ; [.L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0:.$AMJ40])" office:value-type="string" office:string-value="463" calcext:value-type="string">
            <text:p>463</text:p>
          </table:table-cell>
          <table:table-cell table:style-name="ce11" table:formula="of:=SUMIF([$'Посещения + Долги'.$A$27:.$AMJ$27] ; [.R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0:.$AMJ40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Полищук </text:p>
          </table:table-cell>
          <table:table-cell table:style-name="ce11" table:formula="of:=SUMIF([$'Посещения + Долги'.$A$27:.$AMJ$27] ; [.C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1:.$AMJ41])" office:value-type="string" office:string-value="45" calcext:value-type="string">
            <text:p>45</text:p>
          </table:table-cell>
          <table:table-cell table:style-name="ce11" table:formula="of:=SUMIF([$'Посещения + Долги'.$A$27:.$AMJ$27] ; [.H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1:.$AMJ41])" office:value-type="string" office:string-value="45" calcext:value-type="string">
            <text:p>45</text:p>
          </table:table-cell>
          <table:table-cell table:style-name="ce11" table:formula="of:=SUMIF([$'Посещения + Долги'.$A$27:.$AMJ$27] ; [.R$6]; [.$A41:.$AMJ41])" office:value-type="string" office:string-value="36" calcext:value-type="string">
            <text:p>36</text:p>
          </table:table-cell>
          <table:table-cell table:style-name="ce11" table:formula="of:=SUMIF([$'Посещения + Долги'.$A$27:.$AMJ$27] ; [.S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1:.$AMJ41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Рагимов</text:p>
          </table:table-cell>
          <table:table-cell table:style-name="ce11" table:formula="of:=SUMIF([$'Посещения + Долги'.$A$27:.$AMJ$27] ; [.C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42:.$AMJ42])" office:value-type="string" office:string-value="188" calcext:value-type="string">
            <text:p>188</text:p>
          </table:table-cell>
          <table:table-cell table:style-name="ce11" table:formula="of:=SUMIF([$'Посещения + Долги'.$A$27:.$AMJ$27] ; [.S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2:.$AMJ42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Скиднов</text:p>
          </table:table-cell>
          <table:table-cell table:style-name="ce11" table:formula="of:=SUMIF([$'Посещения + Долги'.$A$27:.$AMJ$27] ; [.C$6]; [.$A43:.$AMJ43])" office:value-type="string" office:string-value="38" calcext:value-type="string">
            <text:p>38</text:p>
          </table:table-cell>
          <table:table-cell table:style-name="ce11" table:formula="of:=SUMIF([$'Посещения + Долги'.$A$27:.$AMJ$27] ; [.D$6]; [.$A43:.$AMJ43])" office:value-type="string" office:string-value="45" calcext:value-type="string">
            <text:p>45</text:p>
          </table:table-cell>
          <table:table-cell table:style-name="ce11" table:formula="of:=SUMIF([$'Посещения + Долги'.$A$27:.$AMJ$27] ; [.E$6]; [.$A43:.$AMJ43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3:.$AMJ43])" office:value-type="string" office:string-value="109" calcext:value-type="string">
            <text:p>109</text:p>
          </table:table-cell>
          <table:table-cell table:style-name="ce11" table:formula="of:=SUMIF([$'Посещения + Долги'.$A$27:.$AMJ$27] ; [.H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3:.$AMJ43])" office:value-type="string" office:string-value="211" calcext:value-type="string">
            <text:p>211</text:p>
          </table:table-cell>
          <table:table-cell table:style-name="ce11" table:formula="of:=SUMIF([$'Посещения + Долги'.$A$27:.$AMJ$27] ; [.L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3:.$AMJ43])" office:value-type="string" office:string-value="151" calcext:value-type="string">
            <text:p>151</text:p>
          </table:table-cell>
          <table:table-cell table:style-name="ce11" table:formula="of:=SUMIF([$'Посещения + Долги'.$A$27:.$AMJ$27] ; [.R$6]; [.$A43:.$AMJ43])" office:value-type="string" office:string-value="202" calcext:value-type="string">
            <text:p>202</text:p>
          </table:table-cell>
          <table:table-cell table:style-name="ce11" table:formula="of:=SUMIF([$'Посещения + Долги'.$A$27:.$AMJ$27] ; [.S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3:.$AMJ43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Фатеев</text:p>
          </table:table-cell>
          <table:table-cell table:style-name="ce11" table:formula="of:=SUMIF([$'Посещения + Долги'.$A$27:.$AMJ$27] ; [.C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4:.$AMJ44])" office:value-type="string" office:string-value="72" calcext:value-type="string">
            <text:p>72</text:p>
          </table:table-cell>
          <table:table-cell table:style-name="ce11" table:formula="of:=SUMIF([$'Посещения + Долги'.$A$27:.$AMJ$27] ; [.L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4:.$AMJ44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Улитин</text:p>
          </table:table-cell>
          <table:table-cell table:style-name="ce11" table:formula="of:=SUMIF([$'Посещения + Долги'.$A$27:.$AMJ$27] ; [.C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5:.$AMJ45])" office:value-type="string" office:string-value="64" calcext:value-type="string">
            <text:p>64</text:p>
          </table:table-cell>
          <table:table-cell table:style-name="ce11" table:formula="of:=SUMIF([$'Посещения + Долги'.$A$27:.$AMJ$27] ; [.H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45:.$AMJ45])" office:value-type="string" office:string-value="117" calcext:value-type="string">
            <text:p>117</text:p>
          </table:table-cell>
          <table:table-cell table:style-name="ce11" table:formula="of:=SUMIF([$'Посещения + Долги'.$A$27:.$AMJ$27] ; [.S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5:.$AMJ45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Ковалев</text:p>
          </table:table-cell>
          <table:table-cell table:style-name="ce11" table:formula="of:=SUMIF([$'Посещения + Долги'.$A$27:.$AMJ$27] ; [.C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6:.$AMJ46])" office:value-type="string" office:string-value="121" calcext:value-type="string">
            <text:p>121</text:p>
          </table:table-cell>
          <table:table-cell table:style-name="ce11" table:formula="of:=SUMIF([$'Посещения + Долги'.$A$27:.$AMJ$27] ; [.E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6:.$AMJ46])" office:value-type="string" office:string-value="75" calcext:value-type="string">
            <text:p>75</text:p>
          </table:table-cell>
          <table:table-cell table:style-name="ce11" table:formula="of:=SUMIF([$'Посещения + Долги'.$A$27:.$AMJ$27] ; [.G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6:.$AMJ46])" office:value-type="string" office:string-value="200" calcext:value-type="string">
            <text:p>200</text:p>
          </table:table-cell>
          <table:table-cell table:style-name="ce11" table:formula="of:=SUMIF([$'Посещения + Долги'.$A$27:.$AMJ$27] ; [.L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6:.$AMJ46])" office:value-type="string" office:string-value="64" calcext:value-type="string">
            <text:p>64</text:p>
          </table:table-cell>
          <table:table-cell table:style-name="ce11" table:formula="of:=SUMIF([$'Посещения + Долги'.$A$27:.$AMJ$27] ; [.O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6:.$AMJ46])" office:value-type="string" office:string-value="299" calcext:value-type="string">
            <text:p>299</text:p>
          </table:table-cell>
          <table:table-cell table:style-name="ce11" table:formula="of:=SUMIF([$'Посещения + Долги'.$A$27:.$AMJ$27] ; [.R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6:.$AMJ46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Чердинцев</text:p>
          </table:table-cell>
          <table:table-cell table:style-name="ce11" table:formula="of:=SUMIF([$'Посещения + Долги'.$A$27:.$AMJ$27] ; [.C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7:.$AMJ47])" office:value-type="string" office:string-value="88" calcext:value-type="string">
            <text:p>88</text:p>
          </table:table-cell>
          <table:table-cell table:style-name="ce11" table:formula="of:=SUMIF([$'Посещения + Долги'.$A$27:.$AMJ$27] ; [.E$6]; [.$A47:.$AMJ47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7:.$AMJ47])" office:value-type="string" office:string-value="45" calcext:value-type="string">
            <text:p>45</text:p>
          </table:table-cell>
          <table:table-cell table:style-name="ce11" table:formula="of:=SUMIF([$'Посещения + Долги'.$A$27:.$AMJ$27] ; [.H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7:.$AMJ47])" office:value-type="string" office:string-value="160" calcext:value-type="string">
            <text:p>160</text:p>
          </table:table-cell>
          <table:table-cell table:style-name="ce11" table:formula="of:=SUMIF([$'Посещения + Долги'.$A$27:.$AMJ$27] ; [.L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7:.$AMJ47])" office:value-type="string" office:string-value="339" calcext:value-type="string">
            <text:p>339</text:p>
          </table:table-cell>
          <table:table-cell table:style-name="ce11" table:formula="of:=SUMIF([$'Посещения + Долги'.$A$27:.$AMJ$27] ; [.R$6]; [.$A47:.$AMJ47])" office:value-type="string" office:string-value="202" calcext:value-type="string">
            <text:p>202</text:p>
          </table:table-cell>
          <table:table-cell table:style-name="ce11" table:formula="of:=SUMIF([$'Посещения + Долги'.$A$27:.$AMJ$27] ; [.S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7:.$AMJ47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Уваркин</text:p>
          </table:table-cell>
          <table:table-cell table:style-name="ce11" table:formula="of:=SUMIF([$'Посещения + Долги'.$A$27:.$AMJ$27] ; [.C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8:.$AMJ48])" office:value-type="string" office:string-value="56" calcext:value-type="string">
            <text:p>56</text:p>
          </table:table-cell>
          <table:table-cell table:style-name="ce11" table:formula="of:=SUMIF([$'Посещения + Долги'.$A$27:.$AMJ$27] ; [.E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8:.$AMJ48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Малинин</text:p>
          </table:table-cell>
          <table:table-cell table:style-name="ce11" table:formula="of:=SUMIF([$'Посещения + Долги'.$A$27:.$AMJ$27] ; [.C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49:.$AMJ49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9:.$AMJ49])" office:value-type="string" office:string-value="109" calcext:value-type="string">
            <text:p>109</text:p>
          </table:table-cell>
          <table:table-cell table:style-name="ce11" table:formula="of:=SUMIF([$'Посещения + Долги'.$A$27:.$AMJ$27] ; [.H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9:.$AMJ49])" office:value-type="string" office:string-value="151" calcext:value-type="string">
            <text:p>151</text:p>
          </table:table-cell>
          <table:table-cell table:style-name="ce11" table:formula="of:=SUMIF([$'Посещения + Долги'.$A$27:.$AMJ$27] ; [.R$6]; [.$A49:.$AMJ49])" office:value-type="string" office:string-value="117" calcext:value-type="string">
            <text:p>117</text:p>
          </table:table-cell>
          <table:table-cell table:style-name="ce11" table:formula="of:=SUMIF([$'Посещения + Долги'.$A$27:.$AMJ$27] ; [.S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9:.$AMJ49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Кропачева</text:p>
          </table:table-cell>
          <table:table-cell table:style-name="ce11" table:formula="of:=SUMIF([$'Посещения + Долги'.$A$27:.$AMJ$27] ; [.C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50:.$AMJ50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50:.$AMJ50])" office:value-type="string" office:string-value="109" calcext:value-type="string">
            <text:p>109</text:p>
          </table:table-cell>
          <table:table-cell table:style-name="ce11" table:formula="of:=SUMIF([$'Посещения + Долги'.$A$27:.$AMJ$27] ; [.H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50:.$AMJ50])" office:value-type="string" office:string-value="151" calcext:value-type="string">
            <text:p>151</text:p>
          </table:table-cell>
          <table:table-cell table:style-name="ce11" table:formula="of:=SUMIF([$'Посещения + Долги'.$A$27:.$AMJ$27] ; [.R$6]; [.$A50:.$AMJ50])" office:value-type="string" office:string-value="117" calcext:value-type="string">
            <text:p>117</text:p>
          </table:table-cell>
          <table:table-cell table:style-name="ce11" table:formula="of:=SUMIF([$'Посещения + Долги'.$A$27:.$AMJ$27] ; [.S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50:.$AMJ50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 table:number-rows-repeated="2">
          <table:table-cell/>
          <table:table-cell table:style-name="ce5" table:number-columns-repeated="21"/>
          <table:table-cell table:number-columns-repeated="1002"/>
        </table:table-row>
        <table:table-row table:style-name="ro1">
          <table:table-cell/>
          <table:table-cell table:style-name="ce13" office:value-type="string" calcext:value-type="string" table:number-columns-spanned="21" table:number-rows-spanned="1">
            <text:p>долги по дням</text:p>
          </table:table-cell>
          <table:covered-table-cell table:number-columns-repeated="20"/>
          <table:table-cell table:number-columns-repeated="1002"/>
        </table:table-row>
        <table:table-row table:style-name="ro1">
          <table:table-cell/>
          <table:table-cell table:style-name="ce14" office:value-type="date" office:date-value="2018-07-10" calcext:value-type="date" table:number-columns-spanned="2" table:number-rows-spanned="1">
            <text:p>10.07</text:p>
          </table:table-cell>
          <table:covered-table-cell table:style-name="ce3"/>
          <table:table-cell table:style-name="ce14" office:value-type="date" office:date-value="2018-07-11" calcext:value-type="date" table:number-columns-spanned="2" table:number-rows-spanned="1">
            <text:p>11.07</text:p>
          </table:table-cell>
          <table:covered-table-cell table:style-name="ce3"/>
          <table:table-cell table:style-name="ce14" office:value-type="date" office:date-value="2018-07-12" calcext:value-type="date" table:number-columns-spanned="2" table:number-rows-spanned="1">
            <text:p>12.07</text:p>
          </table:table-cell>
          <table:covered-table-cell table:style-name="ce3"/>
          <table:table-cell table:style-name="ce14" office:value-type="date" office:date-value="2018-07-13" calcext:value-type="date" table:number-columns-spanned="2" table:number-rows-spanned="1">
            <text:p>13.07</text:p>
          </table:table-cell>
          <table:covered-table-cell table:style-name="ce3"/>
          <table:table-cell table:style-name="ce14" office:value-type="date" office:date-value="2018-07-16" calcext:value-type="date" table:number-columns-spanned="2" table:number-rows-spanned="1">
            <text:p>16.07</text:p>
          </table:table-cell>
          <table:covered-table-cell table:style-name="ce3"/>
          <table:table-cell table:style-name="ce14" office:value-type="date" office:date-value="2018-07-17" calcext:value-type="date" table:number-columns-spanned="2" table:number-rows-spanned="1">
            <text:p>17.07</text:p>
          </table:table-cell>
          <table:covered-table-cell table:style-name="ce3"/>
          <table:table-cell table:style-name="ce14" office:value-type="date" office:date-value="2018-07-18" calcext:value-type="date" table:number-columns-spanned="2" table:number-rows-spanned="1">
            <text:p>18.07</text:p>
          </table:table-cell>
          <table:covered-table-cell table:style-name="ce3"/>
          <table:table-cell table:style-name="ce19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19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19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19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19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19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19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19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19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19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19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19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19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19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19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19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19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19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19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19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19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19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19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19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19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19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19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19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19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19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19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19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number-columns-repeated="945"/>
        </table:table-row>
        <table:table-row table:style-name="ro1">
          <table:table-cell table:style-name="ce10" office:value-type="string" calcext:value-type="string">
            <text:p>Воробьев</text:p>
          </table:table-cell>
          <table:table-cell table:style-name="ce15" table:formula="of:=IF(OR(ISTEXT([$'Посещения + Долги'.B2]); [.$A31]=[.B$51]); 0; [$'Посещения + Долги'.B$25]*[$'Посещения + Долги'.B2])" office:value-type="string" office:string-value="0" calcext:value-type="string">
            <text:p>0</text:p>
          </table:table-cell>
          <table:table-cell table:style-name="ce17" table:formula="of:=IF(OR(ISTEXT([$'Посещения + Долги'.C2]); [.$A31]=[.C$51]); 0; [$'Посещения + Долги'.C$25]*[$'Посещения + Долги'.C2])" office:value-type="string" office:string-value="0" calcext:value-type="string">
            <text:p>0</text:p>
          </table:table-cell>
          <table:table-cell table:style-name="ce15" table:formula="of:=IF(OR(ISTEXT([$'Посещения + Долги'.D2]); [.$A31]=[.D$51]); 0; [$'Посещения + Долги'.D$25]*[$'Посещения + Долги'.D2])" office:value-type="string" office:string-value="0" calcext:value-type="string">
            <text:p>0</text:p>
          </table:table-cell>
          <table:table-cell table:style-name="ce17" table:formula="of:=IF(OR(ISTEXT([$'Посещения + Долги'.E2]); [.$A31]=[.E$51]); 0; [$'Посещения + Долги'.E$25]*[$'Посещения + Долги'.E2])" office:value-type="string" office:string-value="0" calcext:value-type="string">
            <text:p>0</text:p>
          </table:table-cell>
          <table:table-cell table:style-name="ce15" table:formula="of:=IF(OR(ISTEXT([$'Посещения + Долги'.F2]); [.$A31]=[.F$51]); 0; [$'Посещения + Долги'.F$25]*[$'Посещения + Долги'.F2])" office:value-type="string" office:string-value="0" calcext:value-type="string">
            <text:p>0</text:p>
          </table:table-cell>
          <table:table-cell table:style-name="ce17" table:formula="of:=IF(OR(ISTEXT([$'Посещения + Долги'.G2]); [.$A31]=[.G$51]); 0; [$'Посещения + Долги'.G$25]*[$'Посещения + Долги'.G2])" office:value-type="string" office:string-value="0" calcext:value-type="string">
            <text:p>0</text:p>
          </table:table-cell>
          <table:table-cell table:style-name="ce15" table:formula="of:=IF(OR(ISTEXT([$'Посещения + Долги'.H2]); [.$A31]=[.H$51]); 0; [$'Посещения + Долги'.H$25]*[$'Посещения + Долги'.H2])" office:value-type="string" office:string-value="0" calcext:value-type="string">
            <text:p>0</text:p>
          </table:table-cell>
          <table:table-cell table:style-name="ce17" table:formula="of:=IF(OR(ISTEXT([$'Посещения + Долги'.I2]); [.$A31]=[.I$51]); 0; [$'Посещения + Долги'.I$25]*[$'Посещения + Долги'.I2])" office:value-type="string" office:string-value="0" calcext:value-type="string">
            <text:p>0</text:p>
          </table:table-cell>
          <table:table-cell table:style-name="ce15" table:formula="of:=IF(OR(ISTEXT([$'Посещения + Долги'.J2]); [.$A31]=[.J$51]); 0; [$'Посещения + Долги'.J$25]*[$'Посещения + Долги'.J2])" office:value-type="string" office:string-value="0" calcext:value-type="string">
            <text:p>0</text:p>
          </table:table-cell>
          <table:table-cell table:style-name="ce17" table:formula="of:=IF(OR(ISTEXT([$'Посещения + Долги'.K2]); [.$A31]=[.K$51]); 0; [$'Посещения + Долги'.K$25]*[$'Посещения + Долги'.K2])" office:value-type="string" office:string-value="0" calcext:value-type="string">
            <text:p>0</text:p>
          </table:table-cell>
          <table:table-cell table:style-name="ce15" table:formula="of:=IF(OR(ISTEXT([$'Посещения + Долги'.L2]); [.$A31]=[.L$51]); 0; [$'Посещения + Долги'.L$25]*[$'Посещения + Долги'.L2])" office:value-type="string" office:string-value="0" calcext:value-type="string">
            <text:p>0</text:p>
          </table:table-cell>
          <table:table-cell table:style-name="ce17" table:formula="of:=IF(OR(ISTEXT([$'Посещения + Долги'.M2]); [.$A31]=[.M$51]); 0; [$'Посещения + Долги'.M$25]*[$'Посещения + Долги'.M2])" office:value-type="string" office:string-value="0" calcext:value-type="string">
            <text:p>0</text:p>
          </table:table-cell>
          <table:table-cell table:style-name="ce15" table:formula="of:=IF(OR(ISTEXT([$'Посещения + Долги'.N2]); [.$A31]=[.N$51]); 0; [$'Посещения + Долги'.N$25]*[$'Посещения + Долги'.N2])" office:value-type="string" office:string-value="0" calcext:value-type="string">
            <text:p>0</text:p>
          </table:table-cell>
          <table:table-cell table:style-name="ce17" table:formula="of:=IF(OR(ISTEXT([$'Посещения + Долги'.O2]); [.$A31]=[.O$51]); 0; [$'Посещения + Долги'.O$25]*[$'Посещения + Долги'.O2])" office:value-type="string" office:string-value="0" calcext:value-type="string">
            <text:p>0</text:p>
          </table:table-cell>
          <table:table-cell table:style-name="ce15" table:formula="of:=IF(OR(ISTEXT([$'Посещения + Долги'.P2]); [.$A31]=[.P$51]); 0; [$'Посещения + Долги'.P$25]*[$'Посещения + Долги'.P2])" office:value-type="string" office:string-value="0" calcext:value-type="string">
            <text:p>0</text:p>
          </table:table-cell>
          <table:table-cell table:style-name="ce17" table:formula="of:=IF(OR(ISTEXT([$'Посещения + Долги'.Q2]); [.$A31]=[.Q$51]); 0; [$'Посещения + Долги'.Q$25]*[$'Посещения + Долги'.Q2])" office:value-type="string" office:string-value="0" calcext:value-type="string">
            <text:p>0</text:p>
          </table:table-cell>
          <table:table-cell table:style-name="ce15" table:formula="of:=IF(OR(ISTEXT([$'Посещения + Долги'.R2]); [.$A31]=[.R$51]); 0; [$'Посещения + Долги'.R$25]*[$'Посещения + Долги'.R2])" office:value-type="string" office:string-value="0" calcext:value-type="string">
            <text:p>0</text:p>
          </table:table-cell>
          <table:table-cell table:style-name="ce17" table:formula="of:=IF(OR(ISTEXT([$'Посещения + Долги'.S2]); [.$A31]=[.S$51]); 0; [$'Посещения + Долги'.S$25]*[$'Посещения + Долги'.S2])" office:value-type="string" office:string-value="0" calcext:value-type="string">
            <text:p>0</text:p>
          </table:table-cell>
          <table:table-cell table:style-name="ce15" table:formula="of:=IF(OR(ISTEXT([$'Посещения + Долги'.T2]); [.$A31]=[.T$51]); 0; [$'Посещения + Долги'.T$25]*[$'Посещения + Долги'.T2])" office:value-type="string" office:string-value="0" calcext:value-type="string">
            <text:p>0</text:p>
          </table:table-cell>
          <table:table-cell table:style-name="ce17" table:formula="of:=IF(OR(ISTEXT([$'Посещения + Долги'.U2]); [.$A31]=[.U$51]); 0; [$'Посещения + Долги'.U$25]*[$'Посещения + Долги'.U2])" office:value-type="string" office:string-value="0" calcext:value-type="string">
            <text:p>0</text:p>
          </table:table-cell>
          <table:table-cell table:style-name="ce15" table:formula="of:=IF(OR(ISTEXT([$'Посещения + Долги'.V2]); [.$A31]=[.V$51]); 0; [$'Посещения + Долги'.V$25]*[$'Посещения + Долги'.V2])" office:value-type="string" office:string-value="0" calcext:value-type="string">
            <text:p>0</text:p>
          </table:table-cell>
          <table:table-cell table:style-name="ce17" table:formula="of:=IF(OR(ISTEXT([$'Посещения + Долги'.W2]); [.$A31]=[.W$51]); 0; [$'Посещения + Долги'.W$25]*[$'Посещения + Долги'.W2])" office:value-type="string" office:string-value="0" calcext:value-type="string">
            <text:p>0</text:p>
          </table:table-cell>
          <table:table-cell table:style-name="ce15" table:formula="of:=IF(OR(ISTEXT([$'Посещения + Долги'.X2]); [.$A31]=[.X$51]); 0; [$'Посещения + Долги'.X$25]*[$'Посещения + Долги'.X2])" office:value-type="string" office:string-value="37.5" calcext:value-type="string">
            <text:p>37.5</text:p>
          </table:table-cell>
          <table:table-cell table:style-name="ce17" table:formula="of:=IF(OR(ISTEXT([$'Посещения + Долги'.Y2]); [.$A31]=[.Y$51]); 0; [$'Посещения + Долги'.Y$25]*[$'Посещения + Долги'.Y2])" office:value-type="string" office:string-value="37.5" calcext:value-type="string">
            <text:p>37.5</text:p>
          </table:table-cell>
          <table:table-cell table:style-name="ce15" table:formula="of:=IF(OR(ISTEXT([$'Посещения + Долги'.Z2]); [.$A31]=[.Z$51]); 0; [$'Посещения + Долги'.Z$25]*[$'Посещения + Долги'.Z2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2]); [.$A31]=[.AA$51]); 0; [$'Посещения + Долги'.AA$25]*[$'Посещения + Долги'.AA2])" office:value-type="string" office:string-value="37.5" calcext:value-type="string">
            <text:p>37.5</text:p>
          </table:table-cell>
          <table:table-cell table:style-name="ce15" table:formula="of:=IF(OR(ISTEXT([$'Посещения + Долги'.AB2]); [.$A31]=[.AB$51]); 0; [$'Посещения + Долги'.AB$25]*[$'Посещения + Долги'.AB2])" office:value-type="string" office:string-value="50" calcext:value-type="string">
            <text:p>50</text:p>
          </table:table-cell>
          <table:table-cell table:style-name="ce17" table:formula="of:=IF(OR(ISTEXT([$'Посещения + Долги'.AC2]); [.$A31]=[.AC$51]); 0; [$'Посещения + Долги'.AC$25]*[$'Посещения + Долги'.AC2])" office:value-type="string" office:string-value="0" calcext:value-type="string">
            <text:p>0</text:p>
          </table:table-cell>
          <table:table-cell table:style-name="ce15" table:formula="of:=IF(OR(ISTEXT([$'Посещения + Долги'.AD2]); [.$A31]=[.AD$51]); 0; [$'Посещения + Долги'.AD$25]*[$'Посещения + Долги'.AD2])" office:value-type="string" office:string-value="50" calcext:value-type="string">
            <text:p>50</text:p>
          </table:table-cell>
          <table:table-cell table:style-name="ce17" table:formula="of:=IF(OR(ISTEXT([$'Посещения + Долги'.AE2]); [.$A31]=[.AE$51]); 0; [$'Посещения + Долги'.AE$25]*[$'Посещения + Долги'.AE2])" office:value-type="string" office:string-value="50" calcext:value-type="string">
            <text:p>50</text:p>
          </table:table-cell>
          <table:table-cell table:style-name="ce15" table:formula="of:=IF(OR(ISTEXT([$'Посещения + Долги'.AF2]); [.$A31]=[.AF$51]); 0; [$'Посещения + Долги'.AF$25]*[$'Посещения + Долги'.AF2])" office:value-type="string" office:string-value="50" calcext:value-type="string">
            <text:p>50</text:p>
          </table:table-cell>
          <table:table-cell table:style-name="ce17" table:formula="of:=IF(OR(ISTEXT([$'Посещения + Долги'.AG2]); [.$A31]=[.AG$51]); 0; [$'Посещения + Долги'.AG$25]*[$'Посещения + Долги'.AG2])" office:value-type="string" office:string-value="50" calcext:value-type="string">
            <text:p>50</text:p>
          </table:table-cell>
          <table:table-cell table:style-name="ce15" table:formula="of:=IF(OR(ISTEXT([$'Посещения + Долги'.AH2]); [.$A31]=[.AH$51]); 0; [$'Посещения + Долги'.AH$25]*[$'Посещения + Долги'.AH2])" office:value-type="string" office:string-value="0" calcext:value-type="string">
            <text:p>0</text:p>
          </table:table-cell>
          <table:table-cell table:style-name="ce17" table:formula="of:=IF(OR(ISTEXT([$'Посещения + Долги'.AI2]); [.$A31]=[.AI$51]); 0; [$'Посещения + Долги'.AI$25]*[$'Посещения + Долги'.AI2])" office:value-type="string" office:string-value="0" calcext:value-type="string">
            <text:p>0</text:p>
          </table:table-cell>
          <table:table-cell table:style-name="ce15" table:formula="of:=IF(OR(ISTEXT([$'Посещения + Долги'.AJ2]); [.$A31]=[.AJ$51]); 0; [$'Посещения + Долги'.AJ$25]*[$'Посещения + Долги'.AJ2])" office:value-type="string" office:string-value="0" calcext:value-type="string">
            <text:p>0</text:p>
          </table:table-cell>
          <table:table-cell table:style-name="ce17" table:formula="of:=IF(OR(ISTEXT([$'Посещения + Долги'.AK2]); [.$A31]=[.AK$51]); 0; [$'Посещения + Долги'.AK$25]*[$'Посещения + Долги'.AK2])" office:value-type="string" office:string-value="0" calcext:value-type="string">
            <text:p>0</text:p>
          </table:table-cell>
          <table:table-cell table:style-name="ce15" table:formula="of:=IF(OR(ISTEXT([$'Посещения + Долги'.AL2]); [.$A31]=[.AL$51]); 0; [$'Посещения + Долги'.AL$25]*[$'Посещения + Долги'.AL2])" office:value-type="string" office:string-value="0" calcext:value-type="string">
            <text:p>0</text:p>
          </table:table-cell>
          <table:table-cell table:style-name="ce17" table:formula="of:=IF(OR(ISTEXT([$'Посещения + Долги'.AM2]); [.$A31]=[.AM$51]); 0; [$'Посещения + Долги'.AM$25]*[$'Посещения + Долги'.AM2])" office:value-type="string" office:string-value="0" calcext:value-type="string">
            <text:p>0</text:p>
          </table:table-cell>
          <table:table-cell table:style-name="ce15" table:formula="of:=IF(OR(ISTEXT([$'Посещения + Долги'.AN2]); [.$A31]=[.AN$51]); 0; [$'Посещения + Долги'.AN$25]*[$'Посещения + Долги'.AN2])" office:value-type="string" office:string-value="0" calcext:value-type="string">
            <text:p>0</text:p>
          </table:table-cell>
          <table:table-cell table:style-name="ce17" table:formula="of:=IF(OR(ISTEXT([$'Посещения + Долги'.AO2]); [.$A31]=[.AO$51]); 0; [$'Посещения + Долги'.AO$25]*[$'Посещения + Долги'.AO2])" office:value-type="string" office:string-value="56.25" calcext:value-type="string">
            <text:p>56.25</text:p>
          </table:table-cell>
          <table:table-cell table:style-name="ce15" table:formula="of:=IF(OR(ISTEXT([$'Посещения + Долги'.AP2]); [.$A31]=[.AP$51]); 0; [$'Посещения + Долги'.AP$25]*[$'Посещения + Долги'.AP2])" office:value-type="string" office:string-value="0" calcext:value-type="string">
            <text:p>0</text:p>
          </table:table-cell>
          <table:table-cell table:style-name="ce17" table:formula="of:=IF(OR(ISTEXT([$'Посещения + Долги'.AQ2]); [.$A31]=[.AQ$51]); 0; [$'Посещения + Долги'.AQ$25]*[$'Посещения + Долги'.AQ2])" office:value-type="string" office:string-value="0" calcext:value-type="string">
            <text:p>0</text:p>
          </table:table-cell>
          <table:table-cell table:style-name="ce15" table:formula="of:=IF(OR(ISTEXT([$'Посещения + Долги'.AR2]); [.$A31]=[.AR$51]); 0; [$'Посещения + Долги'.AR$25]*[$'Посещения + Долги'.AR2])" office:value-type="string" office:string-value="0" calcext:value-type="string">
            <text:p>0</text:p>
          </table:table-cell>
          <table:table-cell table:style-name="ce17" table:formula="of:=IF(OR(ISTEXT([$'Посещения + Долги'.AS2]); [.$A31]=[.AS$51]); 0; [$'Посещения + Долги'.AS$25]*[$'Посещения + Долги'.AS2])" office:value-type="string" office:string-value="0" calcext:value-type="string">
            <text:p>0</text:p>
          </table:table-cell>
          <table:table-cell table:style-name="ce17" table:formula="of:=IF(OR(ISTEXT([$'Посещения + Долги'.AT2]); [.$A31]=[.AT$51]); 0; [$'Посещения + Долги'.AT$25]*[$'Посещения + Долги'.AT2])" office:value-type="string" office:string-value="0" calcext:value-type="string">
            <text:p>0</text:p>
          </table:table-cell>
          <table:table-cell table:style-name="ce17" table:formula="of:=IF(OR(ISTEXT([$'Посещения + Долги'.AU2]); [.$A31]=[.AU$51]); 0; [$'Посещения + Долги'.AU$25]*[$'Посещения + Долги'.AU2])" office:value-type="string" office:string-value="0" calcext:value-type="string">
            <text:p>0</text:p>
          </table:table-cell>
          <table:table-cell table:style-name="ce17" table:formula="of:=IF(OR(ISTEXT([$'Посещения + Долги'.AV2]); [.$A31]=[.AV$51]); 0; [$'Посещения + Долги'.AV$25]*[$'Посещения + Долги'.AV2])" office:value-type="string" office:string-value="0" calcext:value-type="string">
            <text:p>0</text:p>
          </table:table-cell>
          <table:table-cell table:style-name="ce17" table:formula="of:=IF(OR(ISTEXT([$'Посещения + Долги'.AW2]); [.$A31]=[.AW$51]); 0; [$'Посещения + Долги'.AW$25]*[$'Посещения + Долги'.AW2])" office:value-type="string" office:string-value="0" calcext:value-type="string">
            <text:p>0</text:p>
          </table:table-cell>
          <table:table-cell table:style-name="ce17" table:formula="of:=IF(OR(ISTEXT([$'Посещения + Долги'.AX2]); [.$A31]=[.AX$51]); 0; [$'Посещения + Долги'.AX$25]*[$'Посещения + Долги'.AX2])" office:value-type="string" office:string-value="0" calcext:value-type="string">
            <text:p>0</text:p>
          </table:table-cell>
          <table:table-cell table:style-name="ce17" table:formula="of:=IF(OR(ISTEXT([$'Посещения + Долги'.AY2]); [.$A31]=[.AY$51]); 0; [$'Посещения + Долги'.AY$25]*[$'Посещения + Долги'.AY2])" office:value-type="string" office:string-value="0" calcext:value-type="string">
            <text:p>0</text:p>
          </table:table-cell>
          <table:table-cell table:style-name="ce17" table:formula="of:=IF(OR(ISTEXT([$'Посещения + Долги'.AZ2]); [.$A31]=[.AZ$51]); 0; [$'Посещения + Долги'.AZ$25]*[$'Посещения + Долги'.AZ2])" office:value-type="string" office:string-value="0" calcext:value-type="string">
            <text:p>0</text:p>
          </table:table-cell>
          <table:table-cell table:style-name="ce17" table:formula="of:=IF(OR(ISTEXT([$'Посещения + Долги'.BA2]); [.$A31]=[.BA$51]); 0; [$'Посещения + Долги'.BA$25]*[$'Посещения + Долги'.BA2])" office:value-type="string" office:string-value="0" calcext:value-type="string">
            <text:p>0</text:p>
          </table:table-cell>
          <table:table-cell table:style-name="ce17" table:formula="of:=IF(OR(ISTEXT([$'Посещения + Долги'.BB2]); [.$A31]=[.BB$51]); 0; [$'Посещения + Долги'.BB$25]*[$'Посещения + Долги'.BB2])" office:value-type="string" office:string-value="0" calcext:value-type="string">
            <text:p>0</text:p>
          </table:table-cell>
          <table:table-cell table:style-name="ce17" table:formula="of:=IF(OR(ISTEXT([$'Посещения + Долги'.BC2]); [.$A31]=[.BC$51]); 0; [$'Посещения + Долги'.BC$25]*[$'Посещения + Долги'.BC2])" office:value-type="string" office:string-value="0" calcext:value-type="string">
            <text:p>0</text:p>
          </table:table-cell>
          <table:table-cell table:style-name="ce17" table:formula="of:=IF(OR(ISTEXT([$'Посещения + Долги'.BD2]); [.$A31]=[.BD$51]); 0; [$'Посещения + Долги'.BD$25]*[$'Посещения + Долги'.BD2])" office:value-type="string" office:string-value="0" calcext:value-type="string">
            <text:p>0</text:p>
          </table:table-cell>
          <table:table-cell table:style-name="ce17" table:formula="of:=IF(OR(ISTEXT([$'Посещения + Долги'.BE2]); [.$A31]=[.BE$51]); 0; [$'Посещения + Долги'.BE$25]*[$'Посещения + Долги'.BE2])" office:value-type="string" office:string-value="0" calcext:value-type="string">
            <text:p>0</text:p>
          </table:table-cell>
          <table:table-cell table:style-name="ce17" table:formula="of:=IF(OR(ISTEXT([$'Посещения + Долги'.BF2]); [.$A31]=[.BF$51]); 0; [$'Посещения + Долги'.BF$25]*[$'Посещения + Долги'.BF2])" office:value-type="string" office:string-value="0" calcext:value-type="string">
            <text:p>0</text:p>
          </table:table-cell>
          <table:table-cell table:style-name="ce17" table:formula="of:=IF(OR(ISTEXT([$'Посещения + Долги'.BG2]); [.$A31]=[.BG$51]); 0; [$'Посещения + Долги'.BG$25]*[$'Посещения + Долги'.BG2])" office:value-type="string" office:string-value="0" calcext:value-type="string">
            <text:p>0</text:p>
          </table:table-cell>
          <table:table-cell table:style-name="ce17" table:formula="of:=IF(OR(ISTEXT([$'Посещения + Долги'.BH2]); [.$A31]=[.BH$51]); 0; [$'Посещения + Долги'.BH$25]*[$'Посещения + Долги'.BH2])" office:value-type="string" office:string-value="0" calcext:value-type="string">
            <text:p>0</text:p>
          </table:table-cell>
          <table:table-cell table:style-name="ce17" table:formula="of:=IF(OR(ISTEXT([$'Посещения + Долги'.BI2]); [.$A31]=[.BI$51]); 0; [$'Посещения + Долги'.BI$25]*[$'Посещения + Долги'.BI2])" office:value-type="string" office:string-value="0" calcext:value-type="string">
            <text:p>0</text:p>
          </table:table-cell>
          <table:table-cell table:style-name="ce17" table:formula="of:=IF(OR(ISTEXT([$'Посещения + Долги'.BJ2]); [.$A31]=[.BJ$51]); 0; [$'Посещения + Долги'.BJ$25]*[$'Посещения + Долги'.BJ2])" office:value-type="string" office:string-value="0" calcext:value-type="string">
            <text:p>0</text:p>
          </table:table-cell>
          <table:table-cell table:style-name="ce17" table:formula="of:=IF(OR(ISTEXT([$'Посещения + Долги'.BK2]); [.$A31]=[.BK$51]); 0; [$'Посещения + Долги'.BK$25]*[$'Посещения + Долги'.BK2])" office:value-type="string" office:string-value="0" calcext:value-type="string">
            <text:p>0</text:p>
          </table:table-cell>
          <table:table-cell table:style-name="ce17" table:formula="of:=IF(OR(ISTEXT([$'Посещения + Долги'.BL2]); [.$A31]=[.BL$51]); 0; [$'Посещения + Долги'.BL$25]*[$'Посещения + Долги'.BL2])" office:value-type="string" office:string-value="0" calcext:value-type="string">
            <text:p>0</text:p>
          </table:table-cell>
          <table:table-cell table:style-name="ce17" table:formula="of:=IF(OR(ISTEXT([$'Посещения + Долги'.BM2]); [.$A31]=[.BM$51]); 0; [$'Посещения + Долги'.BM$25]*[$'Посещения + Долги'.BM2])" office:value-type="string" office:string-value="0" calcext:value-type="string">
            <text:p>0</text:p>
          </table:table-cell>
          <table:table-cell table:style-name="ce17" table:formula="of:=IF(OR(ISTEXT([$'Посещения + Долги'.BN2]); [.$A31]=[.BN$51]); 0; [$'Посещения + Долги'.BN$25]*[$'Посещения + Долги'.BN2])" office:value-type="string" office:string-value="0" calcext:value-type="string">
            <text:p>0</text:p>
          </table:table-cell>
          <table:table-cell table:style-name="ce17" table:formula="of:=IF(OR(ISTEXT([$'Посещения + Долги'.BO2]); [.$A31]=[.BO$51]); 0; [$'Посещения + Долги'.BO$25]*[$'Посещения + Долги'.BO2])" office:value-type="string" office:string-value="0" calcext:value-type="string">
            <text:p>0</text:p>
          </table:table-cell>
          <table:table-cell table:style-name="ce17" table:formula="of:=IF(OR(ISTEXT([$'Посещения + Долги'.BP2]); [.$A31]=[.BP$51]); 0; [$'Посещения + Долги'.BP$25]*[$'Посещения + Долги'.BP2])" office:value-type="string" office:string-value="0" calcext:value-type="string">
            <text:p>0</text:p>
          </table:table-cell>
          <table:table-cell table:style-name="ce17" table:formula="of:=IF(OR(ISTEXT([$'Посещения + Долги'.BQ2]); [.$A31]=[.BQ$51]); 0; [$'Посещения + Долги'.BQ$25]*[$'Посещения + Долги'.BQ2])" office:value-type="string" office:string-value="0" calcext:value-type="string">
            <text:p>0</text:p>
          </table:table-cell>
          <table:table-cell table:style-name="ce17" table:formula="of:=IF(OR(ISTEXT([$'Посещения + Долги'.BR2]); [.$A31]=[.BR$51]); 0; [$'Посещения + Долги'.BR$25]*[$'Посещения + Долги'.BR2])" office:value-type="string" office:string-value="0" calcext:value-type="string">
            <text:p>0</text:p>
          </table:table-cell>
          <table:table-cell table:style-name="ce17" table:formula="of:=IF(OR(ISTEXT([$'Посещения + Долги'.BS2]); [.$A31]=[.BS$51]); 0; [$'Посещения + Долги'.BS$25]*[$'Посещения + Долги'.BS2])" office:value-type="string" office:string-value="0" calcext:value-type="string">
            <text:p>0</text:p>
          </table:table-cell>
          <table:table-cell table:style-name="ce17" table:formula="of:=IF(OR(ISTEXT([$'Посещения + Долги'.BT2]); [.$A31]=[.BT$51]); 0; [$'Посещения + Долги'.BT$25]*[$'Посещения + Долги'.BT2])" office:value-type="string" office:string-value="0" calcext:value-type="string">
            <text:p>0</text:p>
          </table:table-cell>
          <table:table-cell table:style-name="ce17" table:formula="of:=IF(OR(ISTEXT([$'Посещения + Долги'.BU2]); [.$A31]=[.BU$51]); 0; [$'Посещения + Долги'.BU$25]*[$'Посещения + Долги'.BU2])" office:value-type="string" office:string-value="0" calcext:value-type="string">
            <text:p>0</text:p>
          </table:table-cell>
          <table:table-cell table:style-name="ce17" table:formula="of:=IF(OR(ISTEXT([$'Посещения + Долги'.BV2]); [.$A31]=[.BV$51]); 0; [$'Посещения + Долги'.BV$25]*[$'Посещения + Долги'.BV2])" office:value-type="string" office:string-value="0" calcext:value-type="string">
            <text:p>0</text:p>
          </table:table-cell>
          <table:table-cell table:style-name="ce17" table:formula="of:=IF(OR(ISTEXT([$'Посещения + Долги'.BW2]); [.$A31]=[.BW$51]); 0; [$'Посещения + Долги'.BW$25]*[$'Посещения + Долги'.BW2])" office:value-type="string" office:string-value="0" calcext:value-type="string">
            <text:p>0</text:p>
          </table:table-cell>
          <table:table-cell table:style-name="ce17" table:formula="of:=IF(OR(ISTEXT([$'Посещения + Долги'.BX2]); [.$A31]=[.BX$51]); 0; [$'Посещения + Долги'.BX$25]*[$'Посещения + Долги'.BX2])" office:value-type="string" office:string-value="0" calcext:value-type="string">
            <text:p>0</text:p>
          </table:table-cell>
          <table:table-cell table:style-name="ce17" table:formula="of:=IF(OR(ISTEXT([$'Посещения + Долги'.BY2]); [.$A31]=[.BY$51]); 0; [$'Посещения + Долги'.BY$25]*[$'Посещения + Долги'.BY2])" office:value-type="string" office:string-value="0" calcext:value-type="string">
            <text:p>0</text:p>
          </table:table-cell>
          <table:table-cell table:style-name="ce17" table:formula="of:=IF(OR(ISTEXT([$'Посещения + Долги'.BZ2]); [.$A31]=[.BZ$51]); 0; [$'Посещения + Долги'.BZ$25]*[$'Посещения + Долги'.BZ2])" office:value-type="string" office:string-value="0" calcext:value-type="string">
            <text:p>0</text:p>
          </table:table-cell>
          <table:table-cell table:style-name="ce17" table:formula="of:=IF(OR(ISTEXT([$'Посещения + Долги'.CA2]); [.$A31]=[.CA$51]); 0; [$'Посещения + Долги'.CA$25]*[$'Посещения + Долги'.CA2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Воробьева</text:p>
          </table:table-cell>
          <table:table-cell table:style-name="ce15" table:formula="of:=IF(OR(ISTEXT([$'Посещения + Долги'.B3]); [.$A32]=[.B$51]); 0; [$'Посещения + Долги'.B$25]*[$'Посещения + Долги'.B3])" office:value-type="string" office:string-value="0" calcext:value-type="string">
            <text:p>0</text:p>
          </table:table-cell>
          <table:table-cell table:style-name="ce17" table:formula="of:=IF(OR(ISTEXT([$'Посещения + Долги'.C3]); [.$A32]=[.C$51]); 0; [$'Посещения + Долги'.C$25]*[$'Посещения + Долги'.C3])" office:value-type="string" office:string-value="0" calcext:value-type="string">
            <text:p>0</text:p>
          </table:table-cell>
          <table:table-cell table:style-name="ce15" table:formula="of:=IF(OR(ISTEXT([$'Посещения + Долги'.D3]); [.$A32]=[.D$51]); 0; [$'Посещения + Долги'.D$25]*[$'Посещения + Долги'.D3])" office:value-type="string" office:string-value="0" calcext:value-type="string">
            <text:p>0</text:p>
          </table:table-cell>
          <table:table-cell table:style-name="ce17" table:formula="of:=IF(OR(ISTEXT([$'Посещения + Долги'.E3]); [.$A32]=[.E$51]); 0; [$'Посещения + Долги'.E$25]*[$'Посещения + Долги'.E3])" office:value-type="string" office:string-value="0" calcext:value-type="string">
            <text:p>0</text:p>
          </table:table-cell>
          <table:table-cell table:style-name="ce15" table:formula="of:=IF(OR(ISTEXT([$'Посещения + Долги'.F3]); [.$A32]=[.F$51]); 0; [$'Посещения + Долги'.F$25]*[$'Посещения + Долги'.F3])" office:value-type="string" office:string-value="0" calcext:value-type="string">
            <text:p>0</text:p>
          </table:table-cell>
          <table:table-cell table:style-name="ce17" table:formula="of:=IF(OR(ISTEXT([$'Посещения + Долги'.G3]); [.$A32]=[.G$51]); 0; [$'Посещения + Долги'.G$25]*[$'Посещения + Долги'.G3])" office:value-type="string" office:string-value="0" calcext:value-type="string">
            <text:p>0</text:p>
          </table:table-cell>
          <table:table-cell table:style-name="ce15" table:formula="of:=IF(OR(ISTEXT([$'Посещения + Долги'.H3]); [.$A32]=[.H$51]); 0; [$'Посещения + Долги'.H$25]*[$'Посещения + Долги'.H3])" office:value-type="string" office:string-value="0" calcext:value-type="string">
            <text:p>0</text:p>
          </table:table-cell>
          <table:table-cell table:style-name="ce17" table:formula="of:=IF(OR(ISTEXT([$'Посещения + Долги'.I3]); [.$A32]=[.I$51]); 0; [$'Посещения + Долги'.I$25]*[$'Посещения + Долги'.I3])" office:value-type="string" office:string-value="0" calcext:value-type="string">
            <text:p>0</text:p>
          </table:table-cell>
          <table:table-cell table:style-name="ce15" table:formula="of:=IF(OR(ISTEXT([$'Посещения + Долги'.J3]); [.$A32]=[.J$51]); 0; [$'Посещения + Долги'.J$25]*[$'Посещения + Долги'.J3])" office:value-type="string" office:string-value="56.25" calcext:value-type="string">
            <text:p>56.25</text:p>
          </table:table-cell>
          <table:table-cell table:style-name="ce17" table:formula="of:=IF(OR(ISTEXT([$'Посещения + Долги'.K3]); [.$A32]=[.K$51]); 0; [$'Посещения + Долги'.K$25]*[$'Посещения + Долги'.K3])" office:value-type="string" office:string-value="55.55555556" calcext:value-type="string">
            <text:p>55.55555556</text:p>
          </table:table-cell>
          <table:table-cell table:style-name="ce15" table:formula="of:=IF(OR(ISTEXT([$'Посещения + Долги'.L3]); [.$A32]=[.L$51]); 0; [$'Посещения + Долги'.L$25]*[$'Посещения + Долги'.L3])" office:value-type="string" office:string-value="0" calcext:value-type="string">
            <text:p>0</text:p>
          </table:table-cell>
          <table:table-cell table:style-name="ce17" table:formula="of:=IF(OR(ISTEXT([$'Посещения + Долги'.M3]); [.$A32]=[.M$51]); 0; [$'Посещения + Долги'.M$25]*[$'Посещения + Долги'.M3])" office:value-type="string" office:string-value="56.25" calcext:value-type="string">
            <text:p>56.25</text:p>
          </table:table-cell>
          <table:table-cell table:style-name="ce15" table:formula="of:=IF(OR(ISTEXT([$'Посещения + Долги'.N3]); [.$A32]=[.N$51]); 0; [$'Посещения + Долги'.N$25]*[$'Посещения + Долги'.N3])" office:value-type="string" office:string-value="0" calcext:value-type="string">
            <text:p>0</text:p>
          </table:table-cell>
          <table:table-cell table:style-name="ce17" table:formula="of:=IF(OR(ISTEXT([$'Посещения + Долги'.O3]); [.$A32]=[.O$51]); 0; [$'Посещения + Долги'.O$25]*[$'Посещения + Долги'.O3])" office:value-type="string" office:string-value="0" calcext:value-type="string">
            <text:p>0</text:p>
          </table:table-cell>
          <table:table-cell table:style-name="ce15" table:formula="of:=IF(OR(ISTEXT([$'Посещения + Долги'.P3]); [.$A32]=[.P$51]); 0; [$'Посещения + Долги'.P$25]*[$'Посещения + Долги'.P3])" office:value-type="string" office:string-value="50" calcext:value-type="string">
            <text:p>50</text:p>
          </table:table-cell>
          <table:table-cell table:style-name="ce17" table:formula="of:=IF(OR(ISTEXT([$'Посещения + Долги'.Q3]); [.$A32]=[.Q$51]); 0; [$'Посещения + Долги'.Q$25]*[$'Посещения + Долги'.Q3])" office:value-type="string" office:string-value="62.5" calcext:value-type="string">
            <text:p>62.5</text:p>
          </table:table-cell>
          <table:table-cell table:style-name="ce15" table:formula="of:=IF(OR(ISTEXT([$'Посещения + Долги'.R3]); [.$A32]=[.R$51]); 0; [$'Посещения + Долги'.R$25]*[$'Посещения + Долги'.R3])" office:value-type="string" office:string-value="56.25" calcext:value-type="string">
            <text:p>56.25</text:p>
          </table:table-cell>
          <table:table-cell table:style-name="ce17" table:formula="of:=IF(OR(ISTEXT([$'Посещения + Долги'.S3]); [.$A32]=[.S$51]); 0; [$'Посещения + Долги'.S$25]*[$'Посещения + Долги'.S3])" office:value-type="string" office:string-value="0" calcext:value-type="string">
            <text:p>0</text:p>
          </table:table-cell>
          <table:table-cell table:style-name="ce15" table:formula="of:=IF(OR(ISTEXT([$'Посещения + Долги'.T3]); [.$A32]=[.T$51]); 0; [$'Посещения + Долги'.T$25]*[$'Посещения + Долги'.T3])" office:value-type="string" office:string-value="0" calcext:value-type="string">
            <text:p>0</text:p>
          </table:table-cell>
          <table:table-cell table:style-name="ce17" table:formula="of:=IF(OR(ISTEXT([$'Посещения + Долги'.U3]); [.$A32]=[.U$51]); 0; [$'Посещения + Долги'.U$25]*[$'Посещения + Долги'.U3])" office:value-type="string" office:string-value="0" calcext:value-type="string">
            <text:p>0</text:p>
          </table:table-cell>
          <table:table-cell table:style-name="ce15" table:formula="of:=IF(OR(ISTEXT([$'Посещения + Долги'.V3]); [.$A32]=[.V$51]); 0; [$'Посещения + Долги'.V$25]*[$'Посещения + Долги'.V3])" office:value-type="string" office:string-value="0" calcext:value-type="string">
            <text:p>0</text:p>
          </table:table-cell>
          <table:table-cell table:style-name="ce17" table:formula="of:=IF(OR(ISTEXT([$'Посещения + Долги'.W3]); [.$A32]=[.W$51]); 0; [$'Посещения + Долги'.W$25]*[$'Посещения + Долги'.W3])" office:value-type="string" office:string-value="0" calcext:value-type="string">
            <text:p>0</text:p>
          </table:table-cell>
          <table:table-cell table:style-name="ce15" table:formula="of:=IF(OR(ISTEXT([$'Посещения + Долги'.X3]); [.$A32]=[.X$51]); 0; [$'Посещения + Долги'.X$25]*[$'Посещения + Долги'.X3])" office:value-type="string" office:string-value="0" calcext:value-type="string">
            <text:p>0</text:p>
          </table:table-cell>
          <table:table-cell table:style-name="ce17" table:formula="of:=IF(OR(ISTEXT([$'Посещения + Долги'.Y3]); [.$A32]=[.Y$51]); 0; [$'Посещения + Долги'.Y$25]*[$'Посещения + Долги'.Y3])" office:value-type="string" office:string-value="37.5" calcext:value-type="string">
            <text:p>37.5</text:p>
          </table:table-cell>
          <table:table-cell table:style-name="ce15" table:formula="of:=IF(OR(ISTEXT([$'Посещения + Долги'.Z3]); [.$A32]=[.Z$51]); 0; [$'Посещения + Долги'.Z$25]*[$'Посещения + Долги'.Z3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3]); [.$A32]=[.AA$51]); 0; [$'Посещения + Долги'.AA$25]*[$'Посещения + Долги'.AA3])" office:value-type="string" office:string-value="37.5" calcext:value-type="string">
            <text:p>37.5</text:p>
          </table:table-cell>
          <table:table-cell table:style-name="ce15" table:formula="of:=IF(OR(ISTEXT([$'Посещения + Долги'.AB3]); [.$A32]=[.AB$51]); 0; [$'Посещения + Долги'.AB$25]*[$'Посещения + Долги'.AB3])" office:value-type="string" office:string-value="50" calcext:value-type="string">
            <text:p>50</text:p>
          </table:table-cell>
          <table:table-cell table:style-name="ce17" table:formula="of:=IF(OR(ISTEXT([$'Посещения + Долги'.AC3]); [.$A32]=[.AC$51]); 0; [$'Посещения + Долги'.AC$25]*[$'Посещения + Долги'.AC3])" office:value-type="string" office:string-value="56.25" calcext:value-type="string">
            <text:p>56.25</text:p>
          </table:table-cell>
          <table:table-cell table:style-name="ce15" table:formula="of:=IF(OR(ISTEXT([$'Посещения + Долги'.AD3]); [.$A32]=[.AD$51]); 0; [$'Посещения + Долги'.AD$25]*[$'Посещения + Долги'.AD3])" office:value-type="string" office:string-value="50" calcext:value-type="string">
            <text:p>50</text:p>
          </table:table-cell>
          <table:table-cell table:style-name="ce17" table:formula="of:=IF(OR(ISTEXT([$'Посещения + Долги'.AE3]); [.$A32]=[.AE$51]); 0; [$'Посещения + Долги'.AE$25]*[$'Посещения + Долги'.AE3])" office:value-type="string" office:string-value="50" calcext:value-type="string">
            <text:p>50</text:p>
          </table:table-cell>
          <table:table-cell table:style-name="ce15" table:formula="of:=IF(OR(ISTEXT([$'Посещения + Долги'.AF3]); [.$A32]=[.AF$51]); 0; [$'Посещения + Долги'.AF$25]*[$'Посещения + Долги'.AF3])" office:value-type="string" office:string-value="50" calcext:value-type="string">
            <text:p>50</text:p>
          </table:table-cell>
          <table:table-cell table:style-name="ce17" table:formula="of:=IF(OR(ISTEXT([$'Посещения + Долги'.AG3]); [.$A32]=[.AG$51]); 0; [$'Посещения + Долги'.AG$25]*[$'Посещения + Долги'.AG3])" office:value-type="string" office:string-value="50" calcext:value-type="string">
            <text:p>50</text:p>
          </table:table-cell>
          <table:table-cell table:style-name="ce15" table:formula="of:=IF(OR(ISTEXT([$'Посещения + Долги'.AH3]); [.$A32]=[.AH$51]); 0; [$'Посещения + Долги'.AH$25]*[$'Посещения + Долги'.AH3])" office:value-type="string" office:string-value="0" calcext:value-type="string">
            <text:p>0</text:p>
          </table:table-cell>
          <table:table-cell table:style-name="ce17" table:formula="of:=IF(OR(ISTEXT([$'Посещения + Долги'.AI3]); [.$A32]=[.AI$51]); 0; [$'Посещения + Долги'.AI$25]*[$'Посещения + Долги'.AI3])" office:value-type="string" office:string-value="0" calcext:value-type="string">
            <text:p>0</text:p>
          </table:table-cell>
          <table:table-cell table:style-name="ce15" table:formula="of:=IF(OR(ISTEXT([$'Посещения + Долги'.AJ3]); [.$A32]=[.AJ$51]); 0; [$'Посещения + Долги'.AJ$25]*[$'Посещения + Долги'.AJ3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AK3]); [.$A32]=[.AK$51]); 0; [$'Посещения + Долги'.AK$25]*[$'Посещения + Долги'.AK3])" office:value-type="string" office:string-value="0" calcext:value-type="string">
            <text:p>0</text:p>
          </table:table-cell>
          <table:table-cell table:style-name="ce15" table:formula="of:=IF(OR(ISTEXT([$'Посещения + Долги'.AL3]); [.$A32]=[.AL$51]); 0; [$'Посещения + Долги'.AL$25]*[$'Посещения + Долги'.AL3])" office:value-type="string" office:string-value="0" calcext:value-type="string">
            <text:p>0</text:p>
          </table:table-cell>
          <table:table-cell table:style-name="ce17" table:formula="of:=IF(OR(ISTEXT([$'Посещения + Долги'.AM3]); [.$A32]=[.AM$51]); 0; [$'Посещения + Долги'.AM$25]*[$'Посещения + Долги'.AM3])" office:value-type="string" office:string-value="0" calcext:value-type="string">
            <text:p>0</text:p>
          </table:table-cell>
          <table:table-cell table:style-name="ce15" table:formula="of:=IF(OR(ISTEXT([$'Посещения + Долги'.AN3]); [.$A32]=[.AN$51]); 0; [$'Посещения + Долги'.AN$25]*[$'Посещения + Долги'.AN3])" office:value-type="string" office:string-value="0" calcext:value-type="string">
            <text:p>0</text:p>
          </table:table-cell>
          <table:table-cell table:style-name="ce17" table:formula="of:=IF(OR(ISTEXT([$'Посещения + Долги'.AO3]); [.$A32]=[.AO$51]); 0; [$'Посещения + Долги'.AO$25]*[$'Посещения + Долги'.AO3])" office:value-type="string" office:string-value="0" calcext:value-type="string">
            <text:p>0</text:p>
          </table:table-cell>
          <table:table-cell table:style-name="ce15" table:formula="of:=IF(OR(ISTEXT([$'Посещения + Долги'.AP3]); [.$A32]=[.AP$51]); 0; [$'Посещения + Долги'.AP$25]*[$'Посещения + Долги'.AP3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AQ3]); [.$A32]=[.AQ$51]); 0; [$'Посещения + Долги'.AQ$25]*[$'Посещения + Долги'.AQ3])" office:value-type="string" office:string-value="75" calcext:value-type="string">
            <text:p>75</text:p>
          </table:table-cell>
          <table:table-cell table:style-name="ce15" table:formula="of:=IF(OR(ISTEXT([$'Посещения + Долги'.AR3]); [.$A32]=[.AR$51]); 0; [$'Посещения + Долги'.AR$25]*[$'Посещения + Долги'.AR3])" office:value-type="string" office:string-value="0" calcext:value-type="string">
            <text:p>0</text:p>
          </table:table-cell>
          <table:table-cell table:style-name="ce17" table:formula="of:=IF(OR(ISTEXT([$'Посещения + Долги'.AS3]); [.$A32]=[.AS$51]); 0; [$'Посещения + Долги'.AS$25]*[$'Посещения + Долги'.AS3])" office:value-type="string" office:string-value="0" calcext:value-type="string">
            <text:p>0</text:p>
          </table:table-cell>
          <table:table-cell table:style-name="ce17" table:formula="of:=IF(OR(ISTEXT([$'Посещения + Долги'.AT3]); [.$A32]=[.AT$51]); 0; [$'Посещения + Долги'.AT$25]*[$'Посещения + Долги'.AT3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AU3]); [.$A32]=[.AU$51]); 0; [$'Посещения + Долги'.AU$25]*[$'Посещения + Долги'.AU3])" office:value-type="string" office:string-value="0" calcext:value-type="string">
            <text:p>0</text:p>
          </table:table-cell>
          <table:table-cell table:style-name="ce17" table:formula="of:=IF(OR(ISTEXT([$'Посещения + Долги'.AV3]); [.$A32]=[.AV$51]); 0; [$'Посещения + Долги'.AV$25]*[$'Посещения + Долги'.AV3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AW3]); [.$A32]=[.AW$51]); 0; [$'Посещения + Долги'.AW$25]*[$'Посещения + Долги'.AW3])" office:value-type="string" office:string-value="0" calcext:value-type="string">
            <text:p>0</text:p>
          </table:table-cell>
          <table:table-cell table:style-name="ce17" table:formula="of:=IF(OR(ISTEXT([$'Посещения + Долги'.AX3]); [.$A32]=[.AX$51]); 0; [$'Посещения + Долги'.AX$25]*[$'Посещения + Долги'.AX3])" office:value-type="string" office:string-value="0" calcext:value-type="string">
            <text:p>0</text:p>
          </table:table-cell>
          <table:table-cell table:style-name="ce17" table:formula="of:=IF(OR(ISTEXT([$'Посещения + Долги'.AY3]); [.$A32]=[.AY$51]); 0; [$'Посещения + Долги'.AY$25]*[$'Посещения + Долги'.AY3])" office:value-type="string" office:string-value="0" calcext:value-type="string">
            <text:p>0</text:p>
          </table:table-cell>
          <table:table-cell table:style-name="ce17" table:formula="of:=IF(OR(ISTEXT([$'Посещения + Долги'.AZ3]); [.$A32]=[.AZ$51]); 0; [$'Посещения + Долги'.AZ$25]*[$'Посещения + Долги'.AZ3])" office:value-type="string" office:string-value="0" calcext:value-type="string">
            <text:p>0</text:p>
          </table:table-cell>
          <table:table-cell table:style-name="ce17" table:formula="of:=IF(OR(ISTEXT([$'Посещения + Долги'.BA3]); [.$A32]=[.BA$51]); 0; [$'Посещения + Долги'.BA$25]*[$'Посещения + Долги'.BA3])" office:value-type="string" office:string-value="0" calcext:value-type="string">
            <text:p>0</text:p>
          </table:table-cell>
          <table:table-cell table:style-name="ce17" table:formula="of:=IF(OR(ISTEXT([$'Посещения + Долги'.BB3]); [.$A32]=[.BB$51]); 0; [$'Посещения + Долги'.BB$25]*[$'Посещения + Долги'.BB3])" office:value-type="string" office:string-value="0" calcext:value-type="string">
            <text:p>0</text:p>
          </table:table-cell>
          <table:table-cell table:style-name="ce17" table:formula="of:=IF(OR(ISTEXT([$'Посещения + Долги'.BC3]); [.$A32]=[.BC$51]); 0; [$'Посещения + Долги'.BC$25]*[$'Посещения + Долги'.BC3])" office:value-type="string" office:string-value="0" calcext:value-type="string">
            <text:p>0</text:p>
          </table:table-cell>
          <table:table-cell table:style-name="ce17" table:formula="of:=IF(OR(ISTEXT([$'Посещения + Долги'.BD3]); [.$A32]=[.BD$51]); 0; [$'Посещения + Долги'.BD$25]*[$'Посещения + Долги'.BD3])" office:value-type="string" office:string-value="0" calcext:value-type="string">
            <text:p>0</text:p>
          </table:table-cell>
          <table:table-cell table:style-name="ce17" table:formula="of:=IF(OR(ISTEXT([$'Посещения + Долги'.BE3]); [.$A32]=[.BE$51]); 0; [$'Посещения + Долги'.BE$25]*[$'Посещения + Долги'.BE3])" office:value-type="string" office:string-value="0" calcext:value-type="string">
            <text:p>0</text:p>
          </table:table-cell>
          <table:table-cell table:style-name="ce17" table:formula="of:=IF(OR(ISTEXT([$'Посещения + Долги'.BF3]); [.$A32]=[.BF$51]); 0; [$'Посещения + Долги'.BF$25]*[$'Посещения + Долги'.BF3])" office:value-type="string" office:string-value="0" calcext:value-type="string">
            <text:p>0</text:p>
          </table:table-cell>
          <table:table-cell table:style-name="ce17" table:formula="of:=IF(OR(ISTEXT([$'Посещения + Долги'.BG3]); [.$A32]=[.BG$51]); 0; [$'Посещения + Долги'.BG$25]*[$'Посещения + Долги'.BG3])" office:value-type="string" office:string-value="0" calcext:value-type="string">
            <text:p>0</text:p>
          </table:table-cell>
          <table:table-cell table:style-name="ce17" table:formula="of:=IF(OR(ISTEXT([$'Посещения + Долги'.BH3]); [.$A32]=[.BH$51]); 0; [$'Посещения + Долги'.BH$25]*[$'Посещения + Долги'.BH3])" office:value-type="string" office:string-value="0" calcext:value-type="string">
            <text:p>0</text:p>
          </table:table-cell>
          <table:table-cell table:style-name="ce17" table:formula="of:=IF(OR(ISTEXT([$'Посещения + Долги'.BI3]); [.$A32]=[.BI$51]); 0; [$'Посещения + Долги'.BI$25]*[$'Посещения + Долги'.BI3])" office:value-type="string" office:string-value="0" calcext:value-type="string">
            <text:p>0</text:p>
          </table:table-cell>
          <table:table-cell table:style-name="ce17" table:formula="of:=IF(OR(ISTEXT([$'Посещения + Долги'.BJ3]); [.$A32]=[.BJ$51]); 0; [$'Посещения + Долги'.BJ$25]*[$'Посещения + Долги'.BJ3])" office:value-type="string" office:string-value="0" calcext:value-type="string">
            <text:p>0</text:p>
          </table:table-cell>
          <table:table-cell table:style-name="ce17" table:formula="of:=IF(OR(ISTEXT([$'Посещения + Долги'.BK3]); [.$A32]=[.BK$51]); 0; [$'Посещения + Долги'.BK$25]*[$'Посещения + Долги'.BK3])" office:value-type="string" office:string-value="0" calcext:value-type="string">
            <text:p>0</text:p>
          </table:table-cell>
          <table:table-cell table:style-name="ce17" table:formula="of:=IF(OR(ISTEXT([$'Посещения + Долги'.BL3]); [.$A32]=[.BL$51]); 0; [$'Посещения + Долги'.BL$25]*[$'Посещения + Долги'.BL3])" office:value-type="string" office:string-value="0" calcext:value-type="string">
            <text:p>0</text:p>
          </table:table-cell>
          <table:table-cell table:style-name="ce17" table:formula="of:=IF(OR(ISTEXT([$'Посещения + Долги'.BM3]); [.$A32]=[.BM$51]); 0; [$'Посещения + Долги'.BM$25]*[$'Посещения + Долги'.BM3])" office:value-type="string" office:string-value="0" calcext:value-type="string">
            <text:p>0</text:p>
          </table:table-cell>
          <table:table-cell table:style-name="ce17" table:formula="of:=IF(OR(ISTEXT([$'Посещения + Долги'.BN3]); [.$A32]=[.BN$51]); 0; [$'Посещения + Долги'.BN$25]*[$'Посещения + Долги'.BN3])" office:value-type="string" office:string-value="0" calcext:value-type="string">
            <text:p>0</text:p>
          </table:table-cell>
          <table:table-cell table:style-name="ce17" table:formula="of:=IF(OR(ISTEXT([$'Посещения + Долги'.BO3]); [.$A32]=[.BO$51]); 0; [$'Посещения + Долги'.BO$25]*[$'Посещения + Долги'.BO3])" office:value-type="string" office:string-value="0" calcext:value-type="string">
            <text:p>0</text:p>
          </table:table-cell>
          <table:table-cell table:style-name="ce17" table:formula="of:=IF(OR(ISTEXT([$'Посещения + Долги'.BP3]); [.$A32]=[.BP$51]); 0; [$'Посещения + Долги'.BP$25]*[$'Посещения + Долги'.BP3])" office:value-type="string" office:string-value="0" calcext:value-type="string">
            <text:p>0</text:p>
          </table:table-cell>
          <table:table-cell table:style-name="ce17" table:formula="of:=IF(OR(ISTEXT([$'Посещения + Долги'.BQ3]); [.$A32]=[.BQ$51]); 0; [$'Посещения + Долги'.BQ$25]*[$'Посещения + Долги'.BQ3])" office:value-type="string" office:string-value="0" calcext:value-type="string">
            <text:p>0</text:p>
          </table:table-cell>
          <table:table-cell table:style-name="ce17" table:formula="of:=IF(OR(ISTEXT([$'Посещения + Долги'.BR3]); [.$A32]=[.BR$51]); 0; [$'Посещения + Долги'.BR$25]*[$'Посещения + Долги'.BR3])" office:value-type="string" office:string-value="0" calcext:value-type="string">
            <text:p>0</text:p>
          </table:table-cell>
          <table:table-cell table:style-name="ce17" table:formula="of:=IF(OR(ISTEXT([$'Посещения + Долги'.BS3]); [.$A32]=[.BS$51]); 0; [$'Посещения + Долги'.BS$25]*[$'Посещения + Долги'.BS3])" office:value-type="string" office:string-value="0" calcext:value-type="string">
            <text:p>0</text:p>
          </table:table-cell>
          <table:table-cell table:style-name="ce17" table:formula="of:=IF(OR(ISTEXT([$'Посещения + Долги'.BT3]); [.$A32]=[.BT$51]); 0; [$'Посещения + Долги'.BT$25]*[$'Посещения + Долги'.BT3])" office:value-type="string" office:string-value="0" calcext:value-type="string">
            <text:p>0</text:p>
          </table:table-cell>
          <table:table-cell table:style-name="ce17" table:formula="of:=IF(OR(ISTEXT([$'Посещения + Долги'.BU3]); [.$A32]=[.BU$51]); 0; [$'Посещения + Долги'.BU$25]*[$'Посещения + Долги'.BU3])" office:value-type="string" office:string-value="0" calcext:value-type="string">
            <text:p>0</text:p>
          </table:table-cell>
          <table:table-cell table:style-name="ce17" table:formula="of:=IF(OR(ISTEXT([$'Посещения + Долги'.BV3]); [.$A32]=[.BV$51]); 0; [$'Посещения + Долги'.BV$25]*[$'Посещения + Долги'.BV3])" office:value-type="string" office:string-value="0" calcext:value-type="string">
            <text:p>0</text:p>
          </table:table-cell>
          <table:table-cell table:style-name="ce17" table:formula="of:=IF(OR(ISTEXT([$'Посещения + Долги'.BW3]); [.$A32]=[.BW$51]); 0; [$'Посещения + Долги'.BW$25]*[$'Посещения + Долги'.BW3])" office:value-type="string" office:string-value="0" calcext:value-type="string">
            <text:p>0</text:p>
          </table:table-cell>
          <table:table-cell table:style-name="ce17" table:formula="of:=IF(OR(ISTEXT([$'Посещения + Долги'.BX3]); [.$A32]=[.BX$51]); 0; [$'Посещения + Долги'.BX$25]*[$'Посещения + Долги'.BX3])" office:value-type="string" office:string-value="0" calcext:value-type="string">
            <text:p>0</text:p>
          </table:table-cell>
          <table:table-cell table:style-name="ce17" table:formula="of:=IF(OR(ISTEXT([$'Посещения + Долги'.BY3]); [.$A32]=[.BY$51]); 0; [$'Посещения + Долги'.BY$25]*[$'Посещения + Долги'.BY3])" office:value-type="string" office:string-value="0" calcext:value-type="string">
            <text:p>0</text:p>
          </table:table-cell>
          <table:table-cell table:style-name="ce17" table:formula="of:=IF(OR(ISTEXT([$'Посещения + Долги'.BZ3]); [.$A32]=[.BZ$51]); 0; [$'Посещения + Долги'.BZ$25]*[$'Посещения + Долги'.BZ3])" office:value-type="string" office:string-value="0" calcext:value-type="string">
            <text:p>0</text:p>
          </table:table-cell>
          <table:table-cell table:style-name="ce17" table:formula="of:=IF(OR(ISTEXT([$'Посещения + Долги'.CA3]); [.$A32]=[.CA$51]); 0; [$'Посещения + Долги'.CA$25]*[$'Посещения + Долги'.CA3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Дорохин</text:p>
          </table:table-cell>
          <table:table-cell table:style-name="ce15" table:formula="of:=IF(OR(ISTEXT([$'Посещения + Долги'.B4]); [.$A33]=[.B$51]); 0; [$'Посещения + Долги'.B$25]*[$'Посещения + Долги'.B4])" office:value-type="string" office:string-value="0" calcext:value-type="string">
            <text:p>0</text:p>
          </table:table-cell>
          <table:table-cell table:style-name="ce17" table:formula="of:=IF(OR(ISTEXT([$'Посещения + Долги'.C4]); [.$A33]=[.C$51]); 0; [$'Посещения + Долги'.C$25]*[$'Посещения + Долги'.C4])" office:value-type="string" office:string-value="0" calcext:value-type="string">
            <text:p>0</text:p>
          </table:table-cell>
          <table:table-cell table:style-name="ce15" table:formula="of:=IF(OR(ISTEXT([$'Посещения + Долги'.D4]); [.$A33]=[.D$51]); 0; [$'Посещения + Долги'.D$25]*[$'Посещения + Долги'.D4])" office:value-type="string" office:string-value="0" calcext:value-type="string">
            <text:p>0</text:p>
          </table:table-cell>
          <table:table-cell table:style-name="ce17" table:formula="of:=IF(OR(ISTEXT([$'Посещения + Долги'.E4]); [.$A33]=[.E$51]); 0; [$'Посещения + Долги'.E$25]*[$'Посещения + Долги'.E4])" office:value-type="string" office:string-value="0" calcext:value-type="string">
            <text:p>0</text:p>
          </table:table-cell>
          <table:table-cell table:style-name="ce15" table:formula="of:=IF(OR(ISTEXT([$'Посещения + Долги'.F4]); [.$A33]=[.F$51]); 0; [$'Посещения + Долги'.F$25]*[$'Посещения + Долги'.F4])" office:value-type="string" office:string-value="0" calcext:value-type="string">
            <text:p>0</text:p>
          </table:table-cell>
          <table:table-cell table:style-name="ce17" table:formula="of:=IF(OR(ISTEXT([$'Посещения + Долги'.G4]); [.$A33]=[.G$51]); 0; [$'Посещения + Долги'.G$25]*[$'Посещения + Долги'.G4])" office:value-type="string" office:string-value="0" calcext:value-type="string">
            <text:p>0</text:p>
          </table:table-cell>
          <table:table-cell table:style-name="ce15" table:formula="of:=IF(OR(ISTEXT([$'Посещения + Долги'.H4]); [.$A33]=[.H$51]); 0; [$'Посещения + Долги'.H$25]*[$'Посещения + Долги'.H4])" office:value-type="string" office:string-value="0" calcext:value-type="string">
            <text:p>0</text:p>
          </table:table-cell>
          <table:table-cell table:style-name="ce17" table:formula="of:=IF(OR(ISTEXT([$'Посещения + Долги'.I4]); [.$A33]=[.I$51]); 0; [$'Посещения + Долги'.I$25]*[$'Посещения + Долги'.I4])" office:value-type="string" office:string-value="0" calcext:value-type="string">
            <text:p>0</text:p>
          </table:table-cell>
          <table:table-cell table:style-name="ce15" table:formula="of:=IF(OR(ISTEXT([$'Посещения + Долги'.J4]); [.$A33]=[.J$51]); 0; [$'Посещения + Долги'.J$25]*[$'Посещения + Долги'.J4])" office:value-type="string" office:string-value="0" calcext:value-type="string">
            <text:p>0</text:p>
          </table:table-cell>
          <table:table-cell table:style-name="ce17" table:formula="of:=IF(OR(ISTEXT([$'Посещения + Долги'.K4]); [.$A33]=[.K$51]); 0; [$'Посещения + Долги'.K$25]*[$'Посещения + Долги'.K4])" office:value-type="string" office:string-value="0" calcext:value-type="string">
            <text:p>0</text:p>
          </table:table-cell>
          <table:table-cell table:style-name="ce15" table:formula="of:=IF(OR(ISTEXT([$'Посещения + Долги'.L4]); [.$A33]=[.L$51]); 0; [$'Посещения + Долги'.L$25]*[$'Посещения + Долги'.L4])" office:value-type="string" office:string-value="0" calcext:value-type="string">
            <text:p>0</text:p>
          </table:table-cell>
          <table:table-cell table:style-name="ce17" table:formula="of:=IF(OR(ISTEXT([$'Посещения + Долги'.M4]); [.$A33]=[.M$51]); 0; [$'Посещения + Долги'.M$25]*[$'Посещения + Долги'.M4])" office:value-type="string" office:string-value="0" calcext:value-type="string">
            <text:p>0</text:p>
          </table:table-cell>
          <table:table-cell table:style-name="ce15" table:formula="of:=IF(OR(ISTEXT([$'Посещения + Долги'.N4]); [.$A33]=[.N$51]); 0; [$'Посещения + Долги'.N$25]*[$'Посещения + Долги'.N4])" office:value-type="string" office:string-value="0" calcext:value-type="string">
            <text:p>0</text:p>
          </table:table-cell>
          <table:table-cell table:style-name="ce17" table:formula="of:=IF(OR(ISTEXT([$'Посещения + Долги'.O4]); [.$A33]=[.O$51]); 0; [$'Посещения + Долги'.O$25]*[$'Посещения + Долги'.O4])" office:value-type="string" office:string-value="0" calcext:value-type="string">
            <text:p>0</text:p>
          </table:table-cell>
          <table:table-cell table:style-name="ce15" table:formula="of:=IF(OR(ISTEXT([$'Посещения + Долги'.P4]); [.$A33]=[.P$51]); 0; [$'Посещения + Долги'.P$25]*[$'Посещения + Долги'.P4])" office:value-type="string" office:string-value="0" calcext:value-type="string">
            <text:p>0</text:p>
          </table:table-cell>
          <table:table-cell table:style-name="ce17" table:formula="of:=IF(OR(ISTEXT([$'Посещения + Долги'.Q4]); [.$A33]=[.Q$51]); 0; [$'Посещения + Долги'.Q$25]*[$'Посещения + Долги'.Q4])" office:value-type="string" office:string-value="0" calcext:value-type="string">
            <text:p>0</text:p>
          </table:table-cell>
          <table:table-cell table:style-name="ce15" table:formula="of:=IF(OR(ISTEXT([$'Посещения + Долги'.R4]); [.$A33]=[.R$51]); 0; [$'Посещения + Долги'.R$25]*[$'Посещения + Долги'.R4])" office:value-type="string" office:string-value="0" calcext:value-type="string">
            <text:p>0</text:p>
          </table:table-cell>
          <table:table-cell table:style-name="ce17" table:formula="of:=IF(OR(ISTEXT([$'Посещения + Долги'.S4]); [.$A33]=[.S$51]); 0; [$'Посещения + Долги'.S$25]*[$'Посещения + Долги'.S4])" office:value-type="string" office:string-value="0" calcext:value-type="string">
            <text:p>0</text:p>
          </table:table-cell>
          <table:table-cell table:style-name="ce15" table:formula="of:=IF(OR(ISTEXT([$'Посещения + Долги'.T4]); [.$A33]=[.T$51]); 0; [$'Посещения + Долги'.T$25]*[$'Посещения + Долги'.T4])" office:value-type="string" office:string-value="0" calcext:value-type="string">
            <text:p>0</text:p>
          </table:table-cell>
          <table:table-cell table:style-name="ce17" table:formula="of:=IF(OR(ISTEXT([$'Посещения + Долги'.U4]); [.$A33]=[.U$51]); 0; [$'Посещения + Долги'.U$25]*[$'Посещения + Долги'.U4])" office:value-type="string" office:string-value="0" calcext:value-type="string">
            <text:p>0</text:p>
          </table:table-cell>
          <table:table-cell table:style-name="ce15" table:formula="of:=IF(OR(ISTEXT([$'Посещения + Долги'.V4]); [.$A33]=[.V$51]); 0; [$'Посещения + Долги'.V$25]*[$'Посещения + Долги'.V4])" office:value-type="string" office:string-value="0" calcext:value-type="string">
            <text:p>0</text:p>
          </table:table-cell>
          <table:table-cell table:style-name="ce17" table:formula="of:=IF(OR(ISTEXT([$'Посещения + Долги'.W4]); [.$A33]=[.W$51]); 0; [$'Посещения + Долги'.W$25]*[$'Посещения + Долги'.W4])" office:value-type="string" office:string-value="0" calcext:value-type="string">
            <text:p>0</text:p>
          </table:table-cell>
          <table:table-cell table:style-name="ce15" table:formula="of:=IF(OR(ISTEXT([$'Посещения + Долги'.X4]); [.$A33]=[.X$51]); 0; [$'Посещения + Долги'.X$25]*[$'Посещения + Долги'.X4])" office:value-type="string" office:string-value="0" calcext:value-type="string">
            <text:p>0</text:p>
          </table:table-cell>
          <table:table-cell table:style-name="ce17" table:formula="of:=IF(OR(ISTEXT([$'Посещения + Долги'.Y4]); [.$A33]=[.Y$51]); 0; [$'Посещения + Долги'.Y$25]*[$'Посещения + Долги'.Y4])" office:value-type="string" office:string-value="0" calcext:value-type="string">
            <text:p>0</text:p>
          </table:table-cell>
          <table:table-cell table:style-name="ce15" table:formula="of:=IF(OR(ISTEXT([$'Посещения + Долги'.Z4]); [.$A33]=[.Z$51]); 0; [$'Посещения + Долги'.Z$25]*[$'Посещения + Долги'.Z4])" office:value-type="string" office:string-value="0" calcext:value-type="string">
            <text:p>0</text:p>
          </table:table-cell>
          <table:table-cell table:style-name="ce17" table:formula="of:=IF(OR(ISTEXT([$'Посещения + Долги'.AA4]); [.$A33]=[.AA$51]); 0; [$'Посещения + Долги'.AA$25]*[$'Посещения + Долги'.AA4])" office:value-type="string" office:string-value="0" calcext:value-type="string">
            <text:p>0</text:p>
          </table:table-cell>
          <table:table-cell table:style-name="ce15" table:formula="of:=IF(OR(ISTEXT([$'Посещения + Долги'.AB4]); [.$A33]=[.AB$51]); 0; [$'Посещения + Долги'.AB$25]*[$'Посещения + Долги'.AB4])" office:value-type="string" office:string-value="0" calcext:value-type="string">
            <text:p>0</text:p>
          </table:table-cell>
          <table:table-cell table:style-name="ce17" table:formula="of:=IF(OR(ISTEXT([$'Посещения + Долги'.AC4]); [.$A33]=[.AC$51]); 0; [$'Посещения + Долги'.AC$25]*[$'Посещения + Долги'.AC4])" office:value-type="string" office:string-value="0" calcext:value-type="string">
            <text:p>0</text:p>
          </table:table-cell>
          <table:table-cell table:style-name="ce15" table:formula="of:=IF(OR(ISTEXT([$'Посещения + Долги'.AD4]); [.$A33]=[.AD$51]); 0; [$'Посещения + Долги'.AD$25]*[$'Посещения + Долги'.AD4])" office:value-type="string" office:string-value="0" calcext:value-type="string">
            <text:p>0</text:p>
          </table:table-cell>
          <table:table-cell table:style-name="ce17" table:formula="of:=IF(OR(ISTEXT([$'Посещения + Долги'.AE4]); [.$A33]=[.AE$51]); 0; [$'Посещения + Долги'.AE$25]*[$'Посещения + Долги'.AE4])" office:value-type="string" office:string-value="0" calcext:value-type="string">
            <text:p>0</text:p>
          </table:table-cell>
          <table:table-cell table:style-name="ce15" table:formula="of:=IF(OR(ISTEXT([$'Посещения + Долги'.AF4]); [.$A33]=[.AF$51]); 0; [$'Посещения + Долги'.AF$25]*[$'Посещения + Долги'.AF4])" office:value-type="string" office:string-value="0" calcext:value-type="string">
            <text:p>0</text:p>
          </table:table-cell>
          <table:table-cell table:style-name="ce17" table:formula="of:=IF(OR(ISTEXT([$'Посещения + Долги'.AG4]); [.$A33]=[.AG$51]); 0; [$'Посещения + Долги'.AG$25]*[$'Посещения + Долги'.AG4])" office:value-type="string" office:string-value="0" calcext:value-type="string">
            <text:p>0</text:p>
          </table:table-cell>
          <table:table-cell table:style-name="ce15" table:formula="of:=IF(OR(ISTEXT([$'Посещения + Долги'.AH4]); [.$A33]=[.AH$51]); 0; [$'Посещения + Долги'.AH$25]*[$'Посещения + Долги'.AH4])" office:value-type="string" office:string-value="0" calcext:value-type="string">
            <text:p>0</text:p>
          </table:table-cell>
          <table:table-cell table:style-name="ce17" table:formula="of:=IF(OR(ISTEXT([$'Посещения + Долги'.AI4]); [.$A33]=[.AI$51]); 0; [$'Посещения + Долги'.AI$25]*[$'Посещения + Долги'.AI4])" office:value-type="string" office:string-value="0" calcext:value-type="string">
            <text:p>0</text:p>
          </table:table-cell>
          <table:table-cell table:style-name="ce15" table:formula="of:=IF(OR(ISTEXT([$'Посещения + Долги'.AJ4]); [.$A33]=[.AJ$51]); 0; [$'Посещения + Долги'.AJ$25]*[$'Посещения + Долги'.AJ4])" office:value-type="string" office:string-value="0" calcext:value-type="string">
            <text:p>0</text:p>
          </table:table-cell>
          <table:table-cell table:style-name="ce17" table:formula="of:=IF(OR(ISTEXT([$'Посещения + Долги'.AK4]); [.$A33]=[.AK$51]); 0; [$'Посещения + Долги'.AK$25]*[$'Посещения + Долги'.AK4])" office:value-type="string" office:string-value="0" calcext:value-type="string">
            <text:p>0</text:p>
          </table:table-cell>
          <table:table-cell table:style-name="ce15" table:formula="of:=IF(OR(ISTEXT([$'Посещения + Долги'.AL4]); [.$A33]=[.AL$51]); 0; [$'Посещения + Долги'.AL$25]*[$'Посещения + Долги'.AL4])" office:value-type="string" office:string-value="0" calcext:value-type="string">
            <text:p>0</text:p>
          </table:table-cell>
          <table:table-cell table:style-name="ce17" table:formula="of:=IF(OR(ISTEXT([$'Посещения + Долги'.AM4]); [.$A33]=[.AM$51]); 0; [$'Посещения + Долги'.AM$25]*[$'Посещения + Долги'.AM4])" office:value-type="string" office:string-value="0" calcext:value-type="string">
            <text:p>0</text:p>
          </table:table-cell>
          <table:table-cell table:style-name="ce15" table:formula="of:=IF(OR(ISTEXT([$'Посещения + Долги'.AN4]); [.$A33]=[.AN$51]); 0; [$'Посещения + Долги'.AN$25]*[$'Посещения + Долги'.AN4])" office:value-type="string" office:string-value="0" calcext:value-type="string">
            <text:p>0</text:p>
          </table:table-cell>
          <table:table-cell table:style-name="ce17" table:formula="of:=IF(OR(ISTEXT([$'Посещения + Долги'.AO4]); [.$A33]=[.AO$51]); 0; [$'Посещения + Долги'.AO$25]*[$'Посещения + Долги'.AO4])" office:value-type="string" office:string-value="0" calcext:value-type="string">
            <text:p>0</text:p>
          </table:table-cell>
          <table:table-cell table:style-name="ce15" table:formula="of:=IF(OR(ISTEXT([$'Посещения + Долги'.AP4]); [.$A33]=[.AP$51]); 0; [$'Посещения + Долги'.AP$25]*[$'Посещения + Долги'.AP4])" office:value-type="string" office:string-value="0" calcext:value-type="string">
            <text:p>0</text:p>
          </table:table-cell>
          <table:table-cell table:style-name="ce17" table:formula="of:=IF(OR(ISTEXT([$'Посещения + Долги'.AQ4]); [.$A33]=[.AQ$51]); 0; [$'Посещения + Долги'.AQ$25]*[$'Посещения + Долги'.AQ4])" office:value-type="string" office:string-value="0" calcext:value-type="string">
            <text:p>0</text:p>
          </table:table-cell>
          <table:table-cell table:style-name="ce15" table:formula="of:=IF(OR(ISTEXT([$'Посещения + Долги'.AR4]); [.$A33]=[.AR$51]); 0; [$'Посещения + Долги'.AR$25]*[$'Посещения + Долги'.AR4])" office:value-type="string" office:string-value="0" calcext:value-type="string">
            <text:p>0</text:p>
          </table:table-cell>
          <table:table-cell table:style-name="ce17" table:formula="of:=IF(OR(ISTEXT([$'Посещения + Долги'.AS4]); [.$A33]=[.AS$51]); 0; [$'Посещения + Долги'.AS$25]*[$'Посещения + Долги'.AS4])" office:value-type="string" office:string-value="0" calcext:value-type="string">
            <text:p>0</text:p>
          </table:table-cell>
          <table:table-cell table:style-name="ce17" table:formula="of:=IF(OR(ISTEXT([$'Посещения + Долги'.AT4]); [.$A33]=[.AT$51]); 0; [$'Посещения + Долги'.AT$25]*[$'Посещения + Долги'.AT4])" office:value-type="string" office:string-value="0" calcext:value-type="string">
            <text:p>0</text:p>
          </table:table-cell>
          <table:table-cell table:style-name="ce17" table:formula="of:=IF(OR(ISTEXT([$'Посещения + Долги'.AU4]); [.$A33]=[.AU$51]); 0; [$'Посещения + Долги'.AU$25]*[$'Посещения + Долги'.AU4])" office:value-type="string" office:string-value="0" calcext:value-type="string">
            <text:p>0</text:p>
          </table:table-cell>
          <table:table-cell table:style-name="ce17" table:formula="of:=IF(OR(ISTEXT([$'Посещения + Долги'.AV4]); [.$A33]=[.AV$51]); 0; [$'Посещения + Долги'.AV$25]*[$'Посещения + Долги'.AV4])" office:value-type="string" office:string-value="0" calcext:value-type="string">
            <text:p>0</text:p>
          </table:table-cell>
          <table:table-cell table:style-name="ce17" table:formula="of:=IF(OR(ISTEXT([$'Посещения + Долги'.AW4]); [.$A33]=[.AW$51]); 0; [$'Посещения + Долги'.AW$25]*[$'Посещения + Долги'.AW4])" office:value-type="string" office:string-value="0" calcext:value-type="string">
            <text:p>0</text:p>
          </table:table-cell>
          <table:table-cell table:style-name="ce17" table:formula="of:=IF(OR(ISTEXT([$'Посещения + Долги'.AX4]); [.$A33]=[.AX$51]); 0; [$'Посещения + Долги'.AX$25]*[$'Посещения + Долги'.AX4])" office:value-type="string" office:string-value="51.42857143" calcext:value-type="string">
            <text:p>51.42857143</text:p>
          </table:table-cell>
          <table:table-cell table:style-name="ce17" table:formula="of:=IF(OR(ISTEXT([$'Посещения + Долги'.AY4]); [.$A33]=[.AY$51]); 0; [$'Посещения + Долги'.AY$25]*[$'Посещения + Долги'.AY4])" office:value-type="string" office:string-value="0" calcext:value-type="string">
            <text:p>0</text:p>
          </table:table-cell>
          <table:table-cell table:style-name="ce17" table:formula="of:=IF(OR(ISTEXT([$'Посещения + Долги'.AZ4]); [.$A33]=[.AZ$51]); 0; [$'Посещения + Долги'.AZ$25]*[$'Посещения + Долги'.AZ4])" office:value-type="string" office:string-value="0" calcext:value-type="string">
            <text:p>0</text:p>
          </table:table-cell>
          <table:table-cell table:style-name="ce17" table:formula="of:=IF(OR(ISTEXT([$'Посещения + Долги'.BA4]); [.$A33]=[.BA$51]); 0; [$'Посещения + Долги'.BA$25]*[$'Посещения + Долги'.BA4])" office:value-type="string" office:string-value="0" calcext:value-type="string">
            <text:p>0</text:p>
          </table:table-cell>
          <table:table-cell table:style-name="ce17" table:formula="of:=IF(OR(ISTEXT([$'Посещения + Долги'.BB4]); [.$A33]=[.BB$51]); 0; [$'Посещения + Долги'.BB$25]*[$'Посещения + Долги'.BB4])" office:value-type="string" office:string-value="51.42857143" calcext:value-type="string">
            <text:p>51.42857143</text:p>
          </table:table-cell>
          <table:table-cell table:style-name="ce17" table:formula="of:=IF(OR(ISTEXT([$'Посещения + Долги'.BC4]); [.$A33]=[.BC$51]); 0; [$'Посещения + Долги'.BC$25]*[$'Посещения + Долги'.BC4])" office:value-type="string" office:string-value="0" calcext:value-type="string">
            <text:p>0</text:p>
          </table:table-cell>
          <table:table-cell table:style-name="ce17" table:formula="of:=IF(OR(ISTEXT([$'Посещения + Долги'.BD4]); [.$A33]=[.BD$51]); 0; [$'Посещения + Долги'.BD$25]*[$'Посещения + Долги'.BD4])" office:value-type="string" office:string-value="0" calcext:value-type="string">
            <text:p>0</text:p>
          </table:table-cell>
          <table:table-cell table:style-name="ce17" table:formula="of:=IF(OR(ISTEXT([$'Посещения + Долги'.BE4]); [.$A33]=[.BE$51]); 0; [$'Посещения + Долги'.BE$25]*[$'Посещения + Долги'.BE4])" office:value-type="string" office:string-value="0" calcext:value-type="string">
            <text:p>0</text:p>
          </table:table-cell>
          <table:table-cell table:style-name="ce17" table:formula="of:=IF(OR(ISTEXT([$'Посещения + Долги'.BF4]); [.$A33]=[.BF$51]); 0; [$'Посещения + Долги'.BF$25]*[$'Посещения + Долги'.BF4])" office:value-type="string" office:string-value="0" calcext:value-type="string">
            <text:p>0</text:p>
          </table:table-cell>
          <table:table-cell table:style-name="ce17" table:formula="of:=IF(OR(ISTEXT([$'Посещения + Долги'.BG4]); [.$A33]=[.BG$51]); 0; [$'Посещения + Долги'.BG$25]*[$'Посещения + Долги'.BG4])" office:value-type="string" office:string-value="0" calcext:value-type="string">
            <text:p>0</text:p>
          </table:table-cell>
          <table:table-cell table:style-name="ce17" table:formula="of:=IF(OR(ISTEXT([$'Посещения + Долги'.BH4]); [.$A33]=[.BH$51]); 0; [$'Посещения + Долги'.BH$25]*[$'Посещения + Долги'.BH4])" office:value-type="string" office:string-value="56.25" calcext:value-type="string">
            <text:p>56.25</text:p>
          </table:table-cell>
          <table:table-cell table:style-name="ce17" table:formula="of:=IF(OR(ISTEXT([$'Посещения + Долги'.BI4]); [.$A33]=[.BI$51]); 0; [$'Посещения + Долги'.BI$25]*[$'Посещения + Долги'.BI4])" office:value-type="string" office:string-value="0" calcext:value-type="string">
            <text:p>0</text:p>
          </table:table-cell>
          <table:table-cell table:style-name="ce17" table:formula="of:=IF(OR(ISTEXT([$'Посещения + Долги'.BJ4]); [.$A33]=[.BJ$51]); 0; [$'Посещения + Долги'.BJ$25]*[$'Посещения + Долги'.BJ4])" office:value-type="string" office:string-value="45" calcext:value-type="string">
            <text:p>45</text:p>
          </table:table-cell>
          <table:table-cell table:style-name="ce17" table:formula="of:=IF(OR(ISTEXT([$'Посещения + Долги'.BK4]); [.$A33]=[.BK$51]); 0; [$'Посещения + Долги'.BK$25]*[$'Посещения + Долги'.BK4])" office:value-type="string" office:string-value="45" calcext:value-type="string">
            <text:p>45</text:p>
          </table:table-cell>
          <table:table-cell table:style-name="ce17" table:formula="of:=IF(OR(ISTEXT([$'Посещения + Долги'.BL4]); [.$A33]=[.BL$51]); 0; [$'Посещения + Долги'.BL$25]*[$'Посещения + Долги'.BL4])" office:value-type="string" office:string-value="0" calcext:value-type="string">
            <text:p>0</text:p>
          </table:table-cell>
          <table:table-cell table:style-name="ce17" table:formula="of:=IF(OR(ISTEXT([$'Посещения + Долги'.BM4]); [.$A33]=[.BM$51]); 0; [$'Посещения + Долги'.BM$25]*[$'Посещения + Долги'.BM4])" office:value-type="string" office:string-value="0" calcext:value-type="string">
            <text:p>0</text:p>
          </table:table-cell>
          <table:table-cell table:style-name="ce17" table:formula="of:=IF(OR(ISTEXT([$'Посещения + Долги'.BN4]); [.$A33]=[.BN$51]); 0; [$'Посещения + Долги'.BN$25]*[$'Посещения + Долги'.BN4])" office:value-type="string" office:string-value="36" calcext:value-type="string">
            <text:p>36</text:p>
          </table:table-cell>
          <table:table-cell table:style-name="ce17" table:formula="of:=IF(OR(ISTEXT([$'Посещения + Долги'.BO4]); [.$A33]=[.BO$51]); 0; [$'Посещения + Долги'.BO$25]*[$'Посещения + Долги'.BO4])" office:value-type="string" office:string-value="36" calcext:value-type="string">
            <text:p>36</text:p>
          </table:table-cell>
          <table:table-cell table:style-name="ce17" table:formula="of:=IF(OR(ISTEXT([$'Посещения + Долги'.BP4]); [.$A33]=[.BP$51]); 0; [$'Посещения + Долги'.BP$25]*[$'Посещения + Долги'.BP4])" office:value-type="string" office:string-value="45" calcext:value-type="string">
            <text:p>45</text:p>
          </table:table-cell>
          <table:table-cell table:style-name="ce17" table:formula="of:=IF(OR(ISTEXT([$'Посещения + Долги'.BQ4]); [.$A33]=[.BQ$51]); 0; [$'Посещения + Долги'.BQ$25]*[$'Посещения + Долги'.BQ4])" office:value-type="string" office:string-value="0" calcext:value-type="string">
            <text:p>0</text:p>
          </table:table-cell>
          <table:table-cell table:style-name="ce17" table:formula="of:=IF(OR(ISTEXT([$'Посещения + Долги'.BR4]); [.$A33]=[.BR$51]); 0; [$'Посещения + Долги'.BR$25]*[$'Посещения + Долги'.BR4])" office:value-type="string" office:string-value="0" calcext:value-type="string">
            <text:p>0</text:p>
          </table:table-cell>
          <table:table-cell table:style-name="ce17" table:formula="of:=IF(OR(ISTEXT([$'Посещения + Долги'.BS4]); [.$A33]=[.BS$51]); 0; [$'Посещения + Долги'.BS$25]*[$'Посещения + Долги'.BS4])" office:value-type="string" office:string-value="0" calcext:value-type="string">
            <text:p>0</text:p>
          </table:table-cell>
          <table:table-cell table:style-name="ce17" table:formula="of:=IF(OR(ISTEXT([$'Посещения + Долги'.BT4]); [.$A33]=[.BT$51]); 0; [$'Посещения + Долги'.BT$25]*[$'Посещения + Долги'.BT4])" office:value-type="string" office:string-value="0" calcext:value-type="string">
            <text:p>0</text:p>
          </table:table-cell>
          <table:table-cell table:style-name="ce17" table:formula="of:=IF(OR(ISTEXT([$'Посещения + Долги'.BU4]); [.$A33]=[.BU$51]); 0; [$'Посещения + Долги'.BU$25]*[$'Посещения + Долги'.BU4])" office:value-type="string" office:string-value="0" calcext:value-type="string">
            <text:p>0</text:p>
          </table:table-cell>
          <table:table-cell table:style-name="ce17" table:formula="of:=IF(OR(ISTEXT([$'Посещения + Долги'.BV4]); [.$A33]=[.BV$51]); 0; [$'Посещения + Долги'.BV$25]*[$'Посещения + Долги'.BV4])" office:value-type="string" office:string-value="0" calcext:value-type="string">
            <text:p>0</text:p>
          </table:table-cell>
          <table:table-cell table:style-name="ce17" table:formula="of:=IF(OR(ISTEXT([$'Посещения + Долги'.BW4]); [.$A33]=[.BW$51]); 0; [$'Посещения + Долги'.BW$25]*[$'Посещения + Долги'.BW4])" office:value-type="string" office:string-value="0" calcext:value-type="string">
            <text:p>0</text:p>
          </table:table-cell>
          <table:table-cell table:style-name="ce17" table:formula="of:=IF(OR(ISTEXT([$'Посещения + Долги'.BX4]); [.$A33]=[.BX$51]); 0; [$'Посещения + Долги'.BX$25]*[$'Посещения + Долги'.BX4])" office:value-type="string" office:string-value="0" calcext:value-type="string">
            <text:p>0</text:p>
          </table:table-cell>
          <table:table-cell table:style-name="ce17" table:formula="of:=IF(OR(ISTEXT([$'Посещения + Долги'.BY4]); [.$A33]=[.BY$51]); 0; [$'Посещения + Долги'.BY$25]*[$'Посещения + Долги'.BY4])" office:value-type="string" office:string-value="0" calcext:value-type="string">
            <text:p>0</text:p>
          </table:table-cell>
          <table:table-cell table:style-name="ce17" table:formula="of:=IF(OR(ISTEXT([$'Посещения + Долги'.BZ4]); [.$A33]=[.BZ$51]); 0; [$'Посещения + Долги'.BZ$25]*[$'Посещения + Долги'.BZ4])" office:value-type="string" office:string-value="0" calcext:value-type="string">
            <text:p>0</text:p>
          </table:table-cell>
          <table:table-cell table:style-name="ce17" table:formula="of:=IF(OR(ISTEXT([$'Посещения + Долги'.CA4]); [.$A33]=[.CA$51]); 0; [$'Посещения + Долги'.CA$25]*[$'Посещения + Долги'.CA4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Захаров</text:p>
          </table:table-cell>
          <table:table-cell table:style-name="ce15" table:formula="of:=IF(OR(ISTEXT([$'Посещения + Долги'.B5]); [.$A34]=[.B$51]); 0; [$'Посещения + Долги'.B$25]*[$'Посещения + Долги'.B5])" office:value-type="string" office:string-value="0" calcext:value-type="string">
            <text:p>0</text:p>
          </table:table-cell>
          <table:table-cell table:style-name="ce17" table:formula="of:=IF(OR(ISTEXT([$'Посещения + Долги'.C5]); [.$A34]=[.C$51]); 0; [$'Посещения + Долги'.C$25]*[$'Посещения + Долги'.C5])" office:value-type="string" office:string-value="0" calcext:value-type="string">
            <text:p>0</text:p>
          </table:table-cell>
          <table:table-cell table:style-name="ce15" table:formula="of:=IF(OR(ISTEXT([$'Посещения + Долги'.D5]); [.$A34]=[.D$51]); 0; [$'Посещения + Долги'.D$25]*[$'Посещения + Долги'.D5])" office:value-type="string" office:string-value="0" calcext:value-type="string">
            <text:p>0</text:p>
          </table:table-cell>
          <table:table-cell table:style-name="ce17" table:formula="of:=IF(OR(ISTEXT([$'Посещения + Долги'.E5]); [.$A34]=[.E$51]); 0; [$'Посещения + Долги'.E$25]*[$'Посещения + Долги'.E5])" office:value-type="string" office:string-value="0" calcext:value-type="string">
            <text:p>0</text:p>
          </table:table-cell>
          <table:table-cell table:style-name="ce15" table:formula="of:=IF(OR(ISTEXT([$'Посещения + Долги'.F5]); [.$A34]=[.F$51]); 0; [$'Посещения + Долги'.F$25]*[$'Посещения + Долги'.F5])" office:value-type="string" office:string-value="0" calcext:value-type="string">
            <text:p>0</text:p>
          </table:table-cell>
          <table:table-cell table:style-name="ce17" table:formula="of:=IF(OR(ISTEXT([$'Посещения + Долги'.G5]); [.$A34]=[.G$51]); 0; [$'Посещения + Долги'.G$25]*[$'Посещения + Долги'.G5])" office:value-type="string" office:string-value="0" calcext:value-type="string">
            <text:p>0</text:p>
          </table:table-cell>
          <table:table-cell table:style-name="ce15" table:formula="of:=IF(OR(ISTEXT([$'Посещения + Долги'.H5]); [.$A34]=[.H$51]); 0; [$'Посещения + Долги'.H$25]*[$'Посещения + Долги'.H5])" office:value-type="string" office:string-value="0" calcext:value-type="string">
            <text:p>0</text:p>
          </table:table-cell>
          <table:table-cell table:style-name="ce17" table:formula="of:=IF(OR(ISTEXT([$'Посещения + Долги'.I5]); [.$A34]=[.I$51]); 0; [$'Посещения + Долги'.I$25]*[$'Посещения + Долги'.I5])" office:value-type="string" office:string-value="0" calcext:value-type="string">
            <text:p>0</text:p>
          </table:table-cell>
          <table:table-cell table:style-name="ce15" table:formula="of:=IF(OR(ISTEXT([$'Посещения + Долги'.J5]); [.$A34]=[.J$51]); 0; [$'Посещения + Долги'.J$25]*[$'Посещения + Долги'.J5])" office:value-type="string" office:string-value="0" calcext:value-type="string">
            <text:p>0</text:p>
          </table:table-cell>
          <table:table-cell table:style-name="ce17" table:formula="of:=IF(OR(ISTEXT([$'Посещения + Долги'.K5]); [.$A34]=[.K$51]); 0; [$'Посещения + Долги'.K$25]*[$'Посещения + Долги'.K5])" office:value-type="string" office:string-value="0" calcext:value-type="string">
            <text:p>0</text:p>
          </table:table-cell>
          <table:table-cell table:style-name="ce15" table:formula="of:=IF(OR(ISTEXT([$'Посещения + Долги'.L5]); [.$A34]=[.L$51]); 0; [$'Посещения + Долги'.L$25]*[$'Посещения + Долги'.L5])" office:value-type="string" office:string-value="0" calcext:value-type="string">
            <text:p>0</text:p>
          </table:table-cell>
          <table:table-cell table:style-name="ce17" table:formula="of:=IF(OR(ISTEXT([$'Посещения + Долги'.M5]); [.$A34]=[.M$51]); 0; [$'Посещения + Долги'.M$25]*[$'Посещения + Долги'.M5])" office:value-type="string" office:string-value="0" calcext:value-type="string">
            <text:p>0</text:p>
          </table:table-cell>
          <table:table-cell table:style-name="ce15" table:formula="of:=IF(OR(ISTEXT([$'Посещения + Долги'.N5]); [.$A34]=[.N$51]); 0; [$'Посещения + Долги'.N$25]*[$'Посещения + Долги'.N5])" office:value-type="string" office:string-value="0" calcext:value-type="string">
            <text:p>0</text:p>
          </table:table-cell>
          <table:table-cell table:style-name="ce17" table:formula="of:=IF(OR(ISTEXT([$'Посещения + Долги'.O5]); [.$A34]=[.O$51]); 0; [$'Посещения + Долги'.O$25]*[$'Посещения + Долги'.O5])" office:value-type="string" office:string-value="0" calcext:value-type="string">
            <text:p>0</text:p>
          </table:table-cell>
          <table:table-cell table:style-name="ce15" table:formula="of:=IF(OR(ISTEXT([$'Посещения + Долги'.P5]); [.$A34]=[.P$51]); 0; [$'Посещения + Долги'.P$25]*[$'Посещения + Долги'.P5])" office:value-type="string" office:string-value="0" calcext:value-type="string">
            <text:p>0</text:p>
          </table:table-cell>
          <table:table-cell table:style-name="ce17" table:formula="of:=IF(OR(ISTEXT([$'Посещения + Долги'.Q5]); [.$A34]=[.Q$51]); 0; [$'Посещения + Долги'.Q$25]*[$'Посещения + Долги'.Q5])" office:value-type="string" office:string-value="0" calcext:value-type="string">
            <text:p>0</text:p>
          </table:table-cell>
          <table:table-cell table:style-name="ce15" table:formula="of:=IF(OR(ISTEXT([$'Посещения + Долги'.R5]); [.$A34]=[.R$51]); 0; [$'Посещения + Долги'.R$25]*[$'Посещения + Долги'.R5])" office:value-type="string" office:string-value="0" calcext:value-type="string">
            <text:p>0</text:p>
          </table:table-cell>
          <table:table-cell table:style-name="ce17" table:formula="of:=IF(OR(ISTEXT([$'Посещения + Долги'.S5]); [.$A34]=[.S$51]); 0; [$'Посещения + Долги'.S$25]*[$'Посещения + Долги'.S5])" office:value-type="string" office:string-value="0" calcext:value-type="string">
            <text:p>0</text:p>
          </table:table-cell>
          <table:table-cell table:style-name="ce15" table:formula="of:=IF(OR(ISTEXT([$'Посещения + Долги'.T5]); [.$A34]=[.T$51]); 0; [$'Посещения + Долги'.T$25]*[$'Посещения + Долги'.T5])" office:value-type="string" office:string-value="0" calcext:value-type="string">
            <text:p>0</text:p>
          </table:table-cell>
          <table:table-cell table:style-name="ce17" table:formula="of:=IF(OR(ISTEXT([$'Посещения + Долги'.U5]); [.$A34]=[.U$51]); 0; [$'Посещения + Долги'.U$25]*[$'Посещения + Долги'.U5])" office:value-type="string" office:string-value="0" calcext:value-type="string">
            <text:p>0</text:p>
          </table:table-cell>
          <table:table-cell table:style-name="ce15" table:formula="of:=IF(OR(ISTEXT([$'Посещения + Долги'.V5]); [.$A34]=[.V$51]); 0; [$'Посещения + Долги'.V$25]*[$'Посещения + Долги'.V5])" office:value-type="string" office:string-value="0" calcext:value-type="string">
            <text:p>0</text:p>
          </table:table-cell>
          <table:table-cell table:style-name="ce17" table:formula="of:=IF(OR(ISTEXT([$'Посещения + Долги'.W5]); [.$A34]=[.W$51]); 0; [$'Посещения + Долги'.W$25]*[$'Посещения + Долги'.W5])" office:value-type="string" office:string-value="0" calcext:value-type="string">
            <text:p>0</text:p>
          </table:table-cell>
          <table:table-cell table:style-name="ce15" table:formula="of:=IF(OR(ISTEXT([$'Посещения + Долги'.X5]); [.$A34]=[.X$51]); 0; [$'Посещения + Долги'.X$25]*[$'Посещения + Долги'.X5])" office:value-type="string" office:string-value="0" calcext:value-type="string">
            <text:p>0</text:p>
          </table:table-cell>
          <table:table-cell table:style-name="ce17" table:formula="of:=IF(OR(ISTEXT([$'Посещения + Долги'.Y5]); [.$A34]=[.Y$51]); 0; [$'Посещения + Долги'.Y$25]*[$'Посещения + Долги'.Y5])" office:value-type="string" office:string-value="0" calcext:value-type="string">
            <text:p>0</text:p>
          </table:table-cell>
          <table:table-cell table:style-name="ce15" table:formula="of:=IF(OR(ISTEXT([$'Посещения + Долги'.Z5]); [.$A34]=[.Z$51]); 0; [$'Посещения + Долги'.Z$25]*[$'Посещения + Долги'.Z5])" office:value-type="string" office:string-value="0" calcext:value-type="string">
            <text:p>0</text:p>
          </table:table-cell>
          <table:table-cell table:style-name="ce17" table:formula="of:=IF(OR(ISTEXT([$'Посещения + Долги'.AA5]); [.$A34]=[.AA$51]); 0; [$'Посещения + Долги'.AA$25]*[$'Посещения + Долги'.AA5])" office:value-type="string" office:string-value="0" calcext:value-type="string">
            <text:p>0</text:p>
          </table:table-cell>
          <table:table-cell table:style-name="ce15" table:formula="of:=IF(OR(ISTEXT([$'Посещения + Долги'.AB5]); [.$A34]=[.AB$51]); 0; [$'Посещения + Долги'.AB$25]*[$'Посещения + Долги'.AB5])" office:value-type="string" office:string-value="0" calcext:value-type="string">
            <text:p>0</text:p>
          </table:table-cell>
          <table:table-cell table:style-name="ce17" table:formula="of:=IF(OR(ISTEXT([$'Посещения + Долги'.AC5]); [.$A34]=[.AC$51]); 0; [$'Посещения + Долги'.AC$25]*[$'Посещения + Долги'.AC5])" office:value-type="string" office:string-value="0" calcext:value-type="string">
            <text:p>0</text:p>
          </table:table-cell>
          <table:table-cell table:style-name="ce15" table:formula="of:=IF(OR(ISTEXT([$'Посещения + Долги'.AD5]); [.$A34]=[.AD$51]); 0; [$'Посещения + Долги'.AD$25]*[$'Посещения + Долги'.AD5])" office:value-type="string" office:string-value="0" calcext:value-type="string">
            <text:p>0</text:p>
          </table:table-cell>
          <table:table-cell table:style-name="ce17" table:formula="of:=IF(OR(ISTEXT([$'Посещения + Долги'.AE5]); [.$A34]=[.AE$51]); 0; [$'Посещения + Долги'.AE$25]*[$'Посещения + Долги'.AE5])" office:value-type="string" office:string-value="0" calcext:value-type="string">
            <text:p>0</text:p>
          </table:table-cell>
          <table:table-cell table:style-name="ce15" table:formula="of:=IF(OR(ISTEXT([$'Посещения + Долги'.AF5]); [.$A34]=[.AF$51]); 0; [$'Посещения + Долги'.AF$25]*[$'Посещения + Долги'.AF5])" office:value-type="string" office:string-value="0" calcext:value-type="string">
            <text:p>0</text:p>
          </table:table-cell>
          <table:table-cell table:style-name="ce17" table:formula="of:=IF(OR(ISTEXT([$'Посещения + Долги'.AG5]); [.$A34]=[.AG$51]); 0; [$'Посещения + Долги'.AG$25]*[$'Посещения + Долги'.AG5])" office:value-type="string" office:string-value="0" calcext:value-type="string">
            <text:p>0</text:p>
          </table:table-cell>
          <table:table-cell table:style-name="ce15" table:formula="of:=IF(OR(ISTEXT([$'Посещения + Долги'.AH5]); [.$A34]=[.AH$51]); 0; [$'Посещения + Долги'.AH$25]*[$'Посещения + Долги'.AH5])" office:value-type="string" office:string-value="0" calcext:value-type="string">
            <text:p>0</text:p>
          </table:table-cell>
          <table:table-cell table:style-name="ce17" table:formula="of:=IF(OR(ISTEXT([$'Посещения + Долги'.AI5]); [.$A34]=[.AI$51]); 0; [$'Посещения + Долги'.AI$25]*[$'Посещения + Долги'.AI5])" office:value-type="string" office:string-value="0" calcext:value-type="string">
            <text:p>0</text:p>
          </table:table-cell>
          <table:table-cell table:style-name="ce15" table:formula="of:=IF(OR(ISTEXT([$'Посещения + Долги'.AJ5]); [.$A34]=[.AJ$51]); 0; [$'Посещения + Долги'.AJ$25]*[$'Посещения + Долги'.AJ5])" office:value-type="string" office:string-value="0" calcext:value-type="string">
            <text:p>0</text:p>
          </table:table-cell>
          <table:table-cell table:style-name="ce17" table:formula="of:=IF(OR(ISTEXT([$'Посещения + Долги'.AK5]); [.$A34]=[.AK$51]); 0; [$'Посещения + Долги'.AK$25]*[$'Посещения + Долги'.AK5])" office:value-type="string" office:string-value="0" calcext:value-type="string">
            <text:p>0</text:p>
          </table:table-cell>
          <table:table-cell table:style-name="ce15" table:formula="of:=IF(OR(ISTEXT([$'Посещения + Долги'.AL5]); [.$A34]=[.AL$51]); 0; [$'Посещения + Долги'.AL$25]*[$'Посещения + Долги'.AL5])" office:value-type="string" office:string-value="0" calcext:value-type="string">
            <text:p>0</text:p>
          </table:table-cell>
          <table:table-cell table:style-name="ce17" table:formula="of:=IF(OR(ISTEXT([$'Посещения + Долги'.AM5]); [.$A34]=[.AM$51]); 0; [$'Посещения + Долги'.AM$25]*[$'Посещения + Долги'.AM5])" office:value-type="string" office:string-value="0" calcext:value-type="string">
            <text:p>0</text:p>
          </table:table-cell>
          <table:table-cell table:style-name="ce15" table:formula="of:=IF(OR(ISTEXT([$'Посещения + Долги'.AN5]); [.$A34]=[.AN$51]); 0; [$'Посещения + Долги'.AN$25]*[$'Посещения + Долги'.AN5])" office:value-type="string" office:string-value="0" calcext:value-type="string">
            <text:p>0</text:p>
          </table:table-cell>
          <table:table-cell table:style-name="ce17" table:formula="of:=IF(OR(ISTEXT([$'Посещения + Долги'.AO5]); [.$A34]=[.AO$51]); 0; [$'Посещения + Долги'.AO$25]*[$'Посещения + Долги'.AO5])" office:value-type="string" office:string-value="0" calcext:value-type="string">
            <text:p>0</text:p>
          </table:table-cell>
          <table:table-cell table:style-name="ce15" table:formula="of:=IF(OR(ISTEXT([$'Посещения + Долги'.AP5]); [.$A34]=[.AP$51]); 0; [$'Посещения + Долги'.AP$25]*[$'Посещения + Долги'.AP5])" office:value-type="string" office:string-value="0" calcext:value-type="string">
            <text:p>0</text:p>
          </table:table-cell>
          <table:table-cell table:style-name="ce17" table:formula="of:=IF(OR(ISTEXT([$'Посещения + Долги'.AQ5]); [.$A34]=[.AQ$51]); 0; [$'Посещения + Долги'.AQ$25]*[$'Посещения + Долги'.AQ5])" office:value-type="string" office:string-value="0" calcext:value-type="string">
            <text:p>0</text:p>
          </table:table-cell>
          <table:table-cell table:style-name="ce15" table:formula="of:=IF(OR(ISTEXT([$'Посещения + Долги'.AR5]); [.$A34]=[.AR$51]); 0; [$'Посещения + Долги'.AR$25]*[$'Посещения + Долги'.AR5])" office:value-type="string" office:string-value="0" calcext:value-type="string">
            <text:p>0</text:p>
          </table:table-cell>
          <table:table-cell table:style-name="ce17" table:formula="of:=IF(OR(ISTEXT([$'Посещения + Долги'.AS5]); [.$A34]=[.AS$51]); 0; [$'Посещения + Долги'.AS$25]*[$'Посещения + Долги'.AS5])" office:value-type="string" office:string-value="0" calcext:value-type="string">
            <text:p>0</text:p>
          </table:table-cell>
          <table:table-cell table:style-name="ce17" table:formula="of:=IF(OR(ISTEXT([$'Посещения + Долги'.AT5]); [.$A34]=[.AT$51]); 0; [$'Посещения + Долги'.AT$25]*[$'Посещения + Долги'.AT5])" office:value-type="string" office:string-value="0" calcext:value-type="string">
            <text:p>0</text:p>
          </table:table-cell>
          <table:table-cell table:style-name="ce17" table:formula="of:=IF(OR(ISTEXT([$'Посещения + Долги'.AU5]); [.$A34]=[.AU$51]); 0; [$'Посещения + Долги'.AU$25]*[$'Посещения + Долги'.AU5])" office:value-type="string" office:string-value="0" calcext:value-type="string">
            <text:p>0</text:p>
          </table:table-cell>
          <table:table-cell table:style-name="ce17" table:formula="of:=IF(OR(ISTEXT([$'Посещения + Долги'.AV5]); [.$A34]=[.AV$51]); 0; [$'Посещения + Долги'.AV$25]*[$'Посещения + Долги'.AV5])" office:value-type="string" office:string-value="0" calcext:value-type="string">
            <text:p>0</text:p>
          </table:table-cell>
          <table:table-cell table:style-name="ce17" table:formula="of:=IF(OR(ISTEXT([$'Посещения + Долги'.AW5]); [.$A34]=[.AW$51]); 0; [$'Посещения + Долги'.AW$25]*[$'Посещения + Долги'.AW5])" office:value-type="string" office:string-value="0" calcext:value-type="string">
            <text:p>0</text:p>
          </table:table-cell>
          <table:table-cell table:style-name="ce17" table:formula="of:=IF(OR(ISTEXT([$'Посещения + Долги'.AX5]); [.$A34]=[.AX$51]); 0; [$'Посещения + Долги'.AX$25]*[$'Посещения + Долги'.AX5])" office:value-type="string" office:string-value="0" calcext:value-type="string">
            <text:p>0</text:p>
          </table:table-cell>
          <table:table-cell table:style-name="ce17" table:formula="of:=IF(OR(ISTEXT([$'Посещения + Долги'.AY5]); [.$A34]=[.AY$51]); 0; [$'Посещения + Долги'.AY$25]*[$'Посещения + Долги'.AY5])" office:value-type="string" office:string-value="0" calcext:value-type="string">
            <text:p>0</text:p>
          </table:table-cell>
          <table:table-cell table:style-name="ce17" table:formula="of:=IF(OR(ISTEXT([$'Посещения + Долги'.AZ5]); [.$A34]=[.AZ$51]); 0; [$'Посещения + Долги'.AZ$25]*[$'Посещения + Долги'.AZ5])" office:value-type="string" office:string-value="0" calcext:value-type="string">
            <text:p>0</text:p>
          </table:table-cell>
          <table:table-cell table:style-name="ce17" table:formula="of:=IF(OR(ISTEXT([$'Посещения + Долги'.BA5]); [.$A34]=[.BA$51]); 0; [$'Посещения + Долги'.BA$25]*[$'Посещения + Долги'.BA5])" office:value-type="string" office:string-value="0" calcext:value-type="string">
            <text:p>0</text:p>
          </table:table-cell>
          <table:table-cell table:style-name="ce17" table:formula="of:=IF(OR(ISTEXT([$'Посещения + Долги'.BB5]); [.$A34]=[.BB$51]); 0; [$'Посещения + Долги'.BB$25]*[$'Посещения + Долги'.BB5])" office:value-type="string" office:string-value="0" calcext:value-type="string">
            <text:p>0</text:p>
          </table:table-cell>
          <table:table-cell table:style-name="ce17" table:formula="of:=IF(OR(ISTEXT([$'Посещения + Долги'.BC5]); [.$A34]=[.BC$51]); 0; [$'Посещения + Долги'.BC$25]*[$'Посещения + Долги'.BC5])" office:value-type="string" office:string-value="0" calcext:value-type="string">
            <text:p>0</text:p>
          </table:table-cell>
          <table:table-cell table:style-name="ce17" table:formula="of:=IF(OR(ISTEXT([$'Посещения + Долги'.BD5]); [.$A34]=[.BD$51]); 0; [$'Посещения + Долги'.BD$25]*[$'Посещения + Долги'.BD5])" office:value-type="string" office:string-value="0" calcext:value-type="string">
            <text:p>0</text:p>
          </table:table-cell>
          <table:table-cell table:style-name="ce17" table:formula="of:=IF(OR(ISTEXT([$'Посещения + Долги'.BE5]); [.$A34]=[.BE$51]); 0; [$'Посещения + Долги'.BE$25]*[$'Посещения + Долги'.BE5])" office:value-type="string" office:string-value="0" calcext:value-type="string">
            <text:p>0</text:p>
          </table:table-cell>
          <table:table-cell table:style-name="ce17" table:formula="of:=IF(OR(ISTEXT([$'Посещения + Долги'.BF5]); [.$A34]=[.BF$51]); 0; [$'Посещения + Долги'.BF$25]*[$'Посещения + Долги'.BF5])" office:value-type="string" office:string-value="0" calcext:value-type="string">
            <text:p>0</text:p>
          </table:table-cell>
          <table:table-cell table:style-name="ce17" table:formula="of:=IF(OR(ISTEXT([$'Посещения + Долги'.BG5]); [.$A34]=[.BG$51]); 0; [$'Посещения + Долги'.BG$25]*[$'Посещения + Долги'.BG5])" office:value-type="string" office:string-value="0" calcext:value-type="string">
            <text:p>0</text:p>
          </table:table-cell>
          <table:table-cell table:style-name="ce17" table:formula="of:=IF(OR(ISTEXT([$'Посещения + Долги'.BH5]); [.$A34]=[.BH$51]); 0; [$'Посещения + Долги'.BH$25]*[$'Посещения + Долги'.BH5])" office:value-type="string" office:string-value="0" calcext:value-type="string">
            <text:p>0</text:p>
          </table:table-cell>
          <table:table-cell table:style-name="ce17" table:formula="of:=IF(OR(ISTEXT([$'Посещения + Долги'.BI5]); [.$A34]=[.BI$51]); 0; [$'Посещения + Долги'.BI$25]*[$'Посещения + Долги'.BI5])" office:value-type="string" office:string-value="0" calcext:value-type="string">
            <text:p>0</text:p>
          </table:table-cell>
          <table:table-cell table:style-name="ce17" table:formula="of:=IF(OR(ISTEXT([$'Посещения + Долги'.BJ5]); [.$A34]=[.BJ$51]); 0; [$'Посещения + Долги'.BJ$25]*[$'Посещения + Долги'.BJ5])" office:value-type="string" office:string-value="0" calcext:value-type="string">
            <text:p>0</text:p>
          </table:table-cell>
          <table:table-cell table:style-name="ce17" table:formula="of:=IF(OR(ISTEXT([$'Посещения + Долги'.BK5]); [.$A34]=[.BK$51]); 0; [$'Посещения + Долги'.BK$25]*[$'Посещения + Долги'.BK5])" office:value-type="string" office:string-value="0" calcext:value-type="string">
            <text:p>0</text:p>
          </table:table-cell>
          <table:table-cell table:style-name="ce17" table:formula="of:=IF(OR(ISTEXT([$'Посещения + Долги'.BL5]); [.$A34]=[.BL$51]); 0; [$'Посещения + Долги'.BL$25]*[$'Посещения + Долги'.BL5])" office:value-type="string" office:string-value="0" calcext:value-type="string">
            <text:p>0</text:p>
          </table:table-cell>
          <table:table-cell table:style-name="ce17" table:formula="of:=IF(OR(ISTEXT([$'Посещения + Долги'.BM5]); [.$A34]=[.BM$51]); 0; [$'Посещения + Долги'.BM$25]*[$'Посещения + Долги'.BM5])" office:value-type="string" office:string-value="0" calcext:value-type="string">
            <text:p>0</text:p>
          </table:table-cell>
          <table:table-cell table:style-name="ce17" table:formula="of:=IF(OR(ISTEXT([$'Посещения + Долги'.BN5]); [.$A34]=[.BN$51]); 0; [$'Посещения + Долги'.BN$25]*[$'Посещения + Долги'.BN5])" office:value-type="string" office:string-value="0" calcext:value-type="string">
            <text:p>0</text:p>
          </table:table-cell>
          <table:table-cell table:style-name="ce17" table:formula="of:=IF(OR(ISTEXT([$'Посещения + Долги'.BO5]); [.$A34]=[.BO$51]); 0; [$'Посещения + Долги'.BO$25]*[$'Посещения + Долги'.BO5])" office:value-type="string" office:string-value="0" calcext:value-type="string">
            <text:p>0</text:p>
          </table:table-cell>
          <table:table-cell table:style-name="ce17" table:formula="of:=IF(OR(ISTEXT([$'Посещения + Долги'.BP5]); [.$A34]=[.BP$51]); 0; [$'Посещения + Долги'.BP$25]*[$'Посещения + Долги'.BP5])" office:value-type="string" office:string-value="0" calcext:value-type="string">
            <text:p>0</text:p>
          </table:table-cell>
          <table:table-cell table:style-name="ce17" table:formula="of:=IF(OR(ISTEXT([$'Посещения + Долги'.BQ5]); [.$A34]=[.BQ$51]); 0; [$'Посещения + Долги'.BQ$25]*[$'Посещения + Долги'.BQ5])" office:value-type="string" office:string-value="0" calcext:value-type="string">
            <text:p>0</text:p>
          </table:table-cell>
          <table:table-cell table:style-name="ce17" table:formula="of:=IF(OR(ISTEXT([$'Посещения + Долги'.BR5]); [.$A34]=[.BR$51]); 0; [$'Посещения + Долги'.BR$25]*[$'Посещения + Долги'.BR5])" office:value-type="string" office:string-value="0" calcext:value-type="string">
            <text:p>0</text:p>
          </table:table-cell>
          <table:table-cell table:style-name="ce17" table:formula="of:=IF(OR(ISTEXT([$'Посещения + Долги'.BS5]); [.$A34]=[.BS$51]); 0; [$'Посещения + Долги'.BS$25]*[$'Посещения + Долги'.BS5])" office:value-type="string" office:string-value="0" calcext:value-type="string">
            <text:p>0</text:p>
          </table:table-cell>
          <table:table-cell table:style-name="ce17" table:formula="of:=IF(OR(ISTEXT([$'Посещения + Долги'.BT5]); [.$A34]=[.BT$51]); 0; [$'Посещения + Долги'.BT$25]*[$'Посещения + Долги'.BT5])" office:value-type="string" office:string-value="0" calcext:value-type="string">
            <text:p>0</text:p>
          </table:table-cell>
          <table:table-cell table:style-name="ce17" table:formula="of:=IF(OR(ISTEXT([$'Посещения + Долги'.BU5]); [.$A34]=[.BU$51]); 0; [$'Посещения + Долги'.BU$25]*[$'Посещения + Долги'.BU5])" office:value-type="string" office:string-value="0" calcext:value-type="string">
            <text:p>0</text:p>
          </table:table-cell>
          <table:table-cell table:style-name="ce17" table:formula="of:=IF(OR(ISTEXT([$'Посещения + Долги'.BV5]); [.$A34]=[.BV$51]); 0; [$'Посещения + Долги'.BV$25]*[$'Посещения + Долги'.BV5])" office:value-type="string" office:string-value="0" calcext:value-type="string">
            <text:p>0</text:p>
          </table:table-cell>
          <table:table-cell table:style-name="ce17" table:formula="of:=IF(OR(ISTEXT([$'Посещения + Долги'.BW5]); [.$A34]=[.BW$51]); 0; [$'Посещения + Долги'.BW$25]*[$'Посещения + Долги'.BW5])" office:value-type="string" office:string-value="0" calcext:value-type="string">
            <text:p>0</text:p>
          </table:table-cell>
          <table:table-cell table:style-name="ce17" table:formula="of:=IF(OR(ISTEXT([$'Посещения + Долги'.BX5]); [.$A34]=[.BX$51]); 0; [$'Посещения + Долги'.BX$25]*[$'Посещения + Долги'.BX5])" office:value-type="string" office:string-value="0" calcext:value-type="string">
            <text:p>0</text:p>
          </table:table-cell>
          <table:table-cell table:style-name="ce17" table:formula="of:=IF(OR(ISTEXT([$'Посещения + Долги'.BY5]); [.$A34]=[.BY$51]); 0; [$'Посещения + Долги'.BY$25]*[$'Посещения + Долги'.BY5])" office:value-type="string" office:string-value="0" calcext:value-type="string">
            <text:p>0</text:p>
          </table:table-cell>
          <table:table-cell table:style-name="ce17" table:formula="of:=IF(OR(ISTEXT([$'Посещения + Долги'.BZ5]); [.$A34]=[.BZ$51]); 0; [$'Посещения + Долги'.BZ$25]*[$'Посещения + Долги'.BZ5])" office:value-type="string" office:string-value="0" calcext:value-type="string">
            <text:p>0</text:p>
          </table:table-cell>
          <table:table-cell table:style-name="ce17" table:formula="of:=IF(OR(ISTEXT([$'Посещения + Долги'.CA5]); [.$A34]=[.CA$51]); 0; [$'Посещения + Долги'.CA$25]*[$'Посещения + Долги'.CA5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Иванова</text:p>
          </table:table-cell>
          <table:table-cell table:style-name="ce15" table:formula="of:=IF(OR(ISTEXT([$'Посещения + Долги'.B6]); [.$A35]=[.B$51]); 0; [$'Посещения + Долги'.B$25]*[$'Посещения + Долги'.B6])" office:value-type="string" office:string-value="0" calcext:value-type="string">
            <text:p>0</text:p>
          </table:table-cell>
          <table:table-cell table:style-name="ce17" table:formula="of:=IF(OR(ISTEXT([$'Посещения + Долги'.C6]); [.$A35]=[.C$51]); 0; [$'Посещения + Долги'.C$25]*[$'Посещения + Долги'.C6])" office:value-type="string" office:string-value="0" calcext:value-type="string">
            <text:p>0</text:p>
          </table:table-cell>
          <table:table-cell table:style-name="ce15" table:formula="of:=IF(OR(ISTEXT([$'Посещения + Долги'.D6]); [.$A35]=[.D$51]); 0; [$'Посещения + Долги'.D$25]*[$'Посещения + Долги'.D6])" office:value-type="string" office:string-value="0" calcext:value-type="string">
            <text:p>0</text:p>
          </table:table-cell>
          <table:table-cell table:style-name="ce17" table:formula="of:=IF(OR(ISTEXT([$'Посещения + Долги'.E6]); [.$A35]=[.E$51]); 0; [$'Посещения + Долги'.E$25]*[$'Посещения + Долги'.E6])" office:value-type="string" office:string-value="0" calcext:value-type="string">
            <text:p>0</text:p>
          </table:table-cell>
          <table:table-cell table:style-name="ce15" table:formula="of:=IF(OR(ISTEXT([$'Посещения + Долги'.F6]); [.$A35]=[.F$51]); 0; [$'Посещения + Долги'.F$25]*[$'Посещения + Долги'.F6])" office:value-type="string" office:string-value="0" calcext:value-type="string">
            <text:p>0</text:p>
          </table:table-cell>
          <table:table-cell table:style-name="ce17" table:formula="of:=IF(OR(ISTEXT([$'Посещения + Долги'.G6]); [.$A35]=[.G$51]); 0; [$'Посещения + Долги'.G$25]*[$'Посещения + Долги'.G6])" office:value-type="string" office:string-value="0" calcext:value-type="string">
            <text:p>0</text:p>
          </table:table-cell>
          <table:table-cell table:style-name="ce15" table:formula="of:=IF(OR(ISTEXT([$'Посещения + Долги'.H6]); [.$A35]=[.H$51]); 0; [$'Посещения + Долги'.H$25]*[$'Посещения + Долги'.H6])" office:value-type="string" office:string-value="0" calcext:value-type="string">
            <text:p>0</text:p>
          </table:table-cell>
          <table:table-cell table:style-name="ce17" table:formula="of:=IF(OR(ISTEXT([$'Посещения + Долги'.I6]); [.$A35]=[.I$51]); 0; [$'Посещения + Долги'.I$25]*[$'Посещения + Долги'.I6])" office:value-type="string" office:string-value="0" calcext:value-type="string">
            <text:p>0</text:p>
          </table:table-cell>
          <table:table-cell table:style-name="ce15" table:formula="of:=IF(OR(ISTEXT([$'Посещения + Долги'.J6]); [.$A35]=[.J$51]); 0; [$'Посещения + Долги'.J$25]*[$'Посещения + Долги'.J6])" office:value-type="string" office:string-value="0" calcext:value-type="string">
            <text:p>0</text:p>
          </table:table-cell>
          <table:table-cell table:style-name="ce17" table:formula="of:=IF(OR(ISTEXT([$'Посещения + Долги'.K6]); [.$A35]=[.K$51]); 0; [$'Посещения + Долги'.K$25]*[$'Посещения + Долги'.K6])" office:value-type="string" office:string-value="0" calcext:value-type="string">
            <text:p>0</text:p>
          </table:table-cell>
          <table:table-cell table:style-name="ce15" table:formula="of:=IF(OR(ISTEXT([$'Посещения + Долги'.L6]); [.$A35]=[.L$51]); 0; [$'Посещения + Долги'.L$25]*[$'Посещения + Долги'.L6])" office:value-type="string" office:string-value="0" calcext:value-type="string">
            <text:p>0</text:p>
          </table:table-cell>
          <table:table-cell table:style-name="ce17" table:formula="of:=IF(OR(ISTEXT([$'Посещения + Долги'.M6]); [.$A35]=[.M$51]); 0; [$'Посещения + Долги'.M$25]*[$'Посещения + Долги'.M6])" office:value-type="string" office:string-value="0" calcext:value-type="string">
            <text:p>0</text:p>
          </table:table-cell>
          <table:table-cell table:style-name="ce15" table:formula="of:=IF(OR(ISTEXT([$'Посещения + Долги'.N6]); [.$A35]=[.N$51]); 0; [$'Посещения + Долги'.N$25]*[$'Посещения + Долги'.N6])" office:value-type="string" office:string-value="0" calcext:value-type="string">
            <text:p>0</text:p>
          </table:table-cell>
          <table:table-cell table:style-name="ce17" table:formula="of:=IF(OR(ISTEXT([$'Посещения + Долги'.O6]); [.$A35]=[.O$51]); 0; [$'Посещения + Долги'.O$25]*[$'Посещения + Долги'.O6])" office:value-type="string" office:string-value="0" calcext:value-type="string">
            <text:p>0</text:p>
          </table:table-cell>
          <table:table-cell table:style-name="ce15" table:formula="of:=IF(OR(ISTEXT([$'Посещения + Долги'.P6]); [.$A35]=[.P$51]); 0; [$'Посещения + Долги'.P$25]*[$'Посещения + Долги'.P6])" office:value-type="string" office:string-value="0" calcext:value-type="string">
            <text:p>0</text:p>
          </table:table-cell>
          <table:table-cell table:style-name="ce17" table:formula="of:=IF(OR(ISTEXT([$'Посещения + Долги'.Q6]); [.$A35]=[.Q$51]); 0; [$'Посещения + Долги'.Q$25]*[$'Посещения + Долги'.Q6])" office:value-type="string" office:string-value="0" calcext:value-type="string">
            <text:p>0</text:p>
          </table:table-cell>
          <table:table-cell table:style-name="ce15" table:formula="of:=IF(OR(ISTEXT([$'Посещения + Долги'.R6]); [.$A35]=[.R$51]); 0; [$'Посещения + Долги'.R$25]*[$'Посещения + Долги'.R6])" office:value-type="string" office:string-value="0" calcext:value-type="string">
            <text:p>0</text:p>
          </table:table-cell>
          <table:table-cell table:style-name="ce17" table:formula="of:=IF(OR(ISTEXT([$'Посещения + Долги'.S6]); [.$A35]=[.S$51]); 0; [$'Посещения + Долги'.S$25]*[$'Посещения + Долги'.S6])" office:value-type="string" office:string-value="0" calcext:value-type="string">
            <text:p>0</text:p>
          </table:table-cell>
          <table:table-cell table:style-name="ce15" table:formula="of:=IF(OR(ISTEXT([$'Посещения + Долги'.T6]); [.$A35]=[.T$51]); 0; [$'Посещения + Долги'.T$25]*[$'Посещения + Долги'.T6])" office:value-type="string" office:string-value="0" calcext:value-type="string">
            <text:p>0</text:p>
          </table:table-cell>
          <table:table-cell table:style-name="ce17" table:formula="of:=IF(OR(ISTEXT([$'Посещения + Долги'.U6]); [.$A35]=[.U$51]); 0; [$'Посещения + Долги'.U$25]*[$'Посещения + Долги'.U6])" office:value-type="string" office:string-value="50" calcext:value-type="string">
            <text:p>50</text:p>
          </table:table-cell>
          <table:table-cell table:style-name="ce15" table:formula="of:=IF(OR(ISTEXT([$'Посещения + Долги'.V6]); [.$A35]=[.V$51]); 0; [$'Посещения + Долги'.V$25]*[$'Посещения + Долги'.V6])" office:value-type="string" office:string-value="0" calcext:value-type="string">
            <text:p>0</text:p>
          </table:table-cell>
          <table:table-cell table:style-name="ce17" table:formula="of:=IF(OR(ISTEXT([$'Посещения + Долги'.W6]); [.$A35]=[.W$51]); 0; [$'Посещения + Долги'.W$25]*[$'Посещения + Долги'.W6])" office:value-type="string" office:string-value="0" calcext:value-type="string">
            <text:p>0</text:p>
          </table:table-cell>
          <table:table-cell table:style-name="ce15" table:formula="of:=IF(OR(ISTEXT([$'Посещения + Долги'.X6]); [.$A35]=[.X$51]); 0; [$'Посещения + Долги'.X$25]*[$'Посещения + Долги'.X6])" office:value-type="string" office:string-value="0" calcext:value-type="string">
            <text:p>0</text:p>
          </table:table-cell>
          <table:table-cell table:style-name="ce17" table:formula="of:=IF(OR(ISTEXT([$'Посещения + Долги'.Y6]); [.$A35]=[.Y$51]); 0; [$'Посещения + Долги'.Y$25]*[$'Посещения + Долги'.Y6])" office:value-type="string" office:string-value="0" calcext:value-type="string">
            <text:p>0</text:p>
          </table:table-cell>
          <table:table-cell table:style-name="ce15" table:formula="of:=IF(OR(ISTEXT([$'Посещения + Долги'.Z6]); [.$A35]=[.Z$51]); 0; [$'Посещения + Долги'.Z$25]*[$'Посещения + Долги'.Z6])" office:value-type="string" office:string-value="0" calcext:value-type="string">
            <text:p>0</text:p>
          </table:table-cell>
          <table:table-cell table:style-name="ce17" table:formula="of:=IF(OR(ISTEXT([$'Посещения + Долги'.AA6]); [.$A35]=[.AA$51]); 0; [$'Посещения + Долги'.AA$25]*[$'Посещения + Долги'.AA6])" office:value-type="string" office:string-value="0" calcext:value-type="string">
            <text:p>0</text:p>
          </table:table-cell>
          <table:table-cell table:style-name="ce15" table:formula="of:=IF(OR(ISTEXT([$'Посещения + Долги'.AB6]); [.$A35]=[.AB$51]); 0; [$'Посещения + Долги'.AB$25]*[$'Посещения + Долги'.AB6])" office:value-type="string" office:string-value="0" calcext:value-type="string">
            <text:p>0</text:p>
          </table:table-cell>
          <table:table-cell table:style-name="ce17" table:formula="of:=IF(OR(ISTEXT([$'Посещения + Долги'.AC6]); [.$A35]=[.AC$51]); 0; [$'Посещения + Долги'.AC$25]*[$'Посещения + Долги'.AC6])" office:value-type="string" office:string-value="0" calcext:value-type="string">
            <text:p>0</text:p>
          </table:table-cell>
          <table:table-cell table:style-name="ce15" table:formula="of:=IF(OR(ISTEXT([$'Посещения + Долги'.AD6]); [.$A35]=[.AD$51]); 0; [$'Посещения + Долги'.AD$25]*[$'Посещения + Долги'.AD6])" office:value-type="string" office:string-value="0" calcext:value-type="string">
            <text:p>0</text:p>
          </table:table-cell>
          <table:table-cell table:style-name="ce17" table:formula="of:=IF(OR(ISTEXT([$'Посещения + Долги'.AE6]); [.$A35]=[.AE$51]); 0; [$'Посещения + Долги'.AE$25]*[$'Посещения + Долги'.AE6])" office:value-type="string" office:string-value="0" calcext:value-type="string">
            <text:p>0</text:p>
          </table:table-cell>
          <table:table-cell table:style-name="ce15" table:formula="of:=IF(OR(ISTEXT([$'Посещения + Долги'.AF6]); [.$A35]=[.AF$51]); 0; [$'Посещения + Долги'.AF$25]*[$'Посещения + Долги'.AF6])" office:value-type="string" office:string-value="0" calcext:value-type="string">
            <text:p>0</text:p>
          </table:table-cell>
          <table:table-cell table:style-name="ce17" table:formula="of:=IF(OR(ISTEXT([$'Посещения + Долги'.AG6]); [.$A35]=[.AG$51]); 0; [$'Посещения + Долги'.AG$25]*[$'Посещения + Долги'.AG6])" office:value-type="string" office:string-value="0" calcext:value-type="string">
            <text:p>0</text:p>
          </table:table-cell>
          <table:table-cell table:style-name="ce15" table:formula="of:=IF(OR(ISTEXT([$'Посещения + Долги'.AH6]); [.$A35]=[.AH$51]); 0; [$'Посещения + Долги'.AH$25]*[$'Посещения + Долги'.AH6])" office:value-type="string" office:string-value="0" calcext:value-type="string">
            <text:p>0</text:p>
          </table:table-cell>
          <table:table-cell table:style-name="ce17" table:formula="of:=IF(OR(ISTEXT([$'Посещения + Долги'.AI6]); [.$A35]=[.AI$51]); 0; [$'Посещения + Долги'.AI$25]*[$'Посещения + Долги'.AI6])" office:value-type="string" office:string-value="0" calcext:value-type="string">
            <text:p>0</text:p>
          </table:table-cell>
          <table:table-cell table:style-name="ce15" table:formula="of:=IF(OR(ISTEXT([$'Посещения + Долги'.AJ6]); [.$A35]=[.AJ$51]); 0; [$'Посещения + Долги'.AJ$25]*[$'Посещения + Долги'.AJ6])" office:value-type="string" office:string-value="0" calcext:value-type="string">
            <text:p>0</text:p>
          </table:table-cell>
          <table:table-cell table:style-name="ce17" table:formula="of:=IF(OR(ISTEXT([$'Посещения + Долги'.AK6]); [.$A35]=[.AK$51]); 0; [$'Посещения + Долги'.AK$25]*[$'Посещения + Долги'.AK6])" office:value-type="string" office:string-value="0" calcext:value-type="string">
            <text:p>0</text:p>
          </table:table-cell>
          <table:table-cell table:style-name="ce15" table:formula="of:=IF(OR(ISTEXT([$'Посещения + Долги'.AL6]); [.$A35]=[.AL$51]); 0; [$'Посещения + Долги'.AL$25]*[$'Посещения + Долги'.AL6])" office:value-type="string" office:string-value="0" calcext:value-type="string">
            <text:p>0</text:p>
          </table:table-cell>
          <table:table-cell table:style-name="ce17" table:formula="of:=IF(OR(ISTEXT([$'Посещения + Долги'.AM6]); [.$A35]=[.AM$51]); 0; [$'Посещения + Долги'.AM$25]*[$'Посещения + Долги'.AM6])" office:value-type="string" office:string-value="0" calcext:value-type="string">
            <text:p>0</text:p>
          </table:table-cell>
          <table:table-cell table:style-name="ce15" table:formula="of:=IF(OR(ISTEXT([$'Посещения + Долги'.AN6]); [.$A35]=[.AN$51]); 0; [$'Посещения + Долги'.AN$25]*[$'Посещения + Долги'.AN6])" office:value-type="string" office:string-value="0" calcext:value-type="string">
            <text:p>0</text:p>
          </table:table-cell>
          <table:table-cell table:style-name="ce17" table:formula="of:=IF(OR(ISTEXT([$'Посещения + Долги'.AO6]); [.$A35]=[.AO$51]); 0; [$'Посещения + Долги'.AO$25]*[$'Посещения + Долги'.AO6])" office:value-type="string" office:string-value="0" calcext:value-type="string">
            <text:p>0</text:p>
          </table:table-cell>
          <table:table-cell table:style-name="ce15" table:formula="of:=IF(OR(ISTEXT([$'Посещения + Долги'.AP6]); [.$A35]=[.AP$51]); 0; [$'Посещения + Долги'.AP$25]*[$'Посещения + Долги'.AP6])" office:value-type="string" office:string-value="0" calcext:value-type="string">
            <text:p>0</text:p>
          </table:table-cell>
          <table:table-cell table:style-name="ce17" table:formula="of:=IF(OR(ISTEXT([$'Посещения + Долги'.AQ6]); [.$A35]=[.AQ$51]); 0; [$'Посещения + Долги'.AQ$25]*[$'Посещения + Долги'.AQ6])" office:value-type="string" office:string-value="0" calcext:value-type="string">
            <text:p>0</text:p>
          </table:table-cell>
          <table:table-cell table:style-name="ce15" table:formula="of:=IF(OR(ISTEXT([$'Посещения + Долги'.AR6]); [.$A35]=[.AR$51]); 0; [$'Посещения + Долги'.AR$25]*[$'Посещения + Долги'.AR6])" office:value-type="string" office:string-value="0" calcext:value-type="string">
            <text:p>0</text:p>
          </table:table-cell>
          <table:table-cell table:style-name="ce17" table:formula="of:=IF(OR(ISTEXT([$'Посещения + Долги'.AS6]); [.$A35]=[.AS$51]); 0; [$'Посещения + Долги'.AS$25]*[$'Посещения + Долги'.AS6])" office:value-type="string" office:string-value="0" calcext:value-type="string">
            <text:p>0</text:p>
          </table:table-cell>
          <table:table-cell table:style-name="ce17" table:formula="of:=IF(OR(ISTEXT([$'Посещения + Долги'.AT6]); [.$A35]=[.AT$51]); 0; [$'Посещения + Долги'.AT$25]*[$'Посещения + Долги'.AT6])" office:value-type="string" office:string-value="0" calcext:value-type="string">
            <text:p>0</text:p>
          </table:table-cell>
          <table:table-cell table:style-name="ce17" table:formula="of:=IF(OR(ISTEXT([$'Посещения + Долги'.AU6]); [.$A35]=[.AU$51]); 0; [$'Посещения + Долги'.AU$25]*[$'Посещения + Долги'.AU6])" office:value-type="string" office:string-value="0" calcext:value-type="string">
            <text:p>0</text:p>
          </table:table-cell>
          <table:table-cell table:style-name="ce17" table:formula="of:=IF(OR(ISTEXT([$'Посещения + Долги'.AV6]); [.$A35]=[.AV$51]); 0; [$'Посещения + Долги'.AV$25]*[$'Посещения + Долги'.AV6])" office:value-type="string" office:string-value="0" calcext:value-type="string">
            <text:p>0</text:p>
          </table:table-cell>
          <table:table-cell table:style-name="ce17" table:formula="of:=IF(OR(ISTEXT([$'Посещения + Долги'.AW6]); [.$A35]=[.AW$51]); 0; [$'Посещения + Долги'.AW$25]*[$'Посещения + Долги'.AW6])" office:value-type="string" office:string-value="0" calcext:value-type="string">
            <text:p>0</text:p>
          </table:table-cell>
          <table:table-cell table:style-name="ce17" table:formula="of:=IF(OR(ISTEXT([$'Посещения + Долги'.AX6]); [.$A35]=[.AX$51]); 0; [$'Посещения + Долги'.AX$25]*[$'Посещения + Долги'.AX6])" office:value-type="string" office:string-value="0" calcext:value-type="string">
            <text:p>0</text:p>
          </table:table-cell>
          <table:table-cell table:style-name="ce17" table:formula="of:=IF(OR(ISTEXT([$'Посещения + Долги'.AY6]); [.$A35]=[.AY$51]); 0; [$'Посещения + Долги'.AY$25]*[$'Посещения + Долги'.AY6])" office:value-type="string" office:string-value="0" calcext:value-type="string">
            <text:p>0</text:p>
          </table:table-cell>
          <table:table-cell table:style-name="ce17" table:formula="of:=IF(OR(ISTEXT([$'Посещения + Долги'.AZ6]); [.$A35]=[.AZ$51]); 0; [$'Посещения + Долги'.AZ$25]*[$'Посещения + Долги'.AZ6])" office:value-type="string" office:string-value="0" calcext:value-type="string">
            <text:p>0</text:p>
          </table:table-cell>
          <table:table-cell table:style-name="ce17" table:formula="of:=IF(OR(ISTEXT([$'Посещения + Долги'.BA6]); [.$A35]=[.BA$51]); 0; [$'Посещения + Долги'.BA$25]*[$'Посещения + Долги'.BA6])" office:value-type="string" office:string-value="0" calcext:value-type="string">
            <text:p>0</text:p>
          </table:table-cell>
          <table:table-cell table:style-name="ce17" table:formula="of:=IF(OR(ISTEXT([$'Посещения + Долги'.BB6]); [.$A35]=[.BB$51]); 0; [$'Посещения + Долги'.BB$25]*[$'Посещения + Долги'.BB6])" office:value-type="string" office:string-value="0" calcext:value-type="string">
            <text:p>0</text:p>
          </table:table-cell>
          <table:table-cell table:style-name="ce17" table:formula="of:=IF(OR(ISTEXT([$'Посещения + Долги'.BC6]); [.$A35]=[.BC$51]); 0; [$'Посещения + Долги'.BC$25]*[$'Посещения + Долги'.BC6])" office:value-type="string" office:string-value="0" calcext:value-type="string">
            <text:p>0</text:p>
          </table:table-cell>
          <table:table-cell table:style-name="ce17" table:formula="of:=IF(OR(ISTEXT([$'Посещения + Долги'.BD6]); [.$A35]=[.BD$51]); 0; [$'Посещения + Долги'.BD$25]*[$'Посещения + Долги'.BD6])" office:value-type="string" office:string-value="0" calcext:value-type="string">
            <text:p>0</text:p>
          </table:table-cell>
          <table:table-cell table:style-name="ce17" table:formula="of:=IF(OR(ISTEXT([$'Посещения + Долги'.BE6]); [.$A35]=[.BE$51]); 0; [$'Посещения + Долги'.BE$25]*[$'Посещения + Долги'.BE6])" office:value-type="string" office:string-value="0" calcext:value-type="string">
            <text:p>0</text:p>
          </table:table-cell>
          <table:table-cell table:style-name="ce17" table:formula="of:=IF(OR(ISTEXT([$'Посещения + Долги'.BF6]); [.$A35]=[.BF$51]); 0; [$'Посещения + Долги'.BF$25]*[$'Посещения + Долги'.BF6])" office:value-type="string" office:string-value="0" calcext:value-type="string">
            <text:p>0</text:p>
          </table:table-cell>
          <table:table-cell table:style-name="ce17" table:formula="of:=IF(OR(ISTEXT([$'Посещения + Долги'.BG6]); [.$A35]=[.BG$51]); 0; [$'Посещения + Долги'.BG$25]*[$'Посещения + Долги'.BG6])" office:value-type="string" office:string-value="0" calcext:value-type="string">
            <text:p>0</text:p>
          </table:table-cell>
          <table:table-cell table:style-name="ce17" table:formula="of:=IF(OR(ISTEXT([$'Посещения + Долги'.BH6]); [.$A35]=[.BH$51]); 0; [$'Посещения + Долги'.BH$25]*[$'Посещения + Долги'.BH6])" office:value-type="string" office:string-value="56.25" calcext:value-type="string">
            <text:p>56.25</text:p>
          </table:table-cell>
          <table:table-cell table:style-name="ce17" table:formula="of:=IF(OR(ISTEXT([$'Посещения + Долги'.BI6]); [.$A35]=[.BI$51]); 0; [$'Посещения + Долги'.BI$25]*[$'Посещения + Долги'.BI6])" office:value-type="string" office:string-value="0" calcext:value-type="string">
            <text:p>0</text:p>
          </table:table-cell>
          <table:table-cell table:style-name="ce17" table:formula="of:=IF(OR(ISTEXT([$'Посещения + Долги'.BJ6]); [.$A35]=[.BJ$51]); 0; [$'Посещения + Долги'.BJ$25]*[$'Посещения + Долги'.BJ6])" office:value-type="string" office:string-value="0" calcext:value-type="string">
            <text:p>0</text:p>
          </table:table-cell>
          <table:table-cell table:style-name="ce17" table:formula="of:=IF(OR(ISTEXT([$'Посещения + Долги'.BK6]); [.$A35]=[.BK$51]); 0; [$'Посещения + Долги'.BK$25]*[$'Посещения + Долги'.BK6])" office:value-type="string" office:string-value="0" calcext:value-type="string">
            <text:p>0</text:p>
          </table:table-cell>
          <table:table-cell table:style-name="ce17" table:formula="of:=IF(OR(ISTEXT([$'Посещения + Долги'.BL6]); [.$A35]=[.BL$51]); 0; [$'Посещения + Долги'.BL$25]*[$'Посещения + Долги'.BL6])" office:value-type="string" office:string-value="50" calcext:value-type="string">
            <text:p>50</text:p>
          </table:table-cell>
          <table:table-cell table:style-name="ce17" table:formula="of:=IF(OR(ISTEXT([$'Посещения + Долги'.BM6]); [.$A35]=[.BM$51]); 0; [$'Посещения + Долги'.BM$25]*[$'Посещения + Долги'.BM6])" office:value-type="string" office:string-value="50" calcext:value-type="string">
            <text:p>50</text:p>
          </table:table-cell>
          <table:table-cell table:style-name="ce17" table:formula="of:=IF(OR(ISTEXT([$'Посещения + Долги'.BN6]); [.$A35]=[.BN$51]); 0; [$'Посещения + Долги'.BN$25]*[$'Посещения + Долги'.BN6])" office:value-type="string" office:string-value="36" calcext:value-type="string">
            <text:p>36</text:p>
          </table:table-cell>
          <table:table-cell table:style-name="ce17" table:formula="of:=IF(OR(ISTEXT([$'Посещения + Долги'.BO6]); [.$A35]=[.BO$51]); 0; [$'Посещения + Долги'.BO$25]*[$'Посещения + Долги'.BO6])" office:value-type="string" office:string-value="36" calcext:value-type="string">
            <text:p>36</text:p>
          </table:table-cell>
          <table:table-cell table:style-name="ce17" table:formula="of:=IF(OR(ISTEXT([$'Посещения + Долги'.BP6]); [.$A35]=[.BP$51]); 0; [$'Посещения + Долги'.BP$25]*[$'Посещения + Долги'.BP6])" office:value-type="string" office:string-value="45" calcext:value-type="string">
            <text:p>45</text:p>
          </table:table-cell>
          <table:table-cell table:style-name="ce17" table:formula="of:=IF(OR(ISTEXT([$'Посещения + Долги'.BQ6]); [.$A35]=[.BQ$51]); 0; [$'Посещения + Долги'.BQ$25]*[$'Посещения + Долги'.BQ6])" office:value-type="string" office:string-value="0" calcext:value-type="string">
            <text:p>0</text:p>
          </table:table-cell>
          <table:table-cell table:style-name="ce17" table:formula="of:=IF(OR(ISTEXT([$'Посещения + Долги'.BR6]); [.$A35]=[.BR$51]); 0; [$'Посещения + Долги'.BR$25]*[$'Посещения + Долги'.BR6])" office:value-type="string" office:string-value="0" calcext:value-type="string">
            <text:p>0</text:p>
          </table:table-cell>
          <table:table-cell table:style-name="ce17" table:formula="of:=IF(OR(ISTEXT([$'Посещения + Долги'.BS6]); [.$A35]=[.BS$51]); 0; [$'Посещения + Долги'.BS$25]*[$'Посещения + Долги'.BS6])" office:value-type="string" office:string-value="0" calcext:value-type="string">
            <text:p>0</text:p>
          </table:table-cell>
          <table:table-cell table:style-name="ce17" table:formula="of:=IF(OR(ISTEXT([$'Посещения + Долги'.BT6]); [.$A35]=[.BT$51]); 0; [$'Посещения + Долги'.BT$25]*[$'Посещения + Долги'.BT6])" office:value-type="string" office:string-value="0" calcext:value-type="string">
            <text:p>0</text:p>
          </table:table-cell>
          <table:table-cell table:style-name="ce17" table:formula="of:=IF(OR(ISTEXT([$'Посещения + Долги'.BU6]); [.$A35]=[.BU$51]); 0; [$'Посещения + Долги'.BU$25]*[$'Посещения + Долги'.BU6])" office:value-type="string" office:string-value="0" calcext:value-type="string">
            <text:p>0</text:p>
          </table:table-cell>
          <table:table-cell table:style-name="ce17" table:formula="of:=IF(OR(ISTEXT([$'Посещения + Долги'.BV6]); [.$A35]=[.BV$51]); 0; [$'Посещения + Долги'.BV$25]*[$'Посещения + Долги'.BV6])" office:value-type="string" office:string-value="0" calcext:value-type="string">
            <text:p>0</text:p>
          </table:table-cell>
          <table:table-cell table:style-name="ce17" table:formula="of:=IF(OR(ISTEXT([$'Посещения + Долги'.BW6]); [.$A35]=[.BW$51]); 0; [$'Посещения + Долги'.BW$25]*[$'Посещения + Долги'.BW6])" office:value-type="string" office:string-value="0" calcext:value-type="string">
            <text:p>0</text:p>
          </table:table-cell>
          <table:table-cell table:style-name="ce17" table:formula="of:=IF(OR(ISTEXT([$'Посещения + Долги'.BX6]); [.$A35]=[.BX$51]); 0; [$'Посещения + Долги'.BX$25]*[$'Посещения + Долги'.BX6])" office:value-type="string" office:string-value="0" calcext:value-type="string">
            <text:p>0</text:p>
          </table:table-cell>
          <table:table-cell table:style-name="ce17" table:formula="of:=IF(OR(ISTEXT([$'Посещения + Долги'.BY6]); [.$A35]=[.BY$51]); 0; [$'Посещения + Долги'.BY$25]*[$'Посещения + Долги'.BY6])" office:value-type="string" office:string-value="0" calcext:value-type="string">
            <text:p>0</text:p>
          </table:table-cell>
          <table:table-cell table:style-name="ce17" table:formula="of:=IF(OR(ISTEXT([$'Посещения + Долги'.BZ6]); [.$A35]=[.BZ$51]); 0; [$'Посещения + Долги'.BZ$25]*[$'Посещения + Долги'.BZ6])" office:value-type="string" office:string-value="0" calcext:value-type="string">
            <text:p>0</text:p>
          </table:table-cell>
          <table:table-cell table:style-name="ce17" table:formula="of:=IF(OR(ISTEXT([$'Посещения + Долги'.CA6]); [.$A35]=[.CA$51]); 0; [$'Посещения + Долги'.CA$25]*[$'Посещения + Долги'.CA6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Лисицын</text:p>
          </table:table-cell>
          <table:table-cell table:style-name="ce15" table:formula="of:=IF(OR(ISTEXT([$'Посещения + Долги'.B7]); [.$A36]=[.B$51]); 0; [$'Посещения + Долги'.B$25]*[$'Посещения + Долги'.B7])" office:value-type="string" office:string-value="0" calcext:value-type="string">
            <text:p>0</text:p>
          </table:table-cell>
          <table:table-cell table:style-name="ce17" table:formula="of:=IF(OR(ISTEXT([$'Посещения + Долги'.C7]); [.$A36]=[.C$51]); 0; [$'Посещения + Долги'.C$25]*[$'Посещения + Долги'.C7])" office:value-type="string" office:string-value="0" calcext:value-type="string">
            <text:p>0</text:p>
          </table:table-cell>
          <table:table-cell table:style-name="ce15" table:formula="of:=IF(OR(ISTEXT([$'Посещения + Долги'.D7]); [.$A36]=[.D$51]); 0; [$'Посещения + Долги'.D$25]*[$'Посещения + Долги'.D7])" office:value-type="string" office:string-value="0" calcext:value-type="string">
            <text:p>0</text:p>
          </table:table-cell>
          <table:table-cell table:style-name="ce17" table:formula="of:=IF(OR(ISTEXT([$'Посещения + Долги'.E7]); [.$A36]=[.E$51]); 0; [$'Посещения + Долги'.E$25]*[$'Посещения + Долги'.E7])" office:value-type="string" office:string-value="0" calcext:value-type="string">
            <text:p>0</text:p>
          </table:table-cell>
          <table:table-cell table:style-name="ce15" table:formula="of:=IF(OR(ISTEXT([$'Посещения + Долги'.F7]); [.$A36]=[.F$51]); 0; [$'Посещения + Долги'.F$25]*[$'Посещения + Долги'.F7])" office:value-type="string" office:string-value="0" calcext:value-type="string">
            <text:p>0</text:p>
          </table:table-cell>
          <table:table-cell table:style-name="ce17" table:formula="of:=IF(OR(ISTEXT([$'Посещения + Долги'.G7]); [.$A36]=[.G$51]); 0; [$'Посещения + Долги'.G$25]*[$'Посещения + Долги'.G7])" office:value-type="string" office:string-value="0" calcext:value-type="string">
            <text:p>0</text:p>
          </table:table-cell>
          <table:table-cell table:style-name="ce15" table:formula="of:=IF(OR(ISTEXT([$'Посещения + Долги'.H7]); [.$A36]=[.H$51]); 0; [$'Посещения + Долги'.H$25]*[$'Посещения + Долги'.H7])" office:value-type="string" office:string-value="0" calcext:value-type="string">
            <text:p>0</text:p>
          </table:table-cell>
          <table:table-cell table:style-name="ce17" table:formula="of:=IF(OR(ISTEXT([$'Посещения + Долги'.I7]); [.$A36]=[.I$51]); 0; [$'Посещения + Долги'.I$25]*[$'Посещения + Долги'.I7])" office:value-type="string" office:string-value="0" calcext:value-type="string">
            <text:p>0</text:p>
          </table:table-cell>
          <table:table-cell table:style-name="ce15" table:formula="of:=IF(OR(ISTEXT([$'Посещения + Долги'.J7]); [.$A36]=[.J$51]); 0; [$'Посещения + Долги'.J$25]*[$'Посещения + Долги'.J7])" office:value-type="string" office:string-value="0" calcext:value-type="string">
            <text:p>0</text:p>
          </table:table-cell>
          <table:table-cell table:style-name="ce17" table:formula="of:=IF(OR(ISTEXT([$'Посещения + Долги'.K7]); [.$A36]=[.K$51]); 0; [$'Посещения + Долги'.K$25]*[$'Посещения + Долги'.K7])" office:value-type="string" office:string-value="0" calcext:value-type="string">
            <text:p>0</text:p>
          </table:table-cell>
          <table:table-cell table:style-name="ce15" table:formula="of:=IF(OR(ISTEXT([$'Посещения + Долги'.L7]); [.$A36]=[.L$51]); 0; [$'Посещения + Долги'.L$25]*[$'Посещения + Долги'.L7])" office:value-type="string" office:string-value="0" calcext:value-type="string">
            <text:p>0</text:p>
          </table:table-cell>
          <table:table-cell table:style-name="ce17" table:formula="of:=IF(OR(ISTEXT([$'Посещения + Долги'.M7]); [.$A36]=[.M$51]); 0; [$'Посещения + Долги'.M$25]*[$'Посещения + Долги'.M7])" office:value-type="string" office:string-value="0" calcext:value-type="string">
            <text:p>0</text:p>
          </table:table-cell>
          <table:table-cell table:style-name="ce15" table:formula="of:=IF(OR(ISTEXT([$'Посещения + Долги'.N7]); [.$A36]=[.N$51]); 0; [$'Посещения + Долги'.N$25]*[$'Посещения + Долги'.N7])" office:value-type="string" office:string-value="0" calcext:value-type="string">
            <text:p>0</text:p>
          </table:table-cell>
          <table:table-cell table:style-name="ce17" table:formula="of:=IF(OR(ISTEXT([$'Посещения + Долги'.O7]); [.$A36]=[.O$51]); 0; [$'Посещения + Долги'.O$25]*[$'Посещения + Долги'.O7])" office:value-type="string" office:string-value="0" calcext:value-type="string">
            <text:p>0</text:p>
          </table:table-cell>
          <table:table-cell table:style-name="ce15" table:formula="of:=IF(OR(ISTEXT([$'Посещения + Долги'.P7]); [.$A36]=[.P$51]); 0; [$'Посещения + Долги'.P$25]*[$'Посещения + Долги'.P7])" office:value-type="string" office:string-value="0" calcext:value-type="string">
            <text:p>0</text:p>
          </table:table-cell>
          <table:table-cell table:style-name="ce17" table:formula="of:=IF(OR(ISTEXT([$'Посещения + Долги'.Q7]); [.$A36]=[.Q$51]); 0; [$'Посещения + Долги'.Q$25]*[$'Посещения + Долги'.Q7])" office:value-type="string" office:string-value="0" calcext:value-type="string">
            <text:p>0</text:p>
          </table:table-cell>
          <table:table-cell table:style-name="ce15" table:formula="of:=IF(OR(ISTEXT([$'Посещения + Долги'.R7]); [.$A36]=[.R$51]); 0; [$'Посещения + Долги'.R$25]*[$'Посещения + Долги'.R7])" office:value-type="string" office:string-value="0" calcext:value-type="string">
            <text:p>0</text:p>
          </table:table-cell>
          <table:table-cell table:style-name="ce17" table:formula="of:=IF(OR(ISTEXT([$'Посещения + Долги'.S7]); [.$A36]=[.S$51]); 0; [$'Посещения + Долги'.S$25]*[$'Посещения + Долги'.S7])" office:value-type="string" office:string-value="0" calcext:value-type="string">
            <text:p>0</text:p>
          </table:table-cell>
          <table:table-cell table:style-name="ce15" table:formula="of:=IF(OR(ISTEXT([$'Посещения + Долги'.T7]); [.$A36]=[.T$51]); 0; [$'Посещения + Долги'.T$25]*[$'Посещения + Долги'.T7])" office:value-type="string" office:string-value="0" calcext:value-type="string">
            <text:p>0</text:p>
          </table:table-cell>
          <table:table-cell table:style-name="ce17" table:formula="of:=IF(OR(ISTEXT([$'Посещения + Долги'.U7]); [.$A36]=[.U$51]); 0; [$'Посещения + Долги'.U$25]*[$'Посещения + Долги'.U7])" office:value-type="string" office:string-value="50" calcext:value-type="string">
            <text:p>50</text:p>
          </table:table-cell>
          <table:table-cell table:style-name="ce15" table:formula="of:=IF(OR(ISTEXT([$'Посещения + Долги'.V7]); [.$A36]=[.V$51]); 0; [$'Посещения + Долги'.V$25]*[$'Посещения + Долги'.V7])" office:value-type="string" office:string-value="0" calcext:value-type="string">
            <text:p>0</text:p>
          </table:table-cell>
          <table:table-cell table:style-name="ce17" table:formula="of:=IF(OR(ISTEXT([$'Посещения + Долги'.W7]); [.$A36]=[.W$51]); 0; [$'Посещения + Долги'.W$25]*[$'Посещения + Долги'.W7])" office:value-type="string" office:string-value="0" calcext:value-type="string">
            <text:p>0</text:p>
          </table:table-cell>
          <table:table-cell table:style-name="ce15" table:formula="of:=IF(OR(ISTEXT([$'Посещения + Долги'.X7]); [.$A36]=[.X$51]); 0; [$'Посещения + Долги'.X$25]*[$'Посещения + Долги'.X7])" office:value-type="string" office:string-value="37.5" calcext:value-type="string">
            <text:p>37.5</text:p>
          </table:table-cell>
          <table:table-cell table:style-name="ce17" table:formula="of:=IF(OR(ISTEXT([$'Посещения + Долги'.Y7]); [.$A36]=[.Y$51]); 0; [$'Посещения + Долги'.Y$25]*[$'Посещения + Долги'.Y7])" office:value-type="string" office:string-value="37.5" calcext:value-type="string">
            <text:p>37.5</text:p>
          </table:table-cell>
          <table:table-cell table:style-name="ce15" table:formula="of:=IF(OR(ISTEXT([$'Посещения + Долги'.Z7]); [.$A36]=[.Z$51]); 0; [$'Посещения + Долги'.Z$25]*[$'Посещения + Долги'.Z7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7]); [.$A36]=[.AA$51]); 0; [$'Посещения + Долги'.AA$25]*[$'Посещения + Долги'.AA7])" office:value-type="string" office:string-value="37.5" calcext:value-type="string">
            <text:p>37.5</text:p>
          </table:table-cell>
          <table:table-cell table:style-name="ce15" table:formula="of:=IF(OR(ISTEXT([$'Посещения + Долги'.AB7]); [.$A36]=[.AB$51]); 0; [$'Посещения + Долги'.AB$25]*[$'Посещения + Долги'.AB7])" office:value-type="string" office:string-value="0" calcext:value-type="string">
            <text:p>0</text:p>
          </table:table-cell>
          <table:table-cell table:style-name="ce17" table:formula="of:=IF(OR(ISTEXT([$'Посещения + Долги'.AC7]); [.$A36]=[.AC$51]); 0; [$'Посещения + Долги'.AC$25]*[$'Посещения + Долги'.AC7])" office:value-type="string" office:string-value="0" calcext:value-type="string">
            <text:p>0</text:p>
          </table:table-cell>
          <table:table-cell table:style-name="ce15" table:formula="of:=IF(OR(ISTEXT([$'Посещения + Долги'.AD7]); [.$A36]=[.AD$51]); 0; [$'Посещения + Долги'.AD$25]*[$'Посещения + Долги'.AD7])" office:value-type="string" office:string-value="0" calcext:value-type="string">
            <text:p>0</text:p>
          </table:table-cell>
          <table:table-cell table:style-name="ce17" table:formula="of:=IF(OR(ISTEXT([$'Посещения + Долги'.AE7]); [.$A36]=[.AE$51]); 0; [$'Посещения + Долги'.AE$25]*[$'Посещения + Долги'.AE7])" office:value-type="string" office:string-value="0" calcext:value-type="string">
            <text:p>0</text:p>
          </table:table-cell>
          <table:table-cell table:style-name="ce15" table:formula="of:=IF(OR(ISTEXT([$'Посещения + Долги'.AF7]); [.$A36]=[.AF$51]); 0; [$'Посещения + Долги'.AF$25]*[$'Посещения + Долги'.AF7])" office:value-type="string" office:string-value="0" calcext:value-type="string">
            <text:p>0</text:p>
          </table:table-cell>
          <table:table-cell table:style-name="ce17" table:formula="of:=IF(OR(ISTEXT([$'Посещения + Долги'.AG7]); [.$A36]=[.AG$51]); 0; [$'Посещения + Долги'.AG$25]*[$'Посещения + Долги'.AG7])" office:value-type="string" office:string-value="0" calcext:value-type="string">
            <text:p>0</text:p>
          </table:table-cell>
          <table:table-cell table:style-name="ce15" table:formula="of:=IF(OR(ISTEXT([$'Посещения + Долги'.AH7]); [.$A36]=[.AH$51]); 0; [$'Посещения + Долги'.AH$25]*[$'Посещения + Долги'.AH7])" office:value-type="string" office:string-value="0" calcext:value-type="string">
            <text:p>0</text:p>
          </table:table-cell>
          <table:table-cell table:style-name="ce17" table:formula="of:=IF(OR(ISTEXT([$'Посещения + Долги'.AI7]); [.$A36]=[.AI$51]); 0; [$'Посещения + Долги'.AI$25]*[$'Посещения + Долги'.AI7])" office:value-type="string" office:string-value="0" calcext:value-type="string">
            <text:p>0</text:p>
          </table:table-cell>
          <table:table-cell table:style-name="ce15" table:formula="of:=IF(OR(ISTEXT([$'Посещения + Долги'.AJ7]); [.$A36]=[.AJ$51]); 0; [$'Посещения + Долги'.AJ$25]*[$'Посещения + Долги'.AJ7])" office:value-type="string" office:string-value="0" calcext:value-type="string">
            <text:p>0</text:p>
          </table:table-cell>
          <table:table-cell table:style-name="ce17" table:formula="of:=IF(OR(ISTEXT([$'Посещения + Долги'.AK7]); [.$A36]=[.AK$51]); 0; [$'Посещения + Долги'.AK$25]*[$'Посещения + Долги'.AK7])" office:value-type="string" office:string-value="0" calcext:value-type="string">
            <text:p>0</text:p>
          </table:table-cell>
          <table:table-cell table:style-name="ce15" table:formula="of:=IF(OR(ISTEXT([$'Посещения + Долги'.AL7]); [.$A36]=[.AL$51]); 0; [$'Посещения + Долги'.AL$25]*[$'Посещения + Долги'.AL7])" office:value-type="string" office:string-value="0" calcext:value-type="string">
            <text:p>0</text:p>
          </table:table-cell>
          <table:table-cell table:style-name="ce17" table:formula="of:=IF(OR(ISTEXT([$'Посещения + Долги'.AM7]); [.$A36]=[.AM$51]); 0; [$'Посещения + Долги'.AM$25]*[$'Посещения + Долги'.AM7])" office:value-type="string" office:string-value="0" calcext:value-type="string">
            <text:p>0</text:p>
          </table:table-cell>
          <table:table-cell table:style-name="ce15" table:formula="of:=IF(OR(ISTEXT([$'Посещения + Долги'.AN7]); [.$A36]=[.AN$51]); 0; [$'Посещения + Долги'.AN$25]*[$'Посещения + Долги'.AN7])" office:value-type="string" office:string-value="0" calcext:value-type="string">
            <text:p>0</text:p>
          </table:table-cell>
          <table:table-cell table:style-name="ce17" table:formula="of:=IF(OR(ISTEXT([$'Посещения + Долги'.AO7]); [.$A36]=[.AO$51]); 0; [$'Посещения + Долги'.AO$25]*[$'Посещения + Долги'.AO7])" office:value-type="string" office:string-value="0" calcext:value-type="string">
            <text:p>0</text:p>
          </table:table-cell>
          <table:table-cell table:style-name="ce15" table:formula="of:=IF(OR(ISTEXT([$'Посещения + Долги'.AP7]); [.$A36]=[.AP$51]); 0; [$'Посещения + Долги'.AP$25]*[$'Посещения + Долги'.AP7])" office:value-type="string" office:string-value="0" calcext:value-type="string">
            <text:p>0</text:p>
          </table:table-cell>
          <table:table-cell table:style-name="ce17" table:formula="of:=IF(OR(ISTEXT([$'Посещения + Долги'.AQ7]); [.$A36]=[.AQ$51]); 0; [$'Посещения + Долги'.AQ$25]*[$'Посещения + Долги'.AQ7])" office:value-type="string" office:string-value="0" calcext:value-type="string">
            <text:p>0</text:p>
          </table:table-cell>
          <table:table-cell table:style-name="ce15" table:formula="of:=IF(OR(ISTEXT([$'Посещения + Долги'.AR7]); [.$A36]=[.AR$51]); 0; [$'Посещения + Долги'.AR$25]*[$'Посещения + Долги'.AR7])" office:value-type="string" office:string-value="0" calcext:value-type="string">
            <text:p>0</text:p>
          </table:table-cell>
          <table:table-cell table:style-name="ce17" table:formula="of:=IF(OR(ISTEXT([$'Посещения + Долги'.AS7]); [.$A36]=[.AS$51]); 0; [$'Посещения + Долги'.AS$25]*[$'Посещения + Долги'.AS7])" office:value-type="string" office:string-value="0" calcext:value-type="string">
            <text:p>0</text:p>
          </table:table-cell>
          <table:table-cell table:style-name="ce17" table:formula="of:=IF(OR(ISTEXT([$'Посещения + Долги'.AT7]); [.$A36]=[.AT$51]); 0; [$'Посещения + Долги'.AT$25]*[$'Посещения + Долги'.AT7])" office:value-type="string" office:string-value="0" calcext:value-type="string">
            <text:p>0</text:p>
          </table:table-cell>
          <table:table-cell table:style-name="ce17" table:formula="of:=IF(OR(ISTEXT([$'Посещения + Долги'.AU7]); [.$A36]=[.AU$51]); 0; [$'Посещения + Долги'.AU$25]*[$'Посещения + Долги'.AU7])" office:value-type="string" office:string-value="0" calcext:value-type="string">
            <text:p>0</text:p>
          </table:table-cell>
          <table:table-cell table:style-name="ce17" table:formula="of:=IF(OR(ISTEXT([$'Посещения + Долги'.AV7]); [.$A36]=[.AV$51]); 0; [$'Посещения + Долги'.AV$25]*[$'Посещения + Долги'.AV7])" office:value-type="string" office:string-value="0" calcext:value-type="string">
            <text:p>0</text:p>
          </table:table-cell>
          <table:table-cell table:style-name="ce17" table:formula="of:=IF(OR(ISTEXT([$'Посещения + Долги'.AW7]); [.$A36]=[.AW$51]); 0; [$'Посещения + Долги'.AW$25]*[$'Посещения + Долги'.AW7])" office:value-type="string" office:string-value="0" calcext:value-type="string">
            <text:p>0</text:p>
          </table:table-cell>
          <table:table-cell table:style-name="ce17" table:formula="of:=IF(OR(ISTEXT([$'Посещения + Долги'.AX7]); [.$A36]=[.AX$51]); 0; [$'Посещения + Долги'.AX$25]*[$'Посещения + Долги'.AX7])" office:value-type="string" office:string-value="0" calcext:value-type="string">
            <text:p>0</text:p>
          </table:table-cell>
          <table:table-cell table:style-name="ce17" table:formula="of:=IF(OR(ISTEXT([$'Посещения + Долги'.AY7]); [.$A36]=[.AY$51]); 0; [$'Посещения + Долги'.AY$25]*[$'Посещения + Долги'.AY7])" office:value-type="string" office:string-value="0" calcext:value-type="string">
            <text:p>0</text:p>
          </table:table-cell>
          <table:table-cell table:style-name="ce17" table:formula="of:=IF(OR(ISTEXT([$'Посещения + Долги'.AZ7]); [.$A36]=[.AZ$51]); 0; [$'Посещения + Долги'.AZ$25]*[$'Посещения + Долги'.AZ7])" office:value-type="string" office:string-value="0" calcext:value-type="string">
            <text:p>0</text:p>
          </table:table-cell>
          <table:table-cell table:style-name="ce17" table:formula="of:=IF(OR(ISTEXT([$'Посещения + Долги'.BA7]); [.$A36]=[.BA$51]); 0; [$'Посещения + Долги'.BA$25]*[$'Посещения + Долги'.BA7])" office:value-type="string" office:string-value="0" calcext:value-type="string">
            <text:p>0</text:p>
          </table:table-cell>
          <table:table-cell table:style-name="ce17" table:formula="of:=IF(OR(ISTEXT([$'Посещения + Долги'.BB7]); [.$A36]=[.BB$51]); 0; [$'Посещения + Долги'.BB$25]*[$'Посещения + Долги'.BB7])" office:value-type="string" office:string-value="0" calcext:value-type="string">
            <text:p>0</text:p>
          </table:table-cell>
          <table:table-cell table:style-name="ce17" table:formula="of:=IF(OR(ISTEXT([$'Посещения + Долги'.BC7]); [.$A36]=[.BC$51]); 0; [$'Посещения + Долги'.BC$25]*[$'Посещения + Долги'.BC7])" office:value-type="string" office:string-value="0" calcext:value-type="string">
            <text:p>0</text:p>
          </table:table-cell>
          <table:table-cell table:style-name="ce17" table:formula="of:=IF(OR(ISTEXT([$'Посещения + Долги'.BD7]); [.$A36]=[.BD$51]); 0; [$'Посещения + Долги'.BD$25]*[$'Посещения + Долги'.BD7])" office:value-type="string" office:string-value="56.25" calcext:value-type="string">
            <text:p>56.25</text:p>
          </table:table-cell>
          <table:table-cell table:style-name="ce17" table:formula="of:=IF(OR(ISTEXT([$'Посещения + Долги'.BE7]); [.$A36]=[.BE$51]); 0; [$'Посещения + Долги'.BE$25]*[$'Посещения + Долги'.BE7])" office:value-type="string" office:string-value="0" calcext:value-type="string">
            <text:p>0</text:p>
          </table:table-cell>
          <table:table-cell table:style-name="ce17" table:formula="of:=IF(OR(ISTEXT([$'Посещения + Долги'.BF7]); [.$A36]=[.BF$51]); 0; [$'Посещения + Долги'.BF$25]*[$'Посещения + Долги'.BF7])" office:value-type="string" office:string-value="0" calcext:value-type="string">
            <text:p>0</text:p>
          </table:table-cell>
          <table:table-cell table:style-name="ce17" table:formula="of:=IF(OR(ISTEXT([$'Посещения + Долги'.BG7]); [.$A36]=[.BG$51]); 0; [$'Посещения + Долги'.BG$25]*[$'Посещения + Долги'.BG7])" office:value-type="string" office:string-value="0" calcext:value-type="string">
            <text:p>0</text:p>
          </table:table-cell>
          <table:table-cell table:style-name="ce17" table:formula="of:=IF(OR(ISTEXT([$'Посещения + Долги'.BH7]); [.$A36]=[.BH$51]); 0; [$'Посещения + Долги'.BH$25]*[$'Посещения + Долги'.BH7])" office:value-type="string" office:string-value="0" calcext:value-type="string">
            <text:p>0</text:p>
          </table:table-cell>
          <table:table-cell table:style-name="ce17" table:formula="of:=IF(OR(ISTEXT([$'Посещения + Долги'.BI7]); [.$A36]=[.BI$51]); 0; [$'Посещения + Долги'.BI$25]*[$'Посещения + Долги'.BI7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BJ7]); [.$A36]=[.BJ$51]); 0; [$'Посещения + Долги'.BJ$25]*[$'Посещения + Долги'.BJ7])" office:value-type="string" office:string-value="45" calcext:value-type="string">
            <text:p>45</text:p>
          </table:table-cell>
          <table:table-cell table:style-name="ce17" table:formula="of:=IF(OR(ISTEXT([$'Посещения + Долги'.BK7]); [.$A36]=[.BK$51]); 0; [$'Посещения + Долги'.BK$25]*[$'Посещения + Долги'.BK7])" office:value-type="string" office:string-value="45" calcext:value-type="string">
            <text:p>45</text:p>
          </table:table-cell>
          <table:table-cell table:style-name="ce17" table:formula="of:=IF(OR(ISTEXT([$'Посещения + Долги'.BL7]); [.$A36]=[.BL$51]); 0; [$'Посещения + Долги'.BL$25]*[$'Посещения + Долги'.BL7])" office:value-type="string" office:string-value="50" calcext:value-type="string">
            <text:p>50</text:p>
          </table:table-cell>
          <table:table-cell table:style-name="ce17" table:formula="of:=IF(OR(ISTEXT([$'Посещения + Долги'.BM7]); [.$A36]=[.BM$51]); 0; [$'Посещения + Долги'.BM$25]*[$'Посещения + Долги'.BM7])" office:value-type="string" office:string-value="50" calcext:value-type="string">
            <text:p>50</text:p>
          </table:table-cell>
          <table:table-cell table:style-name="ce17" table:formula="of:=IF(OR(ISTEXT([$'Посещения + Долги'.BN7]); [.$A36]=[.BN$51]); 0; [$'Посещения + Долги'.BN$25]*[$'Посещения + Долги'.BN7])" office:value-type="string" office:string-value="0" calcext:value-type="string">
            <text:p>0</text:p>
          </table:table-cell>
          <table:table-cell table:style-name="ce17" table:formula="of:=IF(OR(ISTEXT([$'Посещения + Долги'.BO7]); [.$A36]=[.BO$51]); 0; [$'Посещения + Долги'.BO$25]*[$'Посещения + Долги'.BO7])" office:value-type="string" office:string-value="0" calcext:value-type="string">
            <text:p>0</text:p>
          </table:table-cell>
          <table:table-cell table:style-name="ce17" table:formula="of:=IF(OR(ISTEXT([$'Посещения + Долги'.BP7]); [.$A36]=[.BP$51]); 0; [$'Посещения + Долги'.BP$25]*[$'Посещения + Долги'.BP7])" office:value-type="string" office:string-value="0" calcext:value-type="string">
            <text:p>0</text:p>
          </table:table-cell>
          <table:table-cell table:style-name="ce17" table:formula="of:=IF(OR(ISTEXT([$'Посещения + Долги'.BQ7]); [.$A36]=[.BQ$51]); 0; [$'Посещения + Долги'.BQ$25]*[$'Посещения + Долги'.BQ7])" office:value-type="string" office:string-value="0" calcext:value-type="string">
            <text:p>0</text:p>
          </table:table-cell>
          <table:table-cell table:style-name="ce17" table:formula="of:=IF(OR(ISTEXT([$'Посещения + Долги'.BR7]); [.$A36]=[.BR$51]); 0; [$'Посещения + Долги'.BR$25]*[$'Посещения + Долги'.BR7])" office:value-type="string" office:string-value="0" calcext:value-type="string">
            <text:p>0</text:p>
          </table:table-cell>
          <table:table-cell table:style-name="ce17" table:formula="of:=IF(OR(ISTEXT([$'Посещения + Долги'.BS7]); [.$A36]=[.BS$51]); 0; [$'Посещения + Долги'.BS$25]*[$'Посещения + Долги'.BS7])" office:value-type="string" office:string-value="0" calcext:value-type="string">
            <text:p>0</text:p>
          </table:table-cell>
          <table:table-cell table:style-name="ce17" table:formula="of:=IF(OR(ISTEXT([$'Посещения + Долги'.BT7]); [.$A36]=[.BT$51]); 0; [$'Посещения + Долги'.BT$25]*[$'Посещения + Долги'.BT7])" office:value-type="string" office:string-value="0" calcext:value-type="string">
            <text:p>0</text:p>
          </table:table-cell>
          <table:table-cell table:style-name="ce17" table:formula="of:=IF(OR(ISTEXT([$'Посещения + Долги'.BU7]); [.$A36]=[.BU$51]); 0; [$'Посещения + Долги'.BU$25]*[$'Посещения + Долги'.BU7])" office:value-type="string" office:string-value="0" calcext:value-type="string">
            <text:p>0</text:p>
          </table:table-cell>
          <table:table-cell table:style-name="ce17" table:formula="of:=IF(OR(ISTEXT([$'Посещения + Долги'.BV7]); [.$A36]=[.BV$51]); 0; [$'Посещения + Долги'.BV$25]*[$'Посещения + Долги'.BV7])" office:value-type="string" office:string-value="0" calcext:value-type="string">
            <text:p>0</text:p>
          </table:table-cell>
          <table:table-cell table:style-name="ce17" table:formula="of:=IF(OR(ISTEXT([$'Посещения + Долги'.BW7]); [.$A36]=[.BW$51]); 0; [$'Посещения + Долги'.BW$25]*[$'Посещения + Долги'.BW7])" office:value-type="string" office:string-value="0" calcext:value-type="string">
            <text:p>0</text:p>
          </table:table-cell>
          <table:table-cell table:style-name="ce17" table:formula="of:=IF(OR(ISTEXT([$'Посещения + Долги'.BX7]); [.$A36]=[.BX$51]); 0; [$'Посещения + Долги'.BX$25]*[$'Посещения + Долги'.BX7])" office:value-type="string" office:string-value="0" calcext:value-type="string">
            <text:p>0</text:p>
          </table:table-cell>
          <table:table-cell table:style-name="ce17" table:formula="of:=IF(OR(ISTEXT([$'Посещения + Долги'.BY7]); [.$A36]=[.BY$51]); 0; [$'Посещения + Долги'.BY$25]*[$'Посещения + Долги'.BY7])" office:value-type="string" office:string-value="0" calcext:value-type="string">
            <text:p>0</text:p>
          </table:table-cell>
          <table:table-cell table:style-name="ce17" table:formula="of:=IF(OR(ISTEXT([$'Посещения + Долги'.BZ7]); [.$A36]=[.BZ$51]); 0; [$'Посещения + Долги'.BZ$25]*[$'Посещения + Долги'.BZ7])" office:value-type="string" office:string-value="0" calcext:value-type="string">
            <text:p>0</text:p>
          </table:table-cell>
          <table:table-cell table:style-name="ce17" table:formula="of:=IF(OR(ISTEXT([$'Посещения + Долги'.CA7]); [.$A36]=[.CA$51]); 0; [$'Посещения + Долги'.CA$25]*[$'Посещения + Долги'.CA7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Мулюков</text:p>
          </table:table-cell>
          <table:table-cell table:style-name="ce15" table:formula="of:=IF(OR(ISTEXT([$'Посещения + Долги'.B8]); [.$A37]=[.B$51]); 0; [$'Посещения + Долги'.B$25]*[$'Посещения + Долги'.B8])" office:value-type="string" office:string-value="0" calcext:value-type="string">
            <text:p>0</text:p>
          </table:table-cell>
          <table:table-cell table:style-name="ce17" table:formula="of:=IF(OR(ISTEXT([$'Посещения + Долги'.C8]); [.$A37]=[.C$51]); 0; [$'Посещения + Долги'.C$25]*[$'Посещения + Долги'.C8])" office:value-type="string" office:string-value="0" calcext:value-type="string">
            <text:p>0</text:p>
          </table:table-cell>
          <table:table-cell table:style-name="ce15" table:formula="of:=IF(OR(ISTEXT([$'Посещения + Долги'.D8]); [.$A37]=[.D$51]); 0; [$'Посещения + Долги'.D$25]*[$'Посещения + Долги'.D8])" office:value-type="string" office:string-value="0" calcext:value-type="string">
            <text:p>0</text:p>
          </table:table-cell>
          <table:table-cell table:style-name="ce17" table:formula="of:=IF(OR(ISTEXT([$'Посещения + Долги'.E8]); [.$A37]=[.E$51]); 0; [$'Посещения + Долги'.E$25]*[$'Посещения + Долги'.E8])" office:value-type="string" office:string-value="0" calcext:value-type="string">
            <text:p>0</text:p>
          </table:table-cell>
          <table:table-cell table:style-name="ce15" table:formula="of:=IF(OR(ISTEXT([$'Посещения + Долги'.F8]); [.$A37]=[.F$51]); 0; [$'Посещения + Долги'.F$25]*[$'Посещения + Долги'.F8])" office:value-type="string" office:string-value="0" calcext:value-type="string">
            <text:p>0</text:p>
          </table:table-cell>
          <table:table-cell table:style-name="ce17" table:formula="of:=IF(OR(ISTEXT([$'Посещения + Долги'.G8]); [.$A37]=[.G$51]); 0; [$'Посещения + Долги'.G$25]*[$'Посещения + Долги'.G8])" office:value-type="string" office:string-value="0" calcext:value-type="string">
            <text:p>0</text:p>
          </table:table-cell>
          <table:table-cell table:style-name="ce15" table:formula="of:=IF(OR(ISTEXT([$'Посещения + Долги'.H8]); [.$A37]=[.H$51]); 0; [$'Посещения + Долги'.H$25]*[$'Посещения + Долги'.H8])" office:value-type="string" office:string-value="0" calcext:value-type="string">
            <text:p>0</text:p>
          </table:table-cell>
          <table:table-cell table:style-name="ce17" table:formula="of:=IF(OR(ISTEXT([$'Посещения + Долги'.I8]); [.$A37]=[.I$51]); 0; [$'Посещения + Долги'.I$25]*[$'Посещения + Долги'.I8])" office:value-type="string" office:string-value="0" calcext:value-type="string">
            <text:p>0</text:p>
          </table:table-cell>
          <table:table-cell table:style-name="ce15" table:formula="of:=IF(OR(ISTEXT([$'Посещения + Долги'.J8]); [.$A37]=[.J$51]); 0; [$'Посещения + Долги'.J$25]*[$'Посещения + Долги'.J8])" office:value-type="string" office:string-value="0" calcext:value-type="string">
            <text:p>0</text:p>
          </table:table-cell>
          <table:table-cell table:style-name="ce17" table:formula="of:=IF(OR(ISTEXT([$'Посещения + Долги'.K8]); [.$A37]=[.K$51]); 0; [$'Посещения + Долги'.K$25]*[$'Посещения + Долги'.K8])" office:value-type="string" office:string-value="0" calcext:value-type="string">
            <text:p>0</text:p>
          </table:table-cell>
          <table:table-cell table:style-name="ce15" table:formula="of:=IF(OR(ISTEXT([$'Посещения + Долги'.L8]); [.$A37]=[.L$51]); 0; [$'Посещения + Долги'.L$25]*[$'Посещения + Долги'.L8])" office:value-type="string" office:string-value="0" calcext:value-type="string">
            <text:p>0</text:p>
          </table:table-cell>
          <table:table-cell table:style-name="ce17" table:formula="of:=IF(OR(ISTEXT([$'Посещения + Долги'.M8]); [.$A37]=[.M$51]); 0; [$'Посещения + Долги'.M$25]*[$'Посещения + Долги'.M8])" office:value-type="string" office:string-value="0" calcext:value-type="string">
            <text:p>0</text:p>
          </table:table-cell>
          <table:table-cell table:style-name="ce15" table:formula="of:=IF(OR(ISTEXT([$'Посещения + Долги'.N8]); [.$A37]=[.N$51]); 0; [$'Посещения + Долги'.N$25]*[$'Посещения + Долги'.N8])" office:value-type="string" office:string-value="0" calcext:value-type="string">
            <text:p>0</text:p>
          </table:table-cell>
          <table:table-cell table:style-name="ce17" table:formula="of:=IF(OR(ISTEXT([$'Посещения + Долги'.O8]); [.$A37]=[.O$51]); 0; [$'Посещения + Долги'.O$25]*[$'Посещения + Долги'.O8])" office:value-type="string" office:string-value="0" calcext:value-type="string">
            <text:p>0</text:p>
          </table:table-cell>
          <table:table-cell table:style-name="ce15" table:formula="of:=IF(OR(ISTEXT([$'Посещения + Долги'.P8]); [.$A37]=[.P$51]); 0; [$'Посещения + Долги'.P$25]*[$'Посещения + Долги'.P8])" office:value-type="string" office:string-value="0" calcext:value-type="string">
            <text:p>0</text:p>
          </table:table-cell>
          <table:table-cell table:style-name="ce17" table:formula="of:=IF(OR(ISTEXT([$'Посещения + Долги'.Q8]); [.$A37]=[.Q$51]); 0; [$'Посещения + Долги'.Q$25]*[$'Посещения + Долги'.Q8])" office:value-type="string" office:string-value="0" calcext:value-type="string">
            <text:p>0</text:p>
          </table:table-cell>
          <table:table-cell table:style-name="ce15" table:formula="of:=IF(OR(ISTEXT([$'Посещения + Долги'.R8]); [.$A37]=[.R$51]); 0; [$'Посещения + Долги'.R$25]*[$'Посещения + Долги'.R8])" office:value-type="string" office:string-value="0" calcext:value-type="string">
            <text:p>0</text:p>
          </table:table-cell>
          <table:table-cell table:style-name="ce17" table:formula="of:=IF(OR(ISTEXT([$'Посещения + Долги'.S8]); [.$A37]=[.S$51]); 0; [$'Посещения + Долги'.S$25]*[$'Посещения + Долги'.S8])" office:value-type="string" office:string-value="0" calcext:value-type="string">
            <text:p>0</text:p>
          </table:table-cell>
          <table:table-cell table:style-name="ce15" table:formula="of:=IF(OR(ISTEXT([$'Посещения + Долги'.T8]); [.$A37]=[.T$51]); 0; [$'Посещения + Долги'.T$25]*[$'Посещения + Долги'.T8])" office:value-type="string" office:string-value="0" calcext:value-type="string">
            <text:p>0</text:p>
          </table:table-cell>
          <table:table-cell table:style-name="ce17" table:formula="of:=IF(OR(ISTEXT([$'Посещения + Долги'.U8]); [.$A37]=[.U$51]); 0; [$'Посещения + Долги'.U$25]*[$'Посещения + Долги'.U8])" office:value-type="string" office:string-value="0" calcext:value-type="string">
            <text:p>0</text:p>
          </table:table-cell>
          <table:table-cell table:style-name="ce15" table:formula="of:=IF(OR(ISTEXT([$'Посещения + Долги'.V8]); [.$A37]=[.V$51]); 0; [$'Посещения + Долги'.V$25]*[$'Посещения + Долги'.V8])" office:value-type="string" office:string-value="0" calcext:value-type="string">
            <text:p>0</text:p>
          </table:table-cell>
          <table:table-cell table:style-name="ce17" table:formula="of:=IF(OR(ISTEXT([$'Посещения + Долги'.W8]); [.$A37]=[.W$51]); 0; [$'Посещения + Долги'.W$25]*[$'Посещения + Долги'.W8])" office:value-type="string" office:string-value="0" calcext:value-type="string">
            <text:p>0</text:p>
          </table:table-cell>
          <table:table-cell table:style-name="ce15" table:formula="of:=IF(OR(ISTEXT([$'Посещения + Долги'.X8]); [.$A37]=[.X$51]); 0; [$'Посещения + Долги'.X$25]*[$'Посещения + Долги'.X8])" office:value-type="string" office:string-value="0" calcext:value-type="string">
            <text:p>0</text:p>
          </table:table-cell>
          <table:table-cell table:style-name="ce17" table:formula="of:=IF(OR(ISTEXT([$'Посещения + Долги'.Y8]); [.$A37]=[.Y$51]); 0; [$'Посещения + Долги'.Y$25]*[$'Посещения + Долги'.Y8])" office:value-type="string" office:string-value="0" calcext:value-type="string">
            <text:p>0</text:p>
          </table:table-cell>
          <table:table-cell table:style-name="ce15" table:formula="of:=IF(OR(ISTEXT([$'Посещения + Долги'.Z8]); [.$A37]=[.Z$51]); 0; [$'Посещения + Долги'.Z$25]*[$'Посещения + Долги'.Z8])" office:value-type="string" office:string-value="0" calcext:value-type="string">
            <text:p>0</text:p>
          </table:table-cell>
          <table:table-cell table:style-name="ce17" table:formula="of:=IF(OR(ISTEXT([$'Посещения + Долги'.AA8]); [.$A37]=[.AA$51]); 0; [$'Посещения + Долги'.AA$25]*[$'Посещения + Долги'.AA8])" office:value-type="string" office:string-value="0" calcext:value-type="string">
            <text:p>0</text:p>
          </table:table-cell>
          <table:table-cell table:style-name="ce15" table:formula="of:=IF(OR(ISTEXT([$'Посещения + Долги'.AB8]); [.$A37]=[.AB$51]); 0; [$'Посещения + Долги'.AB$25]*[$'Посещения + Долги'.AB8])" office:value-type="string" office:string-value="0" calcext:value-type="string">
            <text:p>0</text:p>
          </table:table-cell>
          <table:table-cell table:style-name="ce17" table:formula="of:=IF(OR(ISTEXT([$'Посещения + Долги'.AC8]); [.$A37]=[.AC$51]); 0; [$'Посещения + Долги'.AC$25]*[$'Посещения + Долги'.AC8])" office:value-type="string" office:string-value="0" calcext:value-type="string">
            <text:p>0</text:p>
          </table:table-cell>
          <table:table-cell table:style-name="ce15" table:formula="of:=IF(OR(ISTEXT([$'Посещения + Долги'.AD8]); [.$A37]=[.AD$51]); 0; [$'Посещения + Долги'.AD$25]*[$'Посещения + Долги'.AD8])" office:value-type="string" office:string-value="0" calcext:value-type="string">
            <text:p>0</text:p>
          </table:table-cell>
          <table:table-cell table:style-name="ce17" table:formula="of:=IF(OR(ISTEXT([$'Посещения + Долги'.AE8]); [.$A37]=[.AE$51]); 0; [$'Посещения + Долги'.AE$25]*[$'Посещения + Долги'.AE8])" office:value-type="string" office:string-value="0" calcext:value-type="string">
            <text:p>0</text:p>
          </table:table-cell>
          <table:table-cell table:style-name="ce15" table:formula="of:=IF(OR(ISTEXT([$'Посещения + Долги'.AF8]); [.$A37]=[.AF$51]); 0; [$'Посещения + Долги'.AF$25]*[$'Посещения + Долги'.AF8])" office:value-type="string" office:string-value="0" calcext:value-type="string">
            <text:p>0</text:p>
          </table:table-cell>
          <table:table-cell table:style-name="ce17" table:formula="of:=IF(OR(ISTEXT([$'Посещения + Долги'.AG8]); [.$A37]=[.AG$51]); 0; [$'Посещения + Долги'.AG$25]*[$'Посещения + Долги'.AG8])" office:value-type="string" office:string-value="0" calcext:value-type="string">
            <text:p>0</text:p>
          </table:table-cell>
          <table:table-cell table:style-name="ce15" table:formula="of:=IF(OR(ISTEXT([$'Посещения + Долги'.AH8]); [.$A37]=[.AH$51]); 0; [$'Посещения + Долги'.AH$25]*[$'Посещения + Долги'.AH8])" office:value-type="string" office:string-value="0" calcext:value-type="string">
            <text:p>0</text:p>
          </table:table-cell>
          <table:table-cell table:style-name="ce17" table:formula="of:=IF(OR(ISTEXT([$'Посещения + Долги'.AI8]); [.$A37]=[.AI$51]); 0; [$'Посещения + Долги'.AI$25]*[$'Посещения + Долги'.AI8])" office:value-type="string" office:string-value="0" calcext:value-type="string">
            <text:p>0</text:p>
          </table:table-cell>
          <table:table-cell table:style-name="ce15" table:formula="of:=IF(OR(ISTEXT([$'Посещения + Долги'.AJ8]); [.$A37]=[.AJ$51]); 0; [$'Посещения + Долги'.AJ$25]*[$'Посещения + Долги'.AJ8])" office:value-type="string" office:string-value="0" calcext:value-type="string">
            <text:p>0</text:p>
          </table:table-cell>
          <table:table-cell table:style-name="ce17" table:formula="of:=IF(OR(ISTEXT([$'Посещения + Долги'.AK8]); [.$A37]=[.AK$51]); 0; [$'Посещения + Долги'.AK$25]*[$'Посещения + Долги'.AK8])" office:value-type="string" office:string-value="0" calcext:value-type="string">
            <text:p>0</text:p>
          </table:table-cell>
          <table:table-cell table:style-name="ce15" table:formula="of:=IF(OR(ISTEXT([$'Посещения + Долги'.AL8]); [.$A37]=[.AL$51]); 0; [$'Посещения + Долги'.AL$25]*[$'Посещения + Долги'.AL8])" office:value-type="string" office:string-value="0" calcext:value-type="string">
            <text:p>0</text:p>
          </table:table-cell>
          <table:table-cell table:style-name="ce17" table:formula="of:=IF(OR(ISTEXT([$'Посещения + Долги'.AM8]); [.$A37]=[.AM$51]); 0; [$'Посещения + Долги'.AM$25]*[$'Посещения + Долги'.AM8])" office:value-type="string" office:string-value="0" calcext:value-type="string">
            <text:p>0</text:p>
          </table:table-cell>
          <table:table-cell table:style-name="ce15" table:formula="of:=IF(OR(ISTEXT([$'Посещения + Долги'.AN8]); [.$A37]=[.AN$51]); 0; [$'Посещения + Долги'.AN$25]*[$'Посещения + Долги'.AN8])" office:value-type="string" office:string-value="0" calcext:value-type="string">
            <text:p>0</text:p>
          </table:table-cell>
          <table:table-cell table:style-name="ce17" table:formula="of:=IF(OR(ISTEXT([$'Посещения + Долги'.AO8]); [.$A37]=[.AO$51]); 0; [$'Посещения + Долги'.AO$25]*[$'Посещения + Долги'.AO8])" office:value-type="string" office:string-value="0" calcext:value-type="string">
            <text:p>0</text:p>
          </table:table-cell>
          <table:table-cell table:style-name="ce15" table:formula="of:=IF(OR(ISTEXT([$'Посещения + Долги'.AP8]); [.$A37]=[.AP$51]); 0; [$'Посещения + Долги'.AP$25]*[$'Посещения + Долги'.AP8])" office:value-type="string" office:string-value="0" calcext:value-type="string">
            <text:p>0</text:p>
          </table:table-cell>
          <table:table-cell table:style-name="ce17" table:formula="of:=IF(OR(ISTEXT([$'Посещения + Долги'.AQ8]); [.$A37]=[.AQ$51]); 0; [$'Посещения + Долги'.AQ$25]*[$'Посещения + Долги'.AQ8])" office:value-type="string" office:string-value="0" calcext:value-type="string">
            <text:p>0</text:p>
          </table:table-cell>
          <table:table-cell table:style-name="ce15" table:formula="of:=IF(OR(ISTEXT([$'Посещения + Долги'.AR8]); [.$A37]=[.AR$51]); 0; [$'Посещения + Долги'.AR$25]*[$'Посещения + Долги'.AR8])" office:value-type="string" office:string-value="0" calcext:value-type="string">
            <text:p>0</text:p>
          </table:table-cell>
          <table:table-cell table:style-name="ce17" table:formula="of:=IF(OR(ISTEXT([$'Посещения + Долги'.AS8]); [.$A37]=[.AS$51]); 0; [$'Посещения + Долги'.AS$25]*[$'Посещения + Долги'.AS8])" office:value-type="string" office:string-value="0" calcext:value-type="string">
            <text:p>0</text:p>
          </table:table-cell>
          <table:table-cell table:style-name="ce17" table:formula="of:=IF(OR(ISTEXT([$'Посещения + Долги'.AT8]); [.$A37]=[.AT$51]); 0; [$'Посещения + Долги'.AT$25]*[$'Посещения + Долги'.AT8])" office:value-type="string" office:string-value="0" calcext:value-type="string">
            <text:p>0</text:p>
          </table:table-cell>
          <table:table-cell table:style-name="ce17" table:formula="of:=IF(OR(ISTEXT([$'Посещения + Долги'.AU8]); [.$A37]=[.AU$51]); 0; [$'Посещения + Долги'.AU$25]*[$'Посещения + Долги'.AU8])" office:value-type="string" office:string-value="0" calcext:value-type="string">
            <text:p>0</text:p>
          </table:table-cell>
          <table:table-cell table:style-name="ce17" table:formula="of:=IF(OR(ISTEXT([$'Посещения + Долги'.AV8]); [.$A37]=[.AV$51]); 0; [$'Посещения + Долги'.AV$25]*[$'Посещения + Долги'.AV8])" office:value-type="string" office:string-value="0" calcext:value-type="string">
            <text:p>0</text:p>
          </table:table-cell>
          <table:table-cell table:style-name="ce17" table:formula="of:=IF(OR(ISTEXT([$'Посещения + Долги'.AW8]); [.$A37]=[.AW$51]); 0; [$'Посещения + Долги'.AW$25]*[$'Посещения + Долги'.AW8])" office:value-type="string" office:string-value="0" calcext:value-type="string">
            <text:p>0</text:p>
          </table:table-cell>
          <table:table-cell table:style-name="ce17" table:formula="of:=IF(OR(ISTEXT([$'Посещения + Долги'.AX8]); [.$A37]=[.AX$51]); 0; [$'Посещения + Долги'.AX$25]*[$'Посещения + Долги'.AX8])" office:value-type="string" office:string-value="0" calcext:value-type="string">
            <text:p>0</text:p>
          </table:table-cell>
          <table:table-cell table:style-name="ce17" table:formula="of:=IF(OR(ISTEXT([$'Посещения + Долги'.AY8]); [.$A37]=[.AY$51]); 0; [$'Посещения + Долги'.AY$25]*[$'Посещения + Долги'.AY8])" office:value-type="string" office:string-value="0" calcext:value-type="string">
            <text:p>0</text:p>
          </table:table-cell>
          <table:table-cell table:style-name="ce17" table:formula="of:=IF(OR(ISTEXT([$'Посещения + Долги'.AZ8]); [.$A37]=[.AZ$51]); 0; [$'Посещения + Долги'.AZ$25]*[$'Посещения + Долги'.AZ8])" office:value-type="string" office:string-value="0" calcext:value-type="string">
            <text:p>0</text:p>
          </table:table-cell>
          <table:table-cell table:style-name="ce17" table:formula="of:=IF(OR(ISTEXT([$'Посещения + Долги'.BA8]); [.$A37]=[.BA$51]); 0; [$'Посещения + Долги'.BA$25]*[$'Посещения + Долги'.BA8])" office:value-type="string" office:string-value="0" calcext:value-type="string">
            <text:p>0</text:p>
          </table:table-cell>
          <table:table-cell table:style-name="ce17" table:formula="of:=IF(OR(ISTEXT([$'Посещения + Долги'.BB8]); [.$A37]=[.BB$51]); 0; [$'Посещения + Долги'.BB$25]*[$'Посещения + Долги'.BB8])" office:value-type="string" office:string-value="0" calcext:value-type="string">
            <text:p>0</text:p>
          </table:table-cell>
          <table:table-cell table:style-name="ce17" table:formula="of:=IF(OR(ISTEXT([$'Посещения + Долги'.BC8]); [.$A37]=[.BC$51]); 0; [$'Посещения + Долги'.BC$25]*[$'Посещения + Долги'.BC8])" office:value-type="string" office:string-value="0" calcext:value-type="string">
            <text:p>0</text:p>
          </table:table-cell>
          <table:table-cell table:style-name="ce17" table:formula="of:=IF(OR(ISTEXT([$'Посещения + Долги'.BD8]); [.$A37]=[.BD$51]); 0; [$'Посещения + Долги'.BD$25]*[$'Посещения + Долги'.BD8])" office:value-type="string" office:string-value="0" calcext:value-type="string">
            <text:p>0</text:p>
          </table:table-cell>
          <table:table-cell table:style-name="ce17" table:formula="of:=IF(OR(ISTEXT([$'Посещения + Долги'.BE8]); [.$A37]=[.BE$51]); 0; [$'Посещения + Долги'.BE$25]*[$'Посещения + Долги'.BE8])" office:value-type="string" office:string-value="0" calcext:value-type="string">
            <text:p>0</text:p>
          </table:table-cell>
          <table:table-cell table:style-name="ce17" table:formula="of:=IF(OR(ISTEXT([$'Посещения + Долги'.BF8]); [.$A37]=[.BF$51]); 0; [$'Посещения + Долги'.BF$25]*[$'Посещения + Долги'.BF8])" office:value-type="string" office:string-value="0" calcext:value-type="string">
            <text:p>0</text:p>
          </table:table-cell>
          <table:table-cell table:style-name="ce17" table:formula="of:=IF(OR(ISTEXT([$'Посещения + Долги'.BG8]); [.$A37]=[.BG$51]); 0; [$'Посещения + Долги'.BG$25]*[$'Посещения + Долги'.BG8])" office:value-type="string" office:string-value="0" calcext:value-type="string">
            <text:p>0</text:p>
          </table:table-cell>
          <table:table-cell table:style-name="ce17" table:formula="of:=IF(OR(ISTEXT([$'Посещения + Долги'.BH8]); [.$A37]=[.BH$51]); 0; [$'Посещения + Долги'.BH$25]*[$'Посещения + Долги'.BH8])" office:value-type="string" office:string-value="0" calcext:value-type="string">
            <text:p>0</text:p>
          </table:table-cell>
          <table:table-cell table:style-name="ce17" table:formula="of:=IF(OR(ISTEXT([$'Посещения + Долги'.BI8]); [.$A37]=[.BI$51]); 0; [$'Посещения + Долги'.BI$25]*[$'Посещения + Долги'.BI8])" office:value-type="string" office:string-value="0" calcext:value-type="string">
            <text:p>0</text:p>
          </table:table-cell>
          <table:table-cell table:style-name="ce17" table:formula="of:=IF(OR(ISTEXT([$'Посещения + Долги'.BJ8]); [.$A37]=[.BJ$51]); 0; [$'Посещения + Долги'.BJ$25]*[$'Посещения + Долги'.BJ8])" office:value-type="string" office:string-value="0" calcext:value-type="string">
            <text:p>0</text:p>
          </table:table-cell>
          <table:table-cell table:style-name="ce17" table:formula="of:=IF(OR(ISTEXT([$'Посещения + Долги'.BK8]); [.$A37]=[.BK$51]); 0; [$'Посещения + Долги'.BK$25]*[$'Посещения + Долги'.BK8])" office:value-type="string" office:string-value="0" calcext:value-type="string">
            <text:p>0</text:p>
          </table:table-cell>
          <table:table-cell table:style-name="ce17" table:formula="of:=IF(OR(ISTEXT([$'Посещения + Долги'.BL8]); [.$A37]=[.BL$51]); 0; [$'Посещения + Долги'.BL$25]*[$'Посещения + Долги'.BL8])" office:value-type="string" office:string-value="0" calcext:value-type="string">
            <text:p>0</text:p>
          </table:table-cell>
          <table:table-cell table:style-name="ce17" table:formula="of:=IF(OR(ISTEXT([$'Посещения + Долги'.BM8]); [.$A37]=[.BM$51]); 0; [$'Посещения + Долги'.BM$25]*[$'Посещения + Долги'.BM8])" office:value-type="string" office:string-value="0" calcext:value-type="string">
            <text:p>0</text:p>
          </table:table-cell>
          <table:table-cell table:style-name="ce17" table:formula="of:=IF(OR(ISTEXT([$'Посещения + Долги'.BN8]); [.$A37]=[.BN$51]); 0; [$'Посещения + Долги'.BN$25]*[$'Посещения + Долги'.BN8])" office:value-type="string" office:string-value="0" calcext:value-type="string">
            <text:p>0</text:p>
          </table:table-cell>
          <table:table-cell table:style-name="ce17" table:formula="of:=IF(OR(ISTEXT([$'Посещения + Долги'.BO8]); [.$A37]=[.BO$51]); 0; [$'Посещения + Долги'.BO$25]*[$'Посещения + Долги'.BO8])" office:value-type="string" office:string-value="0" calcext:value-type="string">
            <text:p>0</text:p>
          </table:table-cell>
          <table:table-cell table:style-name="ce17" table:formula="of:=IF(OR(ISTEXT([$'Посещения + Долги'.BP8]); [.$A37]=[.BP$51]); 0; [$'Посещения + Долги'.BP$25]*[$'Посещения + Долги'.BP8])" office:value-type="string" office:string-value="0" calcext:value-type="string">
            <text:p>0</text:p>
          </table:table-cell>
          <table:table-cell table:style-name="ce17" table:formula="of:=IF(OR(ISTEXT([$'Посещения + Долги'.BQ8]); [.$A37]=[.BQ$51]); 0; [$'Посещения + Долги'.BQ$25]*[$'Посещения + Долги'.BQ8])" office:value-type="string" office:string-value="0" calcext:value-type="string">
            <text:p>0</text:p>
          </table:table-cell>
          <table:table-cell table:style-name="ce17" table:formula="of:=IF(OR(ISTEXT([$'Посещения + Долги'.BR8]); [.$A37]=[.BR$51]); 0; [$'Посещения + Долги'.BR$25]*[$'Посещения + Долги'.BR8])" office:value-type="string" office:string-value="0" calcext:value-type="string">
            <text:p>0</text:p>
          </table:table-cell>
          <table:table-cell table:style-name="ce17" table:formula="of:=IF(OR(ISTEXT([$'Посещения + Долги'.BS8]); [.$A37]=[.BS$51]); 0; [$'Посещения + Долги'.BS$25]*[$'Посещения + Долги'.BS8])" office:value-type="string" office:string-value="0" calcext:value-type="string">
            <text:p>0</text:p>
          </table:table-cell>
          <table:table-cell table:style-name="ce17" table:formula="of:=IF(OR(ISTEXT([$'Посещения + Долги'.BT8]); [.$A37]=[.BT$51]); 0; [$'Посещения + Долги'.BT$25]*[$'Посещения + Долги'.BT8])" office:value-type="string" office:string-value="0" calcext:value-type="string">
            <text:p>0</text:p>
          </table:table-cell>
          <table:table-cell table:style-name="ce17" table:formula="of:=IF(OR(ISTEXT([$'Посещения + Долги'.BU8]); [.$A37]=[.BU$51]); 0; [$'Посещения + Долги'.BU$25]*[$'Посещения + Долги'.BU8])" office:value-type="string" office:string-value="0" calcext:value-type="string">
            <text:p>0</text:p>
          </table:table-cell>
          <table:table-cell table:style-name="ce17" table:formula="of:=IF(OR(ISTEXT([$'Посещения + Долги'.BV8]); [.$A37]=[.BV$51]); 0; [$'Посещения + Долги'.BV$25]*[$'Посещения + Долги'.BV8])" office:value-type="string" office:string-value="0" calcext:value-type="string">
            <text:p>0</text:p>
          </table:table-cell>
          <table:table-cell table:style-name="ce17" table:formula="of:=IF(OR(ISTEXT([$'Посещения + Долги'.BW8]); [.$A37]=[.BW$51]); 0; [$'Посещения + Долги'.BW$25]*[$'Посещения + Долги'.BW8])" office:value-type="string" office:string-value="0" calcext:value-type="string">
            <text:p>0</text:p>
          </table:table-cell>
          <table:table-cell table:style-name="ce17" table:formula="of:=IF(OR(ISTEXT([$'Посещения + Долги'.BX8]); [.$A37]=[.BX$51]); 0; [$'Посещения + Долги'.BX$25]*[$'Посещения + Долги'.BX8])" office:value-type="string" office:string-value="0" calcext:value-type="string">
            <text:p>0</text:p>
          </table:table-cell>
          <table:table-cell table:style-name="ce17" table:formula="of:=IF(OR(ISTEXT([$'Посещения + Долги'.BY8]); [.$A37]=[.BY$51]); 0; [$'Посещения + Долги'.BY$25]*[$'Посещения + Долги'.BY8])" office:value-type="string" office:string-value="0" calcext:value-type="string">
            <text:p>0</text:p>
          </table:table-cell>
          <table:table-cell table:style-name="ce17" table:formula="of:=IF(OR(ISTEXT([$'Посещения + Долги'.BZ8]); [.$A37]=[.BZ$51]); 0; [$'Посещения + Долги'.BZ$25]*[$'Посещения + Долги'.BZ8])" office:value-type="string" office:string-value="0" calcext:value-type="string">
            <text:p>0</text:p>
          </table:table-cell>
          <table:table-cell table:style-name="ce17" table:formula="of:=IF(OR(ISTEXT([$'Посещения + Долги'.CA8]); [.$A37]=[.CA$51]); 0; [$'Посещения + Долги'.CA$25]*[$'Посещения + Долги'.CA8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Мурлатов</text:p>
          </table:table-cell>
          <table:table-cell table:style-name="ce15" table:formula="of:=IF(OR(ISTEXT([$'Посещения + Долги'.B9]); [.$A38]=[.B$51]); 0; [$'Посещения + Долги'.B$25]*[$'Посещения + Долги'.B9])" office:value-type="string" office:string-value="0" calcext:value-type="string">
            <text:p>0</text:p>
          </table:table-cell>
          <table:table-cell table:style-name="ce17" table:formula="of:=IF(OR(ISTEXT([$'Посещения + Долги'.C9]); [.$A38]=[.C$51]); 0; [$'Посещения + Долги'.C$25]*[$'Посещения + Долги'.C9])" office:value-type="string" office:string-value="0" calcext:value-type="string">
            <text:p>0</text:p>
          </table:table-cell>
          <table:table-cell table:style-name="ce15" table:formula="of:=IF(OR(ISTEXT([$'Посещения + Долги'.D9]); [.$A38]=[.D$51]); 0; [$'Посещения + Долги'.D$25]*[$'Посещения + Долги'.D9])" office:value-type="string" office:string-value="0" calcext:value-type="string">
            <text:p>0</text:p>
          </table:table-cell>
          <table:table-cell table:style-name="ce17" table:formula="of:=IF(OR(ISTEXT([$'Посещения + Долги'.E9]); [.$A38]=[.E$51]); 0; [$'Посещения + Долги'.E$25]*[$'Посещения + Долги'.E9])" office:value-type="string" office:string-value="0" calcext:value-type="string">
            <text:p>0</text:p>
          </table:table-cell>
          <table:table-cell table:style-name="ce15" table:formula="of:=IF(OR(ISTEXT([$'Посещения + Долги'.F9]); [.$A38]=[.F$51]); 0; [$'Посещения + Долги'.F$25]*[$'Посещения + Долги'.F9])" office:value-type="string" office:string-value="0" calcext:value-type="string">
            <text:p>0</text:p>
          </table:table-cell>
          <table:table-cell table:style-name="ce17" table:formula="of:=IF(OR(ISTEXT([$'Посещения + Долги'.G9]); [.$A38]=[.G$51]); 0; [$'Посещения + Долги'.G$25]*[$'Посещения + Долги'.G9])" office:value-type="string" office:string-value="0" calcext:value-type="string">
            <text:p>0</text:p>
          </table:table-cell>
          <table:table-cell table:style-name="ce15" table:formula="of:=IF(OR(ISTEXT([$'Посещения + Долги'.H9]); [.$A38]=[.H$51]); 0; [$'Посещения + Долги'.H$25]*[$'Посещения + Долги'.H9])" office:value-type="string" office:string-value="0" calcext:value-type="string">
            <text:p>0</text:p>
          </table:table-cell>
          <table:table-cell table:style-name="ce17" table:formula="of:=IF(OR(ISTEXT([$'Посещения + Долги'.I9]); [.$A38]=[.I$51]); 0; [$'Посещения + Долги'.I$25]*[$'Посещения + Долги'.I9])" office:value-type="string" office:string-value="0" calcext:value-type="string">
            <text:p>0</text:p>
          </table:table-cell>
          <table:table-cell table:style-name="ce15" table:formula="of:=IF(OR(ISTEXT([$'Посещения + Долги'.J9]); [.$A38]=[.J$51]); 0; [$'Посещения + Долги'.J$25]*[$'Посещения + Долги'.J9])" office:value-type="string" office:string-value="56.25" calcext:value-type="string">
            <text:p>56.25</text:p>
          </table:table-cell>
          <table:table-cell table:style-name="ce17" table:formula="of:=IF(OR(ISTEXT([$'Посещения + Долги'.K9]); [.$A38]=[.K$51]); 0; [$'Посещения + Долги'.K$25]*[$'Посещения + Долги'.K9])" office:value-type="string" office:string-value="55.55555556" calcext:value-type="string">
            <text:p>55.55555556</text:p>
          </table:table-cell>
          <table:table-cell table:style-name="ce15" table:formula="of:=IF(OR(ISTEXT([$'Посещения + Долги'.L9]); [.$A38]=[.L$51]); 0; [$'Посещения + Долги'.L$25]*[$'Посещения + Долги'.L9])" office:value-type="string" office:string-value="0" calcext:value-type="string">
            <text:p>0</text:p>
          </table:table-cell>
          <table:table-cell table:style-name="ce17" table:formula="of:=IF(OR(ISTEXT([$'Посещения + Долги'.M9]); [.$A38]=[.M$51]); 0; [$'Посещения + Долги'.M$25]*[$'Посещения + Долги'.M9])" office:value-type="string" office:string-value="56.25" calcext:value-type="string">
            <text:p>56.25</text:p>
          </table:table-cell>
          <table:table-cell table:style-name="ce15" table:formula="of:=IF(OR(ISTEXT([$'Посещения + Долги'.N9]); [.$A38]=[.N$51]); 0; [$'Посещения + Долги'.N$25]*[$'Посещения + Долги'.N9])" office:value-type="string" office:string-value="0" calcext:value-type="string">
            <text:p>0</text:p>
          </table:table-cell>
          <table:table-cell table:style-name="ce17" table:formula="of:=IF(OR(ISTEXT([$'Посещения + Долги'.O9]); [.$A38]=[.O$51]); 0; [$'Посещения + Долги'.O$25]*[$'Посещения + Долги'.O9])" office:value-type="string" office:string-value="0" calcext:value-type="string">
            <text:p>0</text:p>
          </table:table-cell>
          <table:table-cell table:style-name="ce15" table:formula="of:=IF(OR(ISTEXT([$'Посещения + Долги'.P9]); [.$A38]=[.P$51]); 0; [$'Посещения + Долги'.P$25]*[$'Посещения + Долги'.P9])" office:value-type="string" office:string-value="0" calcext:value-type="string">
            <text:p>0</text:p>
          </table:table-cell>
          <table:table-cell table:style-name="ce17" table:formula="of:=IF(OR(ISTEXT([$'Посещения + Долги'.Q9]); [.$A38]=[.Q$51]); 0; [$'Посещения + Долги'.Q$25]*[$'Посещения + Долги'.Q9])" office:value-type="string" office:string-value="0" calcext:value-type="string">
            <text:p>0</text:p>
          </table:table-cell>
          <table:table-cell table:style-name="ce15" table:formula="of:=IF(OR(ISTEXT([$'Посещения + Долги'.R9]); [.$A38]=[.R$51]); 0; [$'Посещения + Долги'.R$25]*[$'Посещения + Долги'.R9])" office:value-type="string" office:string-value="0" calcext:value-type="string">
            <text:p>0</text:p>
          </table:table-cell>
          <table:table-cell table:style-name="ce17" table:formula="of:=IF(OR(ISTEXT([$'Посещения + Долги'.S9]); [.$A38]=[.S$51]); 0; [$'Посещения + Долги'.S$25]*[$'Посещения + Долги'.S9])" office:value-type="string" office:string-value="0" calcext:value-type="string">
            <text:p>0</text:p>
          </table:table-cell>
          <table:table-cell table:style-name="ce15" table:formula="of:=IF(OR(ISTEXT([$'Посещения + Долги'.T9]); [.$A38]=[.T$51]); 0; [$'Посещения + Долги'.T$25]*[$'Посещения + Долги'.T9])" office:value-type="string" office:string-value="50" calcext:value-type="string">
            <text:p>50</text:p>
          </table:table-cell>
          <table:table-cell table:style-name="ce17" table:formula="of:=IF(OR(ISTEXT([$'Посещения + Долги'.U9]); [.$A38]=[.U$51]); 0; [$'Посещения + Долги'.U$25]*[$'Посещения + Долги'.U9])" office:value-type="string" office:string-value="50" calcext:value-type="string">
            <text:p>50</text:p>
          </table:table-cell>
          <table:table-cell table:style-name="ce15" table:formula="of:=IF(OR(ISTEXT([$'Посещения + Долги'.V9]); [.$A38]=[.V$51]); 0; [$'Посещения + Долги'.V$25]*[$'Посещения + Долги'.V9])" office:value-type="string" office:string-value="56.25" calcext:value-type="string">
            <text:p>56.25</text:p>
          </table:table-cell>
          <table:table-cell table:style-name="ce17" table:formula="of:=IF(OR(ISTEXT([$'Посещения + Долги'.W9]); [.$A38]=[.W$51]); 0; [$'Посещения + Долги'.W$25]*[$'Посещения + Долги'.W9])" office:value-type="string" office:string-value="56.25" calcext:value-type="string">
            <text:p>56.25</text:p>
          </table:table-cell>
          <table:table-cell table:style-name="ce15" table:formula="of:=IF(OR(ISTEXT([$'Посещения + Долги'.X9]); [.$A38]=[.X$51]); 0; [$'Посещения + Долги'.X$25]*[$'Посещения + Долги'.X9])" office:value-type="string" office:string-value="37.5" calcext:value-type="string">
            <text:p>37.5</text:p>
          </table:table-cell>
          <table:table-cell table:style-name="ce17" table:formula="of:=IF(OR(ISTEXT([$'Посещения + Долги'.Y9]); [.$A38]=[.Y$51]); 0; [$'Посещения + Долги'.Y$25]*[$'Посещения + Долги'.Y9])" office:value-type="string" office:string-value="37.5" calcext:value-type="string">
            <text:p>37.5</text:p>
          </table:table-cell>
          <table:table-cell table:style-name="ce15" table:formula="of:=IF(OR(ISTEXT([$'Посещения + Долги'.Z9]); [.$A38]=[.Z$51]); 0; [$'Посещения + Долги'.Z$25]*[$'Посещения + Долги'.Z9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9]); [.$A38]=[.AA$51]); 0; [$'Посещения + Долги'.AA$25]*[$'Посещения + Долги'.AA9])" office:value-type="string" office:string-value="37.5" calcext:value-type="string">
            <text:p>37.5</text:p>
          </table:table-cell>
          <table:table-cell table:style-name="ce15" table:formula="of:=IF(OR(ISTEXT([$'Посещения + Долги'.AB9]); [.$A38]=[.AB$51]); 0; [$'Посещения + Долги'.AB$25]*[$'Посещения + Долги'.AB9])" office:value-type="string" office:string-value="50" calcext:value-type="string">
            <text:p>50</text:p>
          </table:table-cell>
          <table:table-cell table:style-name="ce17" table:formula="of:=IF(OR(ISTEXT([$'Посещения + Долги'.AC9]); [.$A38]=[.AC$51]); 0; [$'Посещения + Долги'.AC$25]*[$'Посещения + Долги'.AC9])" office:value-type="string" office:string-value="56.25" calcext:value-type="string">
            <text:p>56.25</text:p>
          </table:table-cell>
          <table:table-cell table:style-name="ce15" table:formula="of:=IF(OR(ISTEXT([$'Посещения + Долги'.AD9]); [.$A38]=[.AD$51]); 0; [$'Посещения + Долги'.AD$25]*[$'Посещения + Долги'.AD9])" office:value-type="string" office:string-value="0" calcext:value-type="string">
            <text:p>0</text:p>
          </table:table-cell>
          <table:table-cell table:style-name="ce17" table:formula="of:=IF(OR(ISTEXT([$'Посещения + Долги'.AE9]); [.$A38]=[.AE$51]); 0; [$'Посещения + Долги'.AE$25]*[$'Посещения + Долги'.AE9])" office:value-type="string" office:string-value="0" calcext:value-type="string">
            <text:p>0</text:p>
          </table:table-cell>
          <table:table-cell table:style-name="ce15" table:formula="of:=IF(OR(ISTEXT([$'Посещения + Долги'.AF9]); [.$A38]=[.AF$51]); 0; [$'Посещения + Долги'.AF$25]*[$'Посещения + Долги'.AF9])" office:value-type="string" office:string-value="0" calcext:value-type="string">
            <text:p>0</text:p>
          </table:table-cell>
          <table:table-cell table:style-name="ce17" table:formula="of:=IF(OR(ISTEXT([$'Посещения + Долги'.AG9]); [.$A38]=[.AG$51]); 0; [$'Посещения + Долги'.AG$25]*[$'Посещения + Долги'.AG9])" office:value-type="string" office:string-value="0" calcext:value-type="string">
            <text:p>0</text:p>
          </table:table-cell>
          <table:table-cell table:style-name="ce15" table:formula="of:=IF(OR(ISTEXT([$'Посещения + Долги'.AH9]); [.$A38]=[.AH$51]); 0; [$'Посещения + Долги'.AH$25]*[$'Посещения + Долги'.AH9])" office:value-type="string" office:string-value="0" calcext:value-type="string">
            <text:p>0</text:p>
          </table:table-cell>
          <table:table-cell table:style-name="ce17" table:formula="of:=IF(OR(ISTEXT([$'Посещения + Долги'.AI9]); [.$A38]=[.AI$51]); 0; [$'Посещения + Долги'.AI$25]*[$'Посещения + Долги'.AI9])" office:value-type="string" office:string-value="0" calcext:value-type="string">
            <text:p>0</text:p>
          </table:table-cell>
          <table:table-cell table:style-name="ce15" table:formula="of:=IF(OR(ISTEXT([$'Посещения + Долги'.AJ9]); [.$A38]=[.AJ$51]); 0; [$'Посещения + Долги'.AJ$25]*[$'Посещения + Долги'.AJ9])" office:value-type="string" office:string-value="0" calcext:value-type="string">
            <text:p>0</text:p>
          </table:table-cell>
          <table:table-cell table:style-name="ce17" table:formula="of:=IF(OR(ISTEXT([$'Посещения + Долги'.AK9]); [.$A38]=[.AK$51]); 0; [$'Посещения + Долги'.AK$25]*[$'Посещения + Долги'.AK9])" office:value-type="string" office:string-value="0" calcext:value-type="string">
            <text:p>0</text:p>
          </table:table-cell>
          <table:table-cell table:style-name="ce15" table:formula="of:=IF(OR(ISTEXT([$'Посещения + Долги'.AL9]); [.$A38]=[.AL$51]); 0; [$'Посещения + Долги'.AL$25]*[$'Посещения + Долги'.AL9])" office:value-type="string" office:string-value="0" calcext:value-type="string">
            <text:p>0</text:p>
          </table:table-cell>
          <table:table-cell table:style-name="ce17" table:formula="of:=IF(OR(ISTEXT([$'Посещения + Долги'.AM9]); [.$A38]=[.AM$51]); 0; [$'Посещения + Долги'.AM$25]*[$'Посещения + Долги'.AM9])" office:value-type="string" office:string-value="0" calcext:value-type="string">
            <text:p>0</text:p>
          </table:table-cell>
          <table:table-cell table:style-name="ce15" table:formula="of:=IF(OR(ISTEXT([$'Посещения + Долги'.AN9]); [.$A38]=[.AN$51]); 0; [$'Посещения + Долги'.AN$25]*[$'Посещения + Долги'.AN9])" office:value-type="string" office:string-value="0" calcext:value-type="string">
            <text:p>0</text:p>
          </table:table-cell>
          <table:table-cell table:style-name="ce17" table:formula="of:=IF(OR(ISTEXT([$'Посещения + Долги'.AO9]); [.$A38]=[.AO$51]); 0; [$'Посещения + Долги'.AO$25]*[$'Посещения + Долги'.AO9])" office:value-type="string" office:string-value="0" calcext:value-type="string">
            <text:p>0</text:p>
          </table:table-cell>
          <table:table-cell table:style-name="ce15" table:formula="of:=IF(OR(ISTEXT([$'Посещения + Долги'.AP9]); [.$A38]=[.AP$51]); 0; [$'Посещения + Долги'.AP$25]*[$'Посещения + Долги'.AP9])" office:value-type="string" office:string-value="0" calcext:value-type="string">
            <text:p>0</text:p>
          </table:table-cell>
          <table:table-cell table:style-name="ce17" table:formula="of:=IF(OR(ISTEXT([$'Посещения + Долги'.AQ9]); [.$A38]=[.AQ$51]); 0; [$'Посещения + Долги'.AQ$25]*[$'Посещения + Долги'.AQ9])" office:value-type="string" office:string-value="0" calcext:value-type="string">
            <text:p>0</text:p>
          </table:table-cell>
          <table:table-cell table:style-name="ce15" table:formula="of:=IF(OR(ISTEXT([$'Посещения + Долги'.AR9]); [.$A38]=[.AR$51]); 0; [$'Посещения + Долги'.AR$25]*[$'Посещения + Долги'.AR9])" office:value-type="string" office:string-value="0" calcext:value-type="string">
            <text:p>0</text:p>
          </table:table-cell>
          <table:table-cell table:style-name="ce17" table:formula="of:=IF(OR(ISTEXT([$'Посещения + Долги'.AS9]); [.$A38]=[.AS$51]); 0; [$'Посещения + Долги'.AS$25]*[$'Посещения + Долги'.AS9])" office:value-type="string" office:string-value="0" calcext:value-type="string">
            <text:p>0</text:p>
          </table:table-cell>
          <table:table-cell table:style-name="ce17" table:formula="of:=IF(OR(ISTEXT([$'Посещения + Долги'.AT9]); [.$A38]=[.AT$51]); 0; [$'Посещения + Долги'.AT$25]*[$'Посещения + Долги'.AT9])" office:value-type="string" office:string-value="0" calcext:value-type="string">
            <text:p>0</text:p>
          </table:table-cell>
          <table:table-cell table:style-name="ce17" table:formula="of:=IF(OR(ISTEXT([$'Посещения + Долги'.AU9]); [.$A38]=[.AU$51]); 0; [$'Посещения + Долги'.AU$25]*[$'Посещения + Долги'.AU9])" office:value-type="string" office:string-value="0" calcext:value-type="string">
            <text:p>0</text:p>
          </table:table-cell>
          <table:table-cell table:style-name="ce17" table:formula="of:=IF(OR(ISTEXT([$'Посещения + Долги'.AV9]); [.$A38]=[.AV$51]); 0; [$'Посещения + Долги'.AV$25]*[$'Посещения + Долги'.AV9])" office:value-type="string" office:string-value="0" calcext:value-type="string">
            <text:p>0</text:p>
          </table:table-cell>
          <table:table-cell table:style-name="ce17" table:formula="of:=IF(OR(ISTEXT([$'Посещения + Долги'.AW9]); [.$A38]=[.AW$51]); 0; [$'Посещения + Долги'.AW$25]*[$'Посещения + Долги'.AW9])" office:value-type="string" office:string-value="0" calcext:value-type="string">
            <text:p>0</text:p>
          </table:table-cell>
          <table:table-cell table:style-name="ce17" table:formula="of:=IF(OR(ISTEXT([$'Посещения + Долги'.AX9]); [.$A38]=[.AX$51]); 0; [$'Посещения + Долги'.AX$25]*[$'Посещения + Долги'.AX9])" office:value-type="string" office:string-value="0" calcext:value-type="string">
            <text:p>0</text:p>
          </table:table-cell>
          <table:table-cell table:style-name="ce17" table:formula="of:=IF(OR(ISTEXT([$'Посещения + Долги'.AY9]); [.$A38]=[.AY$51]); 0; [$'Посещения + Долги'.AY$25]*[$'Посещения + Долги'.AY9])" office:value-type="string" office:string-value="0" calcext:value-type="string">
            <text:p>0</text:p>
          </table:table-cell>
          <table:table-cell table:style-name="ce17" table:formula="of:=IF(OR(ISTEXT([$'Посещения + Долги'.AZ9]); [.$A38]=[.AZ$51]); 0; [$'Посещения + Долги'.AZ$25]*[$'Посещения + Долги'.AZ9])" office:value-type="string" office:string-value="0" calcext:value-type="string">
            <text:p>0</text:p>
          </table:table-cell>
          <table:table-cell table:style-name="ce17" table:formula="of:=IF(OR(ISTEXT([$'Посещения + Долги'.BA9]); [.$A38]=[.BA$51]); 0; [$'Посещения + Долги'.BA$25]*[$'Посещения + Долги'.BA9])" office:value-type="string" office:string-value="0" calcext:value-type="string">
            <text:p>0</text:p>
          </table:table-cell>
          <table:table-cell table:style-name="ce17" table:formula="of:=IF(OR(ISTEXT([$'Посещения + Долги'.BB9]); [.$A38]=[.BB$51]); 0; [$'Посещения + Долги'.BB$25]*[$'Посещения + Долги'.BB9])" office:value-type="string" office:string-value="0" calcext:value-type="string">
            <text:p>0</text:p>
          </table:table-cell>
          <table:table-cell table:style-name="ce17" table:formula="of:=IF(OR(ISTEXT([$'Посещения + Долги'.BC9]); [.$A38]=[.BC$51]); 0; [$'Посещения + Долги'.BC$25]*[$'Посещения + Долги'.BC9])" office:value-type="string" office:string-value="0" calcext:value-type="string">
            <text:p>0</text:p>
          </table:table-cell>
          <table:table-cell table:style-name="ce17" table:formula="of:=IF(OR(ISTEXT([$'Посещения + Долги'.BD9]); [.$A38]=[.BD$51]); 0; [$'Посещения + Долги'.BD$25]*[$'Посещения + Долги'.BD9])" office:value-type="string" office:string-value="0" calcext:value-type="string">
            <text:p>0</text:p>
          </table:table-cell>
          <table:table-cell table:style-name="ce17" table:formula="of:=IF(OR(ISTEXT([$'Посещения + Долги'.BE9]); [.$A38]=[.BE$51]); 0; [$'Посещения + Долги'.BE$25]*[$'Посещения + Долги'.BE9])" office:value-type="string" office:string-value="0" calcext:value-type="string">
            <text:p>0</text:p>
          </table:table-cell>
          <table:table-cell table:style-name="ce17" table:formula="of:=IF(OR(ISTEXT([$'Посещения + Долги'.BF9]); [.$A38]=[.BF$51]); 0; [$'Посещения + Долги'.BF$25]*[$'Посещения + Долги'.BF9])" office:value-type="string" office:string-value="0" calcext:value-type="string">
            <text:p>0</text:p>
          </table:table-cell>
          <table:table-cell table:style-name="ce17" table:formula="of:=IF(OR(ISTEXT([$'Посещения + Долги'.BG9]); [.$A38]=[.BG$51]); 0; [$'Посещения + Долги'.BG$25]*[$'Посещения + Долги'.BG9])" office:value-type="string" office:string-value="0" calcext:value-type="string">
            <text:p>0</text:p>
          </table:table-cell>
          <table:table-cell table:style-name="ce17" table:formula="of:=IF(OR(ISTEXT([$'Посещения + Долги'.BH9]); [.$A38]=[.BH$51]); 0; [$'Посещения + Долги'.BH$25]*[$'Посещения + Долги'.BH9])" office:value-type="string" office:string-value="0" calcext:value-type="string">
            <text:p>0</text:p>
          </table:table-cell>
          <table:table-cell table:style-name="ce17" table:formula="of:=IF(OR(ISTEXT([$'Посещения + Долги'.BI9]); [.$A38]=[.BI$51]); 0; [$'Посещения + Долги'.BI$25]*[$'Посещения + Долги'.BI9])" office:value-type="string" office:string-value="0" calcext:value-type="string">
            <text:p>0</text:p>
          </table:table-cell>
          <table:table-cell table:style-name="ce17" table:formula="of:=IF(OR(ISTEXT([$'Посещения + Долги'.BJ9]); [.$A38]=[.BJ$51]); 0; [$'Посещения + Долги'.BJ$25]*[$'Посещения + Долги'.BJ9])" office:value-type="string" office:string-value="0" calcext:value-type="string">
            <text:p>0</text:p>
          </table:table-cell>
          <table:table-cell table:style-name="ce17" table:formula="of:=IF(OR(ISTEXT([$'Посещения + Долги'.BK9]); [.$A38]=[.BK$51]); 0; [$'Посещения + Долги'.BK$25]*[$'Посещения + Долги'.BK9])" office:value-type="string" office:string-value="0" calcext:value-type="string">
            <text:p>0</text:p>
          </table:table-cell>
          <table:table-cell table:style-name="ce17" table:formula="of:=IF(OR(ISTEXT([$'Посещения + Долги'.BL9]); [.$A38]=[.BL$51]); 0; [$'Посещения + Долги'.BL$25]*[$'Посещения + Долги'.BL9])" office:value-type="string" office:string-value="0" calcext:value-type="string">
            <text:p>0</text:p>
          </table:table-cell>
          <table:table-cell table:style-name="ce17" table:formula="of:=IF(OR(ISTEXT([$'Посещения + Долги'.BM9]); [.$A38]=[.BM$51]); 0; [$'Посещения + Долги'.BM$25]*[$'Посещения + Долги'.BM9])" office:value-type="string" office:string-value="0" calcext:value-type="string">
            <text:p>0</text:p>
          </table:table-cell>
          <table:table-cell table:style-name="ce17" table:formula="of:=IF(OR(ISTEXT([$'Посещения + Долги'.BN9]); [.$A38]=[.BN$51]); 0; [$'Посещения + Долги'.BN$25]*[$'Посещения + Долги'.BN9])" office:value-type="string" office:string-value="0" calcext:value-type="string">
            <text:p>0</text:p>
          </table:table-cell>
          <table:table-cell table:style-name="ce17" table:formula="of:=IF(OR(ISTEXT([$'Посещения + Долги'.BO9]); [.$A38]=[.BO$51]); 0; [$'Посещения + Долги'.BO$25]*[$'Посещения + Долги'.BO9])" office:value-type="string" office:string-value="0" calcext:value-type="string">
            <text:p>0</text:p>
          </table:table-cell>
          <table:table-cell table:style-name="ce17" table:formula="of:=IF(OR(ISTEXT([$'Посещения + Долги'.BP9]); [.$A38]=[.BP$51]); 0; [$'Посещения + Долги'.BP$25]*[$'Посещения + Долги'.BP9])" office:value-type="string" office:string-value="0" calcext:value-type="string">
            <text:p>0</text:p>
          </table:table-cell>
          <table:table-cell table:style-name="ce17" table:formula="of:=IF(OR(ISTEXT([$'Посещения + Долги'.BQ9]); [.$A38]=[.BQ$51]); 0; [$'Посещения + Долги'.BQ$25]*[$'Посещения + Долги'.BQ9])" office:value-type="string" office:string-value="0" calcext:value-type="string">
            <text:p>0</text:p>
          </table:table-cell>
          <table:table-cell table:style-name="ce17" table:formula="of:=IF(OR(ISTEXT([$'Посещения + Долги'.BR9]); [.$A38]=[.BR$51]); 0; [$'Посещения + Долги'.BR$25]*[$'Посещения + Долги'.BR9])" office:value-type="string" office:string-value="0" calcext:value-type="string">
            <text:p>0</text:p>
          </table:table-cell>
          <table:table-cell table:style-name="ce17" table:formula="of:=IF(OR(ISTEXT([$'Посещения + Долги'.BS9]); [.$A38]=[.BS$51]); 0; [$'Посещения + Долги'.BS$25]*[$'Посещения + Долги'.BS9])" office:value-type="string" office:string-value="0" calcext:value-type="string">
            <text:p>0</text:p>
          </table:table-cell>
          <table:table-cell table:style-name="ce17" table:formula="of:=IF(OR(ISTEXT([$'Посещения + Долги'.BT9]); [.$A38]=[.BT$51]); 0; [$'Посещения + Долги'.BT$25]*[$'Посещения + Долги'.BT9])" office:value-type="string" office:string-value="0" calcext:value-type="string">
            <text:p>0</text:p>
          </table:table-cell>
          <table:table-cell table:style-name="ce17" table:formula="of:=IF(OR(ISTEXT([$'Посещения + Долги'.BU9]); [.$A38]=[.BU$51]); 0; [$'Посещения + Долги'.BU$25]*[$'Посещения + Долги'.BU9])" office:value-type="string" office:string-value="0" calcext:value-type="string">
            <text:p>0</text:p>
          </table:table-cell>
          <table:table-cell table:style-name="ce17" table:formula="of:=IF(OR(ISTEXT([$'Посещения + Долги'.BV9]); [.$A38]=[.BV$51]); 0; [$'Посещения + Долги'.BV$25]*[$'Посещения + Долги'.BV9])" office:value-type="string" office:string-value="0" calcext:value-type="string">
            <text:p>0</text:p>
          </table:table-cell>
          <table:table-cell table:style-name="ce17" table:formula="of:=IF(OR(ISTEXT([$'Посещения + Долги'.BW9]); [.$A38]=[.BW$51]); 0; [$'Посещения + Долги'.BW$25]*[$'Посещения + Долги'.BW9])" office:value-type="string" office:string-value="0" calcext:value-type="string">
            <text:p>0</text:p>
          </table:table-cell>
          <table:table-cell table:style-name="ce17" table:formula="of:=IF(OR(ISTEXT([$'Посещения + Долги'.BX9]); [.$A38]=[.BX$51]); 0; [$'Посещения + Долги'.BX$25]*[$'Посещения + Долги'.BX9])" office:value-type="string" office:string-value="0" calcext:value-type="string">
            <text:p>0</text:p>
          </table:table-cell>
          <table:table-cell table:style-name="ce17" table:formula="of:=IF(OR(ISTEXT([$'Посещения + Долги'.BY9]); [.$A38]=[.BY$51]); 0; [$'Посещения + Долги'.BY$25]*[$'Посещения + Долги'.BY9])" office:value-type="string" office:string-value="0" calcext:value-type="string">
            <text:p>0</text:p>
          </table:table-cell>
          <table:table-cell table:style-name="ce17" table:formula="of:=IF(OR(ISTEXT([$'Посещения + Долги'.BZ9]); [.$A38]=[.BZ$51]); 0; [$'Посещения + Долги'.BZ$25]*[$'Посещения + Долги'.BZ9])" office:value-type="string" office:string-value="0" calcext:value-type="string">
            <text:p>0</text:p>
          </table:table-cell>
          <table:table-cell table:style-name="ce17" table:formula="of:=IF(OR(ISTEXT([$'Посещения + Долги'.CA9]); [.$A38]=[.CA$51]); 0; [$'Посещения + Долги'.CA$25]*[$'Посещения + Долги'.CA9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Павлюк</text:p>
          </table:table-cell>
          <table:table-cell table:style-name="ce15" table:formula="of:=IF(OR(ISTEXT([$'Посещения + Долги'.B10]); [.$A39]=[.B$51]); 0; [$'Посещения + Долги'.B$25]*[$'Посещения + Долги'.B10])" office:value-type="string" office:string-value="0" calcext:value-type="string">
            <text:p>0</text:p>
          </table:table-cell>
          <table:table-cell table:style-name="ce17" table:formula="of:=IF(OR(ISTEXT([$'Посещения + Долги'.C10]); [.$A39]=[.C$51]); 0; [$'Посещения + Долги'.C$25]*[$'Посещения + Долги'.C10])" office:value-type="string" office:string-value="0" calcext:value-type="string">
            <text:p>0</text:p>
          </table:table-cell>
          <table:table-cell table:style-name="ce15" table:formula="of:=IF(OR(ISTEXT([$'Посещения + Долги'.D10]); [.$A39]=[.D$51]); 0; [$'Посещения + Долги'.D$25]*[$'Посещения + Долги'.D10])" office:value-type="string" office:string-value="0" calcext:value-type="string">
            <text:p>0</text:p>
          </table:table-cell>
          <table:table-cell table:style-name="ce17" table:formula="of:=IF(OR(ISTEXT([$'Посещения + Долги'.E10]); [.$A39]=[.E$51]); 0; [$'Посещения + Долги'.E$25]*[$'Посещения + Долги'.E10])" office:value-type="string" office:string-value="0" calcext:value-type="string">
            <text:p>0</text:p>
          </table:table-cell>
          <table:table-cell table:style-name="ce15" table:formula="of:=IF(OR(ISTEXT([$'Посещения + Долги'.F10]); [.$A39]=[.F$51]); 0; [$'Посещения + Долги'.F$25]*[$'Посещения + Долги'.F10])" office:value-type="string" office:string-value="0" calcext:value-type="string">
            <text:p>0</text:p>
          </table:table-cell>
          <table:table-cell table:style-name="ce17" table:formula="of:=IF(OR(ISTEXT([$'Посещения + Долги'.G10]); [.$A39]=[.G$51]); 0; [$'Посещения + Долги'.G$25]*[$'Посещения + Долги'.G10])" office:value-type="string" office:string-value="0" calcext:value-type="string">
            <text:p>0</text:p>
          </table:table-cell>
          <table:table-cell table:style-name="ce15" table:formula="of:=IF(OR(ISTEXT([$'Посещения + Долги'.H10]); [.$A39]=[.H$51]); 0; [$'Посещения + Долги'.H$25]*[$'Посещения + Долги'.H10])" office:value-type="string" office:string-value="0" calcext:value-type="string">
            <text:p>0</text:p>
          </table:table-cell>
          <table:table-cell table:style-name="ce17" table:formula="of:=IF(OR(ISTEXT([$'Посещения + Долги'.I10]); [.$A39]=[.I$51]); 0; [$'Посещения + Долги'.I$25]*[$'Посещения + Долги'.I10])" office:value-type="string" office:string-value="0" calcext:value-type="string">
            <text:p>0</text:p>
          </table:table-cell>
          <table:table-cell table:style-name="ce15" table:formula="of:=IF(OR(ISTEXT([$'Посещения + Долги'.J10]); [.$A39]=[.J$51]); 0; [$'Посещения + Долги'.J$25]*[$'Посещения + Долги'.J10])" office:value-type="string" office:string-value="0" calcext:value-type="string">
            <text:p>0</text:p>
          </table:table-cell>
          <table:table-cell table:style-name="ce17" table:formula="of:=IF(OR(ISTEXT([$'Посещения + Долги'.K10]); [.$A39]=[.K$51]); 0; [$'Посещения + Долги'.K$25]*[$'Посещения + Долги'.K10])" office:value-type="string" office:string-value="0" calcext:value-type="string">
            <text:p>0</text:p>
          </table:table-cell>
          <table:table-cell table:style-name="ce15" table:formula="of:=IF(OR(ISTEXT([$'Посещения + Долги'.L10]); [.$A39]=[.L$51]); 0; [$'Посещения + Долги'.L$25]*[$'Посещения + Долги'.L10])" office:value-type="string" office:string-value="0" calcext:value-type="string">
            <text:p>0</text:p>
          </table:table-cell>
          <table:table-cell table:style-name="ce17" table:formula="of:=IF(OR(ISTEXT([$'Посещения + Долги'.M10]); [.$A39]=[.M$51]); 0; [$'Посещения + Долги'.M$25]*[$'Посещения + Долги'.M10])" office:value-type="string" office:string-value="0" calcext:value-type="string">
            <text:p>0</text:p>
          </table:table-cell>
          <table:table-cell table:style-name="ce15" table:formula="of:=IF(OR(ISTEXT([$'Посещения + Долги'.N10]); [.$A39]=[.N$51]); 0; [$'Посещения + Долги'.N$25]*[$'Посещения + Долги'.N10])" office:value-type="string" office:string-value="0" calcext:value-type="string">
            <text:p>0</text:p>
          </table:table-cell>
          <table:table-cell table:style-name="ce17" table:formula="of:=IF(OR(ISTEXT([$'Посещения + Долги'.O10]); [.$A39]=[.O$51]); 0; [$'Посещения + Долги'.O$25]*[$'Посещения + Долги'.O10])" office:value-type="string" office:string-value="0" calcext:value-type="string">
            <text:p>0</text:p>
          </table:table-cell>
          <table:table-cell table:style-name="ce15" table:formula="of:=IF(OR(ISTEXT([$'Посещения + Долги'.P10]); [.$A39]=[.P$51]); 0; [$'Посещения + Долги'.P$25]*[$'Посещения + Долги'.P10])" office:value-type="string" office:string-value="0" calcext:value-type="string">
            <text:p>0</text:p>
          </table:table-cell>
          <table:table-cell table:style-name="ce17" table:formula="of:=IF(OR(ISTEXT([$'Посещения + Долги'.Q10]); [.$A39]=[.Q$51]); 0; [$'Посещения + Долги'.Q$25]*[$'Посещения + Долги'.Q10])" office:value-type="string" office:string-value="0" calcext:value-type="string">
            <text:p>0</text:p>
          </table:table-cell>
          <table:table-cell table:style-name="ce15" table:formula="of:=IF(OR(ISTEXT([$'Посещения + Долги'.R10]); [.$A39]=[.R$51]); 0; [$'Посещения + Долги'.R$25]*[$'Посещения + Долги'.R10])" office:value-type="string" office:string-value="0" calcext:value-type="string">
            <text:p>0</text:p>
          </table:table-cell>
          <table:table-cell table:style-name="ce17" table:formula="of:=IF(OR(ISTEXT([$'Посещения + Долги'.S10]); [.$A39]=[.S$51]); 0; [$'Посещения + Долги'.S$25]*[$'Посещения + Долги'.S10])" office:value-type="string" office:string-value="0" calcext:value-type="string">
            <text:p>0</text:p>
          </table:table-cell>
          <table:table-cell table:style-name="ce15" table:formula="of:=IF(OR(ISTEXT([$'Посещения + Долги'.T10]); [.$A39]=[.T$51]); 0; [$'Посещения + Долги'.T$25]*[$'Посещения + Долги'.T10])" office:value-type="string" office:string-value="50" calcext:value-type="string">
            <text:p>50</text:p>
          </table:table-cell>
          <table:table-cell table:style-name="ce17" table:formula="of:=IF(OR(ISTEXT([$'Посещения + Долги'.U10]); [.$A39]=[.U$51]); 0; [$'Посещения + Долги'.U$25]*[$'Посещения + Долги'.U10])" office:value-type="string" office:string-value="0" calcext:value-type="string">
            <text:p>0</text:p>
          </table:table-cell>
          <table:table-cell table:style-name="ce15" table:formula="of:=IF(OR(ISTEXT([$'Посещения + Долги'.V10]); [.$A39]=[.V$51]); 0; [$'Посещения + Долги'.V$25]*[$'Посещения + Долги'.V10])" office:value-type="string" office:string-value="0" calcext:value-type="string">
            <text:p>0</text:p>
          </table:table-cell>
          <table:table-cell table:style-name="ce17" table:formula="of:=IF(OR(ISTEXT([$'Посещения + Долги'.W10]); [.$A39]=[.W$51]); 0; [$'Посещения + Долги'.W$25]*[$'Посещения + Долги'.W10])" office:value-type="string" office:string-value="0" calcext:value-type="string">
            <text:p>0</text:p>
          </table:table-cell>
          <table:table-cell table:style-name="ce15" table:formula="of:=IF(OR(ISTEXT([$'Посещения + Долги'.X10]); [.$A39]=[.X$51]); 0; [$'Посещения + Долги'.X$25]*[$'Посещения + Долги'.X10])" office:value-type="string" office:string-value="37.5" calcext:value-type="string">
            <text:p>37.5</text:p>
          </table:table-cell>
          <table:table-cell table:style-name="ce17" table:formula="of:=IF(OR(ISTEXT([$'Посещения + Долги'.Y10]); [.$A39]=[.Y$51]); 0; [$'Посещения + Долги'.Y$25]*[$'Посещения + Долги'.Y10])" office:value-type="string" office:string-value="0" calcext:value-type="string">
            <text:p>0</text:p>
          </table:table-cell>
          <table:table-cell table:style-name="ce15" table:formula="of:=IF(OR(ISTEXT([$'Посещения + Долги'.Z10]); [.$A39]=[.Z$51]); 0; [$'Посещения + Долги'.Z$25]*[$'Посещения + Долги'.Z10])" office:value-type="string" office:string-value="0" calcext:value-type="string">
            <text:p>0</text:p>
          </table:table-cell>
          <table:table-cell table:style-name="ce17" table:formula="of:=IF(OR(ISTEXT([$'Посещения + Долги'.AA10]); [.$A39]=[.AA$51]); 0; [$'Посещения + Долги'.AA$25]*[$'Посещения + Долги'.AA10])" office:value-type="string" office:string-value="0" calcext:value-type="string">
            <text:p>0</text:p>
          </table:table-cell>
          <table:table-cell table:style-name="ce15" table:formula="of:=IF(OR(ISTEXT([$'Посещения + Долги'.AB10]); [.$A39]=[.AB$51]); 0; [$'Посещения + Долги'.AB$25]*[$'Посещения + Долги'.AB10])" office:value-type="string" office:string-value="0" calcext:value-type="string">
            <text:p>0</text:p>
          </table:table-cell>
          <table:table-cell table:style-name="ce17" table:formula="of:=IF(OR(ISTEXT([$'Посещения + Долги'.AC10]); [.$A39]=[.AC$51]); 0; [$'Посещения + Долги'.AC$25]*[$'Посещения + Долги'.AC10])" office:value-type="string" office:string-value="0" calcext:value-type="string">
            <text:p>0</text:p>
          </table:table-cell>
          <table:table-cell table:style-name="ce15" table:formula="of:=IF(OR(ISTEXT([$'Посещения + Долги'.AD10]); [.$A39]=[.AD$51]); 0; [$'Посещения + Долги'.AD$25]*[$'Посещения + Долги'.AD10])" office:value-type="string" office:string-value="0" calcext:value-type="string">
            <text:p>0</text:p>
          </table:table-cell>
          <table:table-cell table:style-name="ce17" table:formula="of:=IF(OR(ISTEXT([$'Посещения + Долги'.AE10]); [.$A39]=[.AE$51]); 0; [$'Посещения + Долги'.AE$25]*[$'Посещения + Долги'.AE10])" office:value-type="string" office:string-value="0" calcext:value-type="string">
            <text:p>0</text:p>
          </table:table-cell>
          <table:table-cell table:style-name="ce15" table:formula="of:=IF(OR(ISTEXT([$'Посещения + Долги'.AF10]); [.$A39]=[.AF$51]); 0; [$'Посещения + Долги'.AF$25]*[$'Посещения + Долги'.AF10])" office:value-type="string" office:string-value="0" calcext:value-type="string">
            <text:p>0</text:p>
          </table:table-cell>
          <table:table-cell table:style-name="ce17" table:formula="of:=IF(OR(ISTEXT([$'Посещения + Долги'.AG10]); [.$A39]=[.AG$51]); 0; [$'Посещения + Долги'.AG$25]*[$'Посещения + Долги'.AG10])" office:value-type="string" office:string-value="0" calcext:value-type="string">
            <text:p>0</text:p>
          </table:table-cell>
          <table:table-cell table:style-name="ce15" table:formula="of:=IF(OR(ISTEXT([$'Посещения + Долги'.AH10]); [.$A39]=[.AH$51]); 0; [$'Посещения + Долги'.AH$25]*[$'Посещения + Долги'.AH10])" office:value-type="string" office:string-value="50" calcext:value-type="string">
            <text:p>50</text:p>
          </table:table-cell>
          <table:table-cell table:style-name="ce17" table:formula="of:=IF(OR(ISTEXT([$'Посещения + Долги'.AI10]); [.$A39]=[.AI$51]); 0; [$'Посещения + Долги'.AI$25]*[$'Посещения + Долги'.AI10])" office:value-type="string" office:string-value="0" calcext:value-type="string">
            <text:p>0</text:p>
          </table:table-cell>
          <table:table-cell table:style-name="ce15" table:formula="of:=IF(OR(ISTEXT([$'Посещения + Долги'.AJ10]); [.$A39]=[.AJ$51]); 0; [$'Посещения + Долги'.AJ$25]*[$'Посещения + Долги'.AJ10])" office:value-type="string" office:string-value="0" calcext:value-type="string">
            <text:p>0</text:p>
          </table:table-cell>
          <table:table-cell table:style-name="ce17" table:formula="of:=IF(OR(ISTEXT([$'Посещения + Долги'.AK10]); [.$A39]=[.AK$51]); 0; [$'Посещения + Долги'.AK$25]*[$'Посещения + Долги'.AK10])" office:value-type="string" office:string-value="0" calcext:value-type="string">
            <text:p>0</text:p>
          </table:table-cell>
          <table:table-cell table:style-name="ce15" table:formula="of:=IF(OR(ISTEXT([$'Посещения + Долги'.AL10]); [.$A39]=[.AL$51]); 0; [$'Посещения + Долги'.AL$25]*[$'Посещения + Долги'.AL10])" office:value-type="string" office:string-value="0" calcext:value-type="string">
            <text:p>0</text:p>
          </table:table-cell>
          <table:table-cell table:style-name="ce17" table:formula="of:=IF(OR(ISTEXT([$'Посещения + Долги'.AM10]); [.$A39]=[.AM$51]); 0; [$'Посещения + Долги'.AM$25]*[$'Посещения + Долги'.AM10])" office:value-type="string" office:string-value="0" calcext:value-type="string">
            <text:p>0</text:p>
          </table:table-cell>
          <table:table-cell table:style-name="ce15" table:formula="of:=IF(OR(ISTEXT([$'Посещения + Долги'.AN10]); [.$A39]=[.AN$51]); 0; [$'Посещения + Долги'.AN$25]*[$'Посещения + Долги'.AN10])" office:value-type="string" office:string-value="0" calcext:value-type="string">
            <text:p>0</text:p>
          </table:table-cell>
          <table:table-cell table:style-name="ce17" table:formula="of:=IF(OR(ISTEXT([$'Посещения + Долги'.AO10]); [.$A39]=[.AO$51]); 0; [$'Посещения + Долги'.AO$25]*[$'Посещения + Долги'.AO10])" office:value-type="string" office:string-value="0" calcext:value-type="string">
            <text:p>0</text:p>
          </table:table-cell>
          <table:table-cell table:style-name="ce15" table:formula="of:=IF(OR(ISTEXT([$'Посещения + Долги'.AP10]); [.$A39]=[.AP$51]); 0; [$'Посещения + Долги'.AP$25]*[$'Посещения + Долги'.AP10])" office:value-type="string" office:string-value="0" calcext:value-type="string">
            <text:p>0</text:p>
          </table:table-cell>
          <table:table-cell table:style-name="ce17" table:formula="of:=IF(OR(ISTEXT([$'Посещения + Долги'.AQ10]); [.$A39]=[.AQ$51]); 0; [$'Посещения + Долги'.AQ$25]*[$'Посещения + Долги'.AQ10])" office:value-type="string" office:string-value="0" calcext:value-type="string">
            <text:p>0</text:p>
          </table:table-cell>
          <table:table-cell table:style-name="ce15" table:formula="of:=IF(OR(ISTEXT([$'Посещения + Долги'.AR10]); [.$A39]=[.AR$51]); 0; [$'Посещения + Долги'.AR$25]*[$'Посещения + Долги'.AR10])" office:value-type="string" office:string-value="0" calcext:value-type="string">
            <text:p>0</text:p>
          </table:table-cell>
          <table:table-cell table:style-name="ce17" table:formula="of:=IF(OR(ISTEXT([$'Посещения + Долги'.AS10]); [.$A39]=[.AS$51]); 0; [$'Посещения + Долги'.AS$25]*[$'Посещения + Долги'.AS10])" office:value-type="string" office:string-value="0" calcext:value-type="string">
            <text:p>0</text:p>
          </table:table-cell>
          <table:table-cell table:style-name="ce17" table:formula="of:=IF(OR(ISTEXT([$'Посещения + Долги'.AT10]); [.$A39]=[.AT$51]); 0; [$'Посещения + Долги'.AT$25]*[$'Посещения + Долги'.AT10])" office:value-type="string" office:string-value="0" calcext:value-type="string">
            <text:p>0</text:p>
          </table:table-cell>
          <table:table-cell table:style-name="ce17" table:formula="of:=IF(OR(ISTEXT([$'Посещения + Долги'.AU10]); [.$A39]=[.AU$51]); 0; [$'Посещения + Долги'.AU$25]*[$'Посещения + Долги'.AU10])" office:value-type="string" office:string-value="0" calcext:value-type="string">
            <text:p>0</text:p>
          </table:table-cell>
          <table:table-cell table:style-name="ce17" table:formula="of:=IF(OR(ISTEXT([$'Посещения + Долги'.AV10]); [.$A39]=[.AV$51]); 0; [$'Посещения + Долги'.AV$25]*[$'Посещения + Долги'.AV10])" office:value-type="string" office:string-value="0" calcext:value-type="string">
            <text:p>0</text:p>
          </table:table-cell>
          <table:table-cell table:style-name="ce17" table:formula="of:=IF(OR(ISTEXT([$'Посещения + Долги'.AW10]); [.$A39]=[.AW$51]); 0; [$'Посещения + Долги'.AW$25]*[$'Посещения + Долги'.AW10])" office:value-type="string" office:string-value="0" calcext:value-type="string">
            <text:p>0</text:p>
          </table:table-cell>
          <table:table-cell table:style-name="ce17" table:formula="of:=IF(OR(ISTEXT([$'Посещения + Долги'.AX10]); [.$A39]=[.AX$51]); 0; [$'Посещения + Долги'.AX$25]*[$'Посещения + Долги'.AX10])" office:value-type="string" office:string-value="0" calcext:value-type="string">
            <text:p>0</text:p>
          </table:table-cell>
          <table:table-cell table:style-name="ce17" table:formula="of:=IF(OR(ISTEXT([$'Посещения + Долги'.AY10]); [.$A39]=[.AY$51]); 0; [$'Посещения + Долги'.AY$25]*[$'Посещения + Долги'.AY10])" office:value-type="string" office:string-value="0" calcext:value-type="string">
            <text:p>0</text:p>
          </table:table-cell>
          <table:table-cell table:style-name="ce17" table:formula="of:=IF(OR(ISTEXT([$'Посещения + Долги'.AZ10]); [.$A39]=[.AZ$51]); 0; [$'Посещения + Долги'.AZ$25]*[$'Посещения + Долги'.AZ10])" office:value-type="string" office:string-value="0" calcext:value-type="string">
            <text:p>0</text:p>
          </table:table-cell>
          <table:table-cell table:style-name="ce17" table:formula="of:=IF(OR(ISTEXT([$'Посещения + Долги'.BA10]); [.$A39]=[.BA$51]); 0; [$'Посещения + Долги'.BA$25]*[$'Посещения + Долги'.BA10])" office:value-type="string" office:string-value="0" calcext:value-type="string">
            <text:p>0</text:p>
          </table:table-cell>
          <table:table-cell table:style-name="ce17" table:formula="of:=IF(OR(ISTEXT([$'Посещения + Долги'.BB10]); [.$A39]=[.BB$51]); 0; [$'Посещения + Долги'.BB$25]*[$'Посещения + Долги'.BB10])" office:value-type="string" office:string-value="0" calcext:value-type="string">
            <text:p>0</text:p>
          </table:table-cell>
          <table:table-cell table:style-name="ce17" table:formula="of:=IF(OR(ISTEXT([$'Посещения + Долги'.BC10]); [.$A39]=[.BC$51]); 0; [$'Посещения + Долги'.BC$25]*[$'Посещения + Долги'.BC10])" office:value-type="string" office:string-value="0" calcext:value-type="string">
            <text:p>0</text:p>
          </table:table-cell>
          <table:table-cell table:style-name="ce17" table:formula="of:=IF(OR(ISTEXT([$'Посещения + Долги'.BD10]); [.$A39]=[.BD$51]); 0; [$'Посещения + Долги'.BD$25]*[$'Посещения + Долги'.BD10])" office:value-type="string" office:string-value="0" calcext:value-type="string">
            <text:p>0</text:p>
          </table:table-cell>
          <table:table-cell table:style-name="ce17" table:formula="of:=IF(OR(ISTEXT([$'Посещения + Долги'.BE10]); [.$A39]=[.BE$51]); 0; [$'Посещения + Долги'.BE$25]*[$'Посещения + Долги'.BE10])" office:value-type="string" office:string-value="0" calcext:value-type="string">
            <text:p>0</text:p>
          </table:table-cell>
          <table:table-cell table:style-name="ce17" table:formula="of:=IF(OR(ISTEXT([$'Посещения + Долги'.BF10]); [.$A39]=[.BF$51]); 0; [$'Посещения + Долги'.BF$25]*[$'Посещения + Долги'.BF10])" office:value-type="string" office:string-value="0" calcext:value-type="string">
            <text:p>0</text:p>
          </table:table-cell>
          <table:table-cell table:style-name="ce17" table:formula="of:=IF(OR(ISTEXT([$'Посещения + Долги'.BG10]); [.$A39]=[.BG$51]); 0; [$'Посещения + Долги'.BG$25]*[$'Посещения + Долги'.BG10])" office:value-type="string" office:string-value="0" calcext:value-type="string">
            <text:p>0</text:p>
          </table:table-cell>
          <table:table-cell table:style-name="ce17" table:formula="of:=IF(OR(ISTEXT([$'Посещения + Долги'.BH10]); [.$A39]=[.BH$51]); 0; [$'Посещения + Долги'.BH$25]*[$'Посещения + Долги'.BH10])" office:value-type="string" office:string-value="0" calcext:value-type="string">
            <text:p>0</text:p>
          </table:table-cell>
          <table:table-cell table:style-name="ce17" table:formula="of:=IF(OR(ISTEXT([$'Посещения + Долги'.BI10]); [.$A39]=[.BI$51]); 0; [$'Посещения + Долги'.BI$25]*[$'Посещения + Долги'.BI10])" office:value-type="string" office:string-value="0" calcext:value-type="string">
            <text:p>0</text:p>
          </table:table-cell>
          <table:table-cell table:style-name="ce17" table:formula="of:=IF(OR(ISTEXT([$'Посещения + Долги'.BJ10]); [.$A39]=[.BJ$51]); 0; [$'Посещения + Долги'.BJ$25]*[$'Посещения + Долги'.BJ10])" office:value-type="string" office:string-value="0" calcext:value-type="string">
            <text:p>0</text:p>
          </table:table-cell>
          <table:table-cell table:style-name="ce17" table:formula="of:=IF(OR(ISTEXT([$'Посещения + Долги'.BK10]); [.$A39]=[.BK$51]); 0; [$'Посещения + Долги'.BK$25]*[$'Посещения + Долги'.BK10])" office:value-type="string" office:string-value="0" calcext:value-type="string">
            <text:p>0</text:p>
          </table:table-cell>
          <table:table-cell table:style-name="ce17" table:formula="of:=IF(OR(ISTEXT([$'Посещения + Долги'.BL10]); [.$A39]=[.BL$51]); 0; [$'Посещения + Долги'.BL$25]*[$'Посещения + Долги'.BL10])" office:value-type="string" office:string-value="0" calcext:value-type="string">
            <text:p>0</text:p>
          </table:table-cell>
          <table:table-cell table:style-name="ce17" table:formula="of:=IF(OR(ISTEXT([$'Посещения + Долги'.BM10]); [.$A39]=[.BM$51]); 0; [$'Посещения + Долги'.BM$25]*[$'Посещения + Долги'.BM10])" office:value-type="string" office:string-value="0" calcext:value-type="string">
            <text:p>0</text:p>
          </table:table-cell>
          <table:table-cell table:style-name="ce17" table:formula="of:=IF(OR(ISTEXT([$'Посещения + Долги'.BN10]); [.$A39]=[.BN$51]); 0; [$'Посещения + Долги'.BN$25]*[$'Посещения + Долги'.BN10])" office:value-type="string" office:string-value="0" calcext:value-type="string">
            <text:p>0</text:p>
          </table:table-cell>
          <table:table-cell table:style-name="ce17" table:formula="of:=IF(OR(ISTEXT([$'Посещения + Долги'.BO10]); [.$A39]=[.BO$51]); 0; [$'Посещения + Долги'.BO$25]*[$'Посещения + Долги'.BO10])" office:value-type="string" office:string-value="0" calcext:value-type="string">
            <text:p>0</text:p>
          </table:table-cell>
          <table:table-cell table:style-name="ce17" table:formula="of:=IF(OR(ISTEXT([$'Посещения + Долги'.BP10]); [.$A39]=[.BP$51]); 0; [$'Посещения + Долги'.BP$25]*[$'Посещения + Долги'.BP10])" office:value-type="string" office:string-value="0" calcext:value-type="string">
            <text:p>0</text:p>
          </table:table-cell>
          <table:table-cell table:style-name="ce17" table:formula="of:=IF(OR(ISTEXT([$'Посещения + Долги'.BQ10]); [.$A39]=[.BQ$51]); 0; [$'Посещения + Долги'.BQ$25]*[$'Посещения + Долги'.BQ10])" office:value-type="string" office:string-value="0" calcext:value-type="string">
            <text:p>0</text:p>
          </table:table-cell>
          <table:table-cell table:style-name="ce17" table:formula="of:=IF(OR(ISTEXT([$'Посещения + Долги'.BR10]); [.$A39]=[.BR$51]); 0; [$'Посещения + Долги'.BR$25]*[$'Посещения + Долги'.BR10])" office:value-type="string" office:string-value="0" calcext:value-type="string">
            <text:p>0</text:p>
          </table:table-cell>
          <table:table-cell table:style-name="ce17" table:formula="of:=IF(OR(ISTEXT([$'Посещения + Долги'.BS10]); [.$A39]=[.BS$51]); 0; [$'Посещения + Долги'.BS$25]*[$'Посещения + Долги'.BS10])" office:value-type="string" office:string-value="0" calcext:value-type="string">
            <text:p>0</text:p>
          </table:table-cell>
          <table:table-cell table:style-name="ce17" table:formula="of:=IF(OR(ISTEXT([$'Посещения + Долги'.BT10]); [.$A39]=[.BT$51]); 0; [$'Посещения + Долги'.BT$25]*[$'Посещения + Долги'.BT10])" office:value-type="string" office:string-value="0" calcext:value-type="string">
            <text:p>0</text:p>
          </table:table-cell>
          <table:table-cell table:style-name="ce17" table:formula="of:=IF(OR(ISTEXT([$'Посещения + Долги'.BU10]); [.$A39]=[.BU$51]); 0; [$'Посещения + Долги'.BU$25]*[$'Посещения + Долги'.BU10])" office:value-type="string" office:string-value="0" calcext:value-type="string">
            <text:p>0</text:p>
          </table:table-cell>
          <table:table-cell table:style-name="ce17" table:formula="of:=IF(OR(ISTEXT([$'Посещения + Долги'.BV10]); [.$A39]=[.BV$51]); 0; [$'Посещения + Долги'.BV$25]*[$'Посещения + Долги'.BV10])" office:value-type="string" office:string-value="0" calcext:value-type="string">
            <text:p>0</text:p>
          </table:table-cell>
          <table:table-cell table:style-name="ce17" table:formula="of:=IF(OR(ISTEXT([$'Посещения + Долги'.BW10]); [.$A39]=[.BW$51]); 0; [$'Посещения + Долги'.BW$25]*[$'Посещения + Долги'.BW10])" office:value-type="string" office:string-value="0" calcext:value-type="string">
            <text:p>0</text:p>
          </table:table-cell>
          <table:table-cell table:style-name="ce17" table:formula="of:=IF(OR(ISTEXT([$'Посещения + Долги'.BX10]); [.$A39]=[.BX$51]); 0; [$'Посещения + Долги'.BX$25]*[$'Посещения + Долги'.BX10])" office:value-type="string" office:string-value="0" calcext:value-type="string">
            <text:p>0</text:p>
          </table:table-cell>
          <table:table-cell table:style-name="ce17" table:formula="of:=IF(OR(ISTEXT([$'Посещения + Долги'.BY10]); [.$A39]=[.BY$51]); 0; [$'Посещения + Долги'.BY$25]*[$'Посещения + Долги'.BY10])" office:value-type="string" office:string-value="0" calcext:value-type="string">
            <text:p>0</text:p>
          </table:table-cell>
          <table:table-cell table:style-name="ce17" table:formula="of:=IF(OR(ISTEXT([$'Посещения + Долги'.BZ10]); [.$A39]=[.BZ$51]); 0; [$'Посещения + Долги'.BZ$25]*[$'Посещения + Долги'.BZ10])" office:value-type="string" office:string-value="0" calcext:value-type="string">
            <text:p>0</text:p>
          </table:table-cell>
          <table:table-cell table:style-name="ce17" table:formula="of:=IF(OR(ISTEXT([$'Посещения + Долги'.CA10]); [.$A39]=[.CA$51]); 0; [$'Посещения + Долги'.CA$25]*[$'Посещения + Долги'.CA10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Пискун</text:p>
          </table:table-cell>
          <table:table-cell table:style-name="ce15" table:formula="of:=IF(OR(ISTEXT([$'Посещения + Долги'.B11]); [.$A40]=[.B$51]); 0; [$'Посещения + Долги'.B$25]*[$'Посещения + Долги'.B11])" office:value-type="string" office:string-value="0" calcext:value-type="string">
            <text:p>0</text:p>
          </table:table-cell>
          <table:table-cell table:style-name="ce17" table:formula="of:=IF(OR(ISTEXT([$'Посещения + Долги'.C11]); [.$A40]=[.C$51]); 0; [$'Посещения + Долги'.C$25]*[$'Посещения + Долги'.C11])" office:value-type="string" office:string-value="0" calcext:value-type="string">
            <text:p>0</text:p>
          </table:table-cell>
          <table:table-cell table:style-name="ce15" table:formula="of:=IF(OR(ISTEXT([$'Посещения + Долги'.D11]); [.$A40]=[.D$51]); 0; [$'Посещения + Долги'.D$25]*[$'Посещения + Долги'.D11])" office:value-type="string" office:string-value="0" calcext:value-type="string">
            <text:p>0</text:p>
          </table:table-cell>
          <table:table-cell table:style-name="ce17" table:formula="of:=IF(OR(ISTEXT([$'Посещения + Долги'.E11]); [.$A40]=[.E$51]); 0; [$'Посещения + Долги'.E$25]*[$'Посещения + Долги'.E11])" office:value-type="string" office:string-value="0" calcext:value-type="string">
            <text:p>0</text:p>
          </table:table-cell>
          <table:table-cell table:style-name="ce15" table:formula="of:=IF(OR(ISTEXT([$'Посещения + Долги'.F11]); [.$A40]=[.F$51]); 0; [$'Посещения + Долги'.F$25]*[$'Посещения + Долги'.F11])" office:value-type="string" office:string-value="0" calcext:value-type="string">
            <text:p>0</text:p>
          </table:table-cell>
          <table:table-cell table:style-name="ce17" table:formula="of:=IF(OR(ISTEXT([$'Посещения + Долги'.G11]); [.$A40]=[.G$51]); 0; [$'Посещения + Долги'.G$25]*[$'Посещения + Долги'.G11])" office:value-type="string" office:string-value="0" calcext:value-type="string">
            <text:p>0</text:p>
          </table:table-cell>
          <table:table-cell table:style-name="ce15" table:formula="of:=IF(OR(ISTEXT([$'Посещения + Долги'.H11]); [.$A40]=[.H$51]); 0; [$'Посещения + Долги'.H$25]*[$'Посещения + Долги'.H11])" office:value-type="string" office:string-value="0" calcext:value-type="string">
            <text:p>0</text:p>
          </table:table-cell>
          <table:table-cell table:style-name="ce17" table:formula="of:=IF(OR(ISTEXT([$'Посещения + Долги'.I11]); [.$A40]=[.I$51]); 0; [$'Посещения + Долги'.I$25]*[$'Посещения + Долги'.I11])" office:value-type="string" office:string-value="0" calcext:value-type="string">
            <text:p>0</text:p>
          </table:table-cell>
          <table:table-cell table:style-name="ce15" table:formula="of:=IF(OR(ISTEXT([$'Посещения + Долги'.J11]); [.$A40]=[.J$51]); 0; [$'Посещения + Долги'.J$25]*[$'Посещения + Долги'.J11])" office:value-type="string" office:string-value="0" calcext:value-type="string">
            <text:p>0</text:p>
          </table:table-cell>
          <table:table-cell table:style-name="ce17" table:formula="of:=IF(OR(ISTEXT([$'Посещения + Долги'.K11]); [.$A40]=[.K$51]); 0; [$'Посещения + Долги'.K$25]*[$'Посещения + Долги'.K11])" office:value-type="string" office:string-value="0" calcext:value-type="string">
            <text:p>0</text:p>
          </table:table-cell>
          <table:table-cell table:style-name="ce15" table:formula="of:=IF(OR(ISTEXT([$'Посещения + Долги'.L11]); [.$A40]=[.L$51]); 0; [$'Посещения + Долги'.L$25]*[$'Посещения + Долги'.L11])" office:value-type="string" office:string-value="0" calcext:value-type="string">
            <text:p>0</text:p>
          </table:table-cell>
          <table:table-cell table:style-name="ce17" table:formula="of:=IF(OR(ISTEXT([$'Посещения + Долги'.M11]); [.$A40]=[.M$51]); 0; [$'Посещения + Долги'.M$25]*[$'Посещения + Долги'.M11])" office:value-type="string" office:string-value="0" calcext:value-type="string">
            <text:p>0</text:p>
          </table:table-cell>
          <table:table-cell table:style-name="ce15" table:formula="of:=IF(OR(ISTEXT([$'Посещения + Долги'.N11]); [.$A40]=[.N$51]); 0; [$'Посещения + Долги'.N$25]*[$'Посещения + Долги'.N11])" office:value-type="string" office:string-value="0" calcext:value-type="string">
            <text:p>0</text:p>
          </table:table-cell>
          <table:table-cell table:style-name="ce17" table:formula="of:=IF(OR(ISTEXT([$'Посещения + Долги'.O11]); [.$A40]=[.O$51]); 0; [$'Посещения + Долги'.O$25]*[$'Посещения + Долги'.O11])" office:value-type="string" office:string-value="0" calcext:value-type="string">
            <text:p>0</text:p>
          </table:table-cell>
          <table:table-cell table:style-name="ce15" table:formula="of:=IF(OR(ISTEXT([$'Посещения + Долги'.P11]); [.$A40]=[.P$51]); 0; [$'Посещения + Долги'.P$25]*[$'Посещения + Долги'.P11])" office:value-type="string" office:string-value="50" calcext:value-type="string">
            <text:p>50</text:p>
          </table:table-cell>
          <table:table-cell table:style-name="ce17" table:formula="of:=IF(OR(ISTEXT([$'Посещения + Долги'.Q11]); [.$A40]=[.Q$51]); 0; [$'Посещения + Долги'.Q$25]*[$'Посещения + Долги'.Q11])" office:value-type="string" office:string-value="62.5" calcext:value-type="string">
            <text:p>62.5</text:p>
          </table:table-cell>
          <table:table-cell table:style-name="ce15" table:formula="of:=IF(OR(ISTEXT([$'Посещения + Долги'.R11]); [.$A40]=[.R$51]); 0; [$'Посещения + Долги'.R$25]*[$'Посещения + Долги'.R11])" office:value-type="string" office:string-value="56.25" calcext:value-type="string">
            <text:p>56.25</text:p>
          </table:table-cell>
          <table:table-cell table:style-name="ce17" table:formula="of:=IF(OR(ISTEXT([$'Посещения + Долги'.S11]); [.$A40]=[.S$51]); 0; [$'Посещения + Долги'.S$25]*[$'Посещения + Долги'.S11])" office:value-type="string" office:string-value="75" calcext:value-type="string">
            <text:p>75</text:p>
          </table:table-cell>
          <table:table-cell table:style-name="ce15" table:formula="of:=IF(OR(ISTEXT([$'Посещения + Долги'.T11]); [.$A40]=[.T$51]); 0; [$'Посещения + Долги'.T$25]*[$'Посещения + Долги'.T11])" office:value-type="string" office:string-value="50" calcext:value-type="string">
            <text:p>50</text:p>
          </table:table-cell>
          <table:table-cell table:style-name="ce17" table:formula="of:=IF(OR(ISTEXT([$'Посещения + Долги'.U11]); [.$A40]=[.U$51]); 0; [$'Посещения + Долги'.U$25]*[$'Посещения + Долги'.U11])" office:value-type="string" office:string-value="50" calcext:value-type="string">
            <text:p>50</text:p>
          </table:table-cell>
          <table:table-cell table:style-name="ce15" table:formula="of:=IF(OR(ISTEXT([$'Посещения + Долги'.V11]); [.$A40]=[.V$51]); 0; [$'Посещения + Долги'.V$25]*[$'Посещения + Долги'.V11])" office:value-type="string" office:string-value="56.25" calcext:value-type="string">
            <text:p>56.25</text:p>
          </table:table-cell>
          <table:table-cell table:style-name="ce17" table:formula="of:=IF(OR(ISTEXT([$'Посещения + Долги'.W11]); [.$A40]=[.W$51]); 0; [$'Посещения + Долги'.W$25]*[$'Посещения + Долги'.W11])" office:value-type="string" office:string-value="56.25" calcext:value-type="string">
            <text:p>56.25</text:p>
          </table:table-cell>
          <table:table-cell table:style-name="ce15" table:formula="of:=IF(OR(ISTEXT([$'Посещения + Долги'.X11]); [.$A40]=[.X$51]); 0; [$'Посещения + Долги'.X$25]*[$'Посещения + Долги'.X11])" office:value-type="string" office:string-value="37.5" calcext:value-type="string">
            <text:p>37.5</text:p>
          </table:table-cell>
          <table:table-cell table:style-name="ce17" table:formula="of:=IF(OR(ISTEXT([$'Посещения + Долги'.Y11]); [.$A40]=[.Y$51]); 0; [$'Посещения + Долги'.Y$25]*[$'Посещения + Долги'.Y11])" office:value-type="string" office:string-value="37.5" calcext:value-type="string">
            <text:p>37.5</text:p>
          </table:table-cell>
          <table:table-cell table:style-name="ce15" table:formula="of:=IF(OR(ISTEXT([$'Посещения + Долги'.Z11]); [.$A40]=[.Z$51]); 0; [$'Посещения + Долги'.Z$25]*[$'Посещения + Долги'.Z11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11]); [.$A40]=[.AA$51]); 0; [$'Посещения + Долги'.AA$25]*[$'Посещения + Долги'.AA11])" office:value-type="string" office:string-value="0" calcext:value-type="string">
            <text:p>0</text:p>
          </table:table-cell>
          <table:table-cell table:style-name="ce15" table:formula="of:=IF(OR(ISTEXT([$'Посещения + Долги'.AB11]); [.$A40]=[.AB$51]); 0; [$'Посещения + Долги'.AB$25]*[$'Посещения + Долги'.AB11])" office:value-type="string" office:string-value="50" calcext:value-type="string">
            <text:p>50</text:p>
          </table:table-cell>
          <table:table-cell table:style-name="ce17" table:formula="of:=IF(OR(ISTEXT([$'Посещения + Долги'.AC11]); [.$A40]=[.AC$51]); 0; [$'Посещения + Долги'.AC$25]*[$'Посещения + Долги'.AC11])" office:value-type="string" office:string-value="56.25" calcext:value-type="string">
            <text:p>56.25</text:p>
          </table:table-cell>
          <table:table-cell table:style-name="ce15" table:formula="of:=IF(OR(ISTEXT([$'Посещения + Долги'.AD11]); [.$A40]=[.AD$51]); 0; [$'Посещения + Долги'.AD$25]*[$'Посещения + Долги'.AD11])" office:value-type="string" office:string-value="0" calcext:value-type="string">
            <text:p>0</text:p>
          </table:table-cell>
          <table:table-cell table:style-name="ce17" table:formula="of:=IF(OR(ISTEXT([$'Посещения + Долги'.AE11]); [.$A40]=[.AE$51]); 0; [$'Посещения + Долги'.AE$25]*[$'Посещения + Долги'.AE11])" office:value-type="string" office:string-value="0" calcext:value-type="string">
            <text:p>0</text:p>
          </table:table-cell>
          <table:table-cell table:style-name="ce15" table:formula="of:=IF(OR(ISTEXT([$'Посещения + Долги'.AF11]); [.$A40]=[.AF$51]); 0; [$'Посещения + Долги'.AF$25]*[$'Посещения + Долги'.AF11])" office:value-type="string" office:string-value="0" calcext:value-type="string">
            <text:p>0</text:p>
          </table:table-cell>
          <table:table-cell table:style-name="ce17" table:formula="of:=IF(OR(ISTEXT([$'Посещения + Долги'.AG11]); [.$A40]=[.AG$51]); 0; [$'Посещения + Долги'.AG$25]*[$'Посещения + Долги'.AG11])" office:value-type="string" office:string-value="0" calcext:value-type="string">
            <text:p>0</text:p>
          </table:table-cell>
          <table:table-cell table:style-name="ce15" table:formula="of:=IF(OR(ISTEXT([$'Посещения + Долги'.AH11]); [.$A40]=[.AH$51]); 0; [$'Посещения + Долги'.AH$25]*[$'Посещения + Долги'.AH11])" office:value-type="string" office:string-value="0" calcext:value-type="string">
            <text:p>0</text:p>
          </table:table-cell>
          <table:table-cell table:style-name="ce17" table:formula="of:=IF(OR(ISTEXT([$'Посещения + Долги'.AI11]); [.$A40]=[.AI$51]); 0; [$'Посещения + Долги'.AI$25]*[$'Посещения + Долги'.AI11])" office:value-type="string" office:string-value="0" calcext:value-type="string">
            <text:p>0</text:p>
          </table:table-cell>
          <table:table-cell table:style-name="ce15" table:formula="of:=IF(OR(ISTEXT([$'Посещения + Долги'.AJ11]); [.$A40]=[.AJ$51]); 0; [$'Посещения + Долги'.AJ$25]*[$'Посещения + Долги'.AJ11])" office:value-type="string" office:string-value="0" calcext:value-type="string">
            <text:p>0</text:p>
          </table:table-cell>
          <table:table-cell table:style-name="ce17" table:formula="of:=IF(OR(ISTEXT([$'Посещения + Долги'.AK11]); [.$A40]=[.AK$51]); 0; [$'Посещения + Долги'.AK$25]*[$'Посещения + Долги'.AK11])" office:value-type="string" office:string-value="0" calcext:value-type="string">
            <text:p>0</text:p>
          </table:table-cell>
          <table:table-cell table:style-name="ce15" table:formula="of:=IF(OR(ISTEXT([$'Посещения + Долги'.AL11]); [.$A40]=[.AL$51]); 0; [$'Посещения + Долги'.AL$25]*[$'Посещения + Долги'.AL11])" office:value-type="string" office:string-value="0" calcext:value-type="string">
            <text:p>0</text:p>
          </table:table-cell>
          <table:table-cell table:style-name="ce17" table:formula="of:=IF(OR(ISTEXT([$'Посещения + Долги'.AM11]); [.$A40]=[.AM$51]); 0; [$'Посещения + Долги'.AM$25]*[$'Посещения + Долги'.AM11])" office:value-type="string" office:string-value="0" calcext:value-type="string">
            <text:p>0</text:p>
          </table:table-cell>
          <table:table-cell table:style-name="ce15" table:formula="of:=IF(OR(ISTEXT([$'Посещения + Долги'.AN11]); [.$A40]=[.AN$51]); 0; [$'Посещения + Долги'.AN$25]*[$'Посещения + Долги'.AN11])" office:value-type="string" office:string-value="0" calcext:value-type="string">
            <text:p>0</text:p>
          </table:table-cell>
          <table:table-cell table:style-name="ce17" table:formula="of:=IF(OR(ISTEXT([$'Посещения + Долги'.AO11]); [.$A40]=[.AO$51]); 0; [$'Посещения + Долги'.AO$25]*[$'Посещения + Долги'.AO11])" office:value-type="string" office:string-value="0" calcext:value-type="string">
            <text:p>0</text:p>
          </table:table-cell>
          <table:table-cell table:style-name="ce15" table:formula="of:=IF(OR(ISTEXT([$'Посещения + Долги'.AP11]); [.$A40]=[.AP$51]); 0; [$'Посещения + Долги'.AP$25]*[$'Посещения + Долги'.AP11])" office:value-type="string" office:string-value="0" calcext:value-type="string">
            <text:p>0</text:p>
          </table:table-cell>
          <table:table-cell table:style-name="ce17" table:formula="of:=IF(OR(ISTEXT([$'Посещения + Долги'.AQ11]); [.$A40]=[.AQ$51]); 0; [$'Посещения + Долги'.AQ$25]*[$'Посещения + Долги'.AQ11])" office:value-type="string" office:string-value="0" calcext:value-type="string">
            <text:p>0</text:p>
          </table:table-cell>
          <table:table-cell table:style-name="ce15" table:formula="of:=IF(OR(ISTEXT([$'Посещения + Долги'.AR11]); [.$A40]=[.AR$51]); 0; [$'Посещения + Долги'.AR$25]*[$'Посещения + Долги'.AR11])" office:value-type="string" office:string-value="0" calcext:value-type="string">
            <text:p>0</text:p>
          </table:table-cell>
          <table:table-cell table:style-name="ce17" table:formula="of:=IF(OR(ISTEXT([$'Посещения + Долги'.AS11]); [.$A40]=[.AS$51]); 0; [$'Посещения + Долги'.AS$25]*[$'Посещения + Долги'.AS11])" office:value-type="string" office:string-value="0" calcext:value-type="string">
            <text:p>0</text:p>
          </table:table-cell>
          <table:table-cell table:style-name="ce17" table:formula="of:=IF(OR(ISTEXT([$'Посещения + Долги'.AT11]); [.$A40]=[.AT$51]); 0; [$'Посещения + Долги'.AT$25]*[$'Посещения + Долги'.AT11])" office:value-type="string" office:string-value="0" calcext:value-type="string">
            <text:p>0</text:p>
          </table:table-cell>
          <table:table-cell table:style-name="ce17" table:formula="of:=IF(OR(ISTEXT([$'Посещения + Долги'.AU11]); [.$A40]=[.AU$51]); 0; [$'Посещения + Долги'.AU$25]*[$'Посещения + Долги'.AU11])" office:value-type="string" office:string-value="0" calcext:value-type="string">
            <text:p>0</text:p>
          </table:table-cell>
          <table:table-cell table:style-name="ce17" table:formula="of:=IF(OR(ISTEXT([$'Посещения + Долги'.AV11]); [.$A40]=[.AV$51]); 0; [$'Посещения + Долги'.AV$25]*[$'Посещения + Долги'.AV11])" office:value-type="string" office:string-value="0" calcext:value-type="string">
            <text:p>0</text:p>
          </table:table-cell>
          <table:table-cell table:style-name="ce17" table:formula="of:=IF(OR(ISTEXT([$'Посещения + Долги'.AW11]); [.$A40]=[.AW$51]); 0; [$'Посещения + Долги'.AW$25]*[$'Посещения + Долги'.AW11])" office:value-type="string" office:string-value="0" calcext:value-type="string">
            <text:p>0</text:p>
          </table:table-cell>
          <table:table-cell table:style-name="ce17" table:formula="of:=IF(OR(ISTEXT([$'Посещения + Долги'.AX11]); [.$A40]=[.AX$51]); 0; [$'Посещения + Долги'.AX$25]*[$'Посещения + Долги'.AX11])" office:value-type="string" office:string-value="0" calcext:value-type="string">
            <text:p>0</text:p>
          </table:table-cell>
          <table:table-cell table:style-name="ce17" table:formula="of:=IF(OR(ISTEXT([$'Посещения + Долги'.AY11]); [.$A40]=[.AY$51]); 0; [$'Посещения + Долги'.AY$25]*[$'Посещения + Долги'.AY11])" office:value-type="string" office:string-value="0" calcext:value-type="string">
            <text:p>0</text:p>
          </table:table-cell>
          <table:table-cell table:style-name="ce17" table:formula="of:=IF(OR(ISTEXT([$'Посещения + Долги'.AZ11]); [.$A40]=[.AZ$51]); 0; [$'Посещения + Долги'.AZ$25]*[$'Посещения + Долги'.AZ11])" office:value-type="string" office:string-value="0" calcext:value-type="string">
            <text:p>0</text:p>
          </table:table-cell>
          <table:table-cell table:style-name="ce17" table:formula="of:=IF(OR(ISTEXT([$'Посещения + Долги'.BA11]); [.$A40]=[.BA$51]); 0; [$'Посещения + Долги'.BA$25]*[$'Посещения + Долги'.BA11])" office:value-type="string" office:string-value="0" calcext:value-type="string">
            <text:p>0</text:p>
          </table:table-cell>
          <table:table-cell table:style-name="ce17" table:formula="of:=IF(OR(ISTEXT([$'Посещения + Долги'.BB11]); [.$A40]=[.BB$51]); 0; [$'Посещения + Долги'.BB$25]*[$'Посещения + Долги'.BB11])" office:value-type="string" office:string-value="0" calcext:value-type="string">
            <text:p>0</text:p>
          </table:table-cell>
          <table:table-cell table:style-name="ce17" table:formula="of:=IF(OR(ISTEXT([$'Посещения + Долги'.BC11]); [.$A40]=[.BC$51]); 0; [$'Посещения + Долги'.BC$25]*[$'Посещения + Долги'.BC11])" office:value-type="string" office:string-value="0" calcext:value-type="string">
            <text:p>0</text:p>
          </table:table-cell>
          <table:table-cell table:style-name="ce17" table:formula="of:=IF(OR(ISTEXT([$'Посещения + Долги'.BD11]); [.$A40]=[.BD$51]); 0; [$'Посещения + Долги'.BD$25]*[$'Посещения + Долги'.BD11])" office:value-type="string" office:string-value="0" calcext:value-type="string">
            <text:p>0</text:p>
          </table:table-cell>
          <table:table-cell table:style-name="ce17" table:formula="of:=IF(OR(ISTEXT([$'Посещения + Долги'.BE11]); [.$A40]=[.BE$51]); 0; [$'Посещения + Долги'.BE$25]*[$'Посещения + Долги'.BE11])" office:value-type="string" office:string-value="0" calcext:value-type="string">
            <text:p>0</text:p>
          </table:table-cell>
          <table:table-cell table:style-name="ce17" table:formula="of:=IF(OR(ISTEXT([$'Посещения + Долги'.BF11]); [.$A40]=[.BF$51]); 0; [$'Посещения + Долги'.BF$25]*[$'Посещения + Долги'.BF11])" office:value-type="string" office:string-value="0" calcext:value-type="string">
            <text:p>0</text:p>
          </table:table-cell>
          <table:table-cell table:style-name="ce17" table:formula="of:=IF(OR(ISTEXT([$'Посещения + Долги'.BG11]); [.$A40]=[.BG$51]); 0; [$'Посещения + Долги'.BG$25]*[$'Посещения + Долги'.BG11])" office:value-type="string" office:string-value="0" calcext:value-type="string">
            <text:p>0</text:p>
          </table:table-cell>
          <table:table-cell table:style-name="ce17" table:formula="of:=IF(OR(ISTEXT([$'Посещения + Долги'.BH11]); [.$A40]=[.BH$51]); 0; [$'Посещения + Долги'.BH$25]*[$'Посещения + Долги'.BH11])" office:value-type="string" office:string-value="0" calcext:value-type="string">
            <text:p>0</text:p>
          </table:table-cell>
          <table:table-cell table:style-name="ce17" table:formula="of:=IF(OR(ISTEXT([$'Посещения + Долги'.BI11]); [.$A40]=[.BI$51]); 0; [$'Посещения + Долги'.BI$25]*[$'Посещения + Долги'.BI11])" office:value-type="string" office:string-value="0" calcext:value-type="string">
            <text:p>0</text:p>
          </table:table-cell>
          <table:table-cell table:style-name="ce17" table:formula="of:=IF(OR(ISTEXT([$'Посещения + Долги'.BJ11]); [.$A40]=[.BJ$51]); 0; [$'Посещения + Долги'.BJ$25]*[$'Посещения + Долги'.BJ11])" office:value-type="string" office:string-value="0" calcext:value-type="string">
            <text:p>0</text:p>
          </table:table-cell>
          <table:table-cell table:style-name="ce17" table:formula="of:=IF(OR(ISTEXT([$'Посещения + Долги'.BK11]); [.$A40]=[.BK$51]); 0; [$'Посещения + Долги'.BK$25]*[$'Посещения + Долги'.BK11])" office:value-type="string" office:string-value="0" calcext:value-type="string">
            <text:p>0</text:p>
          </table:table-cell>
          <table:table-cell table:style-name="ce17" table:formula="of:=IF(OR(ISTEXT([$'Посещения + Долги'.BL11]); [.$A40]=[.BL$51]); 0; [$'Посещения + Долги'.BL$25]*[$'Посещения + Долги'.BL11])" office:value-type="string" office:string-value="0" calcext:value-type="string">
            <text:p>0</text:p>
          </table:table-cell>
          <table:table-cell table:style-name="ce17" table:formula="of:=IF(OR(ISTEXT([$'Посещения + Долги'.BM11]); [.$A40]=[.BM$51]); 0; [$'Посещения + Долги'.BM$25]*[$'Посещения + Долги'.BM11])" office:value-type="string" office:string-value="0" calcext:value-type="string">
            <text:p>0</text:p>
          </table:table-cell>
          <table:table-cell table:style-name="ce17" table:formula="of:=IF(OR(ISTEXT([$'Посещения + Долги'.BN11]); [.$A40]=[.BN$51]); 0; [$'Посещения + Долги'.BN$25]*[$'Посещения + Долги'.BN11])" office:value-type="string" office:string-value="0" calcext:value-type="string">
            <text:p>0</text:p>
          </table:table-cell>
          <table:table-cell table:style-name="ce17" table:formula="of:=IF(OR(ISTEXT([$'Посещения + Долги'.BO11]); [.$A40]=[.BO$51]); 0; [$'Посещения + Долги'.BO$25]*[$'Посещения + Долги'.BO11])" office:value-type="string" office:string-value="0" calcext:value-type="string">
            <text:p>0</text:p>
          </table:table-cell>
          <table:table-cell table:style-name="ce17" table:formula="of:=IF(OR(ISTEXT([$'Посещения + Долги'.BP11]); [.$A40]=[.BP$51]); 0; [$'Посещения + Долги'.BP$25]*[$'Посещения + Долги'.BP11])" office:value-type="string" office:string-value="0" calcext:value-type="string">
            <text:p>0</text:p>
          </table:table-cell>
          <table:table-cell table:style-name="ce17" table:formula="of:=IF(OR(ISTEXT([$'Посещения + Долги'.BQ11]); [.$A40]=[.BQ$51]); 0; [$'Посещения + Долги'.BQ$25]*[$'Посещения + Долги'.BQ11])" office:value-type="string" office:string-value="0" calcext:value-type="string">
            <text:p>0</text:p>
          </table:table-cell>
          <table:table-cell table:style-name="ce17" table:formula="of:=IF(OR(ISTEXT([$'Посещения + Долги'.BR11]); [.$A40]=[.BR$51]); 0; [$'Посещения + Долги'.BR$25]*[$'Посещения + Долги'.BR11])" office:value-type="string" office:string-value="0" calcext:value-type="string">
            <text:p>0</text:p>
          </table:table-cell>
          <table:table-cell table:style-name="ce17" table:formula="of:=IF(OR(ISTEXT([$'Посещения + Долги'.BS11]); [.$A40]=[.BS$51]); 0; [$'Посещения + Долги'.BS$25]*[$'Посещения + Долги'.BS11])" office:value-type="string" office:string-value="0" calcext:value-type="string">
            <text:p>0</text:p>
          </table:table-cell>
          <table:table-cell table:style-name="ce17" table:formula="of:=IF(OR(ISTEXT([$'Посещения + Долги'.BT11]); [.$A40]=[.BT$51]); 0; [$'Посещения + Долги'.BT$25]*[$'Посещения + Долги'.BT11])" office:value-type="string" office:string-value="0" calcext:value-type="string">
            <text:p>0</text:p>
          </table:table-cell>
          <table:table-cell table:style-name="ce17" table:formula="of:=IF(OR(ISTEXT([$'Посещения + Долги'.BU11]); [.$A40]=[.BU$51]); 0; [$'Посещения + Долги'.BU$25]*[$'Посещения + Долги'.BU11])" office:value-type="string" office:string-value="0" calcext:value-type="string">
            <text:p>0</text:p>
          </table:table-cell>
          <table:table-cell table:style-name="ce17" table:formula="of:=IF(OR(ISTEXT([$'Посещения + Долги'.BV11]); [.$A40]=[.BV$51]); 0; [$'Посещения + Долги'.BV$25]*[$'Посещения + Долги'.BV11])" office:value-type="string" office:string-value="0" calcext:value-type="string">
            <text:p>0</text:p>
          </table:table-cell>
          <table:table-cell table:style-name="ce17" table:formula="of:=IF(OR(ISTEXT([$'Посещения + Долги'.BW11]); [.$A40]=[.BW$51]); 0; [$'Посещения + Долги'.BW$25]*[$'Посещения + Долги'.BW11])" office:value-type="string" office:string-value="0" calcext:value-type="string">
            <text:p>0</text:p>
          </table:table-cell>
          <table:table-cell table:style-name="ce17" table:formula="of:=IF(OR(ISTEXT([$'Посещения + Долги'.BX11]); [.$A40]=[.BX$51]); 0; [$'Посещения + Долги'.BX$25]*[$'Посещения + Долги'.BX11])" office:value-type="string" office:string-value="0" calcext:value-type="string">
            <text:p>0</text:p>
          </table:table-cell>
          <table:table-cell table:style-name="ce17" table:formula="of:=IF(OR(ISTEXT([$'Посещения + Долги'.BY11]); [.$A40]=[.BY$51]); 0; [$'Посещения + Долги'.BY$25]*[$'Посещения + Долги'.BY11])" office:value-type="string" office:string-value="0" calcext:value-type="string">
            <text:p>0</text:p>
          </table:table-cell>
          <table:table-cell table:style-name="ce17" table:formula="of:=IF(OR(ISTEXT([$'Посещения + Долги'.BZ11]); [.$A40]=[.BZ$51]); 0; [$'Посещения + Долги'.BZ$25]*[$'Посещения + Долги'.BZ11])" office:value-type="string" office:string-value="0" calcext:value-type="string">
            <text:p>0</text:p>
          </table:table-cell>
          <table:table-cell table:style-name="ce17" table:formula="of:=IF(OR(ISTEXT([$'Посещения + Долги'.CA11]); [.$A40]=[.CA$51]); 0; [$'Посещения + Долги'.CA$25]*[$'Посещения + Долги'.CA11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Полищук </text:p>
          </table:table-cell>
          <table:table-cell table:style-name="ce15" table:formula="of:=IF(OR(ISTEXT([$'Посещения + Долги'.B12]); [.$A41]=[.B$51]); 0; [$'Посещения + Долги'.B$25]*[$'Посещения + Долги'.B12])" office:value-type="string" office:string-value="0" calcext:value-type="string">
            <text:p>0</text:p>
          </table:table-cell>
          <table:table-cell table:style-name="ce17" table:formula="of:=IF(OR(ISTEXT([$'Посещения + Долги'.C12]); [.$A41]=[.C$51]); 0; [$'Посещения + Долги'.C$25]*[$'Посещения + Долги'.C12])" office:value-type="string" office:string-value="0" calcext:value-type="string">
            <text:p>0</text:p>
          </table:table-cell>
          <table:table-cell table:style-name="ce15" table:formula="of:=IF(OR(ISTEXT([$'Посещения + Долги'.D12]); [.$A41]=[.D$51]); 0; [$'Посещения + Долги'.D$25]*[$'Посещения + Долги'.D12])" office:value-type="string" office:string-value="0" calcext:value-type="string">
            <text:p>0</text:p>
          </table:table-cell>
          <table:table-cell table:style-name="ce17" table:formula="of:=IF(OR(ISTEXT([$'Посещения + Долги'.E12]); [.$A41]=[.E$51]); 0; [$'Посещения + Долги'.E$25]*[$'Посещения + Долги'.E12])" office:value-type="string" office:string-value="0" calcext:value-type="string">
            <text:p>0</text:p>
          </table:table-cell>
          <table:table-cell table:style-name="ce15" table:formula="of:=IF(OR(ISTEXT([$'Посещения + Долги'.F12]); [.$A41]=[.F$51]); 0; [$'Посещения + Долги'.F$25]*[$'Посещения + Долги'.F12])" office:value-type="string" office:string-value="0" calcext:value-type="string">
            <text:p>0</text:p>
          </table:table-cell>
          <table:table-cell table:style-name="ce17" table:formula="of:=IF(OR(ISTEXT([$'Посещения + Долги'.G12]); [.$A41]=[.G$51]); 0; [$'Посещения + Долги'.G$25]*[$'Посещения + Долги'.G12])" office:value-type="string" office:string-value="0" calcext:value-type="string">
            <text:p>0</text:p>
          </table:table-cell>
          <table:table-cell table:style-name="ce15" table:formula="of:=IF(OR(ISTEXT([$'Посещения + Долги'.H12]); [.$A41]=[.H$51]); 0; [$'Посещения + Долги'.H$25]*[$'Посещения + Долги'.H12])" office:value-type="string" office:string-value="0" calcext:value-type="string">
            <text:p>0</text:p>
          </table:table-cell>
          <table:table-cell table:style-name="ce17" table:formula="of:=IF(OR(ISTEXT([$'Посещения + Долги'.I12]); [.$A41]=[.I$51]); 0; [$'Посещения + Долги'.I$25]*[$'Посещения + Долги'.I12])" office:value-type="string" office:string-value="0" calcext:value-type="string">
            <text:p>0</text:p>
          </table:table-cell>
          <table:table-cell table:style-name="ce15" table:formula="of:=IF(OR(ISTEXT([$'Посещения + Долги'.J12]); [.$A41]=[.J$51]); 0; [$'Посещения + Долги'.J$25]*[$'Посещения + Долги'.J12])" office:value-type="string" office:string-value="0" calcext:value-type="string">
            <text:p>0</text:p>
          </table:table-cell>
          <table:table-cell table:style-name="ce17" table:formula="of:=IF(OR(ISTEXT([$'Посещения + Долги'.K12]); [.$A41]=[.K$51]); 0; [$'Посещения + Долги'.K$25]*[$'Посещения + Долги'.K12])" office:value-type="string" office:string-value="0" calcext:value-type="string">
            <text:p>0</text:p>
          </table:table-cell>
          <table:table-cell table:style-name="ce15" table:formula="of:=IF(OR(ISTEXT([$'Посещения + Долги'.L12]); [.$A41]=[.L$51]); 0; [$'Посещения + Долги'.L$25]*[$'Посещения + Долги'.L12])" office:value-type="string" office:string-value="0" calcext:value-type="string">
            <text:p>0</text:p>
          </table:table-cell>
          <table:table-cell table:style-name="ce17" table:formula="of:=IF(OR(ISTEXT([$'Посещения + Долги'.M12]); [.$A41]=[.M$51]); 0; [$'Посещения + Долги'.M$25]*[$'Посещения + Долги'.M12])" office:value-type="string" office:string-value="0" calcext:value-type="string">
            <text:p>0</text:p>
          </table:table-cell>
          <table:table-cell table:style-name="ce15" table:formula="of:=IF(OR(ISTEXT([$'Посещения + Долги'.N12]); [.$A41]=[.N$51]); 0; [$'Посещения + Долги'.N$25]*[$'Посещения + Долги'.N12])" office:value-type="string" office:string-value="0" calcext:value-type="string">
            <text:p>0</text:p>
          </table:table-cell>
          <table:table-cell table:style-name="ce17" table:formula="of:=IF(OR(ISTEXT([$'Посещения + Долги'.O12]); [.$A41]=[.O$51]); 0; [$'Посещения + Долги'.O$25]*[$'Посещения + Долги'.O12])" office:value-type="string" office:string-value="0" calcext:value-type="string">
            <text:p>0</text:p>
          </table:table-cell>
          <table:table-cell table:style-name="ce15" table:formula="of:=IF(OR(ISTEXT([$'Посещения + Долги'.P12]); [.$A41]=[.P$51]); 0; [$'Посещения + Долги'.P$25]*[$'Посещения + Долги'.P12])" office:value-type="string" office:string-value="0" calcext:value-type="string">
            <text:p>0</text:p>
          </table:table-cell>
          <table:table-cell table:style-name="ce17" table:formula="of:=IF(OR(ISTEXT([$'Посещения + Долги'.Q12]); [.$A41]=[.Q$51]); 0; [$'Посещения + Долги'.Q$25]*[$'Посещения + Долги'.Q12])" office:value-type="string" office:string-value="0" calcext:value-type="string">
            <text:p>0</text:p>
          </table:table-cell>
          <table:table-cell table:style-name="ce15" table:formula="of:=IF(OR(ISTEXT([$'Посещения + Долги'.R12]); [.$A41]=[.R$51]); 0; [$'Посещения + Долги'.R$25]*[$'Посещения + Долги'.R12])" office:value-type="string" office:string-value="0" calcext:value-type="string">
            <text:p>0</text:p>
          </table:table-cell>
          <table:table-cell table:style-name="ce17" table:formula="of:=IF(OR(ISTEXT([$'Посещения + Долги'.S12]); [.$A41]=[.S$51]); 0; [$'Посещения + Долги'.S$25]*[$'Посещения + Долги'.S12])" office:value-type="string" office:string-value="0" calcext:value-type="string">
            <text:p>0</text:p>
          </table:table-cell>
          <table:table-cell table:style-name="ce15" table:formula="of:=IF(OR(ISTEXT([$'Посещения + Долги'.T12]); [.$A41]=[.T$51]); 0; [$'Посещения + Долги'.T$25]*[$'Посещения + Долги'.T12])" office:value-type="string" office:string-value="0" calcext:value-type="string">
            <text:p>0</text:p>
          </table:table-cell>
          <table:table-cell table:style-name="ce17" table:formula="of:=IF(OR(ISTEXT([$'Посещения + Долги'.U12]); [.$A41]=[.U$51]); 0; [$'Посещения + Долги'.U$25]*[$'Посещения + Долги'.U12])" office:value-type="string" office:string-value="0" calcext:value-type="string">
            <text:p>0</text:p>
          </table:table-cell>
          <table:table-cell table:style-name="ce15" table:formula="of:=IF(OR(ISTEXT([$'Посещения + Долги'.V12]); [.$A41]=[.V$51]); 0; [$'Посещения + Долги'.V$25]*[$'Посещения + Долги'.V12])" office:value-type="string" office:string-value="0" calcext:value-type="string">
            <text:p>0</text:p>
          </table:table-cell>
          <table:table-cell table:style-name="ce17" table:formula="of:=IF(OR(ISTEXT([$'Посещения + Долги'.W12]); [.$A41]=[.W$51]); 0; [$'Посещения + Долги'.W$25]*[$'Посещения + Долги'.W12])" office:value-type="string" office:string-value="0" calcext:value-type="string">
            <text:p>0</text:p>
          </table:table-cell>
          <table:table-cell table:style-name="ce15" table:formula="of:=IF(OR(ISTEXT([$'Посещения + Долги'.X12]); [.$A41]=[.X$51]); 0; [$'Посещения + Долги'.X$25]*[$'Посещения + Долги'.X12])" office:value-type="string" office:string-value="0" calcext:value-type="string">
            <text:p>0</text:p>
          </table:table-cell>
          <table:table-cell table:style-name="ce17" table:formula="of:=IF(OR(ISTEXT([$'Посещения + Долги'.Y12]); [.$A41]=[.Y$51]); 0; [$'Посещения + Долги'.Y$25]*[$'Посещения + Долги'.Y12])" office:value-type="string" office:string-value="0" calcext:value-type="string">
            <text:p>0</text:p>
          </table:table-cell>
          <table:table-cell table:style-name="ce15" table:formula="of:=IF(OR(ISTEXT([$'Посещения + Долги'.Z12]); [.$A41]=[.Z$51]); 0; [$'Посещения + Долги'.Z$25]*[$'Посещения + Долги'.Z12])" office:value-type="string" office:string-value="0" calcext:value-type="string">
            <text:p>0</text:p>
          </table:table-cell>
          <table:table-cell table:style-name="ce17" table:formula="of:=IF(OR(ISTEXT([$'Посещения + Долги'.AA12]); [.$A41]=[.AA$51]); 0; [$'Посещения + Долги'.AA$25]*[$'Посещения + Долги'.AA12])" office:value-type="string" office:string-value="0" calcext:value-type="string">
            <text:p>0</text:p>
          </table:table-cell>
          <table:table-cell table:style-name="ce15" table:formula="of:=IF(OR(ISTEXT([$'Посещения + Долги'.AB12]); [.$A41]=[.AB$51]); 0; [$'Посещения + Долги'.AB$25]*[$'Посещения + Долги'.AB12])" office:value-type="string" office:string-value="0" calcext:value-type="string">
            <text:p>0</text:p>
          </table:table-cell>
          <table:table-cell table:style-name="ce17" table:formula="of:=IF(OR(ISTEXT([$'Посещения + Долги'.AC12]); [.$A41]=[.AC$51]); 0; [$'Посещения + Долги'.AC$25]*[$'Посещения + Долги'.AC12])" office:value-type="string" office:string-value="0" calcext:value-type="string">
            <text:p>0</text:p>
          </table:table-cell>
          <table:table-cell table:style-name="ce15" table:formula="of:=IF(OR(ISTEXT([$'Посещения + Долги'.AD12]); [.$A41]=[.AD$51]); 0; [$'Посещения + Долги'.AD$25]*[$'Посещения + Долги'.AD12])" office:value-type="string" office:string-value="0" calcext:value-type="string">
            <text:p>0</text:p>
          </table:table-cell>
          <table:table-cell table:style-name="ce17" table:formula="of:=IF(OR(ISTEXT([$'Посещения + Долги'.AE12]); [.$A41]=[.AE$51]); 0; [$'Посещения + Долги'.AE$25]*[$'Посещения + Долги'.AE12])" office:value-type="string" office:string-value="0" calcext:value-type="string">
            <text:p>0</text:p>
          </table:table-cell>
          <table:table-cell table:style-name="ce15" table:formula="of:=IF(OR(ISTEXT([$'Посещения + Долги'.AF12]); [.$A41]=[.AF$51]); 0; [$'Посещения + Долги'.AF$25]*[$'Посещения + Долги'.AF12])" office:value-type="string" office:string-value="0" calcext:value-type="string">
            <text:p>0</text:p>
          </table:table-cell>
          <table:table-cell table:style-name="ce17" table:formula="of:=IF(OR(ISTEXT([$'Посещения + Долги'.AG12]); [.$A41]=[.AG$51]); 0; [$'Посещения + Долги'.AG$25]*[$'Посещения + Долги'.AG12])" office:value-type="string" office:string-value="0" calcext:value-type="string">
            <text:p>0</text:p>
          </table:table-cell>
          <table:table-cell table:style-name="ce15" table:formula="of:=IF(OR(ISTEXT([$'Посещения + Долги'.AH12]); [.$A41]=[.AH$51]); 0; [$'Посещения + Долги'.AH$25]*[$'Посещения + Долги'.AH12])" office:value-type="string" office:string-value="0" calcext:value-type="string">
            <text:p>0</text:p>
          </table:table-cell>
          <table:table-cell table:style-name="ce17" table:formula="of:=IF(OR(ISTEXT([$'Посещения + Долги'.AI12]); [.$A41]=[.AI$51]); 0; [$'Посещения + Долги'.AI$25]*[$'Посещения + Долги'.AI12])" office:value-type="string" office:string-value="0" calcext:value-type="string">
            <text:p>0</text:p>
          </table:table-cell>
          <table:table-cell table:style-name="ce15" table:formula="of:=IF(OR(ISTEXT([$'Посещения + Долги'.AJ12]); [.$A41]=[.AJ$51]); 0; [$'Посещения + Долги'.AJ$25]*[$'Посещения + Долги'.AJ12])" office:value-type="string" office:string-value="0" calcext:value-type="string">
            <text:p>0</text:p>
          </table:table-cell>
          <table:table-cell table:style-name="ce17" table:formula="of:=IF(OR(ISTEXT([$'Посещения + Долги'.AK12]); [.$A41]=[.AK$51]); 0; [$'Посещения + Долги'.AK$25]*[$'Посещения + Долги'.AK12])" office:value-type="string" office:string-value="0" calcext:value-type="string">
            <text:p>0</text:p>
          </table:table-cell>
          <table:table-cell table:style-name="ce15" table:formula="of:=IF(OR(ISTEXT([$'Посещения + Долги'.AL12]); [.$A41]=[.AL$51]); 0; [$'Посещения + Долги'.AL$25]*[$'Посещения + Долги'.AL12])" office:value-type="string" office:string-value="0" calcext:value-type="string">
            <text:p>0</text:p>
          </table:table-cell>
          <table:table-cell table:style-name="ce17" table:formula="of:=IF(OR(ISTEXT([$'Посещения + Долги'.AM12]); [.$A41]=[.AM$51]); 0; [$'Посещения + Долги'.AM$25]*[$'Посещения + Долги'.AM12])" office:value-type="string" office:string-value="0" calcext:value-type="string">
            <text:p>0</text:p>
          </table:table-cell>
          <table:table-cell table:style-name="ce15" table:formula="of:=IF(OR(ISTEXT([$'Посещения + Долги'.AN12]); [.$A41]=[.AN$51]); 0; [$'Посещения + Долги'.AN$25]*[$'Посещения + Долги'.AN12])" office:value-type="string" office:string-value="0" calcext:value-type="string">
            <text:p>0</text:p>
          </table:table-cell>
          <table:table-cell table:style-name="ce17" table:formula="of:=IF(OR(ISTEXT([$'Посещения + Долги'.AO12]); [.$A41]=[.AO$51]); 0; [$'Посещения + Долги'.AO$25]*[$'Посещения + Долги'.AO12])" office:value-type="string" office:string-value="0" calcext:value-type="string">
            <text:p>0</text:p>
          </table:table-cell>
          <table:table-cell table:style-name="ce15" table:formula="of:=IF(OR(ISTEXT([$'Посещения + Долги'.AP12]); [.$A41]=[.AP$51]); 0; [$'Посещения + Долги'.AP$25]*[$'Посещения + Долги'.AP12])" office:value-type="string" office:string-value="0" calcext:value-type="string">
            <text:p>0</text:p>
          </table:table-cell>
          <table:table-cell table:style-name="ce17" table:formula="of:=IF(OR(ISTEXT([$'Посещения + Долги'.AQ12]); [.$A41]=[.AQ$51]); 0; [$'Посещения + Долги'.AQ$25]*[$'Посещения + Долги'.AQ12])" office:value-type="string" office:string-value="0" calcext:value-type="string">
            <text:p>0</text:p>
          </table:table-cell>
          <table:table-cell table:style-name="ce15" table:formula="of:=IF(OR(ISTEXT([$'Посещения + Долги'.AR12]); [.$A41]=[.AR$51]); 0; [$'Посещения + Долги'.AR$25]*[$'Посещения + Долги'.AR12])" office:value-type="string" office:string-value="0" calcext:value-type="string">
            <text:p>0</text:p>
          </table:table-cell>
          <table:table-cell table:style-name="ce17" table:formula="of:=IF(OR(ISTEXT([$'Посещения + Долги'.AS12]); [.$A41]=[.AS$51]); 0; [$'Посещения + Долги'.AS$25]*[$'Посещения + Долги'.AS12])" office:value-type="string" office:string-value="0" calcext:value-type="string">
            <text:p>0</text:p>
          </table:table-cell>
          <table:table-cell table:style-name="ce17" table:formula="of:=IF(OR(ISTEXT([$'Посещения + Долги'.AT12]); [.$A41]=[.AT$51]); 0; [$'Посещения + Долги'.AT$25]*[$'Посещения + Долги'.AT12])" office:value-type="string" office:string-value="0" calcext:value-type="string">
            <text:p>0</text:p>
          </table:table-cell>
          <table:table-cell table:style-name="ce17" table:formula="of:=IF(OR(ISTEXT([$'Посещения + Долги'.AU12]); [.$A41]=[.AU$51]); 0; [$'Посещения + Долги'.AU$25]*[$'Посещения + Долги'.AU12])" office:value-type="string" office:string-value="0" calcext:value-type="string">
            <text:p>0</text:p>
          </table:table-cell>
          <table:table-cell table:style-name="ce17" table:formula="of:=IF(OR(ISTEXT([$'Посещения + Долги'.AV12]); [.$A41]=[.AV$51]); 0; [$'Посещения + Долги'.AV$25]*[$'Посещения + Долги'.AV12])" office:value-type="string" office:string-value="0" calcext:value-type="string">
            <text:p>0</text:p>
          </table:table-cell>
          <table:table-cell table:style-name="ce17" table:formula="of:=IF(OR(ISTEXT([$'Посещения + Долги'.AW12]); [.$A41]=[.AW$51]); 0; [$'Посещения + Долги'.AW$25]*[$'Посещения + Долги'.AW12])" office:value-type="string" office:string-value="0" calcext:value-type="string">
            <text:p>0</text:p>
          </table:table-cell>
          <table:table-cell table:style-name="ce17" table:formula="of:=IF(OR(ISTEXT([$'Посещения + Долги'.AX12]); [.$A41]=[.AX$51]); 0; [$'Посещения + Долги'.AX$25]*[$'Посещения + Долги'.AX12])" office:value-type="string" office:string-value="0" calcext:value-type="string">
            <text:p>0</text:p>
          </table:table-cell>
          <table:table-cell table:style-name="ce17" table:formula="of:=IF(OR(ISTEXT([$'Посещения + Долги'.AY12]); [.$A41]=[.AY$51]); 0; [$'Посещения + Долги'.AY$25]*[$'Посещения + Долги'.AY12])" office:value-type="string" office:string-value="0" calcext:value-type="string">
            <text:p>0</text:p>
          </table:table-cell>
          <table:table-cell table:style-name="ce17" table:formula="of:=IF(OR(ISTEXT([$'Посещения + Долги'.AZ12]); [.$A41]=[.AZ$51]); 0; [$'Посещения + Долги'.AZ$25]*[$'Посещения + Долги'.AZ12])" office:value-type="string" office:string-value="0" calcext:value-type="string">
            <text:p>0</text:p>
          </table:table-cell>
          <table:table-cell table:style-name="ce17" table:formula="of:=IF(OR(ISTEXT([$'Посещения + Долги'.BA12]); [.$A41]=[.BA$51]); 0; [$'Посещения + Долги'.BA$25]*[$'Посещения + Долги'.BA12])" office:value-type="string" office:string-value="0" calcext:value-type="string">
            <text:p>0</text:p>
          </table:table-cell>
          <table:table-cell table:style-name="ce17" table:formula="of:=IF(OR(ISTEXT([$'Посещения + Долги'.BB12]); [.$A41]=[.BB$51]); 0; [$'Посещения + Долги'.BB$25]*[$'Посещения + Долги'.BB12])" office:value-type="string" office:string-value="0" calcext:value-type="string">
            <text:p>0</text:p>
          </table:table-cell>
          <table:table-cell table:style-name="ce17" table:formula="of:=IF(OR(ISTEXT([$'Посещения + Долги'.BC12]); [.$A41]=[.BC$51]); 0; [$'Посещения + Долги'.BC$25]*[$'Посещения + Долги'.BC12])" office:value-type="string" office:string-value="0" calcext:value-type="string">
            <text:p>0</text:p>
          </table:table-cell>
          <table:table-cell table:style-name="ce17" table:formula="of:=IF(OR(ISTEXT([$'Посещения + Долги'.BD12]); [.$A41]=[.BD$51]); 0; [$'Посещения + Долги'.BD$25]*[$'Посещения + Долги'.BD12])" office:value-type="string" office:string-value="0" calcext:value-type="string">
            <text:p>0</text:p>
          </table:table-cell>
          <table:table-cell table:style-name="ce17" table:formula="of:=IF(OR(ISTEXT([$'Посещения + Долги'.BE12]); [.$A41]=[.BE$51]); 0; [$'Посещения + Долги'.BE$25]*[$'Посещения + Долги'.BE12])" office:value-type="string" office:string-value="0" calcext:value-type="string">
            <text:p>0</text:p>
          </table:table-cell>
          <table:table-cell table:style-name="ce17" table:formula="of:=IF(OR(ISTEXT([$'Посещения + Долги'.BF12]); [.$A41]=[.BF$51]); 0; [$'Посещения + Долги'.BF$25]*[$'Посещения + Долги'.BF12])" office:value-type="string" office:string-value="0" calcext:value-type="string">
            <text:p>0</text:p>
          </table:table-cell>
          <table:table-cell table:style-name="ce17" table:formula="of:=IF(OR(ISTEXT([$'Посещения + Долги'.BG12]); [.$A41]=[.BG$51]); 0; [$'Посещения + Долги'.BG$25]*[$'Посещения + Долги'.BG12])" office:value-type="string" office:string-value="0" calcext:value-type="string">
            <text:p>0</text:p>
          </table:table-cell>
          <table:table-cell table:style-name="ce17" table:formula="of:=IF(OR(ISTEXT([$'Посещения + Долги'.BH12]); [.$A41]=[.BH$51]); 0; [$'Посещения + Долги'.BH$25]*[$'Посещения + Долги'.BH12])" office:value-type="string" office:string-value="0" calcext:value-type="string">
            <text:p>0</text:p>
          </table:table-cell>
          <table:table-cell table:style-name="ce17" table:formula="of:=IF(OR(ISTEXT([$'Посещения + Долги'.BI12]); [.$A41]=[.BI$51]); 0; [$'Посещения + Долги'.BI$25]*[$'Посещения + Долги'.BI12])" office:value-type="string" office:string-value="0" calcext:value-type="string">
            <text:p>0</text:p>
          </table:table-cell>
          <table:table-cell table:style-name="ce17" table:formula="of:=IF(OR(ISTEXT([$'Посещения + Долги'.BJ12]); [.$A41]=[.BJ$51]); 0; [$'Посещения + Долги'.BJ$25]*[$'Посещения + Долги'.BJ12])" office:value-type="string" office:string-value="45" calcext:value-type="string">
            <text:p>45</text:p>
          </table:table-cell>
          <table:table-cell table:style-name="ce17" table:formula="of:=IF(OR(ISTEXT([$'Посещения + Долги'.BK12]); [.$A41]=[.BK$51]); 0; [$'Посещения + Долги'.BK$25]*[$'Посещения + Долги'.BK12])" office:value-type="string" office:string-value="45" calcext:value-type="string">
            <text:p>45</text:p>
          </table:table-cell>
          <table:table-cell table:style-name="ce17" table:formula="of:=IF(OR(ISTEXT([$'Посещения + Долги'.BL12]); [.$A41]=[.BL$51]); 0; [$'Посещения + Долги'.BL$25]*[$'Посещения + Долги'.BL12])" office:value-type="string" office:string-value="0" calcext:value-type="string">
            <text:p>0</text:p>
          </table:table-cell>
          <table:table-cell table:style-name="ce17" table:formula="of:=IF(OR(ISTEXT([$'Посещения + Долги'.BM12]); [.$A41]=[.BM$51]); 0; [$'Посещения + Долги'.BM$25]*[$'Посещения + Долги'.BM12])" office:value-type="string" office:string-value="0" calcext:value-type="string">
            <text:p>0</text:p>
          </table:table-cell>
          <table:table-cell table:style-name="ce17" table:formula="of:=IF(OR(ISTEXT([$'Посещения + Долги'.BN12]); [.$A41]=[.BN$51]); 0; [$'Посещения + Долги'.BN$25]*[$'Посещения + Долги'.BN12])" office:value-type="string" office:string-value="0" calcext:value-type="string">
            <text:p>0</text:p>
          </table:table-cell>
          <table:table-cell table:style-name="ce17" table:formula="of:=IF(OR(ISTEXT([$'Посещения + Долги'.BO12]); [.$A41]=[.BO$51]); 0; [$'Посещения + Долги'.BO$25]*[$'Посещения + Долги'.BO12])" office:value-type="string" office:string-value="36" calcext:value-type="string">
            <text:p>36</text:p>
          </table:table-cell>
          <table:table-cell table:style-name="ce17" table:formula="of:=IF(OR(ISTEXT([$'Посещения + Долги'.BP12]); [.$A41]=[.BP$51]); 0; [$'Посещения + Долги'.BP$25]*[$'Посещения + Долги'.BP12])" office:value-type="string" office:string-value="0" calcext:value-type="string">
            <text:p>0</text:p>
          </table:table-cell>
          <table:table-cell table:style-name="ce17" table:formula="of:=IF(OR(ISTEXT([$'Посещения + Долги'.BQ12]); [.$A41]=[.BQ$51]); 0; [$'Посещения + Долги'.BQ$25]*[$'Посещения + Долги'.BQ12])" office:value-type="string" office:string-value="0" calcext:value-type="string">
            <text:p>0</text:p>
          </table:table-cell>
          <table:table-cell table:style-name="ce17" table:formula="of:=IF(OR(ISTEXT([$'Посещения + Долги'.BR12]); [.$A41]=[.BR$51]); 0; [$'Посещения + Долги'.BR$25]*[$'Посещения + Долги'.BR12])" office:value-type="string" office:string-value="0" calcext:value-type="string">
            <text:p>0</text:p>
          </table:table-cell>
          <table:table-cell table:style-name="ce17" table:formula="of:=IF(OR(ISTEXT([$'Посещения + Долги'.BS12]); [.$A41]=[.BS$51]); 0; [$'Посещения + Долги'.BS$25]*[$'Посещения + Долги'.BS12])" office:value-type="string" office:string-value="0" calcext:value-type="string">
            <text:p>0</text:p>
          </table:table-cell>
          <table:table-cell table:style-name="ce17" table:formula="of:=IF(OR(ISTEXT([$'Посещения + Долги'.BT12]); [.$A41]=[.BT$51]); 0; [$'Посещения + Долги'.BT$25]*[$'Посещения + Долги'.BT12])" office:value-type="string" office:string-value="0" calcext:value-type="string">
            <text:p>0</text:p>
          </table:table-cell>
          <table:table-cell table:style-name="ce17" table:formula="of:=IF(OR(ISTEXT([$'Посещения + Долги'.BU12]); [.$A41]=[.BU$51]); 0; [$'Посещения + Долги'.BU$25]*[$'Посещения + Долги'.BU12])" office:value-type="string" office:string-value="0" calcext:value-type="string">
            <text:p>0</text:p>
          </table:table-cell>
          <table:table-cell table:style-name="ce17" table:formula="of:=IF(OR(ISTEXT([$'Посещения + Долги'.BV12]); [.$A41]=[.BV$51]); 0; [$'Посещения + Долги'.BV$25]*[$'Посещения + Долги'.BV12])" office:value-type="string" office:string-value="0" calcext:value-type="string">
            <text:p>0</text:p>
          </table:table-cell>
          <table:table-cell table:style-name="ce17" table:formula="of:=IF(OR(ISTEXT([$'Посещения + Долги'.BW12]); [.$A41]=[.BW$51]); 0; [$'Посещения + Долги'.BW$25]*[$'Посещения + Долги'.BW12])" office:value-type="string" office:string-value="0" calcext:value-type="string">
            <text:p>0</text:p>
          </table:table-cell>
          <table:table-cell table:style-name="ce17" table:formula="of:=IF(OR(ISTEXT([$'Посещения + Долги'.BX12]); [.$A41]=[.BX$51]); 0; [$'Посещения + Долги'.BX$25]*[$'Посещения + Долги'.BX12])" office:value-type="string" office:string-value="0" calcext:value-type="string">
            <text:p>0</text:p>
          </table:table-cell>
          <table:table-cell table:style-name="ce17" table:formula="of:=IF(OR(ISTEXT([$'Посещения + Долги'.BY12]); [.$A41]=[.BY$51]); 0; [$'Посещения + Долги'.BY$25]*[$'Посещения + Долги'.BY12])" office:value-type="string" office:string-value="0" calcext:value-type="string">
            <text:p>0</text:p>
          </table:table-cell>
          <table:table-cell table:style-name="ce17" table:formula="of:=IF(OR(ISTEXT([$'Посещения + Долги'.BZ12]); [.$A41]=[.BZ$51]); 0; [$'Посещения + Долги'.BZ$25]*[$'Посещения + Долги'.BZ12])" office:value-type="string" office:string-value="0" calcext:value-type="string">
            <text:p>0</text:p>
          </table:table-cell>
          <table:table-cell table:style-name="ce17" table:formula="of:=IF(OR(ISTEXT([$'Посещения + Долги'.CA12]); [.$A41]=[.CA$51]); 0; [$'Посещения + Долги'.CA$25]*[$'Посещения + Долги'.CA12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Рагимов</text:p>
          </table:table-cell>
          <table:table-cell table:style-name="ce15" table:formula="of:=IF(OR(ISTEXT([$'Посещения + Долги'.B13]); [.$A42]=[.B$51]); 0; [$'Посещения + Долги'.B$25]*[$'Посещения + Долги'.B13])" office:value-type="string" office:string-value="0" calcext:value-type="string">
            <text:p>0</text:p>
          </table:table-cell>
          <table:table-cell table:style-name="ce17" table:formula="of:=IF(OR(ISTEXT([$'Посещения + Долги'.C13]); [.$A42]=[.C$51]); 0; [$'Посещения + Долги'.C$25]*[$'Посещения + Долги'.C13])" office:value-type="string" office:string-value="0" calcext:value-type="string">
            <text:p>0</text:p>
          </table:table-cell>
          <table:table-cell table:style-name="ce15" table:formula="of:=IF(OR(ISTEXT([$'Посещения + Долги'.D13]); [.$A42]=[.D$51]); 0; [$'Посещения + Долги'.D$25]*[$'Посещения + Долги'.D13])" office:value-type="string" office:string-value="0" calcext:value-type="string">
            <text:p>0</text:p>
          </table:table-cell>
          <table:table-cell table:style-name="ce17" table:formula="of:=IF(OR(ISTEXT([$'Посещения + Долги'.E13]); [.$A42]=[.E$51]); 0; [$'Посещения + Долги'.E$25]*[$'Посещения + Долги'.E13])" office:value-type="string" office:string-value="0" calcext:value-type="string">
            <text:p>0</text:p>
          </table:table-cell>
          <table:table-cell table:style-name="ce15" table:formula="of:=IF(OR(ISTEXT([$'Посещения + Долги'.F13]); [.$A42]=[.F$51]); 0; [$'Посещения + Долги'.F$25]*[$'Посещения + Долги'.F13])" office:value-type="string" office:string-value="0" calcext:value-type="string">
            <text:p>0</text:p>
          </table:table-cell>
          <table:table-cell table:style-name="ce17" table:formula="of:=IF(OR(ISTEXT([$'Посещения + Долги'.G13]); [.$A42]=[.G$51]); 0; [$'Посещения + Долги'.G$25]*[$'Посещения + Долги'.G13])" office:value-type="string" office:string-value="0" calcext:value-type="string">
            <text:p>0</text:p>
          </table:table-cell>
          <table:table-cell table:style-name="ce15" table:formula="of:=IF(OR(ISTEXT([$'Посещения + Долги'.H13]); [.$A42]=[.H$51]); 0; [$'Посещения + Долги'.H$25]*[$'Посещения + Долги'.H13])" office:value-type="string" office:string-value="0" calcext:value-type="string">
            <text:p>0</text:p>
          </table:table-cell>
          <table:table-cell table:style-name="ce17" table:formula="of:=IF(OR(ISTEXT([$'Посещения + Долги'.I13]); [.$A42]=[.I$51]); 0; [$'Посещения + Долги'.I$25]*[$'Посещения + Долги'.I13])" office:value-type="string" office:string-value="0" calcext:value-type="string">
            <text:p>0</text:p>
          </table:table-cell>
          <table:table-cell table:style-name="ce15" table:formula="of:=IF(OR(ISTEXT([$'Посещения + Долги'.J13]); [.$A42]=[.J$51]); 0; [$'Посещения + Долги'.J$25]*[$'Посещения + Долги'.J13])" office:value-type="string" office:string-value="0" calcext:value-type="string">
            <text:p>0</text:p>
          </table:table-cell>
          <table:table-cell table:style-name="ce17" table:formula="of:=IF(OR(ISTEXT([$'Посещения + Долги'.K13]); [.$A42]=[.K$51]); 0; [$'Посещения + Долги'.K$25]*[$'Посещения + Долги'.K13])" office:value-type="string" office:string-value="0" calcext:value-type="string">
            <text:p>0</text:p>
          </table:table-cell>
          <table:table-cell table:style-name="ce15" table:formula="of:=IF(OR(ISTEXT([$'Посещения + Долги'.L13]); [.$A42]=[.L$51]); 0; [$'Посещения + Долги'.L$25]*[$'Посещения + Долги'.L13])" office:value-type="string" office:string-value="0" calcext:value-type="string">
            <text:p>0</text:p>
          </table:table-cell>
          <table:table-cell table:style-name="ce17" table:formula="of:=IF(OR(ISTEXT([$'Посещения + Долги'.M13]); [.$A42]=[.M$51]); 0; [$'Посещения + Долги'.M$25]*[$'Посещения + Долги'.M13])" office:value-type="string" office:string-value="0" calcext:value-type="string">
            <text:p>0</text:p>
          </table:table-cell>
          <table:table-cell table:style-name="ce15" table:formula="of:=IF(OR(ISTEXT([$'Посещения + Долги'.N13]); [.$A42]=[.N$51]); 0; [$'Посещения + Долги'.N$25]*[$'Посещения + Долги'.N13])" office:value-type="string" office:string-value="0" calcext:value-type="string">
            <text:p>0</text:p>
          </table:table-cell>
          <table:table-cell table:style-name="ce17" table:formula="of:=IF(OR(ISTEXT([$'Посещения + Долги'.O13]); [.$A42]=[.O$51]); 0; [$'Посещения + Долги'.O$25]*[$'Посещения + Долги'.O13])" office:value-type="string" office:string-value="0" calcext:value-type="string">
            <text:p>0</text:p>
          </table:table-cell>
          <table:table-cell table:style-name="ce15" table:formula="of:=IF(OR(ISTEXT([$'Посещения + Долги'.P13]); [.$A42]=[.P$51]); 0; [$'Посещения + Долги'.P$25]*[$'Посещения + Долги'.P13])" office:value-type="string" office:string-value="0" calcext:value-type="string">
            <text:p>0</text:p>
          </table:table-cell>
          <table:table-cell table:style-name="ce17" table:formula="of:=IF(OR(ISTEXT([$'Посещения + Долги'.Q13]); [.$A42]=[.Q$51]); 0; [$'Посещения + Долги'.Q$25]*[$'Посещения + Долги'.Q13])" office:value-type="string" office:string-value="0" calcext:value-type="string">
            <text:p>0</text:p>
          </table:table-cell>
          <table:table-cell table:style-name="ce15" table:formula="of:=IF(OR(ISTEXT([$'Посещения + Долги'.R13]); [.$A42]=[.R$51]); 0; [$'Посещения + Долги'.R$25]*[$'Посещения + Долги'.R13])" office:value-type="string" office:string-value="0" calcext:value-type="string">
            <text:p>0</text:p>
          </table:table-cell>
          <table:table-cell table:style-name="ce17" table:formula="of:=IF(OR(ISTEXT([$'Посещения + Долги'.S13]); [.$A42]=[.S$51]); 0; [$'Посещения + Долги'.S$25]*[$'Посещения + Долги'.S13])" office:value-type="string" office:string-value="0" calcext:value-type="string">
            <text:p>0</text:p>
          </table:table-cell>
          <table:table-cell table:style-name="ce15" table:formula="of:=IF(OR(ISTEXT([$'Посещения + Долги'.T13]); [.$A42]=[.T$51]); 0; [$'Посещения + Долги'.T$25]*[$'Посещения + Долги'.T13])" office:value-type="string" office:string-value="0" calcext:value-type="string">
            <text:p>0</text:p>
          </table:table-cell>
          <table:table-cell table:style-name="ce17" table:formula="of:=IF(OR(ISTEXT([$'Посещения + Долги'.U13]); [.$A42]=[.U$51]); 0; [$'Посещения + Долги'.U$25]*[$'Посещения + Долги'.U13])" office:value-type="string" office:string-value="0" calcext:value-type="string">
            <text:p>0</text:p>
          </table:table-cell>
          <table:table-cell table:style-name="ce15" table:formula="of:=IF(OR(ISTEXT([$'Посещения + Долги'.V13]); [.$A42]=[.V$51]); 0; [$'Посещения + Долги'.V$25]*[$'Посещения + Долги'.V13])" office:value-type="string" office:string-value="0" calcext:value-type="string">
            <text:p>0</text:p>
          </table:table-cell>
          <table:table-cell table:style-name="ce17" table:formula="of:=IF(OR(ISTEXT([$'Посещения + Долги'.W13]); [.$A42]=[.W$51]); 0; [$'Посещения + Долги'.W$25]*[$'Посещения + Долги'.W13])" office:value-type="string" office:string-value="0" calcext:value-type="string">
            <text:p>0</text:p>
          </table:table-cell>
          <table:table-cell table:style-name="ce15" table:formula="of:=IF(OR(ISTEXT([$'Посещения + Долги'.X13]); [.$A42]=[.X$51]); 0; [$'Посещения + Долги'.X$25]*[$'Посещения + Долги'.X13])" office:value-type="string" office:string-value="0" calcext:value-type="string">
            <text:p>0</text:p>
          </table:table-cell>
          <table:table-cell table:style-name="ce17" table:formula="of:=IF(OR(ISTEXT([$'Посещения + Долги'.Y13]); [.$A42]=[.Y$51]); 0; [$'Посещения + Долги'.Y$25]*[$'Посещения + Долги'.Y13])" office:value-type="string" office:string-value="0" calcext:value-type="string">
            <text:p>0</text:p>
          </table:table-cell>
          <table:table-cell table:style-name="ce15" table:formula="of:=IF(OR(ISTEXT([$'Посещения + Долги'.Z13]); [.$A42]=[.Z$51]); 0; [$'Посещения + Долги'.Z$25]*[$'Посещения + Долги'.Z13])" office:value-type="string" office:string-value="0" calcext:value-type="string">
            <text:p>0</text:p>
          </table:table-cell>
          <table:table-cell table:style-name="ce17" table:formula="of:=IF(OR(ISTEXT([$'Посещения + Долги'.AA13]); [.$A42]=[.AA$51]); 0; [$'Посещения + Долги'.AA$25]*[$'Посещения + Долги'.AA13])" office:value-type="string" office:string-value="0" calcext:value-type="string">
            <text:p>0</text:p>
          </table:table-cell>
          <table:table-cell table:style-name="ce15" table:formula="of:=IF(OR(ISTEXT([$'Посещения + Долги'.AB13]); [.$A42]=[.AB$51]); 0; [$'Посещения + Долги'.AB$25]*[$'Посещения + Долги'.AB13])" office:value-type="string" office:string-value="0" calcext:value-type="string">
            <text:p>0</text:p>
          </table:table-cell>
          <table:table-cell table:style-name="ce17" table:formula="of:=IF(OR(ISTEXT([$'Посещения + Долги'.AC13]); [.$A42]=[.AC$51]); 0; [$'Посещения + Долги'.AC$25]*[$'Посещения + Долги'.AC13])" office:value-type="string" office:string-value="0" calcext:value-type="string">
            <text:p>0</text:p>
          </table:table-cell>
          <table:table-cell table:style-name="ce15" table:formula="of:=IF(OR(ISTEXT([$'Посещения + Долги'.AD13]); [.$A42]=[.AD$51]); 0; [$'Посещения + Долги'.AD$25]*[$'Посещения + Долги'.AD13])" office:value-type="string" office:string-value="0" calcext:value-type="string">
            <text:p>0</text:p>
          </table:table-cell>
          <table:table-cell table:style-name="ce17" table:formula="of:=IF(OR(ISTEXT([$'Посещения + Долги'.AE13]); [.$A42]=[.AE$51]); 0; [$'Посещения + Долги'.AE$25]*[$'Посещения + Долги'.AE13])" office:value-type="string" office:string-value="0" calcext:value-type="string">
            <text:p>0</text:p>
          </table:table-cell>
          <table:table-cell table:style-name="ce15" table:formula="of:=IF(OR(ISTEXT([$'Посещения + Долги'.AF13]); [.$A42]=[.AF$51]); 0; [$'Посещения + Долги'.AF$25]*[$'Посещения + Долги'.AF13])" office:value-type="string" office:string-value="0" calcext:value-type="string">
            <text:p>0</text:p>
          </table:table-cell>
          <table:table-cell table:style-name="ce17" table:formula="of:=IF(OR(ISTEXT([$'Посещения + Долги'.AG13]); [.$A42]=[.AG$51]); 0; [$'Посещения + Долги'.AG$25]*[$'Посещения + Долги'.AG13])" office:value-type="string" office:string-value="0" calcext:value-type="string">
            <text:p>0</text:p>
          </table:table-cell>
          <table:table-cell table:style-name="ce15" table:formula="of:=IF(OR(ISTEXT([$'Посещения + Долги'.AH13]); [.$A42]=[.AH$51]); 0; [$'Посещения + Долги'.AH$25]*[$'Посещения + Долги'.AH13])" office:value-type="string" office:string-value="0" calcext:value-type="string">
            <text:p>0</text:p>
          </table:table-cell>
          <table:table-cell table:style-name="ce17" table:formula="of:=IF(OR(ISTEXT([$'Посещения + Долги'.AI13]); [.$A42]=[.AI$51]); 0; [$'Посещения + Долги'.AI$25]*[$'Посещения + Долги'.AI13])" office:value-type="string" office:string-value="0" calcext:value-type="string">
            <text:p>0</text:p>
          </table:table-cell>
          <table:table-cell table:style-name="ce15" table:formula="of:=IF(OR(ISTEXT([$'Посещения + Долги'.AJ13]); [.$A42]=[.AJ$51]); 0; [$'Посещения + Долги'.AJ$25]*[$'Посещения + Долги'.AJ13])" office:value-type="string" office:string-value="0" calcext:value-type="string">
            <text:p>0</text:p>
          </table:table-cell>
          <table:table-cell table:style-name="ce17" table:formula="of:=IF(OR(ISTEXT([$'Посещения + Долги'.AK13]); [.$A42]=[.AK$51]); 0; [$'Посещения + Долги'.AK$25]*[$'Посещения + Долги'.AK13])" office:value-type="string" office:string-value="0" calcext:value-type="string">
            <text:p>0</text:p>
          </table:table-cell>
          <table:table-cell table:style-name="ce15" table:formula="of:=IF(OR(ISTEXT([$'Посещения + Долги'.AL13]); [.$A42]=[.AL$51]); 0; [$'Посещения + Долги'.AL$25]*[$'Посещения + Долги'.AL13])" office:value-type="string" office:string-value="0" calcext:value-type="string">
            <text:p>0</text:p>
          </table:table-cell>
          <table:table-cell table:style-name="ce17" table:formula="of:=IF(OR(ISTEXT([$'Посещения + Долги'.AM13]); [.$A42]=[.AM$51]); 0; [$'Посещения + Долги'.AM$25]*[$'Посещения + Долги'.AM13])" office:value-type="string" office:string-value="0" calcext:value-type="string">
            <text:p>0</text:p>
          </table:table-cell>
          <table:table-cell table:style-name="ce15" table:formula="of:=IF(OR(ISTEXT([$'Посещения + Долги'.AN13]); [.$A42]=[.AN$51]); 0; [$'Посещения + Долги'.AN$25]*[$'Посещения + Долги'.AN13])" office:value-type="string" office:string-value="0" calcext:value-type="string">
            <text:p>0</text:p>
          </table:table-cell>
          <table:table-cell table:style-name="ce17" table:formula="of:=IF(OR(ISTEXT([$'Посещения + Долги'.AO13]); [.$A42]=[.AO$51]); 0; [$'Посещения + Долги'.AO$25]*[$'Посещения + Долги'.AO13])" office:value-type="string" office:string-value="0" calcext:value-type="string">
            <text:p>0</text:p>
          </table:table-cell>
          <table:table-cell table:style-name="ce15" table:formula="of:=IF(OR(ISTEXT([$'Посещения + Долги'.AP13]); [.$A42]=[.AP$51]); 0; [$'Посещения + Долги'.AP$25]*[$'Посещения + Долги'.AP13])" office:value-type="string" office:string-value="0" calcext:value-type="string">
            <text:p>0</text:p>
          </table:table-cell>
          <table:table-cell table:style-name="ce17" table:formula="of:=IF(OR(ISTEXT([$'Посещения + Долги'.AQ13]); [.$A42]=[.AQ$51]); 0; [$'Посещения + Долги'.AQ$25]*[$'Посещения + Долги'.AQ13])" office:value-type="string" office:string-value="0" calcext:value-type="string">
            <text:p>0</text:p>
          </table:table-cell>
          <table:table-cell table:style-name="ce15" table:formula="of:=IF(OR(ISTEXT([$'Посещения + Долги'.AR13]); [.$A42]=[.AR$51]); 0; [$'Посещения + Долги'.AR$25]*[$'Посещения + Долги'.AR13])" office:value-type="string" office:string-value="0" calcext:value-type="string">
            <text:p>0</text:p>
          </table:table-cell>
          <table:table-cell table:style-name="ce17" table:formula="of:=IF(OR(ISTEXT([$'Посещения + Долги'.AS13]); [.$A42]=[.AS$51]); 0; [$'Посещения + Долги'.AS$25]*[$'Посещения + Долги'.AS13])" office:value-type="string" office:string-value="0" calcext:value-type="string">
            <text:p>0</text:p>
          </table:table-cell>
          <table:table-cell table:style-name="ce17" table:formula="of:=IF(OR(ISTEXT([$'Посещения + Долги'.AT13]); [.$A42]=[.AT$51]); 0; [$'Посещения + Долги'.AT$25]*[$'Посещения + Долги'.AT13])" office:value-type="string" office:string-value="0" calcext:value-type="string">
            <text:p>0</text:p>
          </table:table-cell>
          <table:table-cell table:style-name="ce17" table:formula="of:=IF(OR(ISTEXT([$'Посещения + Долги'.AU13]); [.$A42]=[.AU$51]); 0; [$'Посещения + Долги'.AU$25]*[$'Посещения + Долги'.AU13])" office:value-type="string" office:string-value="0" calcext:value-type="string">
            <text:p>0</text:p>
          </table:table-cell>
          <table:table-cell table:style-name="ce17" table:formula="of:=IF(OR(ISTEXT([$'Посещения + Долги'.AV13]); [.$A42]=[.AV$51]); 0; [$'Посещения + Долги'.AV$25]*[$'Посещения + Долги'.AV13])" office:value-type="string" office:string-value="0" calcext:value-type="string">
            <text:p>0</text:p>
          </table:table-cell>
          <table:table-cell table:style-name="ce17" table:formula="of:=IF(OR(ISTEXT([$'Посещения + Долги'.AW13]); [.$A42]=[.AW$51]); 0; [$'Посещения + Долги'.AW$25]*[$'Посещения + Долги'.AW13])" office:value-type="string" office:string-value="0" calcext:value-type="string">
            <text:p>0</text:p>
          </table:table-cell>
          <table:table-cell table:style-name="ce17" table:formula="of:=IF(OR(ISTEXT([$'Посещения + Долги'.AX13]); [.$A42]=[.AX$51]); 0; [$'Посещения + Долги'.AX$25]*[$'Посещения + Долги'.AX13])" office:value-type="string" office:string-value="51.42857143" calcext:value-type="string">
            <text:p>51.42857143</text:p>
          </table:table-cell>
          <table:table-cell table:style-name="ce17" table:formula="of:=IF(OR(ISTEXT([$'Посещения + Долги'.AY13]); [.$A42]=[.AY$51]); 0; [$'Посещения + Долги'.AY$25]*[$'Посещения + Долги'.AY13])" office:value-type="string" office:string-value="0" calcext:value-type="string">
            <text:p>0</text:p>
          </table:table-cell>
          <table:table-cell table:style-name="ce17" table:formula="of:=IF(OR(ISTEXT([$'Посещения + Долги'.AZ13]); [.$A42]=[.AZ$51]); 0; [$'Посещения + Долги'.AZ$25]*[$'Посещения + Долги'.AZ13])" office:value-type="string" office:string-value="0" calcext:value-type="string">
            <text:p>0</text:p>
          </table:table-cell>
          <table:table-cell table:style-name="ce17" table:formula="of:=IF(OR(ISTEXT([$'Посещения + Долги'.BA13]); [.$A42]=[.BA$51]); 0; [$'Посещения + Долги'.BA$25]*[$'Посещения + Долги'.BA13])" office:value-type="string" office:string-value="0" calcext:value-type="string">
            <text:p>0</text:p>
          </table:table-cell>
          <table:table-cell table:style-name="ce17" table:formula="of:=IF(OR(ISTEXT([$'Посещения + Долги'.BB13]); [.$A42]=[.BB$51]); 0; [$'Посещения + Долги'.BB$25]*[$'Посещения + Долги'.BB13])" office:value-type="string" office:string-value="51.42857143" calcext:value-type="string">
            <text:p>51.42857143</text:p>
          </table:table-cell>
          <table:table-cell table:style-name="ce17" table:formula="of:=IF(OR(ISTEXT([$'Посещения + Долги'.BC13]); [.$A42]=[.BC$51]); 0; [$'Посещения + Долги'.BC$25]*[$'Посещения + Долги'.BC13])" office:value-type="string" office:string-value="0" calcext:value-type="string">
            <text:p>0</text:p>
          </table:table-cell>
          <table:table-cell table:style-name="ce17" table:formula="of:=IF(OR(ISTEXT([$'Посещения + Долги'.BD13]); [.$A42]=[.BD$51]); 0; [$'Посещения + Долги'.BD$25]*[$'Посещения + Долги'.BD13])" office:value-type="string" office:string-value="0" calcext:value-type="string">
            <text:p>0</text:p>
          </table:table-cell>
          <table:table-cell table:style-name="ce17" table:formula="of:=IF(OR(ISTEXT([$'Посещения + Долги'.BE13]); [.$A42]=[.BE$51]); 0; [$'Посещения + Долги'.BE$25]*[$'Посещения + Долги'.BE13])" office:value-type="string" office:string-value="0" calcext:value-type="string">
            <text:p>0</text:p>
          </table:table-cell>
          <table:table-cell table:style-name="ce17" table:formula="of:=IF(OR(ISTEXT([$'Посещения + Долги'.BF13]); [.$A42]=[.BF$51]); 0; [$'Посещения + Долги'.BF$25]*[$'Посещения + Долги'.BF13])" office:value-type="string" office:string-value="40" calcext:value-type="string">
            <text:p>40</text:p>
          </table:table-cell>
          <table:table-cell table:style-name="ce17" table:formula="of:=IF(OR(ISTEXT([$'Посещения + Долги'.BG13]); [.$A42]=[.BG$51]); 0; [$'Посещения + Долги'.BG$25]*[$'Посещения + Долги'.BG13])" office:value-type="string" office:string-value="45" calcext:value-type="string">
            <text:p>45</text:p>
          </table:table-cell>
          <table:table-cell table:style-name="ce17" table:formula="of:=IF(OR(ISTEXT([$'Посещения + Долги'.BH13]); [.$A42]=[.BH$51]); 0; [$'Посещения + Долги'.BH$25]*[$'Посещения + Долги'.BH13])" office:value-type="string" office:string-value="0" calcext:value-type="string">
            <text:p>0</text:p>
          </table:table-cell>
          <table:table-cell table:style-name="ce17" table:formula="of:=IF(OR(ISTEXT([$'Посещения + Долги'.BI13]); [.$A42]=[.BI$51]); 0; [$'Посещения + Долги'.BI$25]*[$'Посещения + Долги'.BI13])" office:value-type="string" office:string-value="0" calcext:value-type="string">
            <text:p>0</text:p>
          </table:table-cell>
          <table:table-cell table:style-name="ce17" table:formula="of:=IF(OR(ISTEXT([$'Посещения + Долги'.BJ13]); [.$A42]=[.BJ$51]); 0; [$'Посещения + Долги'.BJ$25]*[$'Посещения + Долги'.BJ13])" office:value-type="string" office:string-value="0" calcext:value-type="string">
            <text:p>0</text:p>
          </table:table-cell>
          <table:table-cell table:style-name="ce17" table:formula="of:=IF(OR(ISTEXT([$'Посещения + Долги'.BK13]); [.$A42]=[.BK$51]); 0; [$'Посещения + Долги'.BK$25]*[$'Посещения + Долги'.BK13])" office:value-type="string" office:string-value="0" calcext:value-type="string">
            <text:p>0</text:p>
          </table:table-cell>
          <table:table-cell table:style-name="ce17" table:formula="of:=IF(OR(ISTEXT([$'Посещения + Долги'.BL13]); [.$A42]=[.BL$51]); 0; [$'Посещения + Долги'.BL$25]*[$'Посещения + Долги'.BL13])" office:value-type="string" office:string-value="0" calcext:value-type="string">
            <text:p>0</text:p>
          </table:table-cell>
          <table:table-cell table:style-name="ce17" table:formula="of:=IF(OR(ISTEXT([$'Посещения + Долги'.BM13]); [.$A42]=[.BM$51]); 0; [$'Посещения + Долги'.BM$25]*[$'Посещения + Долги'.BM13])" office:value-type="string" office:string-value="0" calcext:value-type="string">
            <text:p>0</text:p>
          </table:table-cell>
          <table:table-cell table:style-name="ce17" table:formula="of:=IF(OR(ISTEXT([$'Посещения + Долги'.BN13]); [.$A42]=[.BN$51]); 0; [$'Посещения + Долги'.BN$25]*[$'Посещения + Долги'.BN13])" office:value-type="string" office:string-value="0" calcext:value-type="string">
            <text:p>0</text:p>
          </table:table-cell>
          <table:table-cell table:style-name="ce17" table:formula="of:=IF(OR(ISTEXT([$'Посещения + Долги'.BO13]); [.$A42]=[.BO$51]); 0; [$'Посещения + Долги'.BO$25]*[$'Посещения + Долги'.BO13])" office:value-type="string" office:string-value="0" calcext:value-type="string">
            <text:p>0</text:p>
          </table:table-cell>
          <table:table-cell table:style-name="ce17" table:formula="of:=IF(OR(ISTEXT([$'Посещения + Долги'.BP13]); [.$A42]=[.BP$51]); 0; [$'Посещения + Долги'.BP$25]*[$'Посещения + Долги'.BP13])" office:value-type="string" office:string-value="0" calcext:value-type="string">
            <text:p>0</text:p>
          </table:table-cell>
          <table:table-cell table:style-name="ce17" table:formula="of:=IF(OR(ISTEXT([$'Посещения + Долги'.BQ13]); [.$A42]=[.BQ$51]); 0; [$'Посещения + Долги'.BQ$25]*[$'Посещения + Долги'.BQ13])" office:value-type="string" office:string-value="0" calcext:value-type="string">
            <text:p>0</text:p>
          </table:table-cell>
          <table:table-cell table:style-name="ce17" table:formula="of:=IF(OR(ISTEXT([$'Посещения + Долги'.BR13]); [.$A42]=[.BR$51]); 0; [$'Посещения + Долги'.BR$25]*[$'Посещения + Долги'.BR13])" office:value-type="string" office:string-value="0" calcext:value-type="string">
            <text:p>0</text:p>
          </table:table-cell>
          <table:table-cell table:style-name="ce17" table:formula="of:=IF(OR(ISTEXT([$'Посещения + Долги'.BS13]); [.$A42]=[.BS$51]); 0; [$'Посещения + Долги'.BS$25]*[$'Посещения + Долги'.BS13])" office:value-type="string" office:string-value="0" calcext:value-type="string">
            <text:p>0</text:p>
          </table:table-cell>
          <table:table-cell table:style-name="ce17" table:formula="of:=IF(OR(ISTEXT([$'Посещения + Долги'.BT13]); [.$A42]=[.BT$51]); 0; [$'Посещения + Долги'.BT$25]*[$'Посещения + Долги'.BT13])" office:value-type="string" office:string-value="0" calcext:value-type="string">
            <text:p>0</text:p>
          </table:table-cell>
          <table:table-cell table:style-name="ce17" table:formula="of:=IF(OR(ISTEXT([$'Посещения + Долги'.BU13]); [.$A42]=[.BU$51]); 0; [$'Посещения + Долги'.BU$25]*[$'Посещения + Долги'.BU13])" office:value-type="string" office:string-value="0" calcext:value-type="string">
            <text:p>0</text:p>
          </table:table-cell>
          <table:table-cell table:style-name="ce17" table:formula="of:=IF(OR(ISTEXT([$'Посещения + Долги'.BV13]); [.$A42]=[.BV$51]); 0; [$'Посещения + Долги'.BV$25]*[$'Посещения + Долги'.BV13])" office:value-type="string" office:string-value="0" calcext:value-type="string">
            <text:p>0</text:p>
          </table:table-cell>
          <table:table-cell table:style-name="ce17" table:formula="of:=IF(OR(ISTEXT([$'Посещения + Долги'.BW13]); [.$A42]=[.BW$51]); 0; [$'Посещения + Долги'.BW$25]*[$'Посещения + Долги'.BW13])" office:value-type="string" office:string-value="0" calcext:value-type="string">
            <text:p>0</text:p>
          </table:table-cell>
          <table:table-cell table:style-name="ce17" table:formula="of:=IF(OR(ISTEXT([$'Посещения + Долги'.BX13]); [.$A42]=[.BX$51]); 0; [$'Посещения + Долги'.BX$25]*[$'Посещения + Долги'.BX13])" office:value-type="string" office:string-value="0" calcext:value-type="string">
            <text:p>0</text:p>
          </table:table-cell>
          <table:table-cell table:style-name="ce17" table:formula="of:=IF(OR(ISTEXT([$'Посещения + Долги'.BY13]); [.$A42]=[.BY$51]); 0; [$'Посещения + Долги'.BY$25]*[$'Посещения + Долги'.BY13])" office:value-type="string" office:string-value="0" calcext:value-type="string">
            <text:p>0</text:p>
          </table:table-cell>
          <table:table-cell table:style-name="ce17" table:formula="of:=IF(OR(ISTEXT([$'Посещения + Долги'.BZ13]); [.$A42]=[.BZ$51]); 0; [$'Посещения + Долги'.BZ$25]*[$'Посещения + Долги'.BZ13])" office:value-type="string" office:string-value="0" calcext:value-type="string">
            <text:p>0</text:p>
          </table:table-cell>
          <table:table-cell table:style-name="ce17" table:formula="of:=IF(OR(ISTEXT([$'Посещения + Долги'.CA13]); [.$A42]=[.CA$51]); 0; [$'Посещения + Долги'.CA$25]*[$'Посещения + Долги'.CA13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Скиднов</text:p>
          </table:table-cell>
          <table:table-cell table:style-name="ce15" table:formula="of:=IF(OR(ISTEXT([$'Посещения + Долги'.B14]); [.$A43]=[.B$51]); 0; [$'Посещения + Долги'.B$25]*[$'Посещения + Долги'.B14])" office:value-type="string" office:string-value="37.5" calcext:value-type="string">
            <text:p>37.5</text:p>
          </table:table-cell>
          <table:table-cell table:style-name="ce17" table:formula="of:=IF(OR(ISTEXT([$'Посещения + Долги'.C14]); [.$A43]=[.C$51]); 0; [$'Посещения + Долги'.C$25]*[$'Посещения + Долги'.C14])" office:value-type="string" office:string-value="37.5" calcext:value-type="string">
            <text:p>37.5</text:p>
          </table:table-cell>
          <table:table-cell table:style-name="ce15" table:formula="of:=IF(OR(ISTEXT([$'Посещения + Долги'.D14]); [.$A43]=[.D$51]); 0; [$'Посещения + Долги'.D$25]*[$'Посещения + Долги'.D14])" office:value-type="string" office:string-value="37.5" calcext:value-type="string">
            <text:p>37.5</text:p>
          </table:table-cell>
          <table:table-cell table:style-name="ce17" table:formula="of:=IF(OR(ISTEXT([$'Посещения + Долги'.E14]); [.$A43]=[.E$51]); 0; [$'Посещения + Долги'.E$25]*[$'Посещения + Долги'.E14])" office:value-type="string" office:string-value="45.45454545" calcext:value-type="string">
            <text:p>45.45454545</text:p>
          </table:table-cell>
          <table:table-cell table:style-name="ce15" table:formula="of:=IF(OR(ISTEXT([$'Посещения + Долги'.F14]); [.$A43]=[.F$51]); 0; [$'Посещения + Долги'.F$25]*[$'Посещения + Долги'.F14])" office:value-type="string" office:string-value="40.90909091" calcext:value-type="string">
            <text:p>40.90909091</text:p>
          </table:table-cell>
          <table:table-cell table:style-name="ce17" table:formula="of:=IF(OR(ISTEXT([$'Посещения + Долги'.G14]); [.$A43]=[.G$51]); 0; [$'Посещения + Долги'.G$25]*[$'Посещения + Долги'.G14])" office:value-type="string" office:string-value="45" calcext:value-type="string">
            <text:p>45</text:p>
          </table:table-cell>
          <table:table-cell table:style-name="ce15" table:formula="of:=IF(OR(ISTEXT([$'Посещения + Долги'.H14]); [.$A43]=[.H$51]); 0; [$'Посещения + Долги'.H$25]*[$'Посещения + Долги'.H14])" office:value-type="string" office:string-value="50" calcext:value-type="string">
            <text:p>50</text:p>
          </table:table-cell>
          <table:table-cell table:style-name="ce17" table:formula="of:=IF(OR(ISTEXT([$'Посещения + Долги'.I14]); [.$A43]=[.I$51]); 0; [$'Посещения + Долги'.I$25]*[$'Посещения + Долги'.I14])" office:value-type="string" office:string-value="0" calcext:value-type="string">
            <text:p>0</text:p>
          </table:table-cell>
          <table:table-cell table:style-name="ce15" table:formula="of:=IF(OR(ISTEXT([$'Посещения + Долги'.J14]); [.$A43]=[.J$51]); 0; [$'Посещения + Долги'.J$25]*[$'Посещения + Долги'.J14])" office:value-type="string" office:string-value="0" calcext:value-type="string">
            <text:p>0</text:p>
          </table:table-cell>
          <table:table-cell table:style-name="ce17" table:formula="of:=IF(OR(ISTEXT([$'Посещения + Долги'.K14]); [.$A43]=[.K$51]); 0; [$'Посещения + Долги'.K$25]*[$'Посещения + Долги'.K14])" office:value-type="string" office:string-value="0" calcext:value-type="string">
            <text:p>0</text:p>
          </table:table-cell>
          <table:table-cell table:style-name="ce15" table:formula="of:=IF(OR(ISTEXT([$'Посещения + Долги'.L14]); [.$A43]=[.L$51]); 0; [$'Посещения + Долги'.L$25]*[$'Посещения + Долги'.L14])" office:value-type="string" office:string-value="0" calcext:value-type="string">
            <text:p>0</text:p>
          </table:table-cell>
          <table:table-cell table:style-name="ce17" table:formula="of:=IF(OR(ISTEXT([$'Посещения + Долги'.M14]); [.$A43]=[.M$51]); 0; [$'Посещения + Долги'.M$25]*[$'Посещения + Долги'.M14])" office:value-type="string" office:string-value="0" calcext:value-type="string">
            <text:p>0</text:p>
          </table:table-cell>
          <table:table-cell table:style-name="ce15" table:formula="of:=IF(OR(ISTEXT([$'Посещения + Долги'.N14]); [.$A43]=[.N$51]); 0; [$'Посещения + Долги'.N$25]*[$'Посещения + Долги'.N14])" office:value-type="string" office:string-value="0" calcext:value-type="string">
            <text:p>0</text:p>
          </table:table-cell>
          <table:table-cell table:style-name="ce17" table:formula="of:=IF(OR(ISTEXT([$'Посещения + Долги'.O14]); [.$A43]=[.O$51]); 0; [$'Посещения + Долги'.O$25]*[$'Посещения + Долги'.O14])" office:value-type="string" office:string-value="0" calcext:value-type="string">
            <text:p>0</text:p>
          </table:table-cell>
          <table:table-cell table:style-name="ce15" table:formula="of:=IF(OR(ISTEXT([$'Посещения + Долги'.P14]); [.$A43]=[.P$51]); 0; [$'Посещения + Долги'.P$25]*[$'Посещения + Долги'.P14])" office:value-type="string" office:string-value="0" calcext:value-type="string">
            <text:p>0</text:p>
          </table:table-cell>
          <table:table-cell table:style-name="ce17" table:formula="of:=IF(OR(ISTEXT([$'Посещения + Долги'.Q14]); [.$A43]=[.Q$51]); 0; [$'Посещения + Долги'.Q$25]*[$'Посещения + Долги'.Q14])" office:value-type="string" office:string-value="0" calcext:value-type="string">
            <text:p>0</text:p>
          </table:table-cell>
          <table:table-cell table:style-name="ce15" table:formula="of:=IF(OR(ISTEXT([$'Посещения + Долги'.R14]); [.$A43]=[.R$51]); 0; [$'Посещения + Долги'.R$25]*[$'Посещения + Долги'.R14])" office:value-type="string" office:string-value="0" calcext:value-type="string">
            <text:p>0</text:p>
          </table:table-cell>
          <table:table-cell table:style-name="ce17" table:formula="of:=IF(OR(ISTEXT([$'Посещения + Долги'.S14]); [.$A43]=[.S$51]); 0; [$'Посещения + Долги'.S$25]*[$'Посещения + Долги'.S14])" office:value-type="string" office:string-value="0" calcext:value-type="string">
            <text:p>0</text:p>
          </table:table-cell>
          <table:table-cell table:style-name="ce15" table:formula="of:=IF(OR(ISTEXT([$'Посещения + Долги'.T14]); [.$A43]=[.T$51]); 0; [$'Посещения + Долги'.T$25]*[$'Посещения + Долги'.T14])" office:value-type="string" office:string-value="0" calcext:value-type="string">
            <text:p>0</text:p>
          </table:table-cell>
          <table:table-cell table:style-name="ce17" table:formula="of:=IF(OR(ISTEXT([$'Посещения + Долги'.U14]); [.$A43]=[.U$51]); 0; [$'Посещения + Долги'.U$25]*[$'Посещения + Долги'.U14])" office:value-type="string" office:string-value="0" calcext:value-type="string">
            <text:p>0</text:p>
          </table:table-cell>
          <table:table-cell table:style-name="ce15" table:formula="of:=IF(OR(ISTEXT([$'Посещения + Долги'.V14]); [.$A43]=[.V$51]); 0; [$'Посещения + Долги'.V$25]*[$'Посещения + Долги'.V14])" office:value-type="string" office:string-value="0" calcext:value-type="string">
            <text:p>0</text:p>
          </table:table-cell>
          <table:table-cell table:style-name="ce17" table:formula="of:=IF(OR(ISTEXT([$'Посещения + Долги'.W14]); [.$A43]=[.W$51]); 0; [$'Посещения + Долги'.W$25]*[$'Посещения + Долги'.W14])" office:value-type="string" office:string-value="0" calcext:value-type="string">
            <text:p>0</text:p>
          </table:table-cell>
          <table:table-cell table:style-name="ce15" table:formula="of:=IF(OR(ISTEXT([$'Посещения + Долги'.X14]); [.$A43]=[.X$51]); 0; [$'Посещения + Долги'.X$25]*[$'Посещения + Долги'.X14])" office:value-type="string" office:string-value="0" calcext:value-type="string">
            <text:p>0</text:p>
          </table:table-cell>
          <table:table-cell table:style-name="ce17" table:formula="of:=IF(OR(ISTEXT([$'Посещения + Долги'.Y14]); [.$A43]=[.Y$51]); 0; [$'Посещения + Долги'.Y$25]*[$'Посещения + Долги'.Y14])" office:value-type="string" office:string-value="0" calcext:value-type="string">
            <text:p>0</text:p>
          </table:table-cell>
          <table:table-cell table:style-name="ce15" table:formula="of:=IF(OR(ISTEXT([$'Посещения + Долги'.Z14]); [.$A43]=[.Z$51]); 0; [$'Посещения + Долги'.Z$25]*[$'Посещения + Долги'.Z14])" office:value-type="string" office:string-value="0" calcext:value-type="string">
            <text:p>0</text:p>
          </table:table-cell>
          <table:table-cell table:style-name="ce17" table:formula="of:=IF(OR(ISTEXT([$'Посещения + Долги'.AA14]); [.$A43]=[.AA$51]); 0; [$'Посещения + Долги'.AA$25]*[$'Посещения + Долги'.AA14])" office:value-type="string" office:string-value="0" calcext:value-type="string">
            <text:p>0</text:p>
          </table:table-cell>
          <table:table-cell table:style-name="ce15" table:formula="of:=IF(OR(ISTEXT([$'Посещения + Долги'.AB14]); [.$A43]=[.AB$51]); 0; [$'Посещения + Долги'.AB$25]*[$'Посещения + Долги'.AB14])" office:value-type="string" office:string-value="0" calcext:value-type="string">
            <text:p>0</text:p>
          </table:table-cell>
          <table:table-cell table:style-name="ce17" table:formula="of:=IF(OR(ISTEXT([$'Посещения + Долги'.AC14]); [.$A43]=[.AC$51]); 0; [$'Посещения + Долги'.AC$25]*[$'Посещения + Долги'.AC14])" office:value-type="string" office:string-value="0" calcext:value-type="string">
            <text:p>0</text:p>
          </table:table-cell>
          <table:table-cell table:style-name="ce15" table:formula="of:=IF(OR(ISTEXT([$'Посещения + Долги'.AD14]); [.$A43]=[.AD$51]); 0; [$'Посещения + Долги'.AD$25]*[$'Посещения + Долги'.AD14])" office:value-type="string" office:string-value="0" calcext:value-type="string">
            <text:p>0</text:p>
          </table:table-cell>
          <table:table-cell table:style-name="ce17" table:formula="of:=IF(OR(ISTEXT([$'Посещения + Долги'.AE14]); [.$A43]=[.AE$51]); 0; [$'Посещения + Долги'.AE$25]*[$'Посещения + Долги'.AE14])" office:value-type="string" office:string-value="0" calcext:value-type="string">
            <text:p>0</text:p>
          </table:table-cell>
          <table:table-cell table:style-name="ce15" table:formula="of:=IF(OR(ISTEXT([$'Посещения + Долги'.AF14]); [.$A43]=[.AF$51]); 0; [$'Посещения + Долги'.AF$25]*[$'Посещения + Долги'.AF14])" office:value-type="string" office:string-value="0" calcext:value-type="string">
            <text:p>0</text:p>
          </table:table-cell>
          <table:table-cell table:style-name="ce17" table:formula="of:=IF(OR(ISTEXT([$'Посещения + Долги'.AG14]); [.$A43]=[.AG$51]); 0; [$'Посещения + Долги'.AG$25]*[$'Посещения + Долги'.AG14])" office:value-type="string" office:string-value="0" calcext:value-type="string">
            <text:p>0</text:p>
          </table:table-cell>
          <table:table-cell table:style-name="ce15" table:formula="of:=IF(OR(ISTEXT([$'Посещения + Долги'.AH14]); [.$A43]=[.AH$51]); 0; [$'Посещения + Долги'.AH$25]*[$'Посещения + Долги'.AH14])" office:value-type="string" office:string-value="0" calcext:value-type="string">
            <text:p>0</text:p>
          </table:table-cell>
          <table:table-cell table:style-name="ce17" table:formula="of:=IF(OR(ISTEXT([$'Посещения + Долги'.AI14]); [.$A43]=[.AI$51]); 0; [$'Посещения + Долги'.AI$25]*[$'Посещения + Долги'.AI14])" office:value-type="string" office:string-value="0" calcext:value-type="string">
            <text:p>0</text:p>
          </table:table-cell>
          <table:table-cell table:style-name="ce15" table:formula="of:=IF(OR(ISTEXT([$'Посещения + Долги'.AJ14]); [.$A43]=[.AJ$51]); 0; [$'Посещения + Долги'.AJ$25]*[$'Посещения + Долги'.AJ14])" office:value-type="string" office:string-value="0" calcext:value-type="string">
            <text:p>0</text:p>
          </table:table-cell>
          <table:table-cell table:style-name="ce17" table:formula="of:=IF(OR(ISTEXT([$'Посещения + Долги'.AK14]); [.$A43]=[.AK$51]); 0; [$'Посещения + Долги'.AK$25]*[$'Посещения + Долги'.AK14])" office:value-type="string" office:string-value="0" calcext:value-type="string">
            <text:p>0</text:p>
          </table:table-cell>
          <table:table-cell table:style-name="ce15" table:formula="of:=IF(OR(ISTEXT([$'Посещения + Долги'.AL14]); [.$A43]=[.AL$51]); 0; [$'Посещения + Долги'.AL$25]*[$'Посещения + Долги'.AL14])" office:value-type="string" office:string-value="0" calcext:value-type="string">
            <text:p>0</text:p>
          </table:table-cell>
          <table:table-cell table:style-name="ce17" table:formula="of:=IF(OR(ISTEXT([$'Посещения + Долги'.AM14]); [.$A43]=[.AM$51]); 0; [$'Посещения + Долги'.AM$25]*[$'Посещения + Долги'.AM14])" office:value-type="string" office:string-value="0" calcext:value-type="string">
            <text:p>0</text:p>
          </table:table-cell>
          <table:table-cell table:style-name="ce15" table:formula="of:=IF(OR(ISTEXT([$'Посещения + Долги'.AN14]); [.$A43]=[.AN$51]); 0; [$'Посещения + Долги'.AN$25]*[$'Посещения + Долги'.AN14])" office:value-type="string" office:string-value="0" calcext:value-type="string">
            <text:p>0</text:p>
          </table:table-cell>
          <table:table-cell table:style-name="ce17" table:formula="of:=IF(OR(ISTEXT([$'Посещения + Долги'.AO14]); [.$A43]=[.AO$51]); 0; [$'Посещения + Долги'.AO$25]*[$'Посещения + Долги'.AO14])" office:value-type="string" office:string-value="0" calcext:value-type="string">
            <text:p>0</text:p>
          </table:table-cell>
          <table:table-cell table:style-name="ce15" table:formula="of:=IF(OR(ISTEXT([$'Посещения + Долги'.AP14]); [.$A43]=[.AP$51]); 0; [$'Посещения + Долги'.AP$25]*[$'Посещения + Долги'.AP14])" office:value-type="string" office:string-value="0" calcext:value-type="string">
            <text:p>0</text:p>
          </table:table-cell>
          <table:table-cell table:style-name="ce17" table:formula="of:=IF(OR(ISTEXT([$'Посещения + Долги'.AQ14]); [.$A43]=[.AQ$51]); 0; [$'Посещения + Долги'.AQ$25]*[$'Посещения + Долги'.AQ14])" office:value-type="string" office:string-value="0" calcext:value-type="string">
            <text:p>0</text:p>
          </table:table-cell>
          <table:table-cell table:style-name="ce15" table:formula="of:=IF(OR(ISTEXT([$'Посещения + Долги'.AR14]); [.$A43]=[.AR$51]); 0; [$'Посещения + Долги'.AR$25]*[$'Посещения + Долги'.AR14])" office:value-type="string" office:string-value="0" calcext:value-type="string">
            <text:p>0</text:p>
          </table:table-cell>
          <table:table-cell table:style-name="ce17" table:formula="of:=IF(OR(ISTEXT([$'Посещения + Долги'.AS14]); [.$A43]=[.AS$51]); 0; [$'Посещения + Долги'.AS$25]*[$'Посещения + Долги'.AS14])" office:value-type="string" office:string-value="0" calcext:value-type="string">
            <text:p>0</text:p>
          </table:table-cell>
          <table:table-cell table:style-name="ce17" table:formula="of:=IF(OR(ISTEXT([$'Посещения + Долги'.AT14]); [.$A43]=[.AT$51]); 0; [$'Посещения + Долги'.AT$25]*[$'Посещения + Долги'.AT14])" office:value-type="string" office:string-value="0" calcext:value-type="string">
            <text:p>0</text:p>
          </table:table-cell>
          <table:table-cell table:style-name="ce17" table:formula="of:=IF(OR(ISTEXT([$'Посещения + Долги'.AU14]); [.$A43]=[.AU$51]); 0; [$'Посещения + Долги'.AU$25]*[$'Посещения + Долги'.AU14])" office:value-type="string" office:string-value="0" calcext:value-type="string">
            <text:p>0</text:p>
          </table:table-cell>
          <table:table-cell table:style-name="ce17" table:formula="of:=IF(OR(ISTEXT([$'Посещения + Долги'.AV14]); [.$A43]=[.AV$51]); 0; [$'Посещения + Долги'.AV$25]*[$'Посещения + Долги'.AV14])" office:value-type="string" office:string-value="0" calcext:value-type="string">
            <text:p>0</text:p>
          </table:table-cell>
          <table:table-cell table:style-name="ce17" table:formula="of:=IF(OR(ISTEXT([$'Посещения + Долги'.AW14]); [.$A43]=[.AW$51]); 0; [$'Посещения + Долги'.AW$25]*[$'Посещения + Долги'.AW14])" office:value-type="string" office:string-value="0" calcext:value-type="string">
            <text:p>0</text:p>
          </table:table-cell>
          <table:table-cell table:style-name="ce17" table:formula="of:=IF(OR(ISTEXT([$'Посещения + Долги'.AX14]); [.$A43]=[.AX$51]); 0; [$'Посещения + Долги'.AX$25]*[$'Посещения + Долги'.AX14])" office:value-type="string" office:string-value="0" calcext:value-type="string">
            <text:p>0</text:p>
          </table:table-cell>
          <table:table-cell table:style-name="ce17" table:formula="of:=IF(OR(ISTEXT([$'Посещения + Долги'.AY14]); [.$A43]=[.AY$51]); 0; [$'Посещения + Долги'.AY$25]*[$'Посещения + Долги'.AY14])" office:value-type="string" office:string-value="0" calcext:value-type="string">
            <text:p>0</text:p>
          </table:table-cell>
          <table:table-cell table:style-name="ce17" table:formula="of:=IF(OR(ISTEXT([$'Посещения + Долги'.AZ14]); [.$A43]=[.AZ$51]); 0; [$'Посещения + Долги'.AZ$25]*[$'Посещения + Долги'.AZ14])" office:value-type="string" office:string-value="0" calcext:value-type="string">
            <text:p>0</text:p>
          </table:table-cell>
          <table:table-cell table:style-name="ce17" table:formula="of:=IF(OR(ISTEXT([$'Посещения + Долги'.BA14]); [.$A43]=[.BA$51]); 0; [$'Посещения + Долги'.BA$25]*[$'Посещения + Долги'.BA14])" office:value-type="string" office:string-value="0" calcext:value-type="string">
            <text:p>0</text:p>
          </table:table-cell>
          <table:table-cell table:style-name="ce17" table:formula="of:=IF(OR(ISTEXT([$'Посещения + Долги'.BB14]); [.$A43]=[.BB$51]); 0; [$'Посещения + Долги'.BB$25]*[$'Посещения + Долги'.BB14])" office:value-type="string" office:string-value="0" calcext:value-type="string">
            <text:p>0</text:p>
          </table:table-cell>
          <table:table-cell table:style-name="ce17" table:formula="of:=IF(OR(ISTEXT([$'Посещения + Долги'.BC14]); [.$A43]=[.BC$51]); 0; [$'Посещения + Долги'.BC$25]*[$'Посещения + Долги'.BC14])" office:value-type="string" office:string-value="0" calcext:value-type="string">
            <text:p>0</text:p>
          </table:table-cell>
          <table:table-cell table:style-name="ce17" table:formula="of:=IF(OR(ISTEXT([$'Посещения + Долги'.BD14]); [.$A43]=[.BD$51]); 0; [$'Посещения + Долги'.BD$25]*[$'Посещения + Долги'.BD14])" office:value-type="string" office:string-value="0" calcext:value-type="string">
            <text:p>0</text:p>
          </table:table-cell>
          <table:table-cell table:style-name="ce17" table:formula="of:=IF(OR(ISTEXT([$'Посещения + Долги'.BE14]); [.$A43]=[.BE$51]); 0; [$'Посещения + Долги'.BE$25]*[$'Посещения + Долги'.BE14])" office:value-type="string" office:string-value="0" calcext:value-type="string">
            <text:p>0</text:p>
          </table:table-cell>
          <table:table-cell table:style-name="ce17" table:formula="of:=IF(OR(ISTEXT([$'Посещения + Долги'.BF14]); [.$A43]=[.BF$51]); 0; [$'Посещения + Долги'.BF$25]*[$'Посещения + Долги'.BF14])" office:value-type="string" office:string-value="40" calcext:value-type="string">
            <text:p>40</text:p>
          </table:table-cell>
          <table:table-cell table:style-name="ce17" table:formula="of:=IF(OR(ISTEXT([$'Посещения + Долги'.BG14]); [.$A43]=[.BG$51]); 0; [$'Посещения + Долги'.BG$25]*[$'Посещения + Долги'.BG14])" office:value-type="string" office:string-value="45" calcext:value-type="string">
            <text:p>45</text:p>
          </table:table-cell>
          <table:table-cell table:style-name="ce17" table:formula="of:=IF(OR(ISTEXT([$'Посещения + Долги'.BH14]); [.$A43]=[.BH$51]); 0; [$'Посещения + Долги'.BH$25]*[$'Посещения + Долги'.BH14])" office:value-type="string" office:string-value="56.25" calcext:value-type="string">
            <text:p>56.25</text:p>
          </table:table-cell>
          <table:table-cell table:style-name="ce17" table:formula="of:=IF(OR(ISTEXT([$'Посещения + Долги'.BI14]); [.$A43]=[.BI$51]); 0; [$'Посещения + Долги'.BI$25]*[$'Посещения + Долги'.BI14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BJ14]); [.$A43]=[.BJ$51]); 0; [$'Посещения + Долги'.BJ$25]*[$'Посещения + Долги'.BJ14])" office:value-type="string" office:string-value="45" calcext:value-type="string">
            <text:p>45</text:p>
          </table:table-cell>
          <table:table-cell table:style-name="ce17" table:formula="of:=IF(OR(ISTEXT([$'Посещения + Долги'.BK14]); [.$A43]=[.BK$51]); 0; [$'Посещения + Долги'.BK$25]*[$'Посещения + Долги'.BK14])" office:value-type="string" office:string-value="45" calcext:value-type="string">
            <text:p>45</text:p>
          </table:table-cell>
          <table:table-cell table:style-name="ce17" table:formula="of:=IF(OR(ISTEXT([$'Посещения + Долги'.BL14]); [.$A43]=[.BL$51]); 0; [$'Посещения + Долги'.BL$25]*[$'Посещения + Долги'.BL14])" office:value-type="string" office:string-value="50" calcext:value-type="string">
            <text:p>50</text:p>
          </table:table-cell>
          <table:table-cell table:style-name="ce17" table:formula="of:=IF(OR(ISTEXT([$'Посещения + Долги'.BM14]); [.$A43]=[.BM$51]); 0; [$'Посещения + Долги'.BM$25]*[$'Посещения + Долги'.BM14])" office:value-type="string" office:string-value="50" calcext:value-type="string">
            <text:p>50</text:p>
          </table:table-cell>
          <table:table-cell table:style-name="ce17" table:formula="of:=IF(OR(ISTEXT([$'Посещения + Долги'.BN14]); [.$A43]=[.BN$51]); 0; [$'Посещения + Долги'.BN$25]*[$'Посещения + Долги'.BN14])" office:value-type="string" office:string-value="36" calcext:value-type="string">
            <text:p>36</text:p>
          </table:table-cell>
          <table:table-cell table:style-name="ce17" table:formula="of:=IF(OR(ISTEXT([$'Посещения + Долги'.BO14]); [.$A43]=[.BO$51]); 0; [$'Посещения + Долги'.BO$25]*[$'Посещения + Долги'.BO14])" office:value-type="string" office:string-value="36" calcext:value-type="string">
            <text:p>36</text:p>
          </table:table-cell>
          <table:table-cell table:style-name="ce17" table:formula="of:=IF(OR(ISTEXT([$'Посещения + Долги'.BP14]); [.$A43]=[.BP$51]); 0; [$'Посещения + Долги'.BP$25]*[$'Посещения + Долги'.BP14])" office:value-type="string" office:string-value="45" calcext:value-type="string">
            <text:p>45</text:p>
          </table:table-cell>
          <table:table-cell table:style-name="ce17" table:formula="of:=IF(OR(ISTEXT([$'Посещения + Долги'.BQ14]); [.$A43]=[.BQ$51]); 0; [$'Посещения + Долги'.BQ$25]*[$'Посещения + Долги'.BQ14])" office:value-type="string" office:string-value="0" calcext:value-type="string">
            <text:p>0</text:p>
          </table:table-cell>
          <table:table-cell table:style-name="ce17" table:formula="of:=IF(OR(ISTEXT([$'Посещения + Долги'.BR14]); [.$A43]=[.BR$51]); 0; [$'Посещения + Долги'.BR$25]*[$'Посещения + Долги'.BR14])" office:value-type="string" office:string-value="0" calcext:value-type="string">
            <text:p>0</text:p>
          </table:table-cell>
          <table:table-cell table:style-name="ce17" table:formula="of:=IF(OR(ISTEXT([$'Посещения + Долги'.BS14]); [.$A43]=[.BS$51]); 0; [$'Посещения + Долги'.BS$25]*[$'Посещения + Долги'.BS14])" office:value-type="string" office:string-value="0" calcext:value-type="string">
            <text:p>0</text:p>
          </table:table-cell>
          <table:table-cell table:style-name="ce17" table:formula="of:=IF(OR(ISTEXT([$'Посещения + Долги'.BT14]); [.$A43]=[.BT$51]); 0; [$'Посещения + Долги'.BT$25]*[$'Посещения + Долги'.BT14])" office:value-type="string" office:string-value="0" calcext:value-type="string">
            <text:p>0</text:p>
          </table:table-cell>
          <table:table-cell table:style-name="ce17" table:formula="of:=IF(OR(ISTEXT([$'Посещения + Долги'.BU14]); [.$A43]=[.BU$51]); 0; [$'Посещения + Долги'.BU$25]*[$'Посещения + Долги'.BU14])" office:value-type="string" office:string-value="0" calcext:value-type="string">
            <text:p>0</text:p>
          </table:table-cell>
          <table:table-cell table:style-name="ce17" table:formula="of:=IF(OR(ISTEXT([$'Посещения + Долги'.BV14]); [.$A43]=[.BV$51]); 0; [$'Посещения + Долги'.BV$25]*[$'Посещения + Долги'.BV14])" office:value-type="string" office:string-value="0" calcext:value-type="string">
            <text:p>0</text:p>
          </table:table-cell>
          <table:table-cell table:style-name="ce17" table:formula="of:=IF(OR(ISTEXT([$'Посещения + Долги'.BW14]); [.$A43]=[.BW$51]); 0; [$'Посещения + Долги'.BW$25]*[$'Посещения + Долги'.BW14])" office:value-type="string" office:string-value="0" calcext:value-type="string">
            <text:p>0</text:p>
          </table:table-cell>
          <table:table-cell table:style-name="ce17" table:formula="of:=IF(OR(ISTEXT([$'Посещения + Долги'.BX14]); [.$A43]=[.BX$51]); 0; [$'Посещения + Долги'.BX$25]*[$'Посещения + Долги'.BX14])" office:value-type="string" office:string-value="0" calcext:value-type="string">
            <text:p>0</text:p>
          </table:table-cell>
          <table:table-cell table:style-name="ce17" table:formula="of:=IF(OR(ISTEXT([$'Посещения + Долги'.BY14]); [.$A43]=[.BY$51]); 0; [$'Посещения + Долги'.BY$25]*[$'Посещения + Долги'.BY14])" office:value-type="string" office:string-value="0" calcext:value-type="string">
            <text:p>0</text:p>
          </table:table-cell>
          <table:table-cell table:style-name="ce17" table:formula="of:=IF(OR(ISTEXT([$'Посещения + Долги'.BZ14]); [.$A43]=[.BZ$51]); 0; [$'Посещения + Долги'.BZ$25]*[$'Посещения + Долги'.BZ14])" office:value-type="string" office:string-value="0" calcext:value-type="string">
            <text:p>0</text:p>
          </table:table-cell>
          <table:table-cell table:style-name="ce17" table:formula="of:=IF(OR(ISTEXT([$'Посещения + Долги'.CA14]); [.$A43]=[.CA$51]); 0; [$'Посещения + Долги'.CA$25]*[$'Посещения + Долги'.CA14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Фатеев</text:p>
          </table:table-cell>
          <table:table-cell table:style-name="ce15" table:formula="of:=IF(OR(ISTEXT([$'Посещения + Долги'.B15]); [.$A44]=[.B$51]); 0; [$'Посещения + Долги'.B$25]*[$'Посещения + Долги'.B15])" office:value-type="string" office:string-value="0" calcext:value-type="string">
            <text:p>0</text:p>
          </table:table-cell>
          <table:table-cell table:style-name="ce17" table:formula="of:=IF(OR(ISTEXT([$'Посещения + Долги'.C15]); [.$A44]=[.C$51]); 0; [$'Посещения + Долги'.C$25]*[$'Посещения + Долги'.C15])" office:value-type="string" office:string-value="0" calcext:value-type="string">
            <text:p>0</text:p>
          </table:table-cell>
          <table:table-cell table:style-name="ce15" table:formula="of:=IF(OR(ISTEXT([$'Посещения + Долги'.D15]); [.$A44]=[.D$51]); 0; [$'Посещения + Долги'.D$25]*[$'Посещения + Долги'.D15])" office:value-type="string" office:string-value="0" calcext:value-type="string">
            <text:p>0</text:p>
          </table:table-cell>
          <table:table-cell table:style-name="ce17" table:formula="of:=IF(OR(ISTEXT([$'Посещения + Долги'.E15]); [.$A44]=[.E$51]); 0; [$'Посещения + Долги'.E$25]*[$'Посещения + Долги'.E15])" office:value-type="string" office:string-value="0" calcext:value-type="string">
            <text:p>0</text:p>
          </table:table-cell>
          <table:table-cell table:style-name="ce15" table:formula="of:=IF(OR(ISTEXT([$'Посещения + Долги'.F15]); [.$A44]=[.F$51]); 0; [$'Посещения + Долги'.F$25]*[$'Посещения + Долги'.F15])" office:value-type="string" office:string-value="0" calcext:value-type="string">
            <text:p>0</text:p>
          </table:table-cell>
          <table:table-cell table:style-name="ce17" table:formula="of:=IF(OR(ISTEXT([$'Посещения + Долги'.G15]); [.$A44]=[.G$51]); 0; [$'Посещения + Долги'.G$25]*[$'Посещения + Долги'.G15])" office:value-type="string" office:string-value="0" calcext:value-type="string">
            <text:p>0</text:p>
          </table:table-cell>
          <table:table-cell table:style-name="ce15" table:formula="of:=IF(OR(ISTEXT([$'Посещения + Долги'.H15]); [.$A44]=[.H$51]); 0; [$'Посещения + Долги'.H$25]*[$'Посещения + Долги'.H15])" office:value-type="string" office:string-value="0" calcext:value-type="string">
            <text:p>0</text:p>
          </table:table-cell>
          <table:table-cell table:style-name="ce17" table:formula="of:=IF(OR(ISTEXT([$'Посещения + Долги'.I15]); [.$A44]=[.I$51]); 0; [$'Посещения + Долги'.I$25]*[$'Посещения + Долги'.I15])" office:value-type="string" office:string-value="0" calcext:value-type="string">
            <text:p>0</text:p>
          </table:table-cell>
          <table:table-cell table:style-name="ce15" table:formula="of:=IF(OR(ISTEXT([$'Посещения + Долги'.J15]); [.$A44]=[.J$51]); 0; [$'Посещения + Долги'.J$25]*[$'Посещения + Долги'.J15])" office:value-type="string" office:string-value="0" calcext:value-type="string">
            <text:p>0</text:p>
          </table:table-cell>
          <table:table-cell table:style-name="ce17" table:formula="of:=IF(OR(ISTEXT([$'Посещения + Долги'.K15]); [.$A44]=[.K$51]); 0; [$'Посещения + Долги'.K$25]*[$'Посещения + Долги'.K15])" office:value-type="string" office:string-value="0" calcext:value-type="string">
            <text:p>0</text:p>
          </table:table-cell>
          <table:table-cell table:style-name="ce15" table:formula="of:=IF(OR(ISTEXT([$'Посещения + Долги'.L15]); [.$A44]=[.L$51]); 0; [$'Посещения + Долги'.L$25]*[$'Посещения + Долги'.L15])" office:value-type="string" office:string-value="0" calcext:value-type="string">
            <text:p>0</text:p>
          </table:table-cell>
          <table:table-cell table:style-name="ce17" table:formula="of:=IF(OR(ISTEXT([$'Посещения + Долги'.M15]); [.$A44]=[.M$51]); 0; [$'Посещения + Долги'.M$25]*[$'Посещения + Долги'.M15])" office:value-type="string" office:string-value="0" calcext:value-type="string">
            <text:p>0</text:p>
          </table:table-cell>
          <table:table-cell table:style-name="ce15" table:formula="of:=IF(OR(ISTEXT([$'Посещения + Долги'.N15]); [.$A44]=[.N$51]); 0; [$'Посещения + Долги'.N$25]*[$'Посещения + Долги'.N15])" office:value-type="string" office:string-value="0" calcext:value-type="string">
            <text:p>0</text:p>
          </table:table-cell>
          <table:table-cell table:style-name="ce17" table:formula="of:=IF(OR(ISTEXT([$'Посещения + Долги'.O15]); [.$A44]=[.O$51]); 0; [$'Посещения + Долги'.O$25]*[$'Посещения + Долги'.O15])" office:value-type="string" office:string-value="0" calcext:value-type="string">
            <text:p>0</text:p>
          </table:table-cell>
          <table:table-cell table:style-name="ce15" table:formula="of:=IF(OR(ISTEXT([$'Посещения + Долги'.P15]); [.$A44]=[.P$51]); 0; [$'Посещения + Долги'.P$25]*[$'Посещения + Долги'.P15])" office:value-type="string" office:string-value="0" calcext:value-type="string">
            <text:p>0</text:p>
          </table:table-cell>
          <table:table-cell table:style-name="ce17" table:formula="of:=IF(OR(ISTEXT([$'Посещения + Долги'.Q15]); [.$A44]=[.Q$51]); 0; [$'Посещения + Долги'.Q$25]*[$'Посещения + Долги'.Q15])" office:value-type="string" office:string-value="0" calcext:value-type="string">
            <text:p>0</text:p>
          </table:table-cell>
          <table:table-cell table:style-name="ce15" table:formula="of:=IF(OR(ISTEXT([$'Посещения + Долги'.R15]); [.$A44]=[.R$51]); 0; [$'Посещения + Долги'.R$25]*[$'Посещения + Долги'.R15])" office:value-type="string" office:string-value="0" calcext:value-type="string">
            <text:p>0</text:p>
          </table:table-cell>
          <table:table-cell table:style-name="ce17" table:formula="of:=IF(OR(ISTEXT([$'Посещения + Долги'.S15]); [.$A44]=[.S$51]); 0; [$'Посещения + Долги'.S$25]*[$'Посещения + Долги'.S15])" office:value-type="string" office:string-value="0" calcext:value-type="string">
            <text:p>0</text:p>
          </table:table-cell>
          <table:table-cell table:style-name="ce15" table:formula="of:=IF(OR(ISTEXT([$'Посещения + Долги'.T15]); [.$A44]=[.T$51]); 0; [$'Посещения + Долги'.T$25]*[$'Посещения + Долги'.T15])" office:value-type="string" office:string-value="0" calcext:value-type="string">
            <text:p>0</text:p>
          </table:table-cell>
          <table:table-cell table:style-name="ce17" table:formula="of:=IF(OR(ISTEXT([$'Посещения + Долги'.U15]); [.$A44]=[.U$51]); 0; [$'Посещения + Долги'.U$25]*[$'Посещения + Долги'.U15])" office:value-type="string" office:string-value="0" calcext:value-type="string">
            <text:p>0</text:p>
          </table:table-cell>
          <table:table-cell table:style-name="ce15" table:formula="of:=IF(OR(ISTEXT([$'Посещения + Долги'.V15]); [.$A44]=[.V$51]); 0; [$'Посещения + Долги'.V$25]*[$'Посещения + Долги'.V15])" office:value-type="string" office:string-value="0" calcext:value-type="string">
            <text:p>0</text:p>
          </table:table-cell>
          <table:table-cell table:style-name="ce17" table:formula="of:=IF(OR(ISTEXT([$'Посещения + Долги'.W15]); [.$A44]=[.W$51]); 0; [$'Посещения + Долги'.W$25]*[$'Посещения + Долги'.W15])" office:value-type="string" office:string-value="0" calcext:value-type="string">
            <text:p>0</text:p>
          </table:table-cell>
          <table:table-cell table:style-name="ce15" table:formula="of:=IF(OR(ISTEXT([$'Посещения + Долги'.X15]); [.$A44]=[.X$51]); 0; [$'Посещения + Долги'.X$25]*[$'Посещения + Долги'.X15])" office:value-type="string" office:string-value="0" calcext:value-type="string">
            <text:p>0</text:p>
          </table:table-cell>
          <table:table-cell table:style-name="ce17" table:formula="of:=IF(OR(ISTEXT([$'Посещения + Долги'.Y15]); [.$A44]=[.Y$51]); 0; [$'Посещения + Долги'.Y$25]*[$'Посещения + Долги'.Y15])" office:value-type="string" office:string-value="0" calcext:value-type="string">
            <text:p>0</text:p>
          </table:table-cell>
          <table:table-cell table:style-name="ce15" table:formula="of:=IF(OR(ISTEXT([$'Посещения + Долги'.Z15]); [.$A44]=[.Z$51]); 0; [$'Посещения + Долги'.Z$25]*[$'Посещения + Долги'.Z15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15]); [.$A44]=[.AA$51]); 0; [$'Посещения + Долги'.AA$25]*[$'Посещения + Долги'.AA15])" office:value-type="string" office:string-value="37.5" calcext:value-type="string">
            <text:p>37.5</text:p>
          </table:table-cell>
          <table:table-cell table:style-name="ce15" table:formula="of:=IF(OR(ISTEXT([$'Посещения + Долги'.AB15]); [.$A44]=[.AB$51]); 0; [$'Посещения + Долги'.AB$25]*[$'Посещения + Долги'.AB15])" office:value-type="string" office:string-value="0" calcext:value-type="string">
            <text:p>0</text:p>
          </table:table-cell>
          <table:table-cell table:style-name="ce17" table:formula="of:=IF(OR(ISTEXT([$'Посещения + Долги'.AC15]); [.$A44]=[.AC$51]); 0; [$'Посещения + Долги'.AC$25]*[$'Посещения + Долги'.AC15])" office:value-type="string" office:string-value="0" calcext:value-type="string">
            <text:p>0</text:p>
          </table:table-cell>
          <table:table-cell table:style-name="ce15" table:formula="of:=IF(OR(ISTEXT([$'Посещения + Долги'.AD15]); [.$A44]=[.AD$51]); 0; [$'Посещения + Долги'.AD$25]*[$'Посещения + Долги'.AD15])" office:value-type="string" office:string-value="0" calcext:value-type="string">
            <text:p>0</text:p>
          </table:table-cell>
          <table:table-cell table:style-name="ce17" table:formula="of:=IF(OR(ISTEXT([$'Посещения + Долги'.AE15]); [.$A44]=[.AE$51]); 0; [$'Посещения + Долги'.AE$25]*[$'Посещения + Долги'.AE15])" office:value-type="string" office:string-value="0" calcext:value-type="string">
            <text:p>0</text:p>
          </table:table-cell>
          <table:table-cell table:style-name="ce15" table:formula="of:=IF(OR(ISTEXT([$'Посещения + Долги'.AF15]); [.$A44]=[.AF$51]); 0; [$'Посещения + Долги'.AF$25]*[$'Посещения + Долги'.AF15])" office:value-type="string" office:string-value="0" calcext:value-type="string">
            <text:p>0</text:p>
          </table:table-cell>
          <table:table-cell table:style-name="ce17" table:formula="of:=IF(OR(ISTEXT([$'Посещения + Долги'.AG15]); [.$A44]=[.AG$51]); 0; [$'Посещения + Долги'.AG$25]*[$'Посещения + Долги'.AG15])" office:value-type="string" office:string-value="0" calcext:value-type="string">
            <text:p>0</text:p>
          </table:table-cell>
          <table:table-cell table:style-name="ce15" table:formula="of:=IF(OR(ISTEXT([$'Посещения + Долги'.AH15]); [.$A44]=[.AH$51]); 0; [$'Посещения + Долги'.AH$25]*[$'Посещения + Долги'.AH15])" office:value-type="string" office:string-value="0" calcext:value-type="string">
            <text:p>0</text:p>
          </table:table-cell>
          <table:table-cell table:style-name="ce17" table:formula="of:=IF(OR(ISTEXT([$'Посещения + Долги'.AI15]); [.$A44]=[.AI$51]); 0; [$'Посещения + Долги'.AI$25]*[$'Посещения + Долги'.AI15])" office:value-type="string" office:string-value="0" calcext:value-type="string">
            <text:p>0</text:p>
          </table:table-cell>
          <table:table-cell table:style-name="ce15" table:formula="of:=IF(OR(ISTEXT([$'Посещения + Долги'.AJ15]); [.$A44]=[.AJ$51]); 0; [$'Посещения + Долги'.AJ$25]*[$'Посещения + Долги'.AJ15])" office:value-type="string" office:string-value="0" calcext:value-type="string">
            <text:p>0</text:p>
          </table:table-cell>
          <table:table-cell table:style-name="ce17" table:formula="of:=IF(OR(ISTEXT([$'Посещения + Долги'.AK15]); [.$A44]=[.AK$51]); 0; [$'Посещения + Долги'.AK$25]*[$'Посещения + Долги'.AK15])" office:value-type="string" office:string-value="0" calcext:value-type="string">
            <text:p>0</text:p>
          </table:table-cell>
          <table:table-cell table:style-name="ce15" table:formula="of:=IF(OR(ISTEXT([$'Посещения + Долги'.AL15]); [.$A44]=[.AL$51]); 0; [$'Посещения + Долги'.AL$25]*[$'Посещения + Долги'.AL15])" office:value-type="string" office:string-value="0" calcext:value-type="string">
            <text:p>0</text:p>
          </table:table-cell>
          <table:table-cell table:style-name="ce17" table:formula="of:=IF(OR(ISTEXT([$'Посещения + Долги'.AM15]); [.$A44]=[.AM$51]); 0; [$'Посещения + Долги'.AM$25]*[$'Посещения + Долги'.AM15])" office:value-type="string" office:string-value="0" calcext:value-type="string">
            <text:p>0</text:p>
          </table:table-cell>
          <table:table-cell table:style-name="ce15" table:formula="of:=IF(OR(ISTEXT([$'Посещения + Долги'.AN15]); [.$A44]=[.AN$51]); 0; [$'Посещения + Долги'.AN$25]*[$'Посещения + Долги'.AN15])" office:value-type="string" office:string-value="0" calcext:value-type="string">
            <text:p>0</text:p>
          </table:table-cell>
          <table:table-cell table:style-name="ce17" table:formula="of:=IF(OR(ISTEXT([$'Посещения + Долги'.AO15]); [.$A44]=[.AO$51]); 0; [$'Посещения + Долги'.AO$25]*[$'Посещения + Долги'.AO15])" office:value-type="string" office:string-value="0" calcext:value-type="string">
            <text:p>0</text:p>
          </table:table-cell>
          <table:table-cell table:style-name="ce15" table:formula="of:=IF(OR(ISTEXT([$'Посещения + Долги'.AP15]); [.$A44]=[.AP$51]); 0; [$'Посещения + Долги'.AP$25]*[$'Посещения + Долги'.AP15])" office:value-type="string" office:string-value="0" calcext:value-type="string">
            <text:p>0</text:p>
          </table:table-cell>
          <table:table-cell table:style-name="ce17" table:formula="of:=IF(OR(ISTEXT([$'Посещения + Долги'.AQ15]); [.$A44]=[.AQ$51]); 0; [$'Посещения + Долги'.AQ$25]*[$'Посещения + Долги'.AQ15])" office:value-type="string" office:string-value="0" calcext:value-type="string">
            <text:p>0</text:p>
          </table:table-cell>
          <table:table-cell table:style-name="ce15" table:formula="of:=IF(OR(ISTEXT([$'Посещения + Долги'.AR15]); [.$A44]=[.AR$51]); 0; [$'Посещения + Долги'.AR$25]*[$'Посещения + Долги'.AR15])" office:value-type="string" office:string-value="0" calcext:value-type="string">
            <text:p>0</text:p>
          </table:table-cell>
          <table:table-cell table:style-name="ce17" table:formula="of:=IF(OR(ISTEXT([$'Посещения + Долги'.AS15]); [.$A44]=[.AS$51]); 0; [$'Посещения + Долги'.AS$25]*[$'Посещения + Долги'.AS15])" office:value-type="string" office:string-value="0" calcext:value-type="string">
            <text:p>0</text:p>
          </table:table-cell>
          <table:table-cell table:style-name="ce17" table:formula="of:=IF(OR(ISTEXT([$'Посещения + Долги'.AT15]); [.$A44]=[.AT$51]); 0; [$'Посещения + Долги'.AT$25]*[$'Посещения + Долги'.AT15])" office:value-type="string" office:string-value="0" calcext:value-type="string">
            <text:p>0</text:p>
          </table:table-cell>
          <table:table-cell table:style-name="ce17" table:formula="of:=IF(OR(ISTEXT([$'Посещения + Долги'.AU15]); [.$A44]=[.AU$51]); 0; [$'Посещения + Долги'.AU$25]*[$'Посещения + Долги'.AU15])" office:value-type="string" office:string-value="0" calcext:value-type="string">
            <text:p>0</text:p>
          </table:table-cell>
          <table:table-cell table:style-name="ce17" table:formula="of:=IF(OR(ISTEXT([$'Посещения + Долги'.AV15]); [.$A44]=[.AV$51]); 0; [$'Посещения + Долги'.AV$25]*[$'Посещения + Долги'.AV15])" office:value-type="string" office:string-value="0" calcext:value-type="string">
            <text:p>0</text:p>
          </table:table-cell>
          <table:table-cell table:style-name="ce17" table:formula="of:=IF(OR(ISTEXT([$'Посещения + Долги'.AW15]); [.$A44]=[.AW$51]); 0; [$'Посещения + Долги'.AW$25]*[$'Посещения + Долги'.AW15])" office:value-type="string" office:string-value="0" calcext:value-type="string">
            <text:p>0</text:p>
          </table:table-cell>
          <table:table-cell table:style-name="ce17" table:formula="of:=IF(OR(ISTEXT([$'Посещения + Долги'.AX15]); [.$A44]=[.AX$51]); 0; [$'Посещения + Долги'.AX$25]*[$'Посещения + Долги'.AX15])" office:value-type="string" office:string-value="0" calcext:value-type="string">
            <text:p>0</text:p>
          </table:table-cell>
          <table:table-cell table:style-name="ce17" table:formula="of:=IF(OR(ISTEXT([$'Посещения + Долги'.AY15]); [.$A44]=[.AY$51]); 0; [$'Посещения + Долги'.AY$25]*[$'Посещения + Долги'.AY15])" office:value-type="string" office:string-value="0" calcext:value-type="string">
            <text:p>0</text:p>
          </table:table-cell>
          <table:table-cell table:style-name="ce17" table:formula="of:=IF(OR(ISTEXT([$'Посещения + Долги'.AZ15]); [.$A44]=[.AZ$51]); 0; [$'Посещения + Долги'.AZ$25]*[$'Посещения + Долги'.AZ15])" office:value-type="string" office:string-value="0" calcext:value-type="string">
            <text:p>0</text:p>
          </table:table-cell>
          <table:table-cell table:style-name="ce17" table:formula="of:=IF(OR(ISTEXT([$'Посещения + Долги'.BA15]); [.$A44]=[.BA$51]); 0; [$'Посещения + Долги'.BA$25]*[$'Посещения + Долги'.BA15])" office:value-type="string" office:string-value="0" calcext:value-type="string">
            <text:p>0</text:p>
          </table:table-cell>
          <table:table-cell table:style-name="ce17" table:formula="of:=IF(OR(ISTEXT([$'Посещения + Долги'.BB15]); [.$A44]=[.BB$51]); 0; [$'Посещения + Долги'.BB$25]*[$'Посещения + Долги'.BB15])" office:value-type="string" office:string-value="0" calcext:value-type="string">
            <text:p>0</text:p>
          </table:table-cell>
          <table:table-cell table:style-name="ce17" table:formula="of:=IF(OR(ISTEXT([$'Посещения + Долги'.BC15]); [.$A44]=[.BC$51]); 0; [$'Посещения + Долги'.BC$25]*[$'Посещения + Долги'.BC15])" office:value-type="string" office:string-value="0" calcext:value-type="string">
            <text:p>0</text:p>
          </table:table-cell>
          <table:table-cell table:style-name="ce17" table:formula="of:=IF(OR(ISTEXT([$'Посещения + Долги'.BD15]); [.$A44]=[.BD$51]); 0; [$'Посещения + Долги'.BD$25]*[$'Посещения + Долги'.BD15])" office:value-type="string" office:string-value="0" calcext:value-type="string">
            <text:p>0</text:p>
          </table:table-cell>
          <table:table-cell table:style-name="ce17" table:formula="of:=IF(OR(ISTEXT([$'Посещения + Долги'.BE15]); [.$A44]=[.BE$51]); 0; [$'Посещения + Долги'.BE$25]*[$'Посещения + Долги'.BE15])" office:value-type="string" office:string-value="0" calcext:value-type="string">
            <text:p>0</text:p>
          </table:table-cell>
          <table:table-cell table:style-name="ce17" table:formula="of:=IF(OR(ISTEXT([$'Посещения + Долги'.BF15]); [.$A44]=[.BF$51]); 0; [$'Посещения + Долги'.BF$25]*[$'Посещения + Долги'.BF15])" office:value-type="string" office:string-value="0" calcext:value-type="string">
            <text:p>0</text:p>
          </table:table-cell>
          <table:table-cell table:style-name="ce17" table:formula="of:=IF(OR(ISTEXT([$'Посещения + Долги'.BG15]); [.$A44]=[.BG$51]); 0; [$'Посещения + Долги'.BG$25]*[$'Посещения + Долги'.BG15])" office:value-type="string" office:string-value="0" calcext:value-type="string">
            <text:p>0</text:p>
          </table:table-cell>
          <table:table-cell table:style-name="ce17" table:formula="of:=IF(OR(ISTEXT([$'Посещения + Долги'.BH15]); [.$A44]=[.BH$51]); 0; [$'Посещения + Долги'.BH$25]*[$'Посещения + Долги'.BH15])" office:value-type="string" office:string-value="0" calcext:value-type="string">
            <text:p>0</text:p>
          </table:table-cell>
          <table:table-cell table:style-name="ce17" table:formula="of:=IF(OR(ISTEXT([$'Посещения + Долги'.BI15]); [.$A44]=[.BI$51]); 0; [$'Посещения + Долги'.BI$25]*[$'Посещения + Долги'.BI15])" office:value-type="string" office:string-value="0" calcext:value-type="string">
            <text:p>0</text:p>
          </table:table-cell>
          <table:table-cell table:style-name="ce17" table:formula="of:=IF(OR(ISTEXT([$'Посещения + Долги'.BJ15]); [.$A44]=[.BJ$51]); 0; [$'Посещения + Долги'.BJ$25]*[$'Посещения + Долги'.BJ15])" office:value-type="string" office:string-value="0" calcext:value-type="string">
            <text:p>0</text:p>
          </table:table-cell>
          <table:table-cell table:style-name="ce17" table:formula="of:=IF(OR(ISTEXT([$'Посещения + Долги'.BK15]); [.$A44]=[.BK$51]); 0; [$'Посещения + Долги'.BK$25]*[$'Посещения + Долги'.BK15])" office:value-type="string" office:string-value="0" calcext:value-type="string">
            <text:p>0</text:p>
          </table:table-cell>
          <table:table-cell table:style-name="ce17" table:formula="of:=IF(OR(ISTEXT([$'Посещения + Долги'.BL15]); [.$A44]=[.BL$51]); 0; [$'Посещения + Долги'.BL$25]*[$'Посещения + Долги'.BL15])" office:value-type="string" office:string-value="0" calcext:value-type="string">
            <text:p>0</text:p>
          </table:table-cell>
          <table:table-cell table:style-name="ce17" table:formula="of:=IF(OR(ISTEXT([$'Посещения + Долги'.BM15]); [.$A44]=[.BM$51]); 0; [$'Посещения + Долги'.BM$25]*[$'Посещения + Долги'.BM15])" office:value-type="string" office:string-value="0" calcext:value-type="string">
            <text:p>0</text:p>
          </table:table-cell>
          <table:table-cell table:style-name="ce17" table:formula="of:=IF(OR(ISTEXT([$'Посещения + Долги'.BN15]); [.$A44]=[.BN$51]); 0; [$'Посещения + Долги'.BN$25]*[$'Посещения + Долги'.BN15])" office:value-type="string" office:string-value="0" calcext:value-type="string">
            <text:p>0</text:p>
          </table:table-cell>
          <table:table-cell table:style-name="ce17" table:formula="of:=IF(OR(ISTEXT([$'Посещения + Долги'.BO15]); [.$A44]=[.BO$51]); 0; [$'Посещения + Долги'.BO$25]*[$'Посещения + Долги'.BO15])" office:value-type="string" office:string-value="0" calcext:value-type="string">
            <text:p>0</text:p>
          </table:table-cell>
          <table:table-cell table:style-name="ce17" table:formula="of:=IF(OR(ISTEXT([$'Посещения + Долги'.BP15]); [.$A44]=[.BP$51]); 0; [$'Посещения + Долги'.BP$25]*[$'Посещения + Долги'.BP15])" office:value-type="string" office:string-value="0" calcext:value-type="string">
            <text:p>0</text:p>
          </table:table-cell>
          <table:table-cell table:style-name="ce17" table:formula="of:=IF(OR(ISTEXT([$'Посещения + Долги'.BQ15]); [.$A44]=[.BQ$51]); 0; [$'Посещения + Долги'.BQ$25]*[$'Посещения + Долги'.BQ15])" office:value-type="string" office:string-value="0" calcext:value-type="string">
            <text:p>0</text:p>
          </table:table-cell>
          <table:table-cell table:style-name="ce17" table:formula="of:=IF(OR(ISTEXT([$'Посещения + Долги'.BR15]); [.$A44]=[.BR$51]); 0; [$'Посещения + Долги'.BR$25]*[$'Посещения + Долги'.BR15])" office:value-type="string" office:string-value="0" calcext:value-type="string">
            <text:p>0</text:p>
          </table:table-cell>
          <table:table-cell table:style-name="ce17" table:formula="of:=IF(OR(ISTEXT([$'Посещения + Долги'.BS15]); [.$A44]=[.BS$51]); 0; [$'Посещения + Долги'.BS$25]*[$'Посещения + Долги'.BS15])" office:value-type="string" office:string-value="0" calcext:value-type="string">
            <text:p>0</text:p>
          </table:table-cell>
          <table:table-cell table:style-name="ce17" table:formula="of:=IF(OR(ISTEXT([$'Посещения + Долги'.BT15]); [.$A44]=[.BT$51]); 0; [$'Посещения + Долги'.BT$25]*[$'Посещения + Долги'.BT15])" office:value-type="string" office:string-value="0" calcext:value-type="string">
            <text:p>0</text:p>
          </table:table-cell>
          <table:table-cell table:style-name="ce17" table:formula="of:=IF(OR(ISTEXT([$'Посещения + Долги'.BU15]); [.$A44]=[.BU$51]); 0; [$'Посещения + Долги'.BU$25]*[$'Посещения + Долги'.BU15])" office:value-type="string" office:string-value="0" calcext:value-type="string">
            <text:p>0</text:p>
          </table:table-cell>
          <table:table-cell table:style-name="ce17" table:formula="of:=IF(OR(ISTEXT([$'Посещения + Долги'.BV15]); [.$A44]=[.BV$51]); 0; [$'Посещения + Долги'.BV$25]*[$'Посещения + Долги'.BV15])" office:value-type="string" office:string-value="0" calcext:value-type="string">
            <text:p>0</text:p>
          </table:table-cell>
          <table:table-cell table:style-name="ce17" table:formula="of:=IF(OR(ISTEXT([$'Посещения + Долги'.BW15]); [.$A44]=[.BW$51]); 0; [$'Посещения + Долги'.BW$25]*[$'Посещения + Долги'.BW15])" office:value-type="string" office:string-value="0" calcext:value-type="string">
            <text:p>0</text:p>
          </table:table-cell>
          <table:table-cell table:style-name="ce17" table:formula="of:=IF(OR(ISTEXT([$'Посещения + Долги'.BX15]); [.$A44]=[.BX$51]); 0; [$'Посещения + Долги'.BX$25]*[$'Посещения + Долги'.BX15])" office:value-type="string" office:string-value="0" calcext:value-type="string">
            <text:p>0</text:p>
          </table:table-cell>
          <table:table-cell table:style-name="ce17" table:formula="of:=IF(OR(ISTEXT([$'Посещения + Долги'.BY15]); [.$A44]=[.BY$51]); 0; [$'Посещения + Долги'.BY$25]*[$'Посещения + Долги'.BY15])" office:value-type="string" office:string-value="0" calcext:value-type="string">
            <text:p>0</text:p>
          </table:table-cell>
          <table:table-cell table:style-name="ce17" table:formula="of:=IF(OR(ISTEXT([$'Посещения + Долги'.BZ15]); [.$A44]=[.BZ$51]); 0; [$'Посещения + Долги'.BZ$25]*[$'Посещения + Долги'.BZ15])" office:value-type="string" office:string-value="0" calcext:value-type="string">
            <text:p>0</text:p>
          </table:table-cell>
          <table:table-cell table:style-name="ce17" table:formula="of:=IF(OR(ISTEXT([$'Посещения + Долги'.CA15]); [.$A44]=[.CA$51]); 0; [$'Посещения + Долги'.CA$25]*[$'Посещения + Долги'.CA15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Улитин</text:p>
          </table:table-cell>
          <table:table-cell table:style-name="ce15" table:formula="of:=IF(OR(ISTEXT([$'Посещения + Долги'.B16]); [.$A45]=[.B$51]); 0; [$'Посещения + Долги'.B$25]*[$'Посещения + Долги'.B16])" office:value-type="string" office:string-value="0" calcext:value-type="string">
            <text:p>0</text:p>
          </table:table-cell>
          <table:table-cell table:style-name="ce17" table:formula="of:=IF(OR(ISTEXT([$'Посещения + Долги'.C16]); [.$A45]=[.C$51]); 0; [$'Посещения + Долги'.C$25]*[$'Посещения + Долги'.C16])" office:value-type="string" office:string-value="0" calcext:value-type="string">
            <text:p>0</text:p>
          </table:table-cell>
          <table:table-cell table:style-name="ce15" table:formula="of:=IF(OR(ISTEXT([$'Посещения + Долги'.D16]); [.$A45]=[.D$51]); 0; [$'Посещения + Долги'.D$25]*[$'Посещения + Долги'.D16])" office:value-type="string" office:string-value="0" calcext:value-type="string">
            <text:p>0</text:p>
          </table:table-cell>
          <table:table-cell table:style-name="ce17" table:formula="of:=IF(OR(ISTEXT([$'Посещения + Долги'.E16]); [.$A45]=[.E$51]); 0; [$'Посещения + Долги'.E$25]*[$'Посещения + Долги'.E16])" office:value-type="string" office:string-value="0" calcext:value-type="string">
            <text:p>0</text:p>
          </table:table-cell>
          <table:table-cell table:style-name="ce15" table:formula="of:=IF(OR(ISTEXT([$'Посещения + Долги'.F16]); [.$A45]=[.F$51]); 0; [$'Посещения + Долги'.F$25]*[$'Посещения + Долги'.F16])" office:value-type="string" office:string-value="0" calcext:value-type="string">
            <text:p>0</text:p>
          </table:table-cell>
          <table:table-cell table:style-name="ce17" table:formula="of:=IF(OR(ISTEXT([$'Посещения + Долги'.G16]); [.$A45]=[.G$51]); 0; [$'Посещения + Долги'.G$25]*[$'Посещения + Долги'.G16])" office:value-type="string" office:string-value="0" calcext:value-type="string">
            <text:p>0</text:p>
          </table:table-cell>
          <table:table-cell table:style-name="ce15" table:formula="of:=IF(OR(ISTEXT([$'Посещения + Долги'.H16]); [.$A45]=[.H$51]); 0; [$'Посещения + Долги'.H$25]*[$'Посещения + Долги'.H16])" office:value-type="string" office:string-value="0" calcext:value-type="string">
            <text:p>0</text:p>
          </table:table-cell>
          <table:table-cell table:style-name="ce17" table:formula="of:=IF(OR(ISTEXT([$'Посещения + Долги'.I16]); [.$A45]=[.I$51]); 0; [$'Посещения + Долги'.I$25]*[$'Посещения + Долги'.I16])" office:value-type="string" office:string-value="0" calcext:value-type="string">
            <text:p>0</text:p>
          </table:table-cell>
          <table:table-cell table:style-name="ce15" table:formula="of:=IF(OR(ISTEXT([$'Посещения + Долги'.J16]); [.$A45]=[.J$51]); 0; [$'Посещения + Долги'.J$25]*[$'Посещения + Долги'.J16])" office:value-type="string" office:string-value="0" calcext:value-type="string">
            <text:p>0</text:p>
          </table:table-cell>
          <table:table-cell table:style-name="ce17" table:formula="of:=IF(OR(ISTEXT([$'Посещения + Долги'.K16]); [.$A45]=[.K$51]); 0; [$'Посещения + Долги'.K$25]*[$'Посещения + Долги'.K16])" office:value-type="string" office:string-value="0" calcext:value-type="string">
            <text:p>0</text:p>
          </table:table-cell>
          <table:table-cell table:style-name="ce15" table:formula="of:=IF(OR(ISTEXT([$'Посещения + Долги'.L16]); [.$A45]=[.L$51]); 0; [$'Посещения + Долги'.L$25]*[$'Посещения + Долги'.L16])" office:value-type="string" office:string-value="0" calcext:value-type="string">
            <text:p>0</text:p>
          </table:table-cell>
          <table:table-cell table:style-name="ce17" table:formula="of:=IF(OR(ISTEXT([$'Посещения + Долги'.M16]); [.$A45]=[.M$51]); 0; [$'Посещения + Долги'.M$25]*[$'Посещения + Долги'.M16])" office:value-type="string" office:string-value="0" calcext:value-type="string">
            <text:p>0</text:p>
          </table:table-cell>
          <table:table-cell table:style-name="ce15" table:formula="of:=IF(OR(ISTEXT([$'Посещения + Долги'.N16]); [.$A45]=[.N$51]); 0; [$'Посещения + Долги'.N$25]*[$'Посещения + Долги'.N16])" office:value-type="string" office:string-value="0" calcext:value-type="string">
            <text:p>0</text:p>
          </table:table-cell>
          <table:table-cell table:style-name="ce17" table:formula="of:=IF(OR(ISTEXT([$'Посещения + Долги'.O16]); [.$A45]=[.O$51]); 0; [$'Посещения + Долги'.O$25]*[$'Посещения + Долги'.O16])" office:value-type="string" office:string-value="0" calcext:value-type="string">
            <text:p>0</text:p>
          </table:table-cell>
          <table:table-cell table:style-name="ce15" table:formula="of:=IF(OR(ISTEXT([$'Посещения + Долги'.P16]); [.$A45]=[.P$51]); 0; [$'Посещения + Долги'.P$25]*[$'Посещения + Долги'.P16])" office:value-type="string" office:string-value="0" calcext:value-type="string">
            <text:p>0</text:p>
          </table:table-cell>
          <table:table-cell table:style-name="ce17" table:formula="of:=IF(OR(ISTEXT([$'Посещения + Долги'.Q16]); [.$A45]=[.Q$51]); 0; [$'Посещения + Долги'.Q$25]*[$'Посещения + Долги'.Q16])" office:value-type="string" office:string-value="0" calcext:value-type="string">
            <text:p>0</text:p>
          </table:table-cell>
          <table:table-cell table:style-name="ce15" table:formula="of:=IF(OR(ISTEXT([$'Посещения + Долги'.R16]); [.$A45]=[.R$51]); 0; [$'Посещения + Долги'.R$25]*[$'Посещения + Долги'.R16])" office:value-type="string" office:string-value="0" calcext:value-type="string">
            <text:p>0</text:p>
          </table:table-cell>
          <table:table-cell table:style-name="ce17" table:formula="of:=IF(OR(ISTEXT([$'Посещения + Долги'.S16]); [.$A45]=[.S$51]); 0; [$'Посещения + Долги'.S$25]*[$'Посещения + Долги'.S16])" office:value-type="string" office:string-value="0" calcext:value-type="string">
            <text:p>0</text:p>
          </table:table-cell>
          <table:table-cell table:style-name="ce15" table:formula="of:=IF(OR(ISTEXT([$'Посещения + Долги'.T16]); [.$A45]=[.T$51]); 0; [$'Посещения + Долги'.T$25]*[$'Посещения + Долги'.T16])" office:value-type="string" office:string-value="0" calcext:value-type="string">
            <text:p>0</text:p>
          </table:table-cell>
          <table:table-cell table:style-name="ce17" table:formula="of:=IF(OR(ISTEXT([$'Посещения + Долги'.U16]); [.$A45]=[.U$51]); 0; [$'Посещения + Долги'.U$25]*[$'Посещения + Долги'.U16])" office:value-type="string" office:string-value="0" calcext:value-type="string">
            <text:p>0</text:p>
          </table:table-cell>
          <table:table-cell table:style-name="ce15" table:formula="of:=IF(OR(ISTEXT([$'Посещения + Долги'.V16]); [.$A45]=[.V$51]); 0; [$'Посещения + Долги'.V$25]*[$'Посещения + Долги'.V16])" office:value-type="string" office:string-value="0" calcext:value-type="string">
            <text:p>0</text:p>
          </table:table-cell>
          <table:table-cell table:style-name="ce17" table:formula="of:=IF(OR(ISTEXT([$'Посещения + Долги'.W16]); [.$A45]=[.W$51]); 0; [$'Посещения + Долги'.W$25]*[$'Посещения + Долги'.W16])" office:value-type="string" office:string-value="0" calcext:value-type="string">
            <text:p>0</text:p>
          </table:table-cell>
          <table:table-cell table:style-name="ce15" table:formula="of:=IF(OR(ISTEXT([$'Посещения + Долги'.X16]); [.$A45]=[.X$51]); 0; [$'Посещения + Долги'.X$25]*[$'Посещения + Долги'.X16])" office:value-type="string" office:string-value="0" calcext:value-type="string">
            <text:p>0</text:p>
          </table:table-cell>
          <table:table-cell table:style-name="ce17" table:formula="of:=IF(OR(ISTEXT([$'Посещения + Долги'.Y16]); [.$A45]=[.Y$51]); 0; [$'Посещения + Долги'.Y$25]*[$'Посещения + Долги'.Y16])" office:value-type="string" office:string-value="0" calcext:value-type="string">
            <text:p>0</text:p>
          </table:table-cell>
          <table:table-cell table:style-name="ce15" table:formula="of:=IF(OR(ISTEXT([$'Посещения + Долги'.Z16]); [.$A45]=[.Z$51]); 0; [$'Посещения + Долги'.Z$25]*[$'Посещения + Долги'.Z16])" office:value-type="string" office:string-value="0" calcext:value-type="string">
            <text:p>0</text:p>
          </table:table-cell>
          <table:table-cell table:style-name="ce17" table:formula="of:=IF(OR(ISTEXT([$'Посещения + Долги'.AA16]); [.$A45]=[.AA$51]); 0; [$'Посещения + Долги'.AA$25]*[$'Посещения + Долги'.AA16])" office:value-type="string" office:string-value="0" calcext:value-type="string">
            <text:p>0</text:p>
          </table:table-cell>
          <table:table-cell table:style-name="ce15" table:formula="of:=IF(OR(ISTEXT([$'Посещения + Долги'.AB16]); [.$A45]=[.AB$51]); 0; [$'Посещения + Долги'.AB$25]*[$'Посещения + Долги'.AB16])" office:value-type="string" office:string-value="0" calcext:value-type="string">
            <text:p>0</text:p>
          </table:table-cell>
          <table:table-cell table:style-name="ce17" table:formula="of:=IF(OR(ISTEXT([$'Посещения + Долги'.AC16]); [.$A45]=[.AC$51]); 0; [$'Посещения + Долги'.AC$25]*[$'Посещения + Долги'.AC16])" office:value-type="string" office:string-value="0" calcext:value-type="string">
            <text:p>0</text:p>
          </table:table-cell>
          <table:table-cell table:style-name="ce15" table:formula="of:=IF(OR(ISTEXT([$'Посещения + Долги'.AD16]); [.$A45]=[.AD$51]); 0; [$'Посещения + Долги'.AD$25]*[$'Посещения + Долги'.AD16])" office:value-type="string" office:string-value="0" calcext:value-type="string">
            <text:p>0</text:p>
          </table:table-cell>
          <table:table-cell table:style-name="ce17" table:formula="of:=IF(OR(ISTEXT([$'Посещения + Долги'.AE16]); [.$A45]=[.AE$51]); 0; [$'Посещения + Долги'.AE$25]*[$'Посещения + Долги'.AE16])" office:value-type="string" office:string-value="0" calcext:value-type="string">
            <text:p>0</text:p>
          </table:table-cell>
          <table:table-cell table:style-name="ce15" table:formula="of:=IF(OR(ISTEXT([$'Посещения + Долги'.AF16]); [.$A45]=[.AF$51]); 0; [$'Посещения + Долги'.AF$25]*[$'Посещения + Долги'.AF16])" office:value-type="string" office:string-value="0" calcext:value-type="string">
            <text:p>0</text:p>
          </table:table-cell>
          <table:table-cell table:style-name="ce17" table:formula="of:=IF(OR(ISTEXT([$'Посещения + Долги'.AG16]); [.$A45]=[.AG$51]); 0; [$'Посещения + Долги'.AG$25]*[$'Посещения + Долги'.AG16])" office:value-type="string" office:string-value="0" calcext:value-type="string">
            <text:p>0</text:p>
          </table:table-cell>
          <table:table-cell table:style-name="ce15" table:formula="of:=IF(OR(ISTEXT([$'Посещения + Долги'.AH16]); [.$A45]=[.AH$51]); 0; [$'Посещения + Долги'.AH$25]*[$'Посещения + Долги'.AH16])" office:value-type="string" office:string-value="0" calcext:value-type="string">
            <text:p>0</text:p>
          </table:table-cell>
          <table:table-cell table:style-name="ce17" table:formula="of:=IF(OR(ISTEXT([$'Посещения + Долги'.AI16]); [.$A45]=[.AI$51]); 0; [$'Посещения + Долги'.AI$25]*[$'Посещения + Долги'.AI16])" office:value-type="string" office:string-value="0" calcext:value-type="string">
            <text:p>0</text:p>
          </table:table-cell>
          <table:table-cell table:style-name="ce15" table:formula="of:=IF(OR(ISTEXT([$'Посещения + Долги'.AJ16]); [.$A45]=[.AJ$51]); 0; [$'Посещения + Долги'.AJ$25]*[$'Посещения + Долги'.AJ16])" office:value-type="string" office:string-value="0" calcext:value-type="string">
            <text:p>0</text:p>
          </table:table-cell>
          <table:table-cell table:style-name="ce17" table:formula="of:=IF(OR(ISTEXT([$'Посещения + Долги'.AK16]); [.$A45]=[.AK$51]); 0; [$'Посещения + Долги'.AK$25]*[$'Посещения + Долги'.AK16])" office:value-type="string" office:string-value="0" calcext:value-type="string">
            <text:p>0</text:p>
          </table:table-cell>
          <table:table-cell table:style-name="ce15" table:formula="of:=IF(OR(ISTEXT([$'Посещения + Долги'.AL16]); [.$A45]=[.AL$51]); 0; [$'Посещения + Долги'.AL$25]*[$'Посещения + Долги'.AL16])" office:value-type="string" office:string-value="0" calcext:value-type="string">
            <text:p>0</text:p>
          </table:table-cell>
          <table:table-cell table:style-name="ce17" table:formula="of:=IF(OR(ISTEXT([$'Посещения + Долги'.AM16]); [.$A45]=[.AM$51]); 0; [$'Посещения + Долги'.AM$25]*[$'Посещения + Долги'.AM16])" office:value-type="string" office:string-value="0" calcext:value-type="string">
            <text:p>0</text:p>
          </table:table-cell>
          <table:table-cell table:style-name="ce15" table:formula="of:=IF(OR(ISTEXT([$'Посещения + Долги'.AN16]); [.$A45]=[.AN$51]); 0; [$'Посещения + Долги'.AN$25]*[$'Посещения + Долги'.AN16])" office:value-type="string" office:string-value="0" calcext:value-type="string">
            <text:p>0</text:p>
          </table:table-cell>
          <table:table-cell table:style-name="ce17" table:formula="of:=IF(OR(ISTEXT([$'Посещения + Долги'.AO16]); [.$A45]=[.AO$51]); 0; [$'Посещения + Долги'.AO$25]*[$'Посещения + Долги'.AO16])" office:value-type="string" office:string-value="0" calcext:value-type="string">
            <text:p>0</text:p>
          </table:table-cell>
          <table:table-cell table:style-name="ce15" table:formula="of:=IF(OR(ISTEXT([$'Посещения + Долги'.AP16]); [.$A45]=[.AP$51]); 0; [$'Посещения + Долги'.AP$25]*[$'Посещения + Долги'.AP16])" office:value-type="string" office:string-value="0" calcext:value-type="string">
            <text:p>0</text:p>
          </table:table-cell>
          <table:table-cell table:style-name="ce17" table:formula="of:=IF(OR(ISTEXT([$'Посещения + Долги'.AQ16]); [.$A45]=[.AQ$51]); 0; [$'Посещения + Долги'.AQ$25]*[$'Посещения + Долги'.AQ16])" office:value-type="string" office:string-value="0" calcext:value-type="string">
            <text:p>0</text:p>
          </table:table-cell>
          <table:table-cell table:style-name="ce15" table:formula="of:=IF(OR(ISTEXT([$'Посещения + Долги'.AR16]); [.$A45]=[.AR$51]); 0; [$'Посещения + Долги'.AR$25]*[$'Посещения + Долги'.AR16])" office:value-type="string" office:string-value="0" calcext:value-type="string">
            <text:p>0</text:p>
          </table:table-cell>
          <table:table-cell table:style-name="ce17" table:formula="of:=IF(OR(ISTEXT([$'Посещения + Долги'.AS16]); [.$A45]=[.AS$51]); 0; [$'Посещения + Долги'.AS$25]*[$'Посещения + Долги'.AS16])" office:value-type="string" office:string-value="0" calcext:value-type="string">
            <text:p>0</text:p>
          </table:table-cell>
          <table:table-cell table:style-name="ce17" table:formula="of:=IF(OR(ISTEXT([$'Посещения + Долги'.AT16]); [.$A45]=[.AT$51]); 0; [$'Посещения + Долги'.AT$25]*[$'Посещения + Долги'.AT16])" office:value-type="string" office:string-value="0" calcext:value-type="string">
            <text:p>0</text:p>
          </table:table-cell>
          <table:table-cell table:style-name="ce17" table:formula="of:=IF(OR(ISTEXT([$'Посещения + Долги'.AU16]); [.$A45]=[.AU$51]); 0; [$'Посещения + Долги'.AU$25]*[$'Посещения + Долги'.AU16])" office:value-type="string" office:string-value="0" calcext:value-type="string">
            <text:p>0</text:p>
          </table:table-cell>
          <table:table-cell table:style-name="ce17" table:formula="of:=IF(OR(ISTEXT([$'Посещения + Долги'.AV16]); [.$A45]=[.AV$51]); 0; [$'Посещения + Долги'.AV$25]*[$'Посещения + Долги'.AV16])" office:value-type="string" office:string-value="0" calcext:value-type="string">
            <text:p>0</text:p>
          </table:table-cell>
          <table:table-cell table:style-name="ce17" table:formula="of:=IF(OR(ISTEXT([$'Посещения + Долги'.AW16]); [.$A45]=[.AW$51]); 0; [$'Посещения + Долги'.AW$25]*[$'Посещения + Долги'.AW16])" office:value-type="string" office:string-value="0" calcext:value-type="string">
            <text:p>0</text:p>
          </table:table-cell>
          <table:table-cell table:style-name="ce17" table:formula="of:=IF(OR(ISTEXT([$'Посещения + Долги'.AX16]); [.$A45]=[.AX$51]); 0; [$'Посещения + Долги'.AX$25]*[$'Посещения + Долги'.AX16])" office:value-type="string" office:string-value="0" calcext:value-type="string">
            <text:p>0</text:p>
          </table:table-cell>
          <table:table-cell table:style-name="ce17" table:formula="of:=IF(OR(ISTEXT([$'Посещения + Долги'.AY16]); [.$A45]=[.AY$51]); 0; [$'Посещения + Долги'.AY$25]*[$'Посещения + Долги'.AY16])" office:value-type="string" office:string-value="0" calcext:value-type="string">
            <text:p>0</text:p>
          </table:table-cell>
          <table:table-cell table:style-name="ce17" table:formula="of:=IF(OR(ISTEXT([$'Посещения + Долги'.AZ16]); [.$A45]=[.AZ$51]); 0; [$'Посещения + Долги'.AZ$25]*[$'Посещения + Долги'.AZ16])" office:value-type="string" office:string-value="0" calcext:value-type="string">
            <text:p>0</text:p>
          </table:table-cell>
          <table:table-cell table:style-name="ce17" table:formula="of:=IF(OR(ISTEXT([$'Посещения + Долги'.BA16]); [.$A45]=[.BA$51]); 0; [$'Посещения + Долги'.BA$25]*[$'Посещения + Долги'.BA16])" office:value-type="string" office:string-value="0" calcext:value-type="string">
            <text:p>0</text:p>
          </table:table-cell>
          <table:table-cell table:style-name="ce17" table:formula="of:=IF(OR(ISTEXT([$'Посещения + Долги'.BB16]); [.$A45]=[.BB$51]); 0; [$'Посещения + Долги'.BB$25]*[$'Посещения + Долги'.BB16])" office:value-type="string" office:string-value="0" calcext:value-type="string">
            <text:p>0</text:p>
          </table:table-cell>
          <table:table-cell table:style-name="ce17" table:formula="of:=IF(OR(ISTEXT([$'Посещения + Долги'.BC16]); [.$A45]=[.BC$51]); 0; [$'Посещения + Долги'.BC$25]*[$'Посещения + Долги'.BC16])" office:value-type="string" office:string-value="0" calcext:value-type="string">
            <text:p>0</text:p>
          </table:table-cell>
          <table:table-cell table:style-name="ce17" table:formula="of:=IF(OR(ISTEXT([$'Посещения + Долги'.BD16]); [.$A45]=[.BD$51]); 0; [$'Посещения + Долги'.BD$25]*[$'Посещения + Долги'.BD16])" office:value-type="string" office:string-value="0" calcext:value-type="string">
            <text:p>0</text:p>
          </table:table-cell>
          <table:table-cell table:style-name="ce17" table:formula="of:=IF(OR(ISTEXT([$'Посещения + Долги'.BE16]); [.$A45]=[.BE$51]); 0; [$'Посещения + Долги'.BE$25]*[$'Посещения + Долги'.BE16])" office:value-type="string" office:string-value="0" calcext:value-type="string">
            <text:p>0</text:p>
          </table:table-cell>
          <table:table-cell table:style-name="ce17" table:formula="of:=IF(OR(ISTEXT([$'Посещения + Долги'.BF16]); [.$A45]=[.BF$51]); 0; [$'Посещения + Долги'.BF$25]*[$'Посещения + Долги'.BF16])" office:value-type="string" office:string-value="0" calcext:value-type="string">
            <text:p>0</text:p>
          </table:table-cell>
          <table:table-cell table:style-name="ce17" table:formula="of:=IF(OR(ISTEXT([$'Посещения + Долги'.BG16]); [.$A45]=[.BG$51]); 0; [$'Посещения + Долги'.BG$25]*[$'Посещения + Долги'.BG16])" office:value-type="string" office:string-value="0" calcext:value-type="string">
            <text:p>0</text:p>
          </table:table-cell>
          <table:table-cell table:style-name="ce17" table:formula="of:=IF(OR(ISTEXT([$'Посещения + Долги'.BH16]); [.$A45]=[.BH$51]); 0; [$'Посещения + Долги'.BH$25]*[$'Посещения + Долги'.BH16])" office:value-type="string" office:string-value="0" calcext:value-type="string">
            <text:p>0</text:p>
          </table:table-cell>
          <table:table-cell table:style-name="ce17" table:formula="of:=IF(OR(ISTEXT([$'Посещения + Долги'.BI16]); [.$A45]=[.BI$51]); 0; [$'Посещения + Долги'.BI$25]*[$'Посещения + Долги'.BI16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BJ16]); [.$A45]=[.BJ$51]); 0; [$'Посещения + Долги'.BJ$25]*[$'Посещения + Долги'.BJ16])" office:value-type="string" office:string-value="0" calcext:value-type="string">
            <text:p>0</text:p>
          </table:table-cell>
          <table:table-cell table:style-name="ce17" table:formula="of:=IF(OR(ISTEXT([$'Посещения + Долги'.BK16]); [.$A45]=[.BK$51]); 0; [$'Посещения + Долги'.BK$25]*[$'Посещения + Долги'.BK16])" office:value-type="string" office:string-value="0" calcext:value-type="string">
            <text:p>0</text:p>
          </table:table-cell>
          <table:table-cell table:style-name="ce17" table:formula="of:=IF(OR(ISTEXT([$'Посещения + Долги'.BL16]); [.$A45]=[.BL$51]); 0; [$'Посещения + Долги'.BL$25]*[$'Посещения + Долги'.BL16])" office:value-type="string" office:string-value="0" calcext:value-type="string">
            <text:p>0</text:p>
          </table:table-cell>
          <table:table-cell table:style-name="ce17" table:formula="of:=IF(OR(ISTEXT([$'Посещения + Долги'.BM16]); [.$A45]=[.BM$51]); 0; [$'Посещения + Долги'.BM$25]*[$'Посещения + Долги'.BM16])" office:value-type="string" office:string-value="0" calcext:value-type="string">
            <text:p>0</text:p>
          </table:table-cell>
          <table:table-cell table:style-name="ce17" table:formula="of:=IF(OR(ISTEXT([$'Посещения + Долги'.BN16]); [.$A45]=[.BN$51]); 0; [$'Посещения + Долги'.BN$25]*[$'Посещения + Долги'.BN16])" office:value-type="string" office:string-value="36" calcext:value-type="string">
            <text:p>36</text:p>
          </table:table-cell>
          <table:table-cell table:style-name="ce17" table:formula="of:=IF(OR(ISTEXT([$'Посещения + Долги'.BO16]); [.$A45]=[.BO$51]); 0; [$'Посещения + Долги'.BO$25]*[$'Посещения + Долги'.BO16])" office:value-type="string" office:string-value="36" calcext:value-type="string">
            <text:p>36</text:p>
          </table:table-cell>
          <table:table-cell table:style-name="ce17" table:formula="of:=IF(OR(ISTEXT([$'Посещения + Долги'.BP16]); [.$A45]=[.BP$51]); 0; [$'Посещения + Долги'.BP$25]*[$'Посещения + Долги'.BP16])" office:value-type="string" office:string-value="45" calcext:value-type="string">
            <text:p>45</text:p>
          </table:table-cell>
          <table:table-cell table:style-name="ce17" table:formula="of:=IF(OR(ISTEXT([$'Посещения + Долги'.BQ16]); [.$A45]=[.BQ$51]); 0; [$'Посещения + Долги'.BQ$25]*[$'Посещения + Долги'.BQ16])" office:value-type="string" office:string-value="0" calcext:value-type="string">
            <text:p>0</text:p>
          </table:table-cell>
          <table:table-cell table:style-name="ce17" table:formula="of:=IF(OR(ISTEXT([$'Посещения + Долги'.BR16]); [.$A45]=[.BR$51]); 0; [$'Посещения + Долги'.BR$25]*[$'Посещения + Долги'.BR16])" office:value-type="string" office:string-value="0" calcext:value-type="string">
            <text:p>0</text:p>
          </table:table-cell>
          <table:table-cell table:style-name="ce17" table:formula="of:=IF(OR(ISTEXT([$'Посещения + Долги'.BS16]); [.$A45]=[.BS$51]); 0; [$'Посещения + Долги'.BS$25]*[$'Посещения + Долги'.BS16])" office:value-type="string" office:string-value="0" calcext:value-type="string">
            <text:p>0</text:p>
          </table:table-cell>
          <table:table-cell table:style-name="ce17" table:formula="of:=IF(OR(ISTEXT([$'Посещения + Долги'.BT16]); [.$A45]=[.BT$51]); 0; [$'Посещения + Долги'.BT$25]*[$'Посещения + Долги'.BT16])" office:value-type="string" office:string-value="0" calcext:value-type="string">
            <text:p>0</text:p>
          </table:table-cell>
          <table:table-cell table:style-name="ce17" table:formula="of:=IF(OR(ISTEXT([$'Посещения + Долги'.BU16]); [.$A45]=[.BU$51]); 0; [$'Посещения + Долги'.BU$25]*[$'Посещения + Долги'.BU16])" office:value-type="string" office:string-value="0" calcext:value-type="string">
            <text:p>0</text:p>
          </table:table-cell>
          <table:table-cell table:style-name="ce17" table:formula="of:=IF(OR(ISTEXT([$'Посещения + Долги'.BV16]); [.$A45]=[.BV$51]); 0; [$'Посещения + Долги'.BV$25]*[$'Посещения + Долги'.BV16])" office:value-type="string" office:string-value="0" calcext:value-type="string">
            <text:p>0</text:p>
          </table:table-cell>
          <table:table-cell table:style-name="ce17" table:formula="of:=IF(OR(ISTEXT([$'Посещения + Долги'.BW16]); [.$A45]=[.BW$51]); 0; [$'Посещения + Долги'.BW$25]*[$'Посещения + Долги'.BW16])" office:value-type="string" office:string-value="0" calcext:value-type="string">
            <text:p>0</text:p>
          </table:table-cell>
          <table:table-cell table:style-name="ce17" table:formula="of:=IF(OR(ISTEXT([$'Посещения + Долги'.BX16]); [.$A45]=[.BX$51]); 0; [$'Посещения + Долги'.BX$25]*[$'Посещения + Долги'.BX16])" office:value-type="string" office:string-value="0" calcext:value-type="string">
            <text:p>0</text:p>
          </table:table-cell>
          <table:table-cell table:style-name="ce17" table:formula="of:=IF(OR(ISTEXT([$'Посещения + Долги'.BY16]); [.$A45]=[.BY$51]); 0; [$'Посещения + Долги'.BY$25]*[$'Посещения + Долги'.BY16])" office:value-type="string" office:string-value="0" calcext:value-type="string">
            <text:p>0</text:p>
          </table:table-cell>
          <table:table-cell table:style-name="ce17" table:formula="of:=IF(OR(ISTEXT([$'Посещения + Долги'.BZ16]); [.$A45]=[.BZ$51]); 0; [$'Посещения + Долги'.BZ$25]*[$'Посещения + Долги'.BZ16])" office:value-type="string" office:string-value="0" calcext:value-type="string">
            <text:p>0</text:p>
          </table:table-cell>
          <table:table-cell table:style-name="ce17" table:formula="of:=IF(OR(ISTEXT([$'Посещения + Долги'.CA16]); [.$A45]=[.CA$51]); 0; [$'Посещения + Долги'.CA$25]*[$'Посещения + Долги'.CA16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Ковалев</text:p>
          </table:table-cell>
          <table:table-cell table:style-name="ce15" table:formula="of:=IF(OR(ISTEXT([$'Посещения + Долги'.B17]); [.$A46]=[.B$51]); 0; [$'Посещения + Долги'.B$25]*[$'Посещения + Долги'.B17])" office:value-type="string" office:string-value="0" calcext:value-type="string">
            <text:p>0</text:p>
          </table:table-cell>
          <table:table-cell table:style-name="ce15" table:formula="of:=IF(OR(ISTEXT([$'Посещения + Долги'.C17]); [.$A46]=[.C$51]); 0; [$'Посещения + Долги'.C$25]*[$'Посещения + Долги'.C17])" office:value-type="string" office:string-value="0" calcext:value-type="string">
            <text:p>0</text:p>
          </table:table-cell>
          <table:table-cell table:style-name="ce15" table:formula="of:=IF(OR(ISTEXT([$'Посещения + Долги'.D17]); [.$A46]=[.D$51]); 0; [$'Посещения + Долги'.D$25]*[$'Посещения + Долги'.D17])" office:value-type="string" office:string-value="0" calcext:value-type="string">
            <text:p>0</text:p>
          </table:table-cell>
          <table:table-cell table:style-name="ce15" table:formula="of:=IF(OR(ISTEXT([$'Посещения + Долги'.E17]); [.$A46]=[.E$51]); 0; [$'Посещения + Долги'.E$25]*[$'Посещения + Долги'.E17])" office:value-type="string" office:string-value="0" calcext:value-type="string">
            <text:p>0</text:p>
          </table:table-cell>
          <table:table-cell table:style-name="ce15" table:formula="of:=IF(OR(ISTEXT([$'Посещения + Долги'.F17]); [.$A46]=[.F$51]); 0; [$'Посещения + Долги'.F$25]*[$'Посещения + Долги'.F17])" office:value-type="string" office:string-value="0" calcext:value-type="string">
            <text:p>0</text:p>
          </table:table-cell>
          <table:table-cell table:style-name="ce15" table:formula="of:=IF(OR(ISTEXT([$'Посещения + Долги'.G17]); [.$A46]=[.G$51]); 0; [$'Посещения + Долги'.G$25]*[$'Посещения + Долги'.G17])" office:value-type="string" office:string-value="0" calcext:value-type="string">
            <text:p>0</text:p>
          </table:table-cell>
          <table:table-cell table:style-name="ce15" table:formula="of:=IF(OR(ISTEXT([$'Посещения + Долги'.H17]); [.$A46]=[.H$51]); 0; [$'Посещения + Долги'.H$25]*[$'Посещения + Долги'.H17])" office:value-type="string" office:string-value="0" calcext:value-type="string">
            <text:p>0</text:p>
          </table:table-cell>
          <table:table-cell table:style-name="ce15" table:formula="of:=IF(OR(ISTEXT([$'Посещения + Долги'.I17]); [.$A46]=[.I$51]); 0; [$'Посещения + Долги'.I$25]*[$'Посещения + Долги'.I17])" office:value-type="string" office:string-value="0" calcext:value-type="string">
            <text:p>0</text:p>
          </table:table-cell>
          <table:table-cell table:style-name="ce15" table:formula="of:=IF(OR(ISTEXT([$'Посещения + Долги'.J17]); [.$A46]=[.J$51]); 0; [$'Посещения + Долги'.J$25]*[$'Посещения + Долги'.J17])" office:value-type="string" office:string-value="0" calcext:value-type="string">
            <text:p>0</text:p>
          </table:table-cell>
          <table:table-cell table:style-name="ce15" table:formula="of:=IF(OR(ISTEXT([$'Посещения + Долги'.K17]); [.$A46]=[.K$51]); 0; [$'Посещения + Долги'.K$25]*[$'Посещения + Долги'.K17])" office:value-type="string" office:string-value="0" calcext:value-type="string">
            <text:p>0</text:p>
          </table:table-cell>
          <table:table-cell table:style-name="ce15" table:formula="of:=IF(OR(ISTEXT([$'Посещения + Долги'.L17]); [.$A46]=[.L$51]); 0; [$'Посещения + Долги'.L$25]*[$'Посещения + Долги'.L17])" office:value-type="string" office:string-value="0" calcext:value-type="string">
            <text:p>0</text:p>
          </table:table-cell>
          <table:table-cell table:style-name="ce15" table:formula="of:=IF(OR(ISTEXT([$'Посещения + Долги'.M17]); [.$A46]=[.M$51]); 0; [$'Посещения + Долги'.M$25]*[$'Посещения + Долги'.M17])" office:value-type="string" office:string-value="0" calcext:value-type="string">
            <text:p>0</text:p>
          </table:table-cell>
          <table:table-cell table:style-name="ce15" table:formula="of:=IF(OR(ISTEXT([$'Посещения + Долги'.N17]); [.$A46]=[.N$51]); 0; [$'Посещения + Долги'.N$25]*[$'Посещения + Долги'.N17])" office:value-type="string" office:string-value="0" calcext:value-type="string">
            <text:p>0</text:p>
          </table:table-cell>
          <table:table-cell table:style-name="ce15" table:formula="of:=IF(OR(ISTEXT([$'Посещения + Долги'.O17]); [.$A46]=[.O$51]); 0; [$'Посещения + Долги'.O$25]*[$'Посещения + Долги'.O17])" office:value-type="string" office:string-value="0" calcext:value-type="string">
            <text:p>0</text:p>
          </table:table-cell>
          <table:table-cell table:style-name="ce15" table:formula="of:=IF(OR(ISTEXT([$'Посещения + Долги'.P17]); [.$A46]=[.P$51]); 0; [$'Посещения + Долги'.P$25]*[$'Посещения + Долги'.P17])" office:value-type="string" office:string-value="0" calcext:value-type="string">
            <text:p>0</text:p>
          </table:table-cell>
          <table:table-cell table:style-name="ce15" table:formula="of:=IF(OR(ISTEXT([$'Посещения + Долги'.Q17]); [.$A46]=[.Q$51]); 0; [$'Посещения + Долги'.Q$25]*[$'Посещения + Долги'.Q17])" office:value-type="string" office:string-value="0" calcext:value-type="string">
            <text:p>0</text:p>
          </table:table-cell>
          <table:table-cell table:style-name="ce15" table:formula="of:=IF(OR(ISTEXT([$'Посещения + Долги'.R17]); [.$A46]=[.R$51]); 0; [$'Посещения + Долги'.R$25]*[$'Посещения + Долги'.R17])" office:value-type="string" office:string-value="0" calcext:value-type="string">
            <text:p>0</text:p>
          </table:table-cell>
          <table:table-cell table:style-name="ce15" table:formula="of:=IF(OR(ISTEXT([$'Посещения + Долги'.S17]); [.$A46]=[.S$51]); 0; [$'Посещения + Долги'.S$25]*[$'Посещения + Долги'.S17])" office:value-type="string" office:string-value="0" calcext:value-type="string">
            <text:p>0</text:p>
          </table:table-cell>
          <table:table-cell table:style-name="ce15" table:formula="of:=IF(OR(ISTEXT([$'Посещения + Долги'.T17]); [.$A46]=[.T$51]); 0; [$'Посещения + Долги'.T$25]*[$'Посещения + Долги'.T17])" office:value-type="string" office:string-value="0" calcext:value-type="string">
            <text:p>0</text:p>
          </table:table-cell>
          <table:table-cell table:style-name="ce15" table:formula="of:=IF(OR(ISTEXT([$'Посещения + Долги'.U17]); [.$A46]=[.U$51]); 0; [$'Посещения + Долги'.U$25]*[$'Посещения + Долги'.U17])" office:value-type="string" office:string-value="0" calcext:value-type="string">
            <text:p>0</text:p>
          </table:table-cell>
          <table:table-cell table:style-name="ce15" table:formula="of:=IF(OR(ISTEXT([$'Посещения + Долги'.V17]); [.$A46]=[.V$51]); 0; [$'Посещения + Долги'.V$25]*[$'Посещения + Долги'.V17])" office:value-type="string" office:string-value="0" calcext:value-type="string">
            <text:p>0</text:p>
          </table:table-cell>
          <table:table-cell table:style-name="ce15" table:formula="of:=IF(OR(ISTEXT([$'Посещения + Долги'.W17]); [.$A46]=[.W$51]); 0; [$'Посещения + Долги'.W$25]*[$'Посещения + Долги'.W17])" office:value-type="string" office:string-value="0" calcext:value-type="string">
            <text:p>0</text:p>
          </table:table-cell>
          <table:table-cell table:style-name="ce15" table:formula="of:=IF(OR(ISTEXT([$'Посещения + Долги'.X17]); [.$A46]=[.X$51]); 0; [$'Посещения + Долги'.X$25]*[$'Посещения + Долги'.X17])" office:value-type="string" office:string-value="0" calcext:value-type="string">
            <text:p>0</text:p>
          </table:table-cell>
          <table:table-cell table:style-name="ce15" table:formula="of:=IF(OR(ISTEXT([$'Посещения + Долги'.Y17]); [.$A46]=[.Y$51]); 0; [$'Посещения + Долги'.Y$25]*[$'Посещения + Долги'.Y17])" office:value-type="string" office:string-value="0" calcext:value-type="string">
            <text:p>0</text:p>
          </table:table-cell>
          <table:table-cell table:style-name="ce15" table:formula="of:=IF(OR(ISTEXT([$'Посещения + Долги'.Z17]); [.$A46]=[.Z$51]); 0; [$'Посещения + Долги'.Z$25]*[$'Посещения + Долги'.Z17])" office:value-type="string" office:string-value="0" calcext:value-type="string">
            <text:p>0</text:p>
          </table:table-cell>
          <table:table-cell table:style-name="ce15" table:formula="of:=IF(OR(ISTEXT([$'Посещения + Долги'.AA17]); [.$A46]=[.AA$51]); 0; [$'Посещения + Долги'.AA$25]*[$'Посещения + Долги'.AA17])" office:value-type="string" office:string-value="0" calcext:value-type="string">
            <text:p>0</text:p>
          </table:table-cell>
          <table:table-cell table:style-name="ce15" table:formula="of:=IF(OR(ISTEXT([$'Посещения + Долги'.AB17]); [.$A46]=[.AB$51]); 0; [$'Посещения + Долги'.AB$25]*[$'Посещения + Долги'.AB17])" office:value-type="string" office:string-value="0" calcext:value-type="string">
            <text:p>0</text:p>
          </table:table-cell>
          <table:table-cell table:style-name="ce15" table:formula="of:=IF(OR(ISTEXT([$'Посещения + Долги'.AC17]); [.$A46]=[.AC$51]); 0; [$'Посещения + Долги'.AC$25]*[$'Посещения + Долги'.AC17])" office:value-type="string" office:string-value="0" calcext:value-type="string">
            <text:p>0</text:p>
          </table:table-cell>
          <table:table-cell table:style-name="ce15" table:formula="of:=IF(OR(ISTEXT([$'Посещения + Долги'.AD17]); [.$A46]=[.AD$51]); 0; [$'Посещения + Долги'.AD$25]*[$'Посещения + Долги'.AD17])" office:value-type="string" office:string-value="50" calcext:value-type="string">
            <text:p>50</text:p>
          </table:table-cell>
          <table:table-cell table:style-name="ce15" table:formula="of:=IF(OR(ISTEXT([$'Посещения + Долги'.AE17]); [.$A46]=[.AE$51]); 0; [$'Посещения + Долги'.AE$25]*[$'Посещения + Долги'.AE17])" office:value-type="string" office:string-value="50" calcext:value-type="string">
            <text:p>50</text:p>
          </table:table-cell>
          <table:table-cell table:style-name="ce15" table:formula="of:=IF(OR(ISTEXT([$'Посещения + Долги'.AF17]); [.$A46]=[.AF$51]); 0; [$'Посещения + Долги'.AF$25]*[$'Посещения + Долги'.AF17])" office:value-type="string" office:string-value="50" calcext:value-type="string">
            <text:p>50</text:p>
          </table:table-cell>
          <table:table-cell table:style-name="ce15" table:formula="of:=IF(OR(ISTEXT([$'Посещения + Долги'.AG17]); [.$A46]=[.AG$51]); 0; [$'Посещения + Долги'.AG$25]*[$'Посещения + Долги'.AG17])" office:value-type="string" office:string-value="50" calcext:value-type="string">
            <text:p>50</text:p>
          </table:table-cell>
          <table:table-cell table:style-name="ce15" table:formula="of:=IF(OR(ISTEXT([$'Посещения + Долги'.AH17]); [.$A46]=[.AH$51]); 0; [$'Посещения + Долги'.AH$25]*[$'Посещения + Долги'.AH17])" office:value-type="string" office:string-value="50" calcext:value-type="string">
            <text:p>50</text:p>
          </table:table-cell>
          <table:table-cell table:style-name="ce15" table:formula="of:=IF(OR(ISTEXT([$'Посещения + Долги'.AI17]); [.$A46]=[.AI$51]); 0; [$'Посещения + Долги'.AI$25]*[$'Посещения + Долги'.AI17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AJ17]); [.$A46]=[.AJ$51]); 0; [$'Посещения + Долги'.AJ$25]*[$'Посещения + Долги'.AJ17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AK17]); [.$A46]=[.AK$51]); 0; [$'Посещения + Долги'.AK$25]*[$'Посещения + Долги'.AK17])" office:value-type="string" office:string-value="75" calcext:value-type="string">
            <text:p>75</text:p>
          </table:table-cell>
          <table:table-cell table:style-name="ce15" table:formula="of:=IF(OR(ISTEXT([$'Посещения + Долги'.AL17]); [.$A46]=[.AL$51]); 0; [$'Посещения + Долги'.AL$25]*[$'Посещения + Долги'.AL17])" office:value-type="string" office:string-value="0" calcext:value-type="string">
            <text:p>0</text:p>
          </table:table-cell>
          <table:table-cell table:style-name="ce15" table:formula="of:=IF(OR(ISTEXT([$'Посещения + Долги'.AM17]); [.$A46]=[.AM$51]); 0; [$'Посещения + Долги'.AM$25]*[$'Посещения + Долги'.AM17])" office:value-type="string" office:string-value="0" calcext:value-type="string">
            <text:p>0</text:p>
          </table:table-cell>
          <table:table-cell table:style-name="ce15" table:formula="of:=IF(OR(ISTEXT([$'Посещения + Долги'.AN17]); [.$A46]=[.AN$51]); 0; [$'Посещения + Долги'.AN$25]*[$'Посещения + Долги'.AN17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AO17]); [.$A46]=[.AO$51]); 0; [$'Посещения + Долги'.AO$25]*[$'Посещения + Долги'.AO17])" office:value-type="string" office:string-value="56.25" calcext:value-type="string">
            <text:p>56.25</text:p>
          </table:table-cell>
          <table:table-cell table:style-name="ce15" table:formula="of:=IF(OR(ISTEXT([$'Посещения + Долги'.AP17]); [.$A46]=[.AP$51]); 0; [$'Посещения + Долги'.AP$25]*[$'Посещения + Долги'.AP17])" office:value-type="string" office:string-value="0" calcext:value-type="string">
            <text:p>0</text:p>
          </table:table-cell>
          <table:table-cell table:style-name="ce15" table:formula="of:=IF(OR(ISTEXT([$'Посещения + Долги'.AQ17]); [.$A46]=[.AQ$51]); 0; [$'Посещения + Долги'.AQ$25]*[$'Посещения + Долги'.AQ17])" office:value-type="string" office:string-value="0" calcext:value-type="string">
            <text:p>0</text:p>
          </table:table-cell>
          <table:table-cell table:style-name="ce15" table:formula="of:=IF(OR(ISTEXT([$'Посещения + Долги'.AR17]); [.$A46]=[.AR$51]); 0; [$'Посещения + Долги'.AR$25]*[$'Посещения + Долги'.AR17])" office:value-type="string" office:string-value="0" calcext:value-type="string">
            <text:p>0</text:p>
          </table:table-cell>
          <table:table-cell table:style-name="ce15" table:formula="of:=IF(OR(ISTEXT([$'Посещения + Долги'.AS17]); [.$A46]=[.AS$51]); 0; [$'Посещения + Долги'.AS$25]*[$'Посещения + Долги'.AS17])" office:value-type="string" office:string-value="0" calcext:value-type="string">
            <text:p>0</text:p>
          </table:table-cell>
          <table:table-cell table:style-name="ce15" table:formula="of:=IF(OR(ISTEXT([$'Посещения + Долги'.AT17]); [.$A46]=[.AT$51]); 0; [$'Посещения + Долги'.AT$25]*[$'Посещения + Долги'.AT17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AU17]); [.$A46]=[.AU$51]); 0; [$'Посещения + Долги'.AU$25]*[$'Посещения + Долги'.AU17])" office:value-type="string" office:string-value="0" calcext:value-type="string">
            <text:p>0</text:p>
          </table:table-cell>
          <table:table-cell table:style-name="ce15" table:formula="of:=IF(OR(ISTEXT([$'Посещения + Долги'.AV17]); [.$A46]=[.AV$51]); 0; [$'Посещения + Долги'.AV$25]*[$'Посещения + Долги'.AV17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AW17]); [.$A46]=[.AW$51]); 0; [$'Посещения + Долги'.AW$25]*[$'Посещения + Долги'.AW17])" office:value-type="string" office:string-value="0" calcext:value-type="string">
            <text:p>0</text:p>
          </table:table-cell>
          <table:table-cell table:style-name="ce15" table:formula="of:=IF(OR(ISTEXT([$'Посещения + Долги'.AX17]); [.$A46]=[.AX$51]); 0; [$'Посещения + Долги'.AX$25]*[$'Посещения + Долги'.AX17])" office:value-type="string" office:string-value="0" calcext:value-type="string">
            <text:p>0</text:p>
          </table:table-cell>
          <table:table-cell table:style-name="ce15" table:formula="of:=IF(OR(ISTEXT([$'Посещения + Долги'.AY17]); [.$A46]=[.AY$51]); 0; [$'Посещения + Долги'.AY$25]*[$'Посещения + Долги'.AY17])" office:value-type="string" office:string-value="0" calcext:value-type="string">
            <text:p>0</text:p>
          </table:table-cell>
          <table:table-cell table:style-name="ce15" table:formula="of:=IF(OR(ISTEXT([$'Посещения + Долги'.AZ17]); [.$A46]=[.AZ$51]); 0; [$'Посещения + Долги'.AZ$25]*[$'Посещения + Долги'.AZ17])" office:value-type="string" office:string-value="0" calcext:value-type="string">
            <text:p>0</text:p>
          </table:table-cell>
          <table:table-cell table:style-name="ce15" table:formula="of:=IF(OR(ISTEXT([$'Посещения + Долги'.BA17]); [.$A46]=[.BA$51]); 0; [$'Посещения + Долги'.BA$25]*[$'Посещения + Долги'.BA17])" office:value-type="string" office:string-value="0" calcext:value-type="string">
            <text:p>0</text:p>
          </table:table-cell>
          <table:table-cell table:style-name="ce15" table:formula="of:=IF(OR(ISTEXT([$'Посещения + Долги'.BB17]); [.$A46]=[.BB$51]); 0; [$'Посещения + Долги'.BB$25]*[$'Посещения + Долги'.BB17])" office:value-type="string" office:string-value="0" calcext:value-type="string">
            <text:p>0</text:p>
          </table:table-cell>
          <table:table-cell table:style-name="ce15" table:formula="of:=IF(OR(ISTEXT([$'Посещения + Долги'.BC17]); [.$A46]=[.BC$51]); 0; [$'Посещения + Долги'.BC$25]*[$'Посещения + Долги'.BC17])" office:value-type="string" office:string-value="0" calcext:value-type="string">
            <text:p>0</text:p>
          </table:table-cell>
          <table:table-cell table:style-name="ce15" table:formula="of:=IF(OR(ISTEXT([$'Посещения + Долги'.BD17]); [.$A46]=[.BD$51]); 0; [$'Посещения + Долги'.BD$25]*[$'Посещения + Долги'.BD17])" office:value-type="string" office:string-value="56.25" calcext:value-type="string">
            <text:p>56.25</text:p>
          </table:table-cell>
          <table:table-cell table:style-name="ce15" table:formula="of:=IF(OR(ISTEXT([$'Посещения + Долги'.BE17]); [.$A46]=[.BE$51]); 0; [$'Посещения + Долги'.BE$25]*[$'Посещения + Долги'.BE17])" office:value-type="string" office:string-value="0" calcext:value-type="string">
            <text:p>0</text:p>
          </table:table-cell>
          <table:table-cell table:style-name="ce15" table:formula="of:=IF(OR(ISTEXT([$'Посещения + Долги'.BF17]); [.$A46]=[.BF$51]); 0; [$'Посещения + Долги'.BF$25]*[$'Посещения + Долги'.BF17])" office:value-type="string" office:string-value="0" calcext:value-type="string">
            <text:p>0</text:p>
          </table:table-cell>
          <table:table-cell table:style-name="ce15" table:formula="of:=IF(OR(ISTEXT([$'Посещения + Долги'.BG17]); [.$A46]=[.BG$51]); 0; [$'Посещения + Долги'.BG$25]*[$'Посещения + Долги'.BG17])" office:value-type="string" office:string-value="0" calcext:value-type="string">
            <text:p>0</text:p>
          </table:table-cell>
          <table:table-cell table:style-name="ce15" table:formula="of:=IF(OR(ISTEXT([$'Посещения + Долги'.BH17]); [.$A46]=[.BH$51]); 0; [$'Посещения + Долги'.BH$25]*[$'Посещения + Долги'.BH17])" office:value-type="string" office:string-value="0" calcext:value-type="string">
            <text:p>0</text:p>
          </table:table-cell>
          <table:table-cell table:style-name="ce15" table:formula="of:=IF(OR(ISTEXT([$'Посещения + Долги'.BI17]); [.$A46]=[.BI$51]); 0; [$'Посещения + Долги'.BI$25]*[$'Посещения + Долги'.BI17])" office:value-type="string" office:string-value="0" calcext:value-type="string">
            <text:p>0</text:p>
          </table:table-cell>
          <table:table-cell table:style-name="ce15" table:formula="of:=IF(OR(ISTEXT([$'Посещения + Долги'.BJ17]); [.$A46]=[.BJ$51]); 0; [$'Посещения + Долги'.BJ$25]*[$'Посещения + Долги'.BJ17])" office:value-type="string" office:string-value="0" calcext:value-type="string">
            <text:p>0</text:p>
          </table:table-cell>
          <table:table-cell table:style-name="ce15" table:formula="of:=IF(OR(ISTEXT([$'Посещения + Долги'.BK17]); [.$A46]=[.BK$51]); 0; [$'Посещения + Долги'.BK$25]*[$'Посещения + Долги'.BK17])" office:value-type="string" office:string-value="0" calcext:value-type="string">
            <text:p>0</text:p>
          </table:table-cell>
          <table:table-cell table:style-name="ce15" table:formula="of:=IF(OR(ISTEXT([$'Посещения + Долги'.BL17]); [.$A46]=[.BL$51]); 0; [$'Посещения + Долги'.BL$25]*[$'Посещения + Долги'.BL17])" office:value-type="string" office:string-value="0" calcext:value-type="string">
            <text:p>0</text:p>
          </table:table-cell>
          <table:table-cell table:style-name="ce15" table:formula="of:=IF(OR(ISTEXT([$'Посещения + Долги'.BM17]); [.$A46]=[.BM$51]); 0; [$'Посещения + Долги'.BM$25]*[$'Посещения + Долги'.BM17])" office:value-type="string" office:string-value="0" calcext:value-type="string">
            <text:p>0</text:p>
          </table:table-cell>
          <table:table-cell table:style-name="ce15" table:formula="of:=IF(OR(ISTEXT([$'Посещения + Долги'.BN17]); [.$A46]=[.BN$51]); 0; [$'Посещения + Долги'.BN$25]*[$'Посещения + Долги'.BN17])" office:value-type="string" office:string-value="0" calcext:value-type="string">
            <text:p>0</text:p>
          </table:table-cell>
          <table:table-cell table:style-name="ce15" table:formula="of:=IF(OR(ISTEXT([$'Посещения + Долги'.BO17]); [.$A46]=[.BO$51]); 0; [$'Посещения + Долги'.BO$25]*[$'Посещения + Долги'.BO17])" office:value-type="string" office:string-value="0" calcext:value-type="string">
            <text:p>0</text:p>
          </table:table-cell>
          <table:table-cell table:style-name="ce15" table:formula="of:=IF(OR(ISTEXT([$'Посещения + Долги'.BP17]); [.$A46]=[.BP$51]); 0; [$'Посещения + Долги'.BP$25]*[$'Посещения + Долги'.BP17])" office:value-type="string" office:string-value="0" calcext:value-type="string">
            <text:p>0</text:p>
          </table:table-cell>
          <table:table-cell table:style-name="ce15" table:formula="of:=IF(OR(ISTEXT([$'Посещения + Долги'.BQ17]); [.$A46]=[.BQ$51]); 0; [$'Посещения + Долги'.BQ$25]*[$'Посещения + Долги'.BQ17])" office:value-type="string" office:string-value="0" calcext:value-type="string">
            <text:p>0</text:p>
          </table:table-cell>
          <table:table-cell table:style-name="ce15" table:formula="of:=IF(OR(ISTEXT([$'Посещения + Долги'.BR17]); [.$A46]=[.BR$51]); 0; [$'Посещения + Долги'.BR$25]*[$'Посещения + Долги'.BR17])" office:value-type="string" office:string-value="0" calcext:value-type="string">
            <text:p>0</text:p>
          </table:table-cell>
          <table:table-cell table:style-name="ce15" table:formula="of:=IF(OR(ISTEXT([$'Посещения + Долги'.BS17]); [.$A46]=[.BS$51]); 0; [$'Посещения + Долги'.BS$25]*[$'Посещения + Долги'.BS17])" office:value-type="string" office:string-value="0" calcext:value-type="string">
            <text:p>0</text:p>
          </table:table-cell>
          <table:table-cell table:style-name="ce15" table:formula="of:=IF(OR(ISTEXT([$'Посещения + Долги'.BT17]); [.$A46]=[.BT$51]); 0; [$'Посещения + Долги'.BT$25]*[$'Посещения + Долги'.BT17])" office:value-type="string" office:string-value="0" calcext:value-type="string">
            <text:p>0</text:p>
          </table:table-cell>
          <table:table-cell table:style-name="ce15" table:formula="of:=IF(OR(ISTEXT([$'Посещения + Долги'.BU17]); [.$A46]=[.BU$51]); 0; [$'Посещения + Долги'.BU$25]*[$'Посещения + Долги'.BU17])" office:value-type="string" office:string-value="0" calcext:value-type="string">
            <text:p>0</text:p>
          </table:table-cell>
          <table:table-cell table:style-name="ce15" table:formula="of:=IF(OR(ISTEXT([$'Посещения + Долги'.BV17]); [.$A46]=[.BV$51]); 0; [$'Посещения + Долги'.BV$25]*[$'Посещения + Долги'.BV17])" office:value-type="string" office:string-value="0" calcext:value-type="string">
            <text:p>0</text:p>
          </table:table-cell>
          <table:table-cell table:style-name="ce15" table:formula="of:=IF(OR(ISTEXT([$'Посещения + Долги'.BW17]); [.$A46]=[.BW$51]); 0; [$'Посещения + Долги'.BW$25]*[$'Посещения + Долги'.BW17])" office:value-type="string" office:string-value="0" calcext:value-type="string">
            <text:p>0</text:p>
          </table:table-cell>
          <table:table-cell table:style-name="ce15" table:formula="of:=IF(OR(ISTEXT([$'Посещения + Долги'.BX17]); [.$A46]=[.BX$51]); 0; [$'Посещения + Долги'.BX$25]*[$'Посещения + Долги'.BX17])" office:value-type="string" office:string-value="0" calcext:value-type="string">
            <text:p>0</text:p>
          </table:table-cell>
          <table:table-cell table:style-name="ce15" table:formula="of:=IF(OR(ISTEXT([$'Посещения + Долги'.BY17]); [.$A46]=[.BY$51]); 0; [$'Посещения + Долги'.BY$25]*[$'Посещения + Долги'.BY17])" office:value-type="string" office:string-value="0" calcext:value-type="string">
            <text:p>0</text:p>
          </table:table-cell>
          <table:table-cell table:style-name="ce15" table:formula="of:=IF(OR(ISTEXT([$'Посещения + Долги'.BZ17]); [.$A46]=[.BZ$51]); 0; [$'Посещения + Долги'.BZ$25]*[$'Посещения + Долги'.BZ17])" office:value-type="string" office:string-value="0" calcext:value-type="string">
            <text:p>0</text:p>
          </table:table-cell>
          <table:table-cell table:style-name="ce15" table:formula="of:=IF(OR(ISTEXT([$'Посещения + Долги'.CA17]); [.$A46]=[.CA$51]); 0; [$'Посещения + Долги'.CA$25]*[$'Посещения + Долги'.CA17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Чердинцев</text:p>
          </table:table-cell>
          <table:table-cell table:style-name="ce15" table:formula="of:=IF(OR(ISTEXT([$'Посещения + Долги'.B18]); [.$A47]=[.B$51]); 0; [$'Посещения + Долги'.B$25]*[$'Посещения + Долги'.B18])" office:value-type="string" office:string-value="0" calcext:value-type="string">
            <text:p>0</text:p>
          </table:table-cell>
          <table:table-cell table:style-name="ce15" table:formula="of:=IF(OR(ISTEXT([$'Посещения + Долги'.C18]); [.$A47]=[.C$51]); 0; [$'Посещения + Долги'.C$25]*[$'Посещения + Долги'.C18])" office:value-type="string" office:string-value="0" calcext:value-type="string">
            <text:p>0</text:p>
          </table:table-cell>
          <table:table-cell table:style-name="ce15" table:formula="of:=IF(OR(ISTEXT([$'Посещения + Долги'.D18]); [.$A47]=[.D$51]); 0; [$'Посещения + Долги'.D$25]*[$'Посещения + Долги'.D18])" office:value-type="string" office:string-value="0" calcext:value-type="string">
            <text:p>0</text:p>
          </table:table-cell>
          <table:table-cell table:style-name="ce15" table:formula="of:=IF(OR(ISTEXT([$'Посещения + Долги'.E18]); [.$A47]=[.E$51]); 0; [$'Посещения + Долги'.E$25]*[$'Посещения + Долги'.E18])" office:value-type="string" office:string-value="0" calcext:value-type="string">
            <text:p>0</text:p>
          </table:table-cell>
          <table:table-cell table:style-name="ce15" table:formula="of:=IF(OR(ISTEXT([$'Посещения + Долги'.F18]); [.$A47]=[.F$51]); 0; [$'Посещения + Долги'.F$25]*[$'Посещения + Долги'.F18])" office:value-type="string" office:string-value="0" calcext:value-type="string">
            <text:p>0</text:p>
          </table:table-cell>
          <table:table-cell table:style-name="ce15" table:formula="of:=IF(OR(ISTEXT([$'Посещения + Долги'.G18]); [.$A47]=[.G$51]); 0; [$'Посещения + Долги'.G$25]*[$'Посещения + Долги'.G18])" office:value-type="string" office:string-value="0" calcext:value-type="string">
            <text:p>0</text:p>
          </table:table-cell>
          <table:table-cell table:style-name="ce15" table:formula="of:=IF(OR(ISTEXT([$'Посещения + Долги'.H18]); [.$A47]=[.H$51]); 0; [$'Посещения + Долги'.H$25]*[$'Посещения + Долги'.H18])" office:value-type="string" office:string-value="0" calcext:value-type="string">
            <text:p>0</text:p>
          </table:table-cell>
          <table:table-cell table:style-name="ce15" table:formula="of:=IF(OR(ISTEXT([$'Посещения + Долги'.I18]); [.$A47]=[.I$51]); 0; [$'Посещения + Долги'.I$25]*[$'Посещения + Долги'.I18])" office:value-type="string" office:string-value="0" calcext:value-type="string">
            <text:p>0</text:p>
          </table:table-cell>
          <table:table-cell table:style-name="ce15" table:formula="of:=IF(OR(ISTEXT([$'Посещения + Долги'.J18]); [.$A47]=[.J$51]); 0; [$'Посещения + Долги'.J$25]*[$'Посещения + Долги'.J18])" office:value-type="string" office:string-value="0" calcext:value-type="string">
            <text:p>0</text:p>
          </table:table-cell>
          <table:table-cell table:style-name="ce15" table:formula="of:=IF(OR(ISTEXT([$'Посещения + Долги'.K18]); [.$A47]=[.K$51]); 0; [$'Посещения + Долги'.K$25]*[$'Посещения + Долги'.K18])" office:value-type="string" office:string-value="0" calcext:value-type="string">
            <text:p>0</text:p>
          </table:table-cell>
          <table:table-cell table:style-name="ce15" table:formula="of:=IF(OR(ISTEXT([$'Посещения + Долги'.L18]); [.$A47]=[.L$51]); 0; [$'Посещения + Долги'.L$25]*[$'Посещения + Долги'.L18])" office:value-type="string" office:string-value="0" calcext:value-type="string">
            <text:p>0</text:p>
          </table:table-cell>
          <table:table-cell table:style-name="ce15" table:formula="of:=IF(OR(ISTEXT([$'Посещения + Долги'.M18]); [.$A47]=[.M$51]); 0; [$'Посещения + Долги'.M$25]*[$'Посещения + Долги'.M18])" office:value-type="string" office:string-value="0" calcext:value-type="string">
            <text:p>0</text:p>
          </table:table-cell>
          <table:table-cell table:style-name="ce15" table:formula="of:=IF(OR(ISTEXT([$'Посещения + Долги'.N18]); [.$A47]=[.N$51]); 0; [$'Посещения + Долги'.N$25]*[$'Посещения + Долги'.N18])" office:value-type="string" office:string-value="0" calcext:value-type="string">
            <text:p>0</text:p>
          </table:table-cell>
          <table:table-cell table:style-name="ce15" table:formula="of:=IF(OR(ISTEXT([$'Посещения + Долги'.O18]); [.$A47]=[.O$51]); 0; [$'Посещения + Долги'.O$25]*[$'Посещения + Долги'.O18])" office:value-type="string" office:string-value="0" calcext:value-type="string">
            <text:p>0</text:p>
          </table:table-cell>
          <table:table-cell table:style-name="ce15" table:formula="of:=IF(OR(ISTEXT([$'Посещения + Долги'.P18]); [.$A47]=[.P$51]); 0; [$'Посещения + Долги'.P$25]*[$'Посещения + Долги'.P18])" office:value-type="string" office:string-value="0" calcext:value-type="string">
            <text:p>0</text:p>
          </table:table-cell>
          <table:table-cell table:style-name="ce15" table:formula="of:=IF(OR(ISTEXT([$'Посещения + Долги'.Q18]); [.$A47]=[.Q$51]); 0; [$'Посещения + Долги'.Q$25]*[$'Посещения + Долги'.Q18])" office:value-type="string" office:string-value="0" calcext:value-type="string">
            <text:p>0</text:p>
          </table:table-cell>
          <table:table-cell table:style-name="ce15" table:formula="of:=IF(OR(ISTEXT([$'Посещения + Долги'.R18]); [.$A47]=[.R$51]); 0; [$'Посещения + Долги'.R$25]*[$'Посещения + Долги'.R18])" office:value-type="string" office:string-value="0" calcext:value-type="string">
            <text:p>0</text:p>
          </table:table-cell>
          <table:table-cell table:style-name="ce15" table:formula="of:=IF(OR(ISTEXT([$'Посещения + Долги'.S18]); [.$A47]=[.S$51]); 0; [$'Посещения + Долги'.S$25]*[$'Посещения + Долги'.S18])" office:value-type="string" office:string-value="75" calcext:value-type="string">
            <text:p>75</text:p>
          </table:table-cell>
          <table:table-cell table:style-name="ce15" table:formula="of:=IF(OR(ISTEXT([$'Посещения + Долги'.T18]); [.$A47]=[.T$51]); 0; [$'Посещения + Долги'.T$25]*[$'Посещения + Долги'.T18])" office:value-type="string" office:string-value="0" calcext:value-type="string">
            <text:p>0</text:p>
          </table:table-cell>
          <table:table-cell table:style-name="ce15" table:formula="of:=IF(OR(ISTEXT([$'Посещения + Долги'.U18]); [.$A47]=[.U$51]); 0; [$'Посещения + Долги'.U$25]*[$'Посещения + Долги'.U18])" office:value-type="string" office:string-value="50" calcext:value-type="string">
            <text:p>50</text:p>
          </table:table-cell>
          <table:table-cell table:style-name="ce15" table:formula="of:=IF(OR(ISTEXT([$'Посещения + Долги'.V18]); [.$A47]=[.V$51]); 0; [$'Посещения + Долги'.V$25]*[$'Посещения + Долги'.V18])" office:value-type="string" office:string-value="56.25" calcext:value-type="string">
            <text:p>56.25</text:p>
          </table:table-cell>
          <table:table-cell table:style-name="ce15" table:formula="of:=IF(OR(ISTEXT([$'Посещения + Долги'.W18]); [.$A47]=[.W$51]); 0; [$'Посещения + Долги'.W$25]*[$'Посещения + Долги'.W18])" office:value-type="string" office:string-value="56.25" calcext:value-type="string">
            <text:p>56.25</text:p>
          </table:table-cell>
          <table:table-cell table:style-name="ce15" table:formula="of:=IF(OR(ISTEXT([$'Посещения + Долги'.X18]); [.$A47]=[.X$51]); 0; [$'Посещения + Долги'.X$25]*[$'Посещения + Долги'.X18])" office:value-type="string" office:string-value="37.5" calcext:value-type="string">
            <text:p>37.5</text:p>
          </table:table-cell>
          <table:table-cell table:style-name="ce15" table:formula="of:=IF(OR(ISTEXT([$'Посещения + Долги'.Y18]); [.$A47]=[.Y$51]); 0; [$'Посещения + Долги'.Y$25]*[$'Посещения + Долги'.Y18])" office:value-type="string" office:string-value="37.5" calcext:value-type="string">
            <text:p>37.5</text:p>
          </table:table-cell>
          <table:table-cell table:style-name="ce15" table:formula="of:=IF(OR(ISTEXT([$'Посещения + Долги'.Z18]); [.$A47]=[.Z$51]); 0; [$'Посещения + Долги'.Z$25]*[$'Посещения + Долги'.Z18])" office:value-type="string" office:string-value="34.61538462" calcext:value-type="string">
            <text:p>34.61538462</text:p>
          </table:table-cell>
          <table:table-cell table:style-name="ce15" table:formula="of:=IF(OR(ISTEXT([$'Посещения + Долги'.AA18]); [.$A47]=[.AA$51]); 0; [$'Посещения + Долги'.AA$25]*[$'Посещения + Долги'.AA18])" office:value-type="string" office:string-value="37.5" calcext:value-type="string">
            <text:p>37.5</text:p>
          </table:table-cell>
          <table:table-cell table:style-name="ce15" table:formula="of:=IF(OR(ISTEXT([$'Посещения + Долги'.AB18]); [.$A47]=[.AB$51]); 0; [$'Посещения + Долги'.AB$25]*[$'Посещения + Долги'.AB18])" office:value-type="string" office:string-value="50" calcext:value-type="string">
            <text:p>50</text:p>
          </table:table-cell>
          <table:table-cell table:style-name="ce15" table:formula="of:=IF(OR(ISTEXT([$'Посещения + Долги'.AC18]); [.$A47]=[.AC$51]); 0; [$'Посещения + Долги'.AC$25]*[$'Посещения + Долги'.AC18])" office:value-type="string" office:string-value="56.25" calcext:value-type="string">
            <text:p>56.25</text:p>
          </table:table-cell>
          <table:table-cell table:style-name="ce15" table:formula="of:=IF(OR(ISTEXT([$'Посещения + Долги'.AD18]); [.$A47]=[.AD$51]); 0; [$'Посещения + Долги'.AD$25]*[$'Посещения + Долги'.AD18])" office:value-type="string" office:string-value="0" calcext:value-type="string">
            <text:p>0</text:p>
          </table:table-cell>
          <table:table-cell table:style-name="ce15" table:formula="of:=IF(OR(ISTEXT([$'Посещения + Долги'.AE18]); [.$A47]=[.AE$51]); 0; [$'Посещения + Долги'.AE$25]*[$'Посещения + Долги'.AE18])" office:value-type="string" office:string-value="0" calcext:value-type="string">
            <text:p>0</text:p>
          </table:table-cell>
          <table:table-cell table:style-name="ce15" table:formula="of:=IF(OR(ISTEXT([$'Посещения + Долги'.AF18]); [.$A47]=[.AF$51]); 0; [$'Посещения + Долги'.AF$25]*[$'Посещения + Долги'.AF18])" office:value-type="string" office:string-value="0" calcext:value-type="string">
            <text:p>0</text:p>
          </table:table-cell>
          <table:table-cell table:style-name="ce15" table:formula="of:=IF(OR(ISTEXT([$'Посещения + Долги'.AG18]); [.$A47]=[.AG$51]); 0; [$'Посещения + Долги'.AG$25]*[$'Посещения + Долги'.AG18])" office:value-type="string" office:string-value="0" calcext:value-type="string">
            <text:p>0</text:p>
          </table:table-cell>
          <table:table-cell table:style-name="ce15" table:formula="of:=IF(OR(ISTEXT([$'Посещения + Долги'.AH18]); [.$A47]=[.AH$51]); 0; [$'Посещения + Долги'.AH$25]*[$'Посещения + Долги'.AH18])" office:value-type="string" office:string-value="0" calcext:value-type="string">
            <text:p>0</text:p>
          </table:table-cell>
          <table:table-cell table:style-name="ce15" table:formula="of:=IF(OR(ISTEXT([$'Посещения + Долги'.AI18]); [.$A47]=[.AI$51]); 0; [$'Посещения + Долги'.AI$25]*[$'Посещения + Долги'.AI18])" office:value-type="string" office:string-value="0" calcext:value-type="string">
            <text:p>0</text:p>
          </table:table-cell>
          <table:table-cell table:style-name="ce15" table:formula="of:=IF(OR(ISTEXT([$'Посещения + Долги'.AJ18]); [.$A47]=[.AJ$51]); 0; [$'Посещения + Долги'.AJ$25]*[$'Посещения + Долги'.AJ18])" office:value-type="string" office:string-value="0" calcext:value-type="string">
            <text:p>0</text:p>
          </table:table-cell>
          <table:table-cell table:style-name="ce15" table:formula="of:=IF(OR(ISTEXT([$'Посещения + Долги'.AK18]); [.$A47]=[.AK$51]); 0; [$'Посещения + Долги'.AK$25]*[$'Посещения + Долги'.AK18])" office:value-type="string" office:string-value="0" calcext:value-type="string">
            <text:p>0</text:p>
          </table:table-cell>
          <table:table-cell table:style-name="ce15" table:formula="of:=IF(OR(ISTEXT([$'Посещения + Долги'.AL18]); [.$A47]=[.AL$51]); 0; [$'Посещения + Долги'.AL$25]*[$'Посещения + Долги'.AL18])" office:value-type="string" office:string-value="0" calcext:value-type="string">
            <text:p>0</text:p>
          </table:table-cell>
          <table:table-cell table:style-name="ce15" table:formula="of:=IF(OR(ISTEXT([$'Посещения + Долги'.AM18]); [.$A47]=[.AM$51]); 0; [$'Посещения + Долги'.AM$25]*[$'Посещения + Долги'.AM18])" office:value-type="string" office:string-value="0" calcext:value-type="string">
            <text:p>0</text:p>
          </table:table-cell>
          <table:table-cell table:style-name="ce15" table:formula="of:=IF(OR(ISTEXT([$'Посещения + Долги'.AN18]); [.$A47]=[.AN$51]); 0; [$'Посещения + Долги'.AN$25]*[$'Посещения + Долги'.AN18])" office:value-type="string" office:string-value="0" calcext:value-type="string">
            <text:p>0</text:p>
          </table:table-cell>
          <table:table-cell table:style-name="ce15" table:formula="of:=IF(OR(ISTEXT([$'Посещения + Долги'.AO18]); [.$A47]=[.AO$51]); 0; [$'Посещения + Долги'.AO$25]*[$'Посещения + Долги'.AO18])" office:value-type="string" office:string-value="0" calcext:value-type="string">
            <text:p>0</text:p>
          </table:table-cell>
          <table:table-cell table:style-name="ce15" table:formula="of:=IF(OR(ISTEXT([$'Посещения + Долги'.AP18]); [.$A47]=[.AP$51]); 0; [$'Посещения + Долги'.AP$25]*[$'Посещения + Долги'.AP18])" office:value-type="string" office:string-value="0" calcext:value-type="string">
            <text:p>0</text:p>
          </table:table-cell>
          <table:table-cell table:style-name="ce15" table:formula="of:=IF(OR(ISTEXT([$'Посещения + Долги'.AQ18]); [.$A47]=[.AQ$51]); 0; [$'Посещения + Долги'.AQ$25]*[$'Посещения + Долги'.AQ18])" office:value-type="string" office:string-value="0" calcext:value-type="string">
            <text:p>0</text:p>
          </table:table-cell>
          <table:table-cell table:style-name="ce15" table:formula="of:=IF(OR(ISTEXT([$'Посещения + Долги'.AR18]); [.$A47]=[.AR$51]); 0; [$'Посещения + Долги'.AR$25]*[$'Посещения + Долги'.AR18])" office:value-type="string" office:string-value="0" calcext:value-type="string">
            <text:p>0</text:p>
          </table:table-cell>
          <table:table-cell table:style-name="ce15" table:formula="of:=IF(OR(ISTEXT([$'Посещения + Долги'.AS18]); [.$A47]=[.AS$51]); 0; [$'Посещения + Долги'.AS$25]*[$'Посещения + Долги'.AS18])" office:value-type="string" office:string-value="0" calcext:value-type="string">
            <text:p>0</text:p>
          </table:table-cell>
          <table:table-cell table:style-name="ce15" table:formula="of:=IF(OR(ISTEXT([$'Посещения + Долги'.AT18]); [.$A47]=[.AT$51]); 0; [$'Посещения + Долги'.AT$25]*[$'Посещения + Долги'.AT18])" office:value-type="string" office:string-value="0" calcext:value-type="string">
            <text:p>0</text:p>
          </table:table-cell>
          <table:table-cell table:style-name="ce15" table:formula="of:=IF(OR(ISTEXT([$'Посещения + Долги'.AU18]); [.$A47]=[.AU$51]); 0; [$'Посещения + Долги'.AU$25]*[$'Посещения + Долги'.AU18])" office:value-type="string" office:string-value="0" calcext:value-type="string">
            <text:p>0</text:p>
          </table:table-cell>
          <table:table-cell table:style-name="ce15" table:formula="of:=IF(OR(ISTEXT([$'Посещения + Долги'.AV18]); [.$A47]=[.AV$51]); 0; [$'Посещения + Долги'.AV$25]*[$'Посещения + Долги'.AV18])" office:value-type="string" office:string-value="0" calcext:value-type="string">
            <text:p>0</text:p>
          </table:table-cell>
          <table:table-cell table:style-name="ce15" table:formula="of:=IF(OR(ISTEXT([$'Посещения + Долги'.AW18]); [.$A47]=[.AW$51]); 0; [$'Посещения + Долги'.AW$25]*[$'Посещения + Долги'.AW18])" office:value-type="string" office:string-value="0" calcext:value-type="string">
            <text:p>0</text:p>
          </table:table-cell>
          <table:table-cell table:style-name="ce15" table:formula="of:=IF(OR(ISTEXT([$'Посещения + Долги'.AX18]); [.$A47]=[.AX$51]); 0; [$'Посещения + Долги'.AX$25]*[$'Посещения + Долги'.AX18])" office:value-type="string" office:string-value="0" calcext:value-type="string">
            <text:p>0</text:p>
          </table:table-cell>
          <table:table-cell table:style-name="ce15" table:formula="of:=IF(OR(ISTEXT([$'Посещения + Долги'.AY18]); [.$A47]=[.AY$51]); 0; [$'Посещения + Долги'.AY$25]*[$'Посещения + Долги'.AY18])" office:value-type="string" office:string-value="0" calcext:value-type="string">
            <text:p>0</text:p>
          </table:table-cell>
          <table:table-cell table:style-name="ce15" table:formula="of:=IF(OR(ISTEXT([$'Посещения + Долги'.AZ18]); [.$A47]=[.AZ$51]); 0; [$'Посещения + Долги'.AZ$25]*[$'Посещения + Долги'.AZ18])" office:value-type="string" office:string-value="0" calcext:value-type="string">
            <text:p>0</text:p>
          </table:table-cell>
          <table:table-cell table:style-name="ce15" table:formula="of:=IF(OR(ISTEXT([$'Посещения + Долги'.BA18]); [.$A47]=[.BA$51]); 0; [$'Посещения + Долги'.BA$25]*[$'Посещения + Долги'.BA18])" office:value-type="string" office:string-value="0" calcext:value-type="string">
            <text:p>0</text:p>
          </table:table-cell>
          <table:table-cell table:style-name="ce15" table:formula="of:=IF(OR(ISTEXT([$'Посещения + Долги'.BB18]); [.$A47]=[.BB$51]); 0; [$'Посещения + Долги'.BB$25]*[$'Посещения + Долги'.BB18])" office:value-type="string" office:string-value="0" calcext:value-type="string">
            <text:p>0</text:p>
          </table:table-cell>
          <table:table-cell table:style-name="ce15" table:formula="of:=IF(OR(ISTEXT([$'Посещения + Долги'.BC18]); [.$A47]=[.BC$51]); 0; [$'Посещения + Долги'.BC$25]*[$'Посещения + Долги'.BC18])" office:value-type="string" office:string-value="0" calcext:value-type="string">
            <text:p>0</text:p>
          </table:table-cell>
          <table:table-cell table:style-name="ce15" table:formula="of:=IF(OR(ISTEXT([$'Посещения + Долги'.BD18]); [.$A47]=[.BD$51]); 0; [$'Посещения + Долги'.BD$25]*[$'Посещения + Долги'.BD18])" office:value-type="string" office:string-value="0" calcext:value-type="string">
            <text:p>0</text:p>
          </table:table-cell>
          <table:table-cell table:style-name="ce15" table:formula="of:=IF(OR(ISTEXT([$'Посещения + Долги'.BE18]); [.$A47]=[.BE$51]); 0; [$'Посещения + Долги'.BE$25]*[$'Посещения + Долги'.BE18])" office:value-type="string" office:string-value="0" calcext:value-type="string">
            <text:p>0</text:p>
          </table:table-cell>
          <table:table-cell table:style-name="ce15" table:formula="of:=IF(OR(ISTEXT([$'Посещения + Долги'.BF18]); [.$A47]=[.BF$51]); 0; [$'Посещения + Долги'.BF$25]*[$'Посещения + Долги'.BF18])" office:value-type="string" office:string-value="40" calcext:value-type="string">
            <text:p>40</text:p>
          </table:table-cell>
          <table:table-cell table:style-name="ce15" table:formula="of:=IF(OR(ISTEXT([$'Посещения + Долги'.BG18]); [.$A47]=[.BG$51]); 0; [$'Посещения + Долги'.BG$25]*[$'Посещения + Долги'.BG18])" office:value-type="string" office:string-value="45" calcext:value-type="string">
            <text:p>45</text:p>
          </table:table-cell>
          <table:table-cell table:style-name="ce15" table:formula="of:=IF(OR(ISTEXT([$'Посещения + Долги'.BH18]); [.$A47]=[.BH$51]); 0; [$'Посещения + Долги'.BH$25]*[$'Посещения + Долги'.BH18])" office:value-type="string" office:string-value="0" calcext:value-type="string">
            <text:p>0</text:p>
          </table:table-cell>
          <table:table-cell table:style-name="ce15" table:formula="of:=IF(OR(ISTEXT([$'Посещения + Долги'.BI18]); [.$A47]=[.BI$51]); 0; [$'Посещения + Долги'.BI$25]*[$'Посещения + Долги'.BI18])" office:value-type="string" office:string-value="0" calcext:value-type="string">
            <text:p>0</text:p>
          </table:table-cell>
          <table:table-cell table:style-name="ce15" table:formula="of:=IF(OR(ISTEXT([$'Посещения + Долги'.BJ18]); [.$A47]=[.BJ$51]); 0; [$'Посещения + Долги'.BJ$25]*[$'Посещения + Долги'.BJ18])" office:value-type="string" office:string-value="45" calcext:value-type="string">
            <text:p>45</text:p>
          </table:table-cell>
          <table:table-cell table:style-name="ce15" table:formula="of:=IF(OR(ISTEXT([$'Посещения + Долги'.BK18]); [.$A47]=[.BK$51]); 0; [$'Посещения + Долги'.BK$25]*[$'Посещения + Долги'.BK18])" office:value-type="string" office:string-value="45" calcext:value-type="string">
            <text:p>45</text:p>
          </table:table-cell>
          <table:table-cell table:style-name="ce15" table:formula="of:=IF(OR(ISTEXT([$'Посещения + Долги'.BL18]); [.$A47]=[.BL$51]); 0; [$'Посещения + Долги'.BL$25]*[$'Посещения + Долги'.BL18])" office:value-type="string" office:string-value="50" calcext:value-type="string">
            <text:p>50</text:p>
          </table:table-cell>
          <table:table-cell table:style-name="ce15" table:formula="of:=IF(OR(ISTEXT([$'Посещения + Долги'.BM18]); [.$A47]=[.BM$51]); 0; [$'Посещения + Долги'.BM$25]*[$'Посещения + Долги'.BM18])" office:value-type="string" office:string-value="50" calcext:value-type="string">
            <text:p>50</text:p>
          </table:table-cell>
          <table:table-cell table:style-name="ce15" table:formula="of:=IF(OR(ISTEXT([$'Посещения + Долги'.BN18]); [.$A47]=[.BN$51]); 0; [$'Посещения + Долги'.BN$25]*[$'Посещения + Долги'.BN18])" office:value-type="string" office:string-value="36" calcext:value-type="string">
            <text:p>36</text:p>
          </table:table-cell>
          <table:table-cell table:style-name="ce15" table:formula="of:=IF(OR(ISTEXT([$'Посещения + Долги'.BO18]); [.$A47]=[.BO$51]); 0; [$'Посещения + Долги'.BO$25]*[$'Посещения + Долги'.BO18])" office:value-type="string" office:string-value="36" calcext:value-type="string">
            <text:p>36</text:p>
          </table:table-cell>
          <table:table-cell table:style-name="ce15" table:formula="of:=IF(OR(ISTEXT([$'Посещения + Долги'.BP18]); [.$A47]=[.BP$51]); 0; [$'Посещения + Долги'.BP$25]*[$'Посещения + Долги'.BP18])" office:value-type="string" office:string-value="45" calcext:value-type="string">
            <text:p>45</text:p>
          </table:table-cell>
          <table:table-cell table:style-name="ce15" table:formula="of:=IF(OR(ISTEXT([$'Посещения + Долги'.BQ18]); [.$A47]=[.BQ$51]); 0; [$'Посещения + Долги'.BQ$25]*[$'Посещения + Долги'.BQ18])" office:value-type="string" office:string-value="0" calcext:value-type="string">
            <text:p>0</text:p>
          </table:table-cell>
          <table:table-cell table:style-name="ce15" table:formula="of:=IF(OR(ISTEXT([$'Посещения + Долги'.BR18]); [.$A47]=[.BR$51]); 0; [$'Посещения + Долги'.BR$25]*[$'Посещения + Долги'.BR18])" office:value-type="string" office:string-value="0" calcext:value-type="string">
            <text:p>0</text:p>
          </table:table-cell>
          <table:table-cell table:style-name="ce15" table:formula="of:=IF(OR(ISTEXT([$'Посещения + Долги'.BS18]); [.$A47]=[.BS$51]); 0; [$'Посещения + Долги'.BS$25]*[$'Посещения + Долги'.BS18])" office:value-type="string" office:string-value="0" calcext:value-type="string">
            <text:p>0</text:p>
          </table:table-cell>
          <table:table-cell table:style-name="ce15" table:formula="of:=IF(OR(ISTEXT([$'Посещения + Долги'.BT18]); [.$A47]=[.BT$51]); 0; [$'Посещения + Долги'.BT$25]*[$'Посещения + Долги'.BT18])" office:value-type="string" office:string-value="0" calcext:value-type="string">
            <text:p>0</text:p>
          </table:table-cell>
          <table:table-cell table:style-name="ce15" table:formula="of:=IF(OR(ISTEXT([$'Посещения + Долги'.BU18]); [.$A47]=[.BU$51]); 0; [$'Посещения + Долги'.BU$25]*[$'Посещения + Долги'.BU18])" office:value-type="string" office:string-value="0" calcext:value-type="string">
            <text:p>0</text:p>
          </table:table-cell>
          <table:table-cell table:style-name="ce15" table:formula="of:=IF(OR(ISTEXT([$'Посещения + Долги'.BV18]); [.$A47]=[.BV$51]); 0; [$'Посещения + Долги'.BV$25]*[$'Посещения + Долги'.BV18])" office:value-type="string" office:string-value="0" calcext:value-type="string">
            <text:p>0</text:p>
          </table:table-cell>
          <table:table-cell table:style-name="ce15" table:formula="of:=IF(OR(ISTEXT([$'Посещения + Долги'.BW18]); [.$A47]=[.BW$51]); 0; [$'Посещения + Долги'.BW$25]*[$'Посещения + Долги'.BW18])" office:value-type="string" office:string-value="0" calcext:value-type="string">
            <text:p>0</text:p>
          </table:table-cell>
          <table:table-cell table:style-name="ce15" table:formula="of:=IF(OR(ISTEXT([$'Посещения + Долги'.BX18]); [.$A47]=[.BX$51]); 0; [$'Посещения + Долги'.BX$25]*[$'Посещения + Долги'.BX18])" office:value-type="string" office:string-value="0" calcext:value-type="string">
            <text:p>0</text:p>
          </table:table-cell>
          <table:table-cell table:style-name="ce15" table:formula="of:=IF(OR(ISTEXT([$'Посещения + Долги'.BY18]); [.$A47]=[.BY$51]); 0; [$'Посещения + Долги'.BY$25]*[$'Посещения + Долги'.BY18])" office:value-type="string" office:string-value="0" calcext:value-type="string">
            <text:p>0</text:p>
          </table:table-cell>
          <table:table-cell table:style-name="ce15" table:formula="of:=IF(OR(ISTEXT([$'Посещения + Долги'.BZ18]); [.$A47]=[.BZ$51]); 0; [$'Посещения + Долги'.BZ$25]*[$'Посещения + Долги'.BZ18])" office:value-type="string" office:string-value="0" calcext:value-type="string">
            <text:p>0</text:p>
          </table:table-cell>
          <table:table-cell table:style-name="ce15" table:formula="of:=IF(OR(ISTEXT([$'Посещения + Долги'.CA18]); [.$A47]=[.CA$51]); 0; [$'Посещения + Долги'.CA$25]*[$'Посещения + Долги'.CA18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Уваркин</text:p>
          </table:table-cell>
          <table:table-cell table:style-name="ce15" table:formula="of:=IF(OR(ISTEXT([$'Посещения + Долги'.B19]); [.$A48]=[.B$51]); 0; [$'Посещения + Долги'.B$25]*[$'Посещения + Долги'.B19])" office:value-type="string" office:string-value="0" calcext:value-type="string">
            <text:p>0</text:p>
          </table:table-cell>
          <table:table-cell table:style-name="ce15" table:formula="of:=IF(OR(ISTEXT([$'Посещения + Долги'.C19]); [.$A48]=[.C$51]); 0; [$'Посещения + Долги'.C$25]*[$'Посещения + Долги'.C19])" office:value-type="string" office:string-value="0" calcext:value-type="string">
            <text:p>0</text:p>
          </table:table-cell>
          <table:table-cell table:style-name="ce15" table:formula="of:=IF(OR(ISTEXT([$'Посещения + Долги'.D19]); [.$A48]=[.D$51]); 0; [$'Посещения + Долги'.D$25]*[$'Посещения + Долги'.D19])" office:value-type="string" office:string-value="0" calcext:value-type="string">
            <text:p>0</text:p>
          </table:table-cell>
          <table:table-cell table:style-name="ce15" table:formula="of:=IF(OR(ISTEXT([$'Посещения + Долги'.E19]); [.$A48]=[.E$51]); 0; [$'Посещения + Долги'.E$25]*[$'Посещения + Долги'.E19])" office:value-type="string" office:string-value="0" calcext:value-type="string">
            <text:p>0</text:p>
          </table:table-cell>
          <table:table-cell table:style-name="ce15" table:formula="of:=IF(OR(ISTEXT([$'Посещения + Долги'.F19]); [.$A48]=[.F$51]); 0; [$'Посещения + Долги'.F$25]*[$'Посещения + Долги'.F19])" office:value-type="string" office:string-value="0" calcext:value-type="string">
            <text:p>0</text:p>
          </table:table-cell>
          <table:table-cell table:style-name="ce15" table:formula="of:=IF(OR(ISTEXT([$'Посещения + Долги'.G19]); [.$A48]=[.G$51]); 0; [$'Посещения + Долги'.G$25]*[$'Посещения + Долги'.G19])" office:value-type="string" office:string-value="0" calcext:value-type="string">
            <text:p>0</text:p>
          </table:table-cell>
          <table:table-cell table:style-name="ce15" table:formula="of:=IF(OR(ISTEXT([$'Посещения + Долги'.H19]); [.$A48]=[.H$51]); 0; [$'Посещения + Долги'.H$25]*[$'Посещения + Долги'.H19])" office:value-type="string" office:string-value="0" calcext:value-type="string">
            <text:p>0</text:p>
          </table:table-cell>
          <table:table-cell table:style-name="ce15" table:formula="of:=IF(OR(ISTEXT([$'Посещения + Долги'.I19]); [.$A48]=[.I$51]); 0; [$'Посещения + Долги'.I$25]*[$'Посещения + Долги'.I19])" office:value-type="string" office:string-value="0" calcext:value-type="string">
            <text:p>0</text:p>
          </table:table-cell>
          <table:table-cell table:style-name="ce15" table:formula="of:=IF(OR(ISTEXT([$'Посещения + Долги'.J19]); [.$A48]=[.J$51]); 0; [$'Посещения + Долги'.J$25]*[$'Посещения + Долги'.J19])" office:value-type="string" office:string-value="0" calcext:value-type="string">
            <text:p>0</text:p>
          </table:table-cell>
          <table:table-cell table:style-name="ce15" table:formula="of:=IF(OR(ISTEXT([$'Посещения + Долги'.K19]); [.$A48]=[.K$51]); 0; [$'Посещения + Долги'.K$25]*[$'Посещения + Долги'.K19])" office:value-type="string" office:string-value="0" calcext:value-type="string">
            <text:p>0</text:p>
          </table:table-cell>
          <table:table-cell table:style-name="ce15" table:formula="of:=IF(OR(ISTEXT([$'Посещения + Долги'.L19]); [.$A48]=[.L$51]); 0; [$'Посещения + Долги'.L$25]*[$'Посещения + Долги'.L19])" office:value-type="string" office:string-value="0" calcext:value-type="string">
            <text:p>0</text:p>
          </table:table-cell>
          <table:table-cell table:style-name="ce15" table:formula="of:=IF(OR(ISTEXT([$'Посещения + Долги'.M19]); [.$A48]=[.M$51]); 0; [$'Посещения + Долги'.M$25]*[$'Посещения + Долги'.M19])" office:value-type="string" office:string-value="0" calcext:value-type="string">
            <text:p>0</text:p>
          </table:table-cell>
          <table:table-cell table:style-name="ce15" table:formula="of:=IF(OR(ISTEXT([$'Посещения + Долги'.N19]); [.$A48]=[.N$51]); 0; [$'Посещения + Долги'.N$25]*[$'Посещения + Долги'.N19])" office:value-type="string" office:string-value="0" calcext:value-type="string">
            <text:p>0</text:p>
          </table:table-cell>
          <table:table-cell table:style-name="ce15" table:formula="of:=IF(OR(ISTEXT([$'Посещения + Долги'.O19]); [.$A48]=[.O$51]); 0; [$'Посещения + Долги'.O$25]*[$'Посещения + Долги'.O19])" office:value-type="string" office:string-value="0" calcext:value-type="string">
            <text:p>0</text:p>
          </table:table-cell>
          <table:table-cell table:style-name="ce15" table:formula="of:=IF(OR(ISTEXT([$'Посещения + Долги'.P19]); [.$A48]=[.P$51]); 0; [$'Посещения + Долги'.P$25]*[$'Посещения + Долги'.P19])" office:value-type="string" office:string-value="0" calcext:value-type="string">
            <text:p>0</text:p>
          </table:table-cell>
          <table:table-cell table:style-name="ce15" table:formula="of:=IF(OR(ISTEXT([$'Посещения + Долги'.Q19]); [.$A48]=[.Q$51]); 0; [$'Посещения + Долги'.Q$25]*[$'Посещения + Долги'.Q19])" office:value-type="string" office:string-value="0" calcext:value-type="string">
            <text:p>0</text:p>
          </table:table-cell>
          <table:table-cell table:style-name="ce15" table:formula="of:=IF(OR(ISTEXT([$'Посещения + Долги'.R19]); [.$A48]=[.R$51]); 0; [$'Посещения + Долги'.R$25]*[$'Посещения + Долги'.R19])" office:value-type="string" office:string-value="0" calcext:value-type="string">
            <text:p>0</text:p>
          </table:table-cell>
          <table:table-cell table:style-name="ce15" table:formula="of:=IF(OR(ISTEXT([$'Посещения + Долги'.S19]); [.$A48]=[.S$51]); 0; [$'Посещения + Долги'.S$25]*[$'Посещения + Долги'.S19])" office:value-type="string" office:string-value="0" calcext:value-type="string">
            <text:p>0</text:p>
          </table:table-cell>
          <table:table-cell table:style-name="ce15" table:formula="of:=IF(OR(ISTEXT([$'Посещения + Долги'.T19]); [.$A48]=[.T$51]); 0; [$'Посещения + Долги'.T$25]*[$'Посещения + Долги'.T19])" office:value-type="string" office:string-value="0" calcext:value-type="string">
            <text:p>0</text:p>
          </table:table-cell>
          <table:table-cell table:style-name="ce15" table:formula="of:=IF(OR(ISTEXT([$'Посещения + Долги'.U19]); [.$A48]=[.U$51]); 0; [$'Посещения + Долги'.U$25]*[$'Посещения + Долги'.U19])" office:value-type="string" office:string-value="0" calcext:value-type="string">
            <text:p>0</text:p>
          </table:table-cell>
          <table:table-cell table:style-name="ce15" table:formula="of:=IF(OR(ISTEXT([$'Посещения + Долги'.V19]); [.$A48]=[.V$51]); 0; [$'Посещения + Долги'.V$25]*[$'Посещения + Долги'.V19])" office:value-type="string" office:string-value="0" calcext:value-type="string">
            <text:p>0</text:p>
          </table:table-cell>
          <table:table-cell table:style-name="ce15" table:formula="of:=IF(OR(ISTEXT([$'Посещения + Долги'.W19]); [.$A48]=[.W$51]); 0; [$'Посещения + Долги'.W$25]*[$'Посещения + Долги'.W19])" office:value-type="string" office:string-value="0" calcext:value-type="string">
            <text:p>0</text:p>
          </table:table-cell>
          <table:table-cell table:style-name="ce15" table:formula="of:=IF(OR(ISTEXT([$'Посещения + Долги'.X19]); [.$A48]=[.X$51]); 0; [$'Посещения + Долги'.X$25]*[$'Посещения + Долги'.X19])" office:value-type="string" office:string-value="0" calcext:value-type="string">
            <text:p>0</text:p>
          </table:table-cell>
          <table:table-cell table:style-name="ce15" table:formula="of:=IF(OR(ISTEXT([$'Посещения + Долги'.Y19]); [.$A48]=[.Y$51]); 0; [$'Посещения + Долги'.Y$25]*[$'Посещения + Долги'.Y19])" office:value-type="string" office:string-value="0" calcext:value-type="string">
            <text:p>0</text:p>
          </table:table-cell>
          <table:table-cell table:style-name="ce15" table:formula="of:=IF(OR(ISTEXT([$'Посещения + Долги'.Z19]); [.$A48]=[.Z$51]); 0; [$'Посещения + Долги'.Z$25]*[$'Посещения + Долги'.Z19])" office:value-type="string" office:string-value="0" calcext:value-type="string">
            <text:p>0</text:p>
          </table:table-cell>
          <table:table-cell table:style-name="ce15" table:formula="of:=IF(OR(ISTEXT([$'Посещения + Долги'.AA19]); [.$A48]=[.AA$51]); 0; [$'Посещения + Долги'.AA$25]*[$'Посещения + Долги'.AA19])" office:value-type="string" office:string-value="0" calcext:value-type="string">
            <text:p>0</text:p>
          </table:table-cell>
          <table:table-cell table:style-name="ce15" table:formula="of:=IF(OR(ISTEXT([$'Посещения + Долги'.AB19]); [.$A48]=[.AB$51]); 0; [$'Посещения + Долги'.AB$25]*[$'Посещения + Долги'.AB19])" office:value-type="string" office:string-value="0" calcext:value-type="string">
            <text:p>0</text:p>
          </table:table-cell>
          <table:table-cell table:style-name="ce15" table:formula="of:=IF(OR(ISTEXT([$'Посещения + Долги'.AC19]); [.$A48]=[.AC$51]); 0; [$'Посещения + Долги'.AC$25]*[$'Посещения + Долги'.AC19])" office:value-type="string" office:string-value="0" calcext:value-type="string">
            <text:p>0</text:p>
          </table:table-cell>
          <table:table-cell table:style-name="ce15" table:formula="of:=IF(OR(ISTEXT([$'Посещения + Долги'.AD19]); [.$A48]=[.AD$51]); 0; [$'Посещения + Долги'.AD$25]*[$'Посещения + Долги'.AD19])" office:value-type="string" office:string-value="0" calcext:value-type="string">
            <text:p>0</text:p>
          </table:table-cell>
          <table:table-cell table:style-name="ce15" table:formula="of:=IF(OR(ISTEXT([$'Посещения + Долги'.AE19]); [.$A48]=[.AE$51]); 0; [$'Посещения + Долги'.AE$25]*[$'Посещения + Долги'.AE19])" office:value-type="string" office:string-value="0" calcext:value-type="string">
            <text:p>0</text:p>
          </table:table-cell>
          <table:table-cell table:style-name="ce15" table:formula="of:=IF(OR(ISTEXT([$'Посещения + Долги'.AF19]); [.$A48]=[.AF$51]); 0; [$'Посещения + Долги'.AF$25]*[$'Посещения + Долги'.AF19])" office:value-type="string" office:string-value="0" calcext:value-type="string">
            <text:p>0</text:p>
          </table:table-cell>
          <table:table-cell table:style-name="ce15" table:formula="of:=IF(OR(ISTEXT([$'Посещения + Долги'.AG19]); [.$A48]=[.AG$51]); 0; [$'Посещения + Долги'.AG$25]*[$'Посещения + Долги'.AG19])" office:value-type="string" office:string-value="0" calcext:value-type="string">
            <text:p>0</text:p>
          </table:table-cell>
          <table:table-cell table:style-name="ce15" table:formula="of:=IF(OR(ISTEXT([$'Посещения + Долги'.AH19]); [.$A48]=[.AH$51]); 0; [$'Посещения + Долги'.AH$25]*[$'Посещения + Долги'.AH19])" office:value-type="string" office:string-value="0" calcext:value-type="string">
            <text:p>0</text:p>
          </table:table-cell>
          <table:table-cell table:style-name="ce15" table:formula="of:=IF(OR(ISTEXT([$'Посещения + Долги'.AI19]); [.$A48]=[.AI$51]); 0; [$'Посещения + Долги'.AI$25]*[$'Посещения + Долги'.AI19])" office:value-type="string" office:string-value="0" calcext:value-type="string">
            <text:p>0</text:p>
          </table:table-cell>
          <table:table-cell table:style-name="ce15" table:formula="of:=IF(OR(ISTEXT([$'Посещения + Долги'.AJ19]); [.$A48]=[.AJ$51]); 0; [$'Посещения + Долги'.AJ$25]*[$'Посещения + Долги'.AJ19])" office:value-type="string" office:string-value="0" calcext:value-type="string">
            <text:p>0</text:p>
          </table:table-cell>
          <table:table-cell table:style-name="ce15" table:formula="of:=IF(OR(ISTEXT([$'Посещения + Долги'.AK19]); [.$A48]=[.AK$51]); 0; [$'Посещения + Долги'.AK$25]*[$'Посещения + Долги'.AK19])" office:value-type="string" office:string-value="0" calcext:value-type="string">
            <text:p>0</text:p>
          </table:table-cell>
          <table:table-cell table:style-name="ce15" table:formula="of:=IF(OR(ISTEXT([$'Посещения + Долги'.AL19]); [.$A48]=[.AL$51]); 0; [$'Посещения + Долги'.AL$25]*[$'Посещения + Долги'.AL19])" office:value-type="string" office:string-value="0" calcext:value-type="string">
            <text:p>0</text:p>
          </table:table-cell>
          <table:table-cell table:style-name="ce15" table:formula="of:=IF(OR(ISTEXT([$'Посещения + Долги'.AM19]); [.$A48]=[.AM$51]); 0; [$'Посещения + Долги'.AM$25]*[$'Посещения + Долги'.AM19])" office:value-type="string" office:string-value="0" calcext:value-type="string">
            <text:p>0</text:p>
          </table:table-cell>
          <table:table-cell table:style-name="ce15" table:formula="of:=IF(OR(ISTEXT([$'Посещения + Долги'.AN19]); [.$A48]=[.AN$51]); 0; [$'Посещения + Долги'.AN$25]*[$'Посещения + Долги'.AN19])" office:value-type="string" office:string-value="0" calcext:value-type="string">
            <text:p>0</text:p>
          </table:table-cell>
          <table:table-cell table:style-name="ce15" table:formula="of:=IF(OR(ISTEXT([$'Посещения + Долги'.AO19]); [.$A48]=[.AO$51]); 0; [$'Посещения + Долги'.AO$25]*[$'Посещения + Долги'.AO19])" office:value-type="string" office:string-value="56.25" calcext:value-type="string">
            <text:p>56.25</text:p>
          </table:table-cell>
          <table:table-cell table:style-name="ce15" table:formula="of:=IF(OR(ISTEXT([$'Посещения + Долги'.AP19]); [.$A48]=[.AP$51]); 0; [$'Посещения + Долги'.AP$25]*[$'Посещения + Долги'.AP19])" office:value-type="string" office:string-value="0" calcext:value-type="string">
            <text:p>0</text:p>
          </table:table-cell>
          <table:table-cell table:style-name="ce15" table:formula="of:=IF(OR(ISTEXT([$'Посещения + Долги'.AQ19]); [.$A48]=[.AQ$51]); 0; [$'Посещения + Долги'.AQ$25]*[$'Посещения + Долги'.AQ19])" office:value-type="string" office:string-value="0" calcext:value-type="string">
            <text:p>0</text:p>
          </table:table-cell>
          <table:table-cell table:style-name="ce15" table:formula="of:=IF(OR(ISTEXT([$'Посещения + Долги'.AR19]); [.$A48]=[.AR$51]); 0; [$'Посещения + Долги'.AR$25]*[$'Посещения + Долги'.AR19])" office:value-type="string" office:string-value="0" calcext:value-type="string">
            <text:p>0</text:p>
          </table:table-cell>
          <table:table-cell table:style-name="ce15" table:formula="of:=IF(OR(ISTEXT([$'Посещения + Долги'.AS19]); [.$A48]=[.AS$51]); 0; [$'Посещения + Долги'.AS$25]*[$'Посещения + Долги'.AS19])" office:value-type="string" office:string-value="0" calcext:value-type="string">
            <text:p>0</text:p>
          </table:table-cell>
          <table:table-cell table:style-name="ce15" table:formula="of:=IF(OR(ISTEXT([$'Посещения + Долги'.AT19]); [.$A48]=[.AT$51]); 0; [$'Посещения + Долги'.AT$25]*[$'Посещения + Долги'.AT19])" office:value-type="string" office:string-value="0" calcext:value-type="string">
            <text:p>0</text:p>
          </table:table-cell>
          <table:table-cell table:style-name="ce15" table:formula="of:=IF(OR(ISTEXT([$'Посещения + Долги'.AU19]); [.$A48]=[.AU$51]); 0; [$'Посещения + Долги'.AU$25]*[$'Посещения + Долги'.AU19])" office:value-type="string" office:string-value="0" calcext:value-type="string">
            <text:p>0</text:p>
          </table:table-cell>
          <table:table-cell table:style-name="ce15" table:formula="of:=IF(OR(ISTEXT([$'Посещения + Долги'.AV19]); [.$A48]=[.AV$51]); 0; [$'Посещения + Долги'.AV$25]*[$'Посещения + Долги'.AV19])" office:value-type="string" office:string-value="0" calcext:value-type="string">
            <text:p>0</text:p>
          </table:table-cell>
          <table:table-cell table:style-name="ce15" table:formula="of:=IF(OR(ISTEXT([$'Посещения + Долги'.AW19]); [.$A48]=[.AW$51]); 0; [$'Посещения + Долги'.AW$25]*[$'Посещения + Долги'.AW19])" office:value-type="string" office:string-value="0" calcext:value-type="string">
            <text:p>0</text:p>
          </table:table-cell>
          <table:table-cell table:style-name="ce15" table:formula="of:=IF(OR(ISTEXT([$'Посещения + Долги'.AX19]); [.$A48]=[.AX$51]); 0; [$'Посещения + Долги'.AX$25]*[$'Посещения + Долги'.AX19])" office:value-type="string" office:string-value="0" calcext:value-type="string">
            <text:p>0</text:p>
          </table:table-cell>
          <table:table-cell table:style-name="ce15" table:formula="of:=IF(OR(ISTEXT([$'Посещения + Долги'.AY19]); [.$A48]=[.AY$51]); 0; [$'Посещения + Долги'.AY$25]*[$'Посещения + Долги'.AY19])" office:value-type="string" office:string-value="0" calcext:value-type="string">
            <text:p>0</text:p>
          </table:table-cell>
          <table:table-cell table:style-name="ce15" table:formula="of:=IF(OR(ISTEXT([$'Посещения + Долги'.AZ19]); [.$A48]=[.AZ$51]); 0; [$'Посещения + Долги'.AZ$25]*[$'Посещения + Долги'.AZ19])" office:value-type="string" office:string-value="0" calcext:value-type="string">
            <text:p>0</text:p>
          </table:table-cell>
          <table:table-cell table:style-name="ce15" table:formula="of:=IF(OR(ISTEXT([$'Посещения + Долги'.BA19]); [.$A48]=[.BA$51]); 0; [$'Посещения + Долги'.BA$25]*[$'Посещения + Долги'.BA19])" office:value-type="string" office:string-value="0" calcext:value-type="string">
            <text:p>0</text:p>
          </table:table-cell>
          <table:table-cell table:style-name="ce15" table:formula="of:=IF(OR(ISTEXT([$'Посещения + Долги'.BB19]); [.$A48]=[.BB$51]); 0; [$'Посещения + Долги'.BB$25]*[$'Посещения + Долги'.BB19])" office:value-type="string" office:string-value="0" calcext:value-type="string">
            <text:p>0</text:p>
          </table:table-cell>
          <table:table-cell table:style-name="ce15" table:formula="of:=IF(OR(ISTEXT([$'Посещения + Долги'.BC19]); [.$A48]=[.BC$51]); 0; [$'Посещения + Долги'.BC$25]*[$'Посещения + Долги'.BC19])" office:value-type="string" office:string-value="0" calcext:value-type="string">
            <text:p>0</text:p>
          </table:table-cell>
          <table:table-cell table:style-name="ce15" table:formula="of:=IF(OR(ISTEXT([$'Посещения + Долги'.BD19]); [.$A48]=[.BD$51]); 0; [$'Посещения + Долги'.BD$25]*[$'Посещения + Долги'.BD19])" office:value-type="string" office:string-value="0" calcext:value-type="string">
            <text:p>0</text:p>
          </table:table-cell>
          <table:table-cell table:style-name="ce15" table:formula="of:=IF(OR(ISTEXT([$'Посещения + Долги'.BE19]); [.$A48]=[.BE$51]); 0; [$'Посещения + Долги'.BE$25]*[$'Посещения + Долги'.BE19])" office:value-type="string" office:string-value="0" calcext:value-type="string">
            <text:p>0</text:p>
          </table:table-cell>
          <table:table-cell table:style-name="ce15" table:formula="of:=IF(OR(ISTEXT([$'Посещения + Долги'.BF19]); [.$A48]=[.BF$51]); 0; [$'Посещения + Долги'.BF$25]*[$'Посещения + Долги'.BF19])" office:value-type="string" office:string-value="0" calcext:value-type="string">
            <text:p>0</text:p>
          </table:table-cell>
          <table:table-cell table:style-name="ce15" table:formula="of:=IF(OR(ISTEXT([$'Посещения + Долги'.BG19]); [.$A48]=[.BG$51]); 0; [$'Посещения + Долги'.BG$25]*[$'Посещения + Долги'.BG19])" office:value-type="string" office:string-value="0" calcext:value-type="string">
            <text:p>0</text:p>
          </table:table-cell>
          <table:table-cell table:style-name="ce15" table:formula="of:=IF(OR(ISTEXT([$'Посещения + Долги'.BH19]); [.$A48]=[.BH$51]); 0; [$'Посещения + Долги'.BH$25]*[$'Посещения + Долги'.BH19])" office:value-type="string" office:string-value="0" calcext:value-type="string">
            <text:p>0</text:p>
          </table:table-cell>
          <table:table-cell table:style-name="ce15" table:formula="of:=IF(OR(ISTEXT([$'Посещения + Долги'.BI19]); [.$A48]=[.BI$51]); 0; [$'Посещения + Долги'.BI$25]*[$'Посещения + Долги'.BI19])" office:value-type="string" office:string-value="0" calcext:value-type="string">
            <text:p>0</text:p>
          </table:table-cell>
          <table:table-cell table:style-name="ce15" table:formula="of:=IF(OR(ISTEXT([$'Посещения + Долги'.BJ19]); [.$A48]=[.BJ$51]); 0; [$'Посещения + Долги'.BJ$25]*[$'Посещения + Долги'.BJ19])" office:value-type="string" office:string-value="0" calcext:value-type="string">
            <text:p>0</text:p>
          </table:table-cell>
          <table:table-cell table:style-name="ce15" table:formula="of:=IF(OR(ISTEXT([$'Посещения + Долги'.BK19]); [.$A48]=[.BK$51]); 0; [$'Посещения + Долги'.BK$25]*[$'Посещения + Долги'.BK19])" office:value-type="string" office:string-value="0" calcext:value-type="string">
            <text:p>0</text:p>
          </table:table-cell>
          <table:table-cell table:style-name="ce15" table:formula="of:=IF(OR(ISTEXT([$'Посещения + Долги'.BL19]); [.$A48]=[.BL$51]); 0; [$'Посещения + Долги'.BL$25]*[$'Посещения + Долги'.BL19])" office:value-type="string" office:string-value="0" calcext:value-type="string">
            <text:p>0</text:p>
          </table:table-cell>
          <table:table-cell table:style-name="ce15" table:formula="of:=IF(OR(ISTEXT([$'Посещения + Долги'.BM19]); [.$A48]=[.BM$51]); 0; [$'Посещения + Долги'.BM$25]*[$'Посещения + Долги'.BM19])" office:value-type="string" office:string-value="0" calcext:value-type="string">
            <text:p>0</text:p>
          </table:table-cell>
          <table:table-cell table:style-name="ce15" table:formula="of:=IF(OR(ISTEXT([$'Посещения + Долги'.BN19]); [.$A48]=[.BN$51]); 0; [$'Посещения + Долги'.BN$25]*[$'Посещения + Долги'.BN19])" office:value-type="string" office:string-value="0" calcext:value-type="string">
            <text:p>0</text:p>
          </table:table-cell>
          <table:table-cell table:style-name="ce15" table:formula="of:=IF(OR(ISTEXT([$'Посещения + Долги'.BO19]); [.$A48]=[.BO$51]); 0; [$'Посещения + Долги'.BO$25]*[$'Посещения + Долги'.BO19])" office:value-type="string" office:string-value="0" calcext:value-type="string">
            <text:p>0</text:p>
          </table:table-cell>
          <table:table-cell table:style-name="ce15" table:formula="of:=IF(OR(ISTEXT([$'Посещения + Долги'.BP19]); [.$A48]=[.BP$51]); 0; [$'Посещения + Долги'.BP$25]*[$'Посещения + Долги'.BP19])" office:value-type="string" office:string-value="0" calcext:value-type="string">
            <text:p>0</text:p>
          </table:table-cell>
          <table:table-cell table:style-name="ce15" table:formula="of:=IF(OR(ISTEXT([$'Посещения + Долги'.BQ19]); [.$A48]=[.BQ$51]); 0; [$'Посещения + Долги'.BQ$25]*[$'Посещения + Долги'.BQ19])" office:value-type="string" office:string-value="0" calcext:value-type="string">
            <text:p>0</text:p>
          </table:table-cell>
          <table:table-cell table:style-name="ce15" table:formula="of:=IF(OR(ISTEXT([$'Посещения + Долги'.BR19]); [.$A48]=[.BR$51]); 0; [$'Посещения + Долги'.BR$25]*[$'Посещения + Долги'.BR19])" office:value-type="string" office:string-value="0" calcext:value-type="string">
            <text:p>0</text:p>
          </table:table-cell>
          <table:table-cell table:style-name="ce15" table:formula="of:=IF(OR(ISTEXT([$'Посещения + Долги'.BS19]); [.$A48]=[.BS$51]); 0; [$'Посещения + Долги'.BS$25]*[$'Посещения + Долги'.BS19])" office:value-type="string" office:string-value="0" calcext:value-type="string">
            <text:p>0</text:p>
          </table:table-cell>
          <table:table-cell table:style-name="ce15" table:formula="of:=IF(OR(ISTEXT([$'Посещения + Долги'.BT19]); [.$A48]=[.BT$51]); 0; [$'Посещения + Долги'.BT$25]*[$'Посещения + Долги'.BT19])" office:value-type="string" office:string-value="0" calcext:value-type="string">
            <text:p>0</text:p>
          </table:table-cell>
          <table:table-cell table:style-name="ce15" table:formula="of:=IF(OR(ISTEXT([$'Посещения + Долги'.BU19]); [.$A48]=[.BU$51]); 0; [$'Посещения + Долги'.BU$25]*[$'Посещения + Долги'.BU19])" office:value-type="string" office:string-value="0" calcext:value-type="string">
            <text:p>0</text:p>
          </table:table-cell>
          <table:table-cell table:style-name="ce15" table:formula="of:=IF(OR(ISTEXT([$'Посещения + Долги'.BV19]); [.$A48]=[.BV$51]); 0; [$'Посещения + Долги'.BV$25]*[$'Посещения + Долги'.BV19])" office:value-type="string" office:string-value="0" calcext:value-type="string">
            <text:p>0</text:p>
          </table:table-cell>
          <table:table-cell table:style-name="ce15" table:formula="of:=IF(OR(ISTEXT([$'Посещения + Долги'.BW19]); [.$A48]=[.BW$51]); 0; [$'Посещения + Долги'.BW$25]*[$'Посещения + Долги'.BW19])" office:value-type="string" office:string-value="0" calcext:value-type="string">
            <text:p>0</text:p>
          </table:table-cell>
          <table:table-cell table:style-name="ce15" table:formula="of:=IF(OR(ISTEXT([$'Посещения + Долги'.BX19]); [.$A48]=[.BX$51]); 0; [$'Посещения + Долги'.BX$25]*[$'Посещения + Долги'.BX19])" office:value-type="string" office:string-value="0" calcext:value-type="string">
            <text:p>0</text:p>
          </table:table-cell>
          <table:table-cell table:style-name="ce15" table:formula="of:=IF(OR(ISTEXT([$'Посещения + Долги'.BY19]); [.$A48]=[.BY$51]); 0; [$'Посещения + Долги'.BY$25]*[$'Посещения + Долги'.BY19])" office:value-type="string" office:string-value="0" calcext:value-type="string">
            <text:p>0</text:p>
          </table:table-cell>
          <table:table-cell table:style-name="ce15" table:formula="of:=IF(OR(ISTEXT([$'Посещения + Долги'.BZ19]); [.$A48]=[.BZ$51]); 0; [$'Посещения + Долги'.BZ$25]*[$'Посещения + Долги'.BZ19])" office:value-type="string" office:string-value="0" calcext:value-type="string">
            <text:p>0</text:p>
          </table:table-cell>
          <table:table-cell table:style-name="ce15" table:formula="of:=IF(OR(ISTEXT([$'Посещения + Долги'.CA19]); [.$A48]=[.CA$51]); 0; [$'Посещения + Долги'.CA$25]*[$'Посещения + Долги'.CA19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Малинин</text:p>
          </table:table-cell>
          <table:table-cell table:style-name="ce15" table:formula="of:=IF(OR(ISTEXT([$'Посещения + Долги'.B20]); [.$A49]=[.B$51]); 0; [$'Посещения + Долги'.B$25]*[$'Посещения + Долги'.B20])" office:value-type="string" office:string-value="0" calcext:value-type="string">
            <text:p>0</text:p>
          </table:table-cell>
          <table:table-cell table:style-name="ce15" table:formula="of:=IF(OR(ISTEXT([$'Посещения + Долги'.C20]); [.$A49]=[.C$51]); 0; [$'Посещения + Долги'.C$25]*[$'Посещения + Долги'.C20])" office:value-type="string" office:string-value="0" calcext:value-type="string">
            <text:p>0</text:p>
          </table:table-cell>
          <table:table-cell table:style-name="ce15" table:formula="of:=IF(OR(ISTEXT([$'Посещения + Долги'.D20]); [.$A49]=[.D$51]); 0; [$'Посещения + Долги'.D$25]*[$'Посещения + Долги'.D20])" office:value-type="string" office:string-value="0" calcext:value-type="string">
            <text:p>0</text:p>
          </table:table-cell>
          <table:table-cell table:style-name="ce15" table:formula="of:=IF(OR(ISTEXT([$'Посещения + Долги'.E20]); [.$A49]=[.E$51]); 0; [$'Посещения + Долги'.E$25]*[$'Посещения + Долги'.E20])" office:value-type="string" office:string-value="0" calcext:value-type="string">
            <text:p>0</text:p>
          </table:table-cell>
          <table:table-cell table:style-name="ce15" table:formula="of:=IF(OR(ISTEXT([$'Посещения + Долги'.F20]); [.$A49]=[.F$51]); 0; [$'Посещения + Долги'.F$25]*[$'Посещения + Долги'.F20])" office:value-type="string" office:string-value="0" calcext:value-type="string">
            <text:p>0</text:p>
          </table:table-cell>
          <table:table-cell table:style-name="ce15" table:formula="of:=IF(OR(ISTEXT([$'Посещения + Долги'.G20]); [.$A49]=[.G$51]); 0; [$'Посещения + Долги'.G$25]*[$'Посещения + Долги'.G20])" office:value-type="string" office:string-value="0" calcext:value-type="string">
            <text:p>0</text:p>
          </table:table-cell>
          <table:table-cell table:style-name="ce15" table:formula="of:=IF(OR(ISTEXT([$'Посещения + Долги'.H20]); [.$A49]=[.H$51]); 0; [$'Посещения + Долги'.H$25]*[$'Посещения + Долги'.H20])" office:value-type="string" office:string-value="0" calcext:value-type="string">
            <text:p>0</text:p>
          </table:table-cell>
          <table:table-cell table:style-name="ce15" table:formula="of:=IF(OR(ISTEXT([$'Посещения + Долги'.I20]); [.$A49]=[.I$51]); 0; [$'Посещения + Долги'.I$25]*[$'Посещения + Долги'.I20])" office:value-type="string" office:string-value="0" calcext:value-type="string">
            <text:p>0</text:p>
          </table:table-cell>
          <table:table-cell table:style-name="ce15" table:formula="of:=IF(OR(ISTEXT([$'Посещения + Долги'.J20]); [.$A49]=[.J$51]); 0; [$'Посещения + Долги'.J$25]*[$'Посещения + Долги'.J20])" office:value-type="string" office:string-value="0" calcext:value-type="string">
            <text:p>0</text:p>
          </table:table-cell>
          <table:table-cell table:style-name="ce15" table:formula="of:=IF(OR(ISTEXT([$'Посещения + Долги'.K20]); [.$A49]=[.K$51]); 0; [$'Посещения + Долги'.K$25]*[$'Посещения + Долги'.K20])" office:value-type="string" office:string-value="0" calcext:value-type="string">
            <text:p>0</text:p>
          </table:table-cell>
          <table:table-cell table:style-name="ce15" table:formula="of:=IF(OR(ISTEXT([$'Посещения + Долги'.L20]); [.$A49]=[.L$51]); 0; [$'Посещения + Долги'.L$25]*[$'Посещения + Долги'.L20])" office:value-type="string" office:string-value="0" calcext:value-type="string">
            <text:p>0</text:p>
          </table:table-cell>
          <table:table-cell table:style-name="ce15" table:formula="of:=IF(OR(ISTEXT([$'Посещения + Долги'.M20]); [.$A49]=[.M$51]); 0; [$'Посещения + Долги'.M$25]*[$'Посещения + Долги'.M20])" office:value-type="string" office:string-value="0" calcext:value-type="string">
            <text:p>0</text:p>
          </table:table-cell>
          <table:table-cell table:style-name="ce15" table:formula="of:=IF(OR(ISTEXT([$'Посещения + Долги'.N20]); [.$A49]=[.N$51]); 0; [$'Посещения + Долги'.N$25]*[$'Посещения + Долги'.N20])" office:value-type="string" office:string-value="0" calcext:value-type="string">
            <text:p>0</text:p>
          </table:table-cell>
          <table:table-cell table:style-name="ce15" table:formula="of:=IF(OR(ISTEXT([$'Посещения + Долги'.O20]); [.$A49]=[.O$51]); 0; [$'Посещения + Долги'.O$25]*[$'Посещения + Долги'.O20])" office:value-type="string" office:string-value="0" calcext:value-type="string">
            <text:p>0</text:p>
          </table:table-cell>
          <table:table-cell table:style-name="ce15" table:formula="of:=IF(OR(ISTEXT([$'Посещения + Долги'.P20]); [.$A49]=[.P$51]); 0; [$'Посещения + Долги'.P$25]*[$'Посещения + Долги'.P20])" office:value-type="string" office:string-value="0" calcext:value-type="string">
            <text:p>0</text:p>
          </table:table-cell>
          <table:table-cell table:style-name="ce15" table:formula="of:=IF(OR(ISTEXT([$'Посещения + Долги'.Q20]); [.$A49]=[.Q$51]); 0; [$'Посещения + Долги'.Q$25]*[$'Посещения + Долги'.Q20])" office:value-type="string" office:string-value="0" calcext:value-type="string">
            <text:p>0</text:p>
          </table:table-cell>
          <table:table-cell table:style-name="ce15" table:formula="of:=IF(OR(ISTEXT([$'Посещения + Долги'.R20]); [.$A49]=[.R$51]); 0; [$'Посещения + Долги'.R$25]*[$'Посещения + Долги'.R20])" office:value-type="string" office:string-value="0" calcext:value-type="string">
            <text:p>0</text:p>
          </table:table-cell>
          <table:table-cell table:style-name="ce15" table:formula="of:=IF(OR(ISTEXT([$'Посещения + Долги'.S20]); [.$A49]=[.S$51]); 0; [$'Посещения + Долги'.S$25]*[$'Посещения + Долги'.S20])" office:value-type="string" office:string-value="0" calcext:value-type="string">
            <text:p>0</text:p>
          </table:table-cell>
          <table:table-cell table:style-name="ce15" table:formula="of:=IF(OR(ISTEXT([$'Посещения + Долги'.T20]); [.$A49]=[.T$51]); 0; [$'Посещения + Долги'.T$25]*[$'Посещения + Долги'.T20])" office:value-type="string" office:string-value="0" calcext:value-type="string">
            <text:p>0</text:p>
          </table:table-cell>
          <table:table-cell table:style-name="ce15" table:formula="of:=IF(OR(ISTEXT([$'Посещения + Долги'.U20]); [.$A49]=[.U$51]); 0; [$'Посещения + Долги'.U$25]*[$'Посещения + Долги'.U20])" office:value-type="string" office:string-value="0" calcext:value-type="string">
            <text:p>0</text:p>
          </table:table-cell>
          <table:table-cell table:style-name="ce15" table:formula="of:=IF(OR(ISTEXT([$'Посещения + Долги'.V20]); [.$A49]=[.V$51]); 0; [$'Посещения + Долги'.V$25]*[$'Посещения + Долги'.V20])" office:value-type="string" office:string-value="0" calcext:value-type="string">
            <text:p>0</text:p>
          </table:table-cell>
          <table:table-cell table:style-name="ce15" table:formula="of:=IF(OR(ISTEXT([$'Посещения + Долги'.W20]); [.$A49]=[.W$51]); 0; [$'Посещения + Долги'.W$25]*[$'Посещения + Долги'.W20])" office:value-type="string" office:string-value="0" calcext:value-type="string">
            <text:p>0</text:p>
          </table:table-cell>
          <table:table-cell table:style-name="ce15" table:formula="of:=IF(OR(ISTEXT([$'Посещения + Долги'.X20]); [.$A49]=[.X$51]); 0; [$'Посещения + Долги'.X$25]*[$'Посещения + Долги'.X20])" office:value-type="string" office:string-value="0" calcext:value-type="string">
            <text:p>0</text:p>
          </table:table-cell>
          <table:table-cell table:style-name="ce15" table:formula="of:=IF(OR(ISTEXT([$'Посещения + Долги'.Y20]); [.$A49]=[.Y$51]); 0; [$'Посещения + Долги'.Y$25]*[$'Посещения + Долги'.Y20])" office:value-type="string" office:string-value="0" calcext:value-type="string">
            <text:p>0</text:p>
          </table:table-cell>
          <table:table-cell table:style-name="ce15" table:formula="of:=IF(OR(ISTEXT([$'Посещения + Долги'.Z20]); [.$A49]=[.Z$51]); 0; [$'Посещения + Долги'.Z$25]*[$'Посещения + Долги'.Z20])" office:value-type="string" office:string-value="0" calcext:value-type="string">
            <text:p>0</text:p>
          </table:table-cell>
          <table:table-cell table:style-name="ce15" table:formula="of:=IF(OR(ISTEXT([$'Посещения + Долги'.AA20]); [.$A49]=[.AA$51]); 0; [$'Посещения + Долги'.AA$25]*[$'Посещения + Долги'.AA20])" office:value-type="string" office:string-value="0" calcext:value-type="string">
            <text:p>0</text:p>
          </table:table-cell>
          <table:table-cell table:style-name="ce15" table:formula="of:=IF(OR(ISTEXT([$'Посещения + Долги'.AB20]); [.$A49]=[.AB$51]); 0; [$'Посещения + Долги'.AB$25]*[$'Посещения + Долги'.AB20])" office:value-type="string" office:string-value="0" calcext:value-type="string">
            <text:p>0</text:p>
          </table:table-cell>
          <table:table-cell table:style-name="ce15" table:formula="of:=IF(OR(ISTEXT([$'Посещения + Долги'.AC20]); [.$A49]=[.AC$51]); 0; [$'Посещения + Долги'.AC$25]*[$'Посещения + Долги'.AC20])" office:value-type="string" office:string-value="0" calcext:value-type="string">
            <text:p>0</text:p>
          </table:table-cell>
          <table:table-cell table:style-name="ce15" table:formula="of:=IF(OR(ISTEXT([$'Посещения + Долги'.AD20]); [.$A49]=[.AD$51]); 0; [$'Посещения + Долги'.AD$25]*[$'Посещения + Долги'.AD20])" office:value-type="string" office:string-value="0" calcext:value-type="string">
            <text:p>0</text:p>
          </table:table-cell>
          <table:table-cell table:style-name="ce15" table:formula="of:=IF(OR(ISTEXT([$'Посещения + Долги'.AE20]); [.$A49]=[.AE$51]); 0; [$'Посещения + Долги'.AE$25]*[$'Посещения + Долги'.AE20])" office:value-type="string" office:string-value="0" calcext:value-type="string">
            <text:p>0</text:p>
          </table:table-cell>
          <table:table-cell table:style-name="ce15" table:formula="of:=IF(OR(ISTEXT([$'Посещения + Долги'.AF20]); [.$A49]=[.AF$51]); 0; [$'Посещения + Долги'.AF$25]*[$'Посещения + Долги'.AF20])" office:value-type="string" office:string-value="0" calcext:value-type="string">
            <text:p>0</text:p>
          </table:table-cell>
          <table:table-cell table:style-name="ce15" table:formula="of:=IF(OR(ISTEXT([$'Посещения + Долги'.AG20]); [.$A49]=[.AG$51]); 0; [$'Посещения + Долги'.AG$25]*[$'Посещения + Долги'.AG20])" office:value-type="string" office:string-value="0" calcext:value-type="string">
            <text:p>0</text:p>
          </table:table-cell>
          <table:table-cell table:style-name="ce15" table:formula="of:=IF(OR(ISTEXT([$'Посещения + Долги'.AH20]); [.$A49]=[.AH$51]); 0; [$'Посещения + Долги'.AH$25]*[$'Посещения + Долги'.AH20])" office:value-type="string" office:string-value="0" calcext:value-type="string">
            <text:p>0</text:p>
          </table:table-cell>
          <table:table-cell table:style-name="ce15" table:formula="of:=IF(OR(ISTEXT([$'Посещения + Долги'.AI20]); [.$A49]=[.AI$51]); 0; [$'Посещения + Долги'.AI$25]*[$'Посещения + Долги'.AI20])" office:value-type="string" office:string-value="0" calcext:value-type="string">
            <text:p>0</text:p>
          </table:table-cell>
          <table:table-cell table:style-name="ce15" table:formula="of:=IF(OR(ISTEXT([$'Посещения + Долги'.AJ20]); [.$A49]=[.AJ$51]); 0; [$'Посещения + Долги'.AJ$25]*[$'Посещения + Долги'.AJ20])" office:value-type="string" office:string-value="0" calcext:value-type="string">
            <text:p>0</text:p>
          </table:table-cell>
          <table:table-cell table:style-name="ce15" table:formula="of:=IF(OR(ISTEXT([$'Посещения + Долги'.AK20]); [.$A49]=[.AK$51]); 0; [$'Посещения + Долги'.AK$25]*[$'Посещения + Долги'.AK20])" office:value-type="string" office:string-value="0" calcext:value-type="string">
            <text:p>0</text:p>
          </table:table-cell>
          <table:table-cell table:style-name="ce15" table:formula="of:=IF(OR(ISTEXT([$'Посещения + Долги'.AL20]); [.$A49]=[.AL$51]); 0; [$'Посещения + Долги'.AL$25]*[$'Посещения + Долги'.AL20])" office:value-type="string" office:string-value="0" calcext:value-type="string">
            <text:p>0</text:p>
          </table:table-cell>
          <table:table-cell table:style-name="ce15" table:formula="of:=IF(OR(ISTEXT([$'Посещения + Долги'.AM20]); [.$A49]=[.AM$51]); 0; [$'Посещения + Долги'.AM$25]*[$'Посещения + Долги'.AM20])" office:value-type="string" office:string-value="0" calcext:value-type="string">
            <text:p>0</text:p>
          </table:table-cell>
          <table:table-cell table:style-name="ce15" table:formula="of:=IF(OR(ISTEXT([$'Посещения + Долги'.AN20]); [.$A49]=[.AN$51]); 0; [$'Посещения + Долги'.AN$25]*[$'Посещения + Долги'.AN20])" office:value-type="string" office:string-value="0" calcext:value-type="string">
            <text:p>0</text:p>
          </table:table-cell>
          <table:table-cell table:style-name="ce15" table:formula="of:=IF(OR(ISTEXT([$'Посещения + Долги'.AO20]); [.$A49]=[.AO$51]); 0; [$'Посещения + Долги'.AO$25]*[$'Посещения + Долги'.AO20])" office:value-type="string" office:string-value="0" calcext:value-type="string">
            <text:p>0</text:p>
          </table:table-cell>
          <table:table-cell table:style-name="ce15" table:formula="of:=IF(OR(ISTEXT([$'Посещения + Долги'.AP20]); [.$A49]=[.AP$51]); 0; [$'Посещения + Долги'.AP$25]*[$'Посещения + Долги'.AP20])" office:value-type="string" office:string-value="0" calcext:value-type="string">
            <text:p>0</text:p>
          </table:table-cell>
          <table:table-cell table:style-name="ce15" table:formula="of:=IF(OR(ISTEXT([$'Посещения + Долги'.AQ20]); [.$A49]=[.AQ$51]); 0; [$'Посещения + Долги'.AQ$25]*[$'Посещения + Долги'.AQ20])" office:value-type="string" office:string-value="0" calcext:value-type="string">
            <text:p>0</text:p>
          </table:table-cell>
          <table:table-cell table:style-name="ce15" table:formula="of:=IF(OR(ISTEXT([$'Посещения + Долги'.AR20]); [.$A49]=[.AR$51]); 0; [$'Посещения + Долги'.AR$25]*[$'Посещения + Долги'.AR20])" office:value-type="string" office:string-value="0" calcext:value-type="string">
            <text:p>0</text:p>
          </table:table-cell>
          <table:table-cell table:style-name="ce15" table:formula="of:=IF(OR(ISTEXT([$'Посещения + Долги'.AS20]); [.$A49]=[.AS$51]); 0; [$'Посещения + Долги'.AS$25]*[$'Посещения + Долги'.AS20])" office:value-type="string" office:string-value="0" calcext:value-type="string">
            <text:p>0</text:p>
          </table:table-cell>
          <table:table-cell table:style-name="ce15" table:formula="of:=IF(OR(ISTEXT([$'Посещения + Долги'.AT20]); [.$A49]=[.AT$51]); 0; [$'Посещения + Долги'.AT$25]*[$'Посещения + Долги'.AT20])" office:value-type="string" office:string-value="0" calcext:value-type="string">
            <text:p>0</text:p>
          </table:table-cell>
          <table:table-cell table:style-name="ce15" table:formula="of:=IF(OR(ISTEXT([$'Посещения + Долги'.AU20]); [.$A49]=[.AU$51]); 0; [$'Посещения + Долги'.AU$25]*[$'Посещения + Долги'.AU20])" office:value-type="string" office:string-value="0" calcext:value-type="string">
            <text:p>0</text:p>
          </table:table-cell>
          <table:table-cell table:style-name="ce15" table:formula="of:=IF(OR(ISTEXT([$'Посещения + Долги'.AV20]); [.$A49]=[.AV$51]); 0; [$'Посещения + Долги'.AV$25]*[$'Посещения + Долги'.AV20])" office:value-type="string" office:string-value="0" calcext:value-type="string">
            <text:p>0</text:p>
          </table:table-cell>
          <table:table-cell table:style-name="ce15" table:formula="of:=IF(OR(ISTEXT([$'Посещения + Долги'.AW20]); [.$A49]=[.AW$51]); 0; [$'Посещения + Долги'.AW$25]*[$'Посещения + Долги'.AW20])" office:value-type="string" office:string-value="0" calcext:value-type="string">
            <text:p>0</text:p>
          </table:table-cell>
          <table:table-cell table:style-name="ce15" table:formula="of:=IF(OR(ISTEXT([$'Посещения + Долги'.AX20]); [.$A49]=[.AX$51]); 0; [$'Посещения + Долги'.AX$25]*[$'Посещения + Долги'.AX20])" office:value-type="string" office:string-value="0" calcext:value-type="string">
            <text:p>0</text:p>
          </table:table-cell>
          <table:table-cell table:style-name="ce15" table:formula="of:=IF(OR(ISTEXT([$'Посещения + Долги'.AY20]); [.$A49]=[.AY$51]); 0; [$'Посещения + Долги'.AY$25]*[$'Посещения + Долги'.AY20])" office:value-type="string" office:string-value="0" calcext:value-type="string">
            <text:p>0</text:p>
          </table:table-cell>
          <table:table-cell table:style-name="ce15" table:formula="of:=IF(OR(ISTEXT([$'Посещения + Долги'.AZ20]); [.$A49]=[.AZ$51]); 0; [$'Посещения + Долги'.AZ$25]*[$'Посещения + Долги'.AZ20])" office:value-type="string" office:string-value="0" calcext:value-type="string">
            <text:p>0</text:p>
          </table:table-cell>
          <table:table-cell table:style-name="ce15" table:formula="of:=IF(OR(ISTEXT([$'Посещения + Долги'.BA20]); [.$A49]=[.BA$51]); 0; [$'Посещения + Долги'.BA$25]*[$'Посещения + Долги'.BA20])" office:value-type="string" office:string-value="0" calcext:value-type="string">
            <text:p>0</text:p>
          </table:table-cell>
          <table:table-cell table:style-name="ce15" table:formula="of:=IF(OR(ISTEXT([$'Посещения + Долги'.BB20]); [.$A49]=[.BB$51]); 0; [$'Посещения + Долги'.BB$25]*[$'Посещения + Долги'.BB20])" office:value-type="string" office:string-value="0" calcext:value-type="string">
            <text:p>0</text:p>
          </table:table-cell>
          <table:table-cell table:style-name="ce15" table:formula="of:=IF(OR(ISTEXT([$'Посещения + Долги'.BC20]); [.$A49]=[.BC$51]); 0; [$'Посещения + Долги'.BC$25]*[$'Посещения + Долги'.BC20])" office:value-type="string" office:string-value="0" calcext:value-type="string">
            <text:p>0</text:p>
          </table:table-cell>
          <table:table-cell table:style-name="ce15" table:formula="of:=IF(OR(ISTEXT([$'Посещения + Долги'.BD20]); [.$A49]=[.BD$51]); 0; [$'Посещения + Долги'.BD$25]*[$'Посещения + Долги'.BD20])" office:value-type="string" office:string-value="0" calcext:value-type="string">
            <text:p>0</text:p>
          </table:table-cell>
          <table:table-cell table:style-name="ce15" table:formula="of:=IF(OR(ISTEXT([$'Посещения + Долги'.BE20]); [.$A49]=[.BE$51]); 0; [$'Посещения + Долги'.BE$25]*[$'Посещения + Долги'.BE20])" office:value-type="string" office:string-value="0" calcext:value-type="string">
            <text:p>0</text:p>
          </table:table-cell>
          <table:table-cell table:style-name="ce15" table:formula="of:=IF(OR(ISTEXT([$'Посещения + Долги'.BF20]); [.$A49]=[.BF$51]); 0; [$'Посещения + Долги'.BF$25]*[$'Посещения + Долги'.BF20])" office:value-type="string" office:string-value="0" calcext:value-type="string">
            <text:p>0</text:p>
          </table:table-cell>
          <table:table-cell table:style-name="ce15" table:formula="of:=IF(OR(ISTEXT([$'Посещения + Долги'.BG20]); [.$A49]=[.BG$51]); 0; [$'Посещения + Долги'.BG$25]*[$'Посещения + Долги'.BG20])" office:value-type="string" office:string-value="0" calcext:value-type="string">
            <text:p>0</text:p>
          </table:table-cell>
          <table:table-cell table:style-name="ce15" table:formula="of:=IF(OR(ISTEXT([$'Посещения + Долги'.BH20]); [.$A49]=[.BH$51]); 0; [$'Посещения + Долги'.BH$25]*[$'Посещения + Долги'.BH20])" office:value-type="string" office:string-value="56.25" calcext:value-type="string">
            <text:p>56.25</text:p>
          </table:table-cell>
          <table:table-cell table:style-name="ce15" table:formula="of:=IF(OR(ISTEXT([$'Посещения + Долги'.BI20]); [.$A49]=[.BI$51]); 0; [$'Посещения + Долги'.BI$25]*[$'Посещения + Долги'.BI20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BJ20]); [.$A49]=[.BJ$51]); 0; [$'Посещения + Долги'.BJ$25]*[$'Посещения + Долги'.BJ20])" office:value-type="string" office:string-value="45" calcext:value-type="string">
            <text:p>45</text:p>
          </table:table-cell>
          <table:table-cell table:style-name="ce15" table:formula="of:=IF(OR(ISTEXT([$'Посещения + Долги'.BK20]); [.$A49]=[.BK$51]); 0; [$'Посещения + Долги'.BK$25]*[$'Посещения + Долги'.BK20])" office:value-type="string" office:string-value="45" calcext:value-type="string">
            <text:p>45</text:p>
          </table:table-cell>
          <table:table-cell table:style-name="ce15" table:formula="of:=IF(OR(ISTEXT([$'Посещения + Долги'.BL20]); [.$A49]=[.BL$51]); 0; [$'Посещения + Долги'.BL$25]*[$'Посещения + Долги'.BL20])" office:value-type="string" office:string-value="50" calcext:value-type="string">
            <text:p>50</text:p>
          </table:table-cell>
          <table:table-cell table:style-name="ce15" table:formula="of:=IF(OR(ISTEXT([$'Посещения + Долги'.BM20]); [.$A49]=[.BM$51]); 0; [$'Посещения + Долги'.BM$25]*[$'Посещения + Долги'.BM20])" office:value-type="string" office:string-value="50" calcext:value-type="string">
            <text:p>50</text:p>
          </table:table-cell>
          <table:table-cell table:style-name="ce15" table:formula="of:=IF(OR(ISTEXT([$'Посещения + Долги'.BN20]); [.$A49]=[.BN$51]); 0; [$'Посещения + Долги'.BN$25]*[$'Посещения + Долги'.BN20])" office:value-type="string" office:string-value="36" calcext:value-type="string">
            <text:p>36</text:p>
          </table:table-cell>
          <table:table-cell table:style-name="ce15" table:formula="of:=IF(OR(ISTEXT([$'Посещения + Долги'.BO20]); [.$A49]=[.BO$51]); 0; [$'Посещения + Долги'.BO$25]*[$'Посещения + Долги'.BO20])" office:value-type="string" office:string-value="36" calcext:value-type="string">
            <text:p>36</text:p>
          </table:table-cell>
          <table:table-cell table:style-name="ce15" table:formula="of:=IF(OR(ISTEXT([$'Посещения + Долги'.BP20]); [.$A49]=[.BP$51]); 0; [$'Посещения + Долги'.BP$25]*[$'Посещения + Долги'.BP20])" office:value-type="string" office:string-value="45" calcext:value-type="string">
            <text:p>45</text:p>
          </table:table-cell>
          <table:table-cell table:style-name="ce15" table:formula="of:=IF(OR(ISTEXT([$'Посещения + Долги'.BQ20]); [.$A49]=[.BQ$51]); 0; [$'Посещения + Долги'.BQ$25]*[$'Посещения + Долги'.BQ20])" office:value-type="string" office:string-value="0" calcext:value-type="string">
            <text:p>0</text:p>
          </table:table-cell>
          <table:table-cell table:style-name="ce15" table:formula="of:=IF(OR(ISTEXT([$'Посещения + Долги'.BR20]); [.$A49]=[.BR$51]); 0; [$'Посещения + Долги'.BR$25]*[$'Посещения + Долги'.BR20])" office:value-type="string" office:string-value="0" calcext:value-type="string">
            <text:p>0</text:p>
          </table:table-cell>
          <table:table-cell table:style-name="ce15" table:formula="of:=IF(OR(ISTEXT([$'Посещения + Долги'.BS20]); [.$A49]=[.BS$51]); 0; [$'Посещения + Долги'.BS$25]*[$'Посещения + Долги'.BS20])" office:value-type="string" office:string-value="0" calcext:value-type="string">
            <text:p>0</text:p>
          </table:table-cell>
          <table:table-cell table:style-name="ce15" table:formula="of:=IF(OR(ISTEXT([$'Посещения + Долги'.BT20]); [.$A49]=[.BT$51]); 0; [$'Посещения + Долги'.BT$25]*[$'Посещения + Долги'.BT20])" office:value-type="string" office:string-value="0" calcext:value-type="string">
            <text:p>0</text:p>
          </table:table-cell>
          <table:table-cell table:style-name="ce15" table:formula="of:=IF(OR(ISTEXT([$'Посещения + Долги'.BU20]); [.$A49]=[.BU$51]); 0; [$'Посещения + Долги'.BU$25]*[$'Посещения + Долги'.BU20])" office:value-type="string" office:string-value="0" calcext:value-type="string">
            <text:p>0</text:p>
          </table:table-cell>
          <table:table-cell table:style-name="ce15" table:formula="of:=IF(OR(ISTEXT([$'Посещения + Долги'.BV20]); [.$A49]=[.BV$51]); 0; [$'Посещения + Долги'.BV$25]*[$'Посещения + Долги'.BV20])" office:value-type="string" office:string-value="0" calcext:value-type="string">
            <text:p>0</text:p>
          </table:table-cell>
          <table:table-cell table:style-name="ce15" table:formula="of:=IF(OR(ISTEXT([$'Посещения + Долги'.BW20]); [.$A49]=[.BW$51]); 0; [$'Посещения + Долги'.BW$25]*[$'Посещения + Долги'.BW20])" office:value-type="string" office:string-value="0" calcext:value-type="string">
            <text:p>0</text:p>
          </table:table-cell>
          <table:table-cell table:style-name="ce15" table:formula="of:=IF(OR(ISTEXT([$'Посещения + Долги'.BX20]); [.$A49]=[.BX$51]); 0; [$'Посещения + Долги'.BX$25]*[$'Посещения + Долги'.BX20])" office:value-type="string" office:string-value="0" calcext:value-type="string">
            <text:p>0</text:p>
          </table:table-cell>
          <table:table-cell table:style-name="ce15" table:formula="of:=IF(OR(ISTEXT([$'Посещения + Долги'.BY20]); [.$A49]=[.BY$51]); 0; [$'Посещения + Долги'.BY$25]*[$'Посещения + Долги'.BY20])" office:value-type="string" office:string-value="0" calcext:value-type="string">
            <text:p>0</text:p>
          </table:table-cell>
          <table:table-cell table:style-name="ce15" table:formula="of:=IF(OR(ISTEXT([$'Посещения + Долги'.BZ20]); [.$A49]=[.BZ$51]); 0; [$'Посещения + Долги'.BZ$25]*[$'Посещения + Долги'.BZ20])" office:value-type="string" office:string-value="0" calcext:value-type="string">
            <text:p>0</text:p>
          </table:table-cell>
          <table:table-cell table:style-name="ce15" table:formula="of:=IF(OR(ISTEXT([$'Посещения + Долги'.CA20]); [.$A49]=[.CA$51]); 0; [$'Посещения + Долги'.CA$25]*[$'Посещения + Долги'.CA20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Кропачева</text:p>
          </table:table-cell>
          <table:table-cell table:style-name="ce15" table:formula="of:=IF(OR(ISTEXT([$'Посещения + Долги'.B21]); [.$A50]=[.B$51]); 0; [$'Посещения + Долги'.B$25]*[$'Посещения + Долги'.B21])" office:value-type="string" office:string-value="0" calcext:value-type="string">
            <text:p>0</text:p>
          </table:table-cell>
          <table:table-cell table:style-name="ce15" table:formula="of:=IF(OR(ISTEXT([$'Посещения + Долги'.C21]); [.$A50]=[.C$51]); 0; [$'Посещения + Долги'.C$25]*[$'Посещения + Долги'.C21])" office:value-type="string" office:string-value="0" calcext:value-type="string">
            <text:p>0</text:p>
          </table:table-cell>
          <table:table-cell table:style-name="ce15" table:formula="of:=IF(OR(ISTEXT([$'Посещения + Долги'.D21]); [.$A50]=[.D$51]); 0; [$'Посещения + Долги'.D$25]*[$'Посещения + Долги'.D21])" office:value-type="string" office:string-value="0" calcext:value-type="string">
            <text:p>0</text:p>
          </table:table-cell>
          <table:table-cell table:style-name="ce15" table:formula="of:=IF(OR(ISTEXT([$'Посещения + Долги'.E21]); [.$A50]=[.E$51]); 0; [$'Посещения + Долги'.E$25]*[$'Посещения + Долги'.E21])" office:value-type="string" office:string-value="0" calcext:value-type="string">
            <text:p>0</text:p>
          </table:table-cell>
          <table:table-cell table:style-name="ce15" table:formula="of:=IF(OR(ISTEXT([$'Посещения + Долги'.F21]); [.$A50]=[.F$51]); 0; [$'Посещения + Долги'.F$25]*[$'Посещения + Долги'.F21])" office:value-type="string" office:string-value="0" calcext:value-type="string">
            <text:p>0</text:p>
          </table:table-cell>
          <table:table-cell table:style-name="ce15" table:formula="of:=IF(OR(ISTEXT([$'Посещения + Долги'.G21]); [.$A50]=[.G$51]); 0; [$'Посещения + Долги'.G$25]*[$'Посещения + Долги'.G21])" office:value-type="string" office:string-value="0" calcext:value-type="string">
            <text:p>0</text:p>
          </table:table-cell>
          <table:table-cell table:style-name="ce15" table:formula="of:=IF(OR(ISTEXT([$'Посещения + Долги'.H21]); [.$A50]=[.H$51]); 0; [$'Посещения + Долги'.H$25]*[$'Посещения + Долги'.H21])" office:value-type="string" office:string-value="0" calcext:value-type="string">
            <text:p>0</text:p>
          </table:table-cell>
          <table:table-cell table:style-name="ce15" table:formula="of:=IF(OR(ISTEXT([$'Посещения + Долги'.I21]); [.$A50]=[.I$51]); 0; [$'Посещения + Долги'.I$25]*[$'Посещения + Долги'.I21])" office:value-type="string" office:string-value="0" calcext:value-type="string">
            <text:p>0</text:p>
          </table:table-cell>
          <table:table-cell table:style-name="ce15" table:formula="of:=IF(OR(ISTEXT([$'Посещения + Долги'.J21]); [.$A50]=[.J$51]); 0; [$'Посещения + Долги'.J$25]*[$'Посещения + Долги'.J21])" office:value-type="string" office:string-value="0" calcext:value-type="string">
            <text:p>0</text:p>
          </table:table-cell>
          <table:table-cell table:style-name="ce15" table:formula="of:=IF(OR(ISTEXT([$'Посещения + Долги'.K21]); [.$A50]=[.K$51]); 0; [$'Посещения + Долги'.K$25]*[$'Посещения + Долги'.K21])" office:value-type="string" office:string-value="0" calcext:value-type="string">
            <text:p>0</text:p>
          </table:table-cell>
          <table:table-cell table:style-name="ce15" table:formula="of:=IF(OR(ISTEXT([$'Посещения + Долги'.L21]); [.$A50]=[.L$51]); 0; [$'Посещения + Долги'.L$25]*[$'Посещения + Долги'.L21])" office:value-type="string" office:string-value="0" calcext:value-type="string">
            <text:p>0</text:p>
          </table:table-cell>
          <table:table-cell table:style-name="ce15" table:formula="of:=IF(OR(ISTEXT([$'Посещения + Долги'.M21]); [.$A50]=[.M$51]); 0; [$'Посещения + Долги'.M$25]*[$'Посещения + Долги'.M21])" office:value-type="string" office:string-value="0" calcext:value-type="string">
            <text:p>0</text:p>
          </table:table-cell>
          <table:table-cell table:style-name="ce15" table:formula="of:=IF(OR(ISTEXT([$'Посещения + Долги'.N21]); [.$A50]=[.N$51]); 0; [$'Посещения + Долги'.N$25]*[$'Посещения + Долги'.N21])" office:value-type="string" office:string-value="0" calcext:value-type="string">
            <text:p>0</text:p>
          </table:table-cell>
          <table:table-cell table:style-name="ce15" table:formula="of:=IF(OR(ISTEXT([$'Посещения + Долги'.O21]); [.$A50]=[.O$51]); 0; [$'Посещения + Долги'.O$25]*[$'Посещения + Долги'.O21])" office:value-type="string" office:string-value="0" calcext:value-type="string">
            <text:p>0</text:p>
          </table:table-cell>
          <table:table-cell table:style-name="ce15" table:formula="of:=IF(OR(ISTEXT([$'Посещения + Долги'.P21]); [.$A50]=[.P$51]); 0; [$'Посещения + Долги'.P$25]*[$'Посещения + Долги'.P21])" office:value-type="string" office:string-value="0" calcext:value-type="string">
            <text:p>0</text:p>
          </table:table-cell>
          <table:table-cell table:style-name="ce15" table:formula="of:=IF(OR(ISTEXT([$'Посещения + Долги'.Q21]); [.$A50]=[.Q$51]); 0; [$'Посещения + Долги'.Q$25]*[$'Посещения + Долги'.Q21])" office:value-type="string" office:string-value="0" calcext:value-type="string">
            <text:p>0</text:p>
          </table:table-cell>
          <table:table-cell table:style-name="ce15" table:formula="of:=IF(OR(ISTEXT([$'Посещения + Долги'.R21]); [.$A50]=[.R$51]); 0; [$'Посещения + Долги'.R$25]*[$'Посещения + Долги'.R21])" office:value-type="string" office:string-value="0" calcext:value-type="string">
            <text:p>0</text:p>
          </table:table-cell>
          <table:table-cell table:style-name="ce15" table:formula="of:=IF(OR(ISTEXT([$'Посещения + Долги'.S21]); [.$A50]=[.S$51]); 0; [$'Посещения + Долги'.S$25]*[$'Посещения + Долги'.S21])" office:value-type="string" office:string-value="0" calcext:value-type="string">
            <text:p>0</text:p>
          </table:table-cell>
          <table:table-cell table:style-name="ce15" table:formula="of:=IF(OR(ISTEXT([$'Посещения + Долги'.T21]); [.$A50]=[.T$51]); 0; [$'Посещения + Долги'.T$25]*[$'Посещения + Долги'.T21])" office:value-type="string" office:string-value="0" calcext:value-type="string">
            <text:p>0</text:p>
          </table:table-cell>
          <table:table-cell table:style-name="ce15" table:formula="of:=IF(OR(ISTEXT([$'Посещения + Долги'.U21]); [.$A50]=[.U$51]); 0; [$'Посещения + Долги'.U$25]*[$'Посещения + Долги'.U21])" office:value-type="string" office:string-value="0" calcext:value-type="string">
            <text:p>0</text:p>
          </table:table-cell>
          <table:table-cell table:style-name="ce15" table:formula="of:=IF(OR(ISTEXT([$'Посещения + Долги'.V21]); [.$A50]=[.V$51]); 0; [$'Посещения + Долги'.V$25]*[$'Посещения + Долги'.V21])" office:value-type="string" office:string-value="0" calcext:value-type="string">
            <text:p>0</text:p>
          </table:table-cell>
          <table:table-cell table:style-name="ce15" table:formula="of:=IF(OR(ISTEXT([$'Посещения + Долги'.W21]); [.$A50]=[.W$51]); 0; [$'Посещения + Долги'.W$25]*[$'Посещения + Долги'.W21])" office:value-type="string" office:string-value="0" calcext:value-type="string">
            <text:p>0</text:p>
          </table:table-cell>
          <table:table-cell table:style-name="ce15" table:formula="of:=IF(OR(ISTEXT([$'Посещения + Долги'.X21]); [.$A50]=[.X$51]); 0; [$'Посещения + Долги'.X$25]*[$'Посещения + Долги'.X21])" office:value-type="string" office:string-value="0" calcext:value-type="string">
            <text:p>0</text:p>
          </table:table-cell>
          <table:table-cell table:style-name="ce15" table:formula="of:=IF(OR(ISTEXT([$'Посещения + Долги'.Y21]); [.$A50]=[.Y$51]); 0; [$'Посещения + Долги'.Y$25]*[$'Посещения + Долги'.Y21])" office:value-type="string" office:string-value="0" calcext:value-type="string">
            <text:p>0</text:p>
          </table:table-cell>
          <table:table-cell table:style-name="ce15" table:formula="of:=IF(OR(ISTEXT([$'Посещения + Долги'.Z21]); [.$A50]=[.Z$51]); 0; [$'Посещения + Долги'.Z$25]*[$'Посещения + Долги'.Z21])" office:value-type="string" office:string-value="0" calcext:value-type="string">
            <text:p>0</text:p>
          </table:table-cell>
          <table:table-cell table:style-name="ce15" table:formula="of:=IF(OR(ISTEXT([$'Посещения + Долги'.AA21]); [.$A50]=[.AA$51]); 0; [$'Посещения + Долги'.AA$25]*[$'Посещения + Долги'.AA21])" office:value-type="string" office:string-value="0" calcext:value-type="string">
            <text:p>0</text:p>
          </table:table-cell>
          <table:table-cell table:style-name="ce15" table:formula="of:=IF(OR(ISTEXT([$'Посещения + Долги'.AB21]); [.$A50]=[.AB$51]); 0; [$'Посещения + Долги'.AB$25]*[$'Посещения + Долги'.AB21])" office:value-type="string" office:string-value="0" calcext:value-type="string">
            <text:p>0</text:p>
          </table:table-cell>
          <table:table-cell table:style-name="ce15" table:formula="of:=IF(OR(ISTEXT([$'Посещения + Долги'.AC21]); [.$A50]=[.AC$51]); 0; [$'Посещения + Долги'.AC$25]*[$'Посещения + Долги'.AC21])" office:value-type="string" office:string-value="0" calcext:value-type="string">
            <text:p>0</text:p>
          </table:table-cell>
          <table:table-cell table:style-name="ce15" table:formula="of:=IF(OR(ISTEXT([$'Посещения + Долги'.AD21]); [.$A50]=[.AD$51]); 0; [$'Посещения + Долги'.AD$25]*[$'Посещения + Долги'.AD21])" office:value-type="string" office:string-value="0" calcext:value-type="string">
            <text:p>0</text:p>
          </table:table-cell>
          <table:table-cell table:style-name="ce15" table:formula="of:=IF(OR(ISTEXT([$'Посещения + Долги'.AE21]); [.$A50]=[.AE$51]); 0; [$'Посещения + Долги'.AE$25]*[$'Посещения + Долги'.AE21])" office:value-type="string" office:string-value="0" calcext:value-type="string">
            <text:p>0</text:p>
          </table:table-cell>
          <table:table-cell table:style-name="ce15" table:formula="of:=IF(OR(ISTEXT([$'Посещения + Долги'.AF21]); [.$A50]=[.AF$51]); 0; [$'Посещения + Долги'.AF$25]*[$'Посещения + Долги'.AF21])" office:value-type="string" office:string-value="0" calcext:value-type="string">
            <text:p>0</text:p>
          </table:table-cell>
          <table:table-cell table:style-name="ce15" table:formula="of:=IF(OR(ISTEXT([$'Посещения + Долги'.AG21]); [.$A50]=[.AG$51]); 0; [$'Посещения + Долги'.AG$25]*[$'Посещения + Долги'.AG21])" office:value-type="string" office:string-value="0" calcext:value-type="string">
            <text:p>0</text:p>
          </table:table-cell>
          <table:table-cell table:style-name="ce15" table:formula="of:=IF(OR(ISTEXT([$'Посещения + Долги'.AH21]); [.$A50]=[.AH$51]); 0; [$'Посещения + Долги'.AH$25]*[$'Посещения + Долги'.AH21])" office:value-type="string" office:string-value="0" calcext:value-type="string">
            <text:p>0</text:p>
          </table:table-cell>
          <table:table-cell table:style-name="ce15" table:formula="of:=IF(OR(ISTEXT([$'Посещения + Долги'.AI21]); [.$A50]=[.AI$51]); 0; [$'Посещения + Долги'.AI$25]*[$'Посещения + Долги'.AI21])" office:value-type="string" office:string-value="0" calcext:value-type="string">
            <text:p>0</text:p>
          </table:table-cell>
          <table:table-cell table:style-name="ce15" table:formula="of:=IF(OR(ISTEXT([$'Посещения + Долги'.AJ21]); [.$A50]=[.AJ$51]); 0; [$'Посещения + Долги'.AJ$25]*[$'Посещения + Долги'.AJ21])" office:value-type="string" office:string-value="0" calcext:value-type="string">
            <text:p>0</text:p>
          </table:table-cell>
          <table:table-cell table:style-name="ce15" table:formula="of:=IF(OR(ISTEXT([$'Посещения + Долги'.AK21]); [.$A50]=[.AK$51]); 0; [$'Посещения + Долги'.AK$25]*[$'Посещения + Долги'.AK21])" office:value-type="string" office:string-value="0" calcext:value-type="string">
            <text:p>0</text:p>
          </table:table-cell>
          <table:table-cell table:style-name="ce15" table:formula="of:=IF(OR(ISTEXT([$'Посещения + Долги'.AL21]); [.$A50]=[.AL$51]); 0; [$'Посещения + Долги'.AL$25]*[$'Посещения + Долги'.AL21])" office:value-type="string" office:string-value="0" calcext:value-type="string">
            <text:p>0</text:p>
          </table:table-cell>
          <table:table-cell table:style-name="ce15" table:formula="of:=IF(OR(ISTEXT([$'Посещения + Долги'.AM21]); [.$A50]=[.AM$51]); 0; [$'Посещения + Долги'.AM$25]*[$'Посещения + Долги'.AM21])" office:value-type="string" office:string-value="0" calcext:value-type="string">
            <text:p>0</text:p>
          </table:table-cell>
          <table:table-cell table:style-name="ce15" table:formula="of:=IF(OR(ISTEXT([$'Посещения + Долги'.AN21]); [.$A50]=[.AN$51]); 0; [$'Посещения + Долги'.AN$25]*[$'Посещения + Долги'.AN21])" office:value-type="string" office:string-value="0" calcext:value-type="string">
            <text:p>0</text:p>
          </table:table-cell>
          <table:table-cell table:style-name="ce15" table:formula="of:=IF(OR(ISTEXT([$'Посещения + Долги'.AO21]); [.$A50]=[.AO$51]); 0; [$'Посещения + Долги'.AO$25]*[$'Посещения + Долги'.AO21])" office:value-type="string" office:string-value="0" calcext:value-type="string">
            <text:p>0</text:p>
          </table:table-cell>
          <table:table-cell table:style-name="ce15" table:formula="of:=IF(OR(ISTEXT([$'Посещения + Долги'.AP21]); [.$A50]=[.AP$51]); 0; [$'Посещения + Долги'.AP$25]*[$'Посещения + Долги'.AP21])" office:value-type="string" office:string-value="0" calcext:value-type="string">
            <text:p>0</text:p>
          </table:table-cell>
          <table:table-cell table:style-name="ce15" table:formula="of:=IF(OR(ISTEXT([$'Посещения + Долги'.AQ21]); [.$A50]=[.AQ$51]); 0; [$'Посещения + Долги'.AQ$25]*[$'Посещения + Долги'.AQ21])" office:value-type="string" office:string-value="0" calcext:value-type="string">
            <text:p>0</text:p>
          </table:table-cell>
          <table:table-cell table:style-name="ce15" table:formula="of:=IF(OR(ISTEXT([$'Посещения + Долги'.AR21]); [.$A50]=[.AR$51]); 0; [$'Посещения + Долги'.AR$25]*[$'Посещения + Долги'.AR21])" office:value-type="string" office:string-value="0" calcext:value-type="string">
            <text:p>0</text:p>
          </table:table-cell>
          <table:table-cell table:style-name="ce15" table:formula="of:=IF(OR(ISTEXT([$'Посещения + Долги'.AS21]); [.$A50]=[.AS$51]); 0; [$'Посещения + Долги'.AS$25]*[$'Посещения + Долги'.AS21])" office:value-type="string" office:string-value="0" calcext:value-type="string">
            <text:p>0</text:p>
          </table:table-cell>
          <table:table-cell table:style-name="ce15" table:formula="of:=IF(OR(ISTEXT([$'Посещения + Долги'.AT21]); [.$A50]=[.AT$51]); 0; [$'Посещения + Долги'.AT$25]*[$'Посещения + Долги'.AT21])" office:value-type="string" office:string-value="0" calcext:value-type="string">
            <text:p>0</text:p>
          </table:table-cell>
          <table:table-cell table:style-name="ce15" table:formula="of:=IF(OR(ISTEXT([$'Посещения + Долги'.AU21]); [.$A50]=[.AU$51]); 0; [$'Посещения + Долги'.AU$25]*[$'Посещения + Долги'.AU21])" office:value-type="string" office:string-value="0" calcext:value-type="string">
            <text:p>0</text:p>
          </table:table-cell>
          <table:table-cell table:style-name="ce15" table:formula="of:=IF(OR(ISTEXT([$'Посещения + Долги'.AV21]); [.$A50]=[.AV$51]); 0; [$'Посещения + Долги'.AV$25]*[$'Посещения + Долги'.AV21])" office:value-type="string" office:string-value="0" calcext:value-type="string">
            <text:p>0</text:p>
          </table:table-cell>
          <table:table-cell table:style-name="ce15" table:formula="of:=IF(OR(ISTEXT([$'Посещения + Долги'.AW21]); [.$A50]=[.AW$51]); 0; [$'Посещения + Долги'.AW$25]*[$'Посещения + Долги'.AW21])" office:value-type="string" office:string-value="0" calcext:value-type="string">
            <text:p>0</text:p>
          </table:table-cell>
          <table:table-cell table:style-name="ce15" table:formula="of:=IF(OR(ISTEXT([$'Посещения + Долги'.AX21]); [.$A50]=[.AX$51]); 0; [$'Посещения + Долги'.AX$25]*[$'Посещения + Долги'.AX21])" office:value-type="string" office:string-value="0" calcext:value-type="string">
            <text:p>0</text:p>
          </table:table-cell>
          <table:table-cell table:style-name="ce15" table:formula="of:=IF(OR(ISTEXT([$'Посещения + Долги'.AY21]); [.$A50]=[.AY$51]); 0; [$'Посещения + Долги'.AY$25]*[$'Посещения + Долги'.AY21])" office:value-type="string" office:string-value="0" calcext:value-type="string">
            <text:p>0</text:p>
          </table:table-cell>
          <table:table-cell table:style-name="ce15" table:formula="of:=IF(OR(ISTEXT([$'Посещения + Долги'.AZ21]); [.$A50]=[.AZ$51]); 0; [$'Посещения + Долги'.AZ$25]*[$'Посещения + Долги'.AZ21])" office:value-type="string" office:string-value="0" calcext:value-type="string">
            <text:p>0</text:p>
          </table:table-cell>
          <table:table-cell table:style-name="ce15" table:formula="of:=IF(OR(ISTEXT([$'Посещения + Долги'.BA21]); [.$A50]=[.BA$51]); 0; [$'Посещения + Долги'.BA$25]*[$'Посещения + Долги'.BA21])" office:value-type="string" office:string-value="0" calcext:value-type="string">
            <text:p>0</text:p>
          </table:table-cell>
          <table:table-cell table:style-name="ce15" table:formula="of:=IF(OR(ISTEXT([$'Посещения + Долги'.BB21]); [.$A50]=[.BB$51]); 0; [$'Посещения + Долги'.BB$25]*[$'Посещения + Долги'.BB21])" office:value-type="string" office:string-value="0" calcext:value-type="string">
            <text:p>0</text:p>
          </table:table-cell>
          <table:table-cell table:style-name="ce15" table:formula="of:=IF(OR(ISTEXT([$'Посещения + Долги'.BC21]); [.$A50]=[.BC$51]); 0; [$'Посещения + Долги'.BC$25]*[$'Посещения + Долги'.BC21])" office:value-type="string" office:string-value="0" calcext:value-type="string">
            <text:p>0</text:p>
          </table:table-cell>
          <table:table-cell table:style-name="ce15" table:formula="of:=IF(OR(ISTEXT([$'Посещения + Долги'.BD21]); [.$A50]=[.BD$51]); 0; [$'Посещения + Долги'.BD$25]*[$'Посещения + Долги'.BD21])" office:value-type="string" office:string-value="0" calcext:value-type="string">
            <text:p>0</text:p>
          </table:table-cell>
          <table:table-cell table:style-name="ce15" table:formula="of:=IF(OR(ISTEXT([$'Посещения + Долги'.BE21]); [.$A50]=[.BE$51]); 0; [$'Посещения + Долги'.BE$25]*[$'Посещения + Долги'.BE21])" office:value-type="string" office:string-value="0" calcext:value-type="string">
            <text:p>0</text:p>
          </table:table-cell>
          <table:table-cell table:style-name="ce15" table:formula="of:=IF(OR(ISTEXT([$'Посещения + Долги'.BF21]); [.$A50]=[.BF$51]); 0; [$'Посещения + Долги'.BF$25]*[$'Посещения + Долги'.BF21])" office:value-type="string" office:string-value="0" calcext:value-type="string">
            <text:p>0</text:p>
          </table:table-cell>
          <table:table-cell table:style-name="ce15" table:formula="of:=IF(OR(ISTEXT([$'Посещения + Долги'.BG21]); [.$A50]=[.BG$51]); 0; [$'Посещения + Долги'.BG$25]*[$'Посещения + Долги'.BG21])" office:value-type="string" office:string-value="0" calcext:value-type="string">
            <text:p>0</text:p>
          </table:table-cell>
          <table:table-cell table:style-name="ce15" table:formula="of:=IF(OR(ISTEXT([$'Посещения + Долги'.BH21]); [.$A50]=[.BH$51]); 0; [$'Посещения + Долги'.BH$25]*[$'Посещения + Долги'.BH21])" office:value-type="string" office:string-value="56.25" calcext:value-type="string">
            <text:p>56.25</text:p>
          </table:table-cell>
          <table:table-cell table:style-name="ce15" table:formula="of:=IF(OR(ISTEXT([$'Посещения + Долги'.BI21]); [.$A50]=[.BI$51]); 0; [$'Посещения + Долги'.BI$25]*[$'Посещения + Долги'.BI21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BJ21]); [.$A50]=[.BJ$51]); 0; [$'Посещения + Долги'.BJ$25]*[$'Посещения + Долги'.BJ21])" office:value-type="string" office:string-value="45" calcext:value-type="string">
            <text:p>45</text:p>
          </table:table-cell>
          <table:table-cell table:style-name="ce15" table:formula="of:=IF(OR(ISTEXT([$'Посещения + Долги'.BK21]); [.$A50]=[.BK$51]); 0; [$'Посещения + Долги'.BK$25]*[$'Посещения + Долги'.BK21])" office:value-type="string" office:string-value="45" calcext:value-type="string">
            <text:p>45</text:p>
          </table:table-cell>
          <table:table-cell table:style-name="ce15" table:formula="of:=IF(OR(ISTEXT([$'Посещения + Долги'.BL21]); [.$A50]=[.BL$51]); 0; [$'Посещения + Долги'.BL$25]*[$'Посещения + Долги'.BL21])" office:value-type="string" office:string-value="50" calcext:value-type="string">
            <text:p>50</text:p>
          </table:table-cell>
          <table:table-cell table:style-name="ce15" table:formula="of:=IF(OR(ISTEXT([$'Посещения + Долги'.BM21]); [.$A50]=[.BM$51]); 0; [$'Посещения + Долги'.BM$25]*[$'Посещения + Долги'.BM21])" office:value-type="string" office:string-value="50" calcext:value-type="string">
            <text:p>50</text:p>
          </table:table-cell>
          <table:table-cell table:style-name="ce15" table:formula="of:=IF(OR(ISTEXT([$'Посещения + Долги'.BN21]); [.$A50]=[.BN$51]); 0; [$'Посещения + Долги'.BN$25]*[$'Посещения + Долги'.BN21])" office:value-type="string" office:string-value="36" calcext:value-type="string">
            <text:p>36</text:p>
          </table:table-cell>
          <table:table-cell table:style-name="ce15" table:formula="of:=IF(OR(ISTEXT([$'Посещения + Долги'.BO21]); [.$A50]=[.BO$51]); 0; [$'Посещения + Долги'.BO$25]*[$'Посещения + Долги'.BO21])" office:value-type="string" office:string-value="36" calcext:value-type="string">
            <text:p>36</text:p>
          </table:table-cell>
          <table:table-cell table:style-name="ce15" table:formula="of:=IF(OR(ISTEXT([$'Посещения + Долги'.BP21]); [.$A50]=[.BP$51]); 0; [$'Посещения + Долги'.BP$25]*[$'Посещения + Долги'.BP21])" office:value-type="string" office:string-value="45" calcext:value-type="string">
            <text:p>45</text:p>
          </table:table-cell>
          <table:table-cell table:style-name="ce15" table:formula="of:=IF(OR(ISTEXT([$'Посещения + Долги'.BQ21]); [.$A50]=[.BQ$51]); 0; [$'Посещения + Долги'.BQ$25]*[$'Посещения + Долги'.BQ21])" office:value-type="string" office:string-value="0" calcext:value-type="string">
            <text:p>0</text:p>
          </table:table-cell>
          <table:table-cell table:style-name="ce15" table:formula="of:=IF(OR(ISTEXT([$'Посещения + Долги'.BR21]); [.$A50]=[.BR$51]); 0; [$'Посещения + Долги'.BR$25]*[$'Посещения + Долги'.BR21])" office:value-type="string" office:string-value="0" calcext:value-type="string">
            <text:p>0</text:p>
          </table:table-cell>
          <table:table-cell table:style-name="ce15" table:formula="of:=IF(OR(ISTEXT([$'Посещения + Долги'.BS21]); [.$A50]=[.BS$51]); 0; [$'Посещения + Долги'.BS$25]*[$'Посещения + Долги'.BS21])" office:value-type="string" office:string-value="0" calcext:value-type="string">
            <text:p>0</text:p>
          </table:table-cell>
          <table:table-cell table:style-name="ce15" table:formula="of:=IF(OR(ISTEXT([$'Посещения + Долги'.BT21]); [.$A50]=[.BT$51]); 0; [$'Посещения + Долги'.BT$25]*[$'Посещения + Долги'.BT21])" office:value-type="string" office:string-value="0" calcext:value-type="string">
            <text:p>0</text:p>
          </table:table-cell>
          <table:table-cell table:style-name="ce15" table:formula="of:=IF(OR(ISTEXT([$'Посещения + Долги'.BU21]); [.$A50]=[.BU$51]); 0; [$'Посещения + Долги'.BU$25]*[$'Посещения + Долги'.BU21])" office:value-type="string" office:string-value="0" calcext:value-type="string">
            <text:p>0</text:p>
          </table:table-cell>
          <table:table-cell table:style-name="ce15" table:formula="of:=IF(OR(ISTEXT([$'Посещения + Долги'.BV21]); [.$A50]=[.BV$51]); 0; [$'Посещения + Долги'.BV$25]*[$'Посещения + Долги'.BV21])" office:value-type="string" office:string-value="0" calcext:value-type="string">
            <text:p>0</text:p>
          </table:table-cell>
          <table:table-cell table:style-name="ce15" table:formula="of:=IF(OR(ISTEXT([$'Посещения + Долги'.BW21]); [.$A50]=[.BW$51]); 0; [$'Посещения + Долги'.BW$25]*[$'Посещения + Долги'.BW21])" office:value-type="string" office:string-value="0" calcext:value-type="string">
            <text:p>0</text:p>
          </table:table-cell>
          <table:table-cell table:style-name="ce15" table:formula="of:=IF(OR(ISTEXT([$'Посещения + Долги'.BX21]); [.$A50]=[.BX$51]); 0; [$'Посещения + Долги'.BX$25]*[$'Посещения + Долги'.BX21])" office:value-type="string" office:string-value="0" calcext:value-type="string">
            <text:p>0</text:p>
          </table:table-cell>
          <table:table-cell table:style-name="ce15" table:formula="of:=IF(OR(ISTEXT([$'Посещения + Долги'.BY21]); [.$A50]=[.BY$51]); 0; [$'Посещения + Долги'.BY$25]*[$'Посещения + Долги'.BY21])" office:value-type="string" office:string-value="0" calcext:value-type="string">
            <text:p>0</text:p>
          </table:table-cell>
          <table:table-cell table:style-name="ce15" table:formula="of:=IF(OR(ISTEXT([$'Посещения + Долги'.BZ21]); [.$A50]=[.BZ$51]); 0; [$'Посещения + Долги'.BZ$25]*[$'Посещения + Долги'.BZ21])" office:value-type="string" office:string-value="0" calcext:value-type="string">
            <text:p>0</text:p>
          </table:table-cell>
          <table:table-cell table:style-name="ce15" table:formula="of:=IF(OR(ISTEXT([$'Посещения + Долги'.CA21]); [.$A50]=[.CA$51]); 0; [$'Посещения + Долги'.CA$25]*[$'Посещения + Долги'.CA21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/>
          <table:table-cell table:style-name="ce16" table:formula="of:=[$'Посещения + Долги'.B27]" office:value-type="string" office:string-value="Павлюк" calcext:value-type="string">
            <text:p>Павлюк</text:p>
          </table:table-cell>
          <table:table-cell table:style-name="ce18" table:formula="of:=[$'Посещения + Долги'.C27]" office:value-type="string" office:string-value="Воробьев" calcext:value-type="string">
            <text:p>Воробьев</text:p>
          </table:table-cell>
          <table:table-cell table:style-name="ce16" table:formula="of:=[$'Посещения + Долги'.D27]" office:value-type="string" office:string-value="Павлюк" calcext:value-type="string">
            <text:p>Павлюк</text:p>
          </table:table-cell>
          <table:table-cell table:style-name="ce18" table:formula="of:=[$'Посещения + Долги'.E27]" office:value-type="string" office:string-value="Павлюк" calcext:value-type="string">
            <text:p>Павлюк</text:p>
          </table:table-cell>
          <table:table-cell table:style-name="ce16" table:formula="of:=[$'Посещения + Долги'.F27]" office:value-type="string" office:string-value="Павлюк" calcext:value-type="string">
            <text:p>Павлюк</text:p>
          </table:table-cell>
          <table:table-cell table:style-name="ce18" table:formula="of:=[$'Посещения + Долги'.G27]" office:value-type="string" office:string-value="Воробьева" calcext:value-type="string">
            <text:p>Воробьева</text:p>
          </table:table-cell>
          <table:table-cell table:style-name="ce16" table:formula="of:=[$'Посещения + Долги'.H27]" office:value-type="string" office:string-value="Павлюк" calcext:value-type="string">
            <text:p>Павлюк</text:p>
          </table:table-cell>
          <table:table-cell table:style-name="ce18" table:formula="of:=[$'Посещения + Долги'.I27]" office:value-type="string" office:string-value="Павлюк" calcext:value-type="string">
            <text:p>Павлюк</text:p>
          </table:table-cell>
          <table:table-cell table:style-name="ce16" table:formula="of:=[$'Посещения + Долги'.J27]" office:value-type="string" office:string-value="Улитин" calcext:value-type="string">
            <text:p>Улитин</text:p>
          </table:table-cell>
          <table:table-cell table:style-name="ce18" table:formula="of:=[$'Посещения + Долги'.K27]" office:value-type="string" office:string-value="Улитин" calcext:value-type="string">
            <text:p>Улитин</text:p>
          </table:table-cell>
          <table:table-cell table:style-name="ce16" table:formula="of:=[$'Посещения + Долги'.L27]" office:value-type="string" office:string-value="Иванова" calcext:value-type="string">
            <text:p>Иванова</text:p>
          </table:table-cell>
          <table:table-cell table:style-name="ce18" table:formula="of:=[$'Посещения + Долги'.M27]" office:value-type="string" office:string-value="Улитин" calcext:value-type="string">
            <text:p>Улитин</text:p>
          </table:table-cell>
          <table:table-cell table:style-name="ce16" table:formula="of:=[$'Посещения + Долги'.N27]" office:value-type="string" office:string-value="Улитин" calcext:value-type="string">
            <text:p>Улитин</text:p>
          </table:table-cell>
          <table:table-cell table:style-name="ce18" table:formula="of:=[$'Посещения + Долги'.O27]" office:value-type="string" office:string-value="Улитин" calcext:value-type="string">
            <text:p>Улитин</text:p>
          </table:table-cell>
          <table:table-cell table:style-name="ce16" table:formula="of:=[$'Посещения + Долги'.P27]" office:value-type="string" office:string-value="Улитин" calcext:value-type="string">
            <text:p>Улитин</text:p>
          </table:table-cell>
          <table:table-cell table:style-name="ce18" table:formula="of:=[$'Посещения + Долги'.Q27]" office:value-type="string" office:string-value="Улитин" calcext:value-type="string">
            <text:p>Улитин</text:p>
          </table:table-cell>
          <table:table-cell table:style-name="ce16" table:formula="of:=[$'Посещения + Долги'.R27]" office:value-type="string" office:string-value="Улитин" calcext:value-type="string">
            <text:p>Улитин</text:p>
          </table:table-cell>
          <table:table-cell table:style-name="ce18" table:formula="of:=[$'Посещения + Долги'.S27]" office:value-type="string" office:string-value="Улитин" calcext:value-type="string">
            <text:p>Улитин</text:p>
          </table:table-cell>
          <table:table-cell table:style-name="ce16" table:formula="of:=[$'Посещения + Долги'.T27]" office:value-type="string" office:string-value="Улитин" calcext:value-type="string">
            <text:p>Улитин</text:p>
          </table:table-cell>
          <table:table-cell table:style-name="ce18" table:formula="of:=[$'Посещения + Долги'.U27]" office:value-type="string" office:string-value="Воробьева" calcext:value-type="string">
            <text:p>Воробьева</text:p>
          </table:table-cell>
          <table:table-cell table:style-name="ce16" table:formula="of:=[$'Посещения + Долги'.V27]" office:value-type="string" office:string-value="Улитин" calcext:value-type="string">
            <text:p>Улитин</text:p>
          </table:table-cell>
          <table:table-cell table:style-name="ce18" table:formula="of:=[$'Посещения + Долги'.W27]" office:value-type="string" office:string-value="Улитин" calcext:value-type="string">
            <text:p>Улитин</text:p>
          </table:table-cell>
          <table:table-cell table:style-name="ce16" table:formula="of:=[$'Посещения + Долги'.X27]" office:value-type="string" office:string-value="Воробьева" calcext:value-type="string">
            <text:p>Воробьева</text:p>
          </table:table-cell>
          <table:table-cell table:style-name="ce18" table:formula="of:=[$'Посещения + Долги'.Y27]" office:value-type="string" office:string-value="Павлюк" calcext:value-type="string">
            <text:p>Павлюк</text:p>
          </table:table-cell>
          <table:table-cell table:style-name="ce18" table:formula="of:=[$'Посещения + Долги'.Z27]" office:value-type="string" office:string-value="Павлюк" calcext:value-type="string">
            <text:p>Павлюк</text:p>
          </table:table-cell>
          <table:table-cell table:style-name="ce18" table:formula="of:=[$'Посещения + Долги'.AA27]" office:value-type="string" office:string-value="Павлюк" calcext:value-type="string">
            <text:p>Павлюк</text:p>
          </table:table-cell>
          <table:table-cell table:style-name="ce18" table:formula="of:=[$'Посещения + Долги'.AB27]" office:value-type="string" office:string-value="Павлюк" calcext:value-type="string">
            <text:p>Павлюк</text:p>
          </table:table-cell>
          <table:table-cell table:style-name="ce18" table:formula="of:=[$'Посещения + Долги'.AC27]" office:value-type="string" office:string-value="Улитин" calcext:value-type="string">
            <text:p>Улитин</text:p>
          </table:table-cell>
          <table:table-cell table:style-name="ce18" table:formula="of:=[$'Посещения + Долги'.AD27]" office:value-type="string" office:string-value="Павлюк" calcext:value-type="string">
            <text:p>Павлюк</text:p>
          </table:table-cell>
          <table:table-cell table:style-name="ce18" table:formula="of:=[$'Посещения + Долги'.AE27]" office:value-type="string" office:string-value="Павлюк" calcext:value-type="string">
            <text:p>Павлюк</text:p>
          </table:table-cell>
          <table:table-cell table:style-name="ce18" table:formula="of:=[$'Посещения + Долги'.AF27]" office:value-type="string" office:string-value="Павлюк" calcext:value-type="string">
            <text:p>Павлюк</text:p>
          </table:table-cell>
          <table:table-cell table:style-name="ce18" table:formula="of:=[$'Посещения + Долги'.AG27]" office:value-type="string" office:string-value="Павлюк" calcext:value-type="string">
            <text:p>Павлюк</text:p>
          </table:table-cell>
          <table:table-cell table:style-name="ce18" table:formula="of:=[$'Посещения + Долги'.AH27]" office:value-type="string" office:string-value="Улитин" calcext:value-type="string">
            <text:p>Улитин</text:p>
          </table:table-cell>
          <table:table-cell table:style-name="ce18" table:formula="of:=[$'Посещения + Долги'.AI27]" office:value-type="string" office:string-value="Воробьева" calcext:value-type="string">
            <text:p>Воробьева</text:p>
          </table:table-cell>
          <table:table-cell table:style-name="ce18" table:formula="of:=[$'Посещения + Долги'.AJ27]" office:value-type="string" office:string-value="Улитин" calcext:value-type="string">
            <text:p>Улитин</text:p>
          </table:table-cell>
          <table:table-cell table:style-name="ce18" table:formula="of:=[$'Посещения + Долги'.AK27]" office:value-type="string" office:string-value="Захаров" calcext:value-type="string">
            <text:p>Захаров</text:p>
          </table:table-cell>
          <table:table-cell table:style-name="ce18" table:formula="of:=[$'Посещения + Долги'.AL27]" office:value-type="string" office:string-value="Захаров" calcext:value-type="string">
            <text:p>Захаров</text:p>
          </table:table-cell>
          <table:table-cell table:style-name="ce18" table:formula="of:=[$'Посещения + Долги'.AM27]" office:value-type="string" office:string-value="Улитин" calcext:value-type="string">
            <text:p>Улитин</text:p>
          </table:table-cell>
          <table:table-cell table:style-name="ce18" table:formula="of:=[$'Посещения + Долги'.AN27]" office:value-type="string" office:string-value="Улитин" calcext:value-type="string">
            <text:p>Улитин</text:p>
          </table:table-cell>
          <table:table-cell table:style-name="ce18" table:formula="of:=[$'Посещения + Долги'.AO27]" office:value-type="string" office:string-value="Воробьева" calcext:value-type="string">
            <text:p>Воробьева</text:p>
          </table:table-cell>
          <table:table-cell table:style-name="ce18" table:formula="of:=[$'Посещения + Долги'.AP27]" office:value-type="string" office:string-value="Уваркин" calcext:value-type="string">
            <text:p>Уваркин</text:p>
          </table:table-cell>
          <table:table-cell table:style-name="ce18" table:formula="of:=[$'Посещения + Долги'.AQ27]" office:value-type="string" office:string-value="Рагимов" calcext:value-type="string">
            <text:p>Рагимов</text:p>
          </table:table-cell>
          <table:table-cell table:style-name="ce18" table:formula="of:=[$'Посещения + Долги'.AR27]" office:value-type="string" office:string-value="Улитин" calcext:value-type="string">
            <text:p>Улитин</text:p>
          </table:table-cell>
          <table:table-cell table:style-name="ce18" table:formula="of:=[$'Посещения + Долги'.AS27]" office:value-type="string" office:string-value="------------" calcext:value-type="string">
            <text:p>------------</text:p>
          </table:table-cell>
          <table:table-cell table:style-name="ce18" table:formula="of:=[$'Посещения + Долги'.AT27]" office:value-type="string" office:string-value="Улитин" calcext:value-type="string">
            <text:p>Улитин</text:p>
          </table:table-cell>
          <table:table-cell table:style-name="ce18" table:formula="of:=[$'Посещения + Долги'.AU27]" office:value-type="string" office:string-value="---------" calcext:value-type="string">
            <text:p>---------</text:p>
          </table:table-cell>
          <table:table-cell table:style-name="ce18" table:formula="of:=[$'Посещения + Долги'.AV27]" office:value-type="string" office:string-value="Рагимов" calcext:value-type="string">
            <text:p>Рагимов</text:p>
          </table:table-cell>
          <table:table-cell table:style-name="ce18" table:formula="of:=[$'Посещения + Долги'.AW27]" office:value-type="string" office:string-value="----------" calcext:value-type="string">
            <text:p>----------</text:p>
          </table:table-cell>
          <table:table-cell table:style-name="ce18" table:formula="of:=[$'Посещения + Долги'.AX27]" office:value-type="string" office:string-value="Ковалев" calcext:value-type="string">
            <text:p>Ковалев</text:p>
          </table:table-cell>
          <table:table-cell table:style-name="ce18" table:formula="of:=[$'Посещения + Долги'.AY27]" office:value-type="string" office:string-value="--------" calcext:value-type="string">
            <text:p>--------</text:p>
          </table:table-cell>
          <table:table-cell table:style-name="ce18" table:formula="of:=[$'Посещения + Долги'.AZ27]" office:value-type="string" office:string-value="Улитин" calcext:value-type="string">
            <text:p>Улитин</text:p>
          </table:table-cell>
          <table:table-cell table:style-name="ce18" table:formula="of:=[$'Посещения + Долги'.BA27]" office:value-type="string" office:string-value="--------" calcext:value-type="string">
            <text:p>--------</text:p>
          </table:table-cell>
          <table:table-cell table:style-name="ce18" table:formula="of:=[$'Посещения + Долги'.BB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C27]" office:value-type="string" office:string-value="--------" calcext:value-type="string">
            <text:p>--------</text:p>
          </table:table-cell>
          <table:table-cell table:style-name="ce18" table:formula="of:=[$'Посещения + Долги'.BD27]" office:value-type="string" office:string-value="Улитин" calcext:value-type="string">
            <text:p>Улитин</text:p>
          </table:table-cell>
          <table:table-cell table:style-name="ce18" table:formula="of:=[$'Посещения + Долги'.BE27]" office:value-type="float" office:value="0" calcext:value-type="float">
            <text:p>0</text:p>
          </table:table-cell>
          <table:table-cell table:style-name="ce18" table:formula="of:=[$'Посещения + Долги'.BF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G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H27]" office:value-type="string" office:string-value="Улитин" calcext:value-type="string">
            <text:p>Улитин</text:p>
          </table:table-cell>
          <table:table-cell table:style-name="ce18" table:formula="of:=[$'Посещения + Долги'.BI27]" office:value-type="string" office:string-value="Иванова" calcext:value-type="string">
            <text:p>Иванова</text:p>
          </table:table-cell>
          <table:table-cell table:style-name="ce18" table:formula="of:=[$'Посещения + Долги'.BJ27]" office:value-type="string" office:string-value="Улитин" calcext:value-type="string">
            <text:p>Улитин</text:p>
          </table:table-cell>
          <table:table-cell table:style-name="ce18" table:formula="of:=[$'Посещения + Долги'.BK27]" office:value-type="string" office:string-value="Иванова" calcext:value-type="string">
            <text:p>Иванова</text:p>
          </table:table-cell>
          <table:table-cell table:style-name="ce18" table:formula="of:=[$'Посещения + Долги'.BL27]" office:value-type="string" office:string-value="Улитин" calcext:value-type="string">
            <text:p>Улитин</text:p>
          </table:table-cell>
          <table:table-cell table:style-name="ce18" table:formula="of:=[$'Посещения + Долги'.BM27]" office:value-type="string" office:string-value="Дорохин" calcext:value-type="string">
            <text:p>Дорохин</text:p>
          </table:table-cell>
          <table:table-cell table:style-name="ce18" table:formula="of:=[$'Посещения + Долги'.BN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O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P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Q27]" office:value-type="float" office:value="0" calcext:value-type="float">
            <text:p>0</text:p>
          </table:table-cell>
          <table:table-cell table:style-name="ce18" table:formula="of:=[$'Посещения + Долги'.BR27]" office:value-type="float" office:value="0" calcext:value-type="float">
            <text:p>0</text:p>
          </table:table-cell>
          <table:table-cell table:style-name="ce18" table:formula="of:=[$'Посещения + Долги'.BS27]" office:value-type="float" office:value="0" calcext:value-type="float">
            <text:p>0</text:p>
          </table:table-cell>
          <table:table-cell table:style-name="ce18" table:formula="of:=[$'Посещения + Долги'.BT27]" office:value-type="float" office:value="0" calcext:value-type="float">
            <text:p>0</text:p>
          </table:table-cell>
          <table:table-cell table:style-name="ce18" table:formula="of:=[$'Посещения + Долги'.BU27]" office:value-type="float" office:value="0" calcext:value-type="float">
            <text:p>0</text:p>
          </table:table-cell>
          <table:table-cell table:style-name="ce18" table:formula="of:=[$'Посещения + Долги'.BV27]" office:value-type="float" office:value="0" calcext:value-type="float">
            <text:p>0</text:p>
          </table:table-cell>
          <table:table-cell table:style-name="ce18" table:formula="of:=[$'Посещения + Долги'.BW27]" office:value-type="float" office:value="0" calcext:value-type="float">
            <text:p>0</text:p>
          </table:table-cell>
          <table:table-cell table:style-name="ce18" table:formula="of:=[$'Посещения + Долги'.BX27]" office:value-type="float" office:value="0" calcext:value-type="float">
            <text:p>0</text:p>
          </table:table-cell>
          <table:table-cell table:style-name="ce18" table:formula="of:=[$'Посещения + Долги'.BY27]" office:value-type="float" office:value="0" calcext:value-type="float">
            <text:p>0</text:p>
          </table:table-cell>
          <table:table-cell table:style-name="ce18" table:formula="of:=[$'Посещения + Долги'.BZ27]" office:value-type="float" office:value="0" calcext:value-type="float">
            <text:p>0</text:p>
          </table:table-cell>
          <table:table-cell table:style-name="ce18" table:formula="of:=[$'Посещения + Долги'.CA27]"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/>
          <table:table-cell table:style-name="ce13" office:value-type="string" calcext:value-type="string" table:number-columns-spanned="18" table:number-rows-spanned="1">
            <text:p>кто оплачивал</text:p>
          </table:table-cell>
          <table:covered-table-cell table:number-columns-repeated="17"/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6">
          <table:table-cell table:style-name="ce11"/>
          <table:table-cell table:number-columns-repeated="1023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сещения + Долги" table:style-name="ta3">
        <table:table-column table:style-name="co20" table:default-cell-style-name="Default"/>
        <table:table-column table:style-name="co21" table:default-cell-style-name="Default"/>
        <table:table-column table:style-name="co1" table:number-columns-repeated="45" table:default-cell-style-name="Default"/>
        <table:table-column table:style-name="co22" table:number-columns-repeated="32" table:default-cell-style-name="Default"/>
        <table:table-column table:style-name="co1" table:number-columns-repeated="945" table:default-cell-style-name="Default"/>
        <table:table-row table:style-name="ro1">
          <table:table-cell table:style-name="ce3"/>
          <table:table-cell table:style-name="ce14" office:value-type="date" office:date-value="2018-07-10" calcext:value-type="date" table:number-columns-spanned="2" table:number-rows-spanned="1">
            <text:p>10.07</text:p>
          </table:table-cell>
          <table:covered-table-cell table:style-name="ce3"/>
          <table:table-cell table:style-name="ce37" office:value-type="date" office:date-value="2018-07-11" calcext:value-type="date" table:number-columns-spanned="2" table:number-rows-spanned="1">
            <text:p>11.07.2018</text:p>
          </table:table-cell>
          <table:covered-table-cell/>
          <table:table-cell table:style-name="ce14" office:value-type="date" office:date-value="2018-07-12" calcext:value-type="date" table:number-columns-spanned="2" table:number-rows-spanned="1">
            <text:p>12.07</text:p>
          </table:table-cell>
          <table:covered-table-cell table:style-name="ce3"/>
          <table:table-cell table:style-name="ce43" office:value-type="date" office:date-value="2018-07-13" calcext:value-type="date" table:number-columns-spanned="2" table:number-rows-spanned="1">
            <text:p>13.07</text:p>
          </table:table-cell>
          <table:covered-table-cell/>
          <table:table-cell table:style-name="ce19" office:value-type="date" office:date-value="2018-07-16" calcext:value-type="date" table:number-columns-spanned="2" table:number-rows-spanned="1">
            <text:p>16.07</text:p>
          </table:table-cell>
          <table:covered-table-cell/>
          <table:table-cell table:style-name="ce14" office:value-type="date" office:date-value="2018-07-17" calcext:value-type="date" table:number-columns-spanned="2" table:number-rows-spanned="1">
            <text:p>17.07</text:p>
          </table:table-cell>
          <table:covered-table-cell table:style-name="ce3"/>
          <table:table-cell table:style-name="ce19" office:value-type="date" office:date-value="2018-07-18" calcext:value-type="date" table:number-columns-spanned="2" table:number-rows-spanned="1">
            <text:p>18.07</text:p>
          </table:table-cell>
          <table:covered-table-cell/>
          <table:table-cell table:style-name="ce19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19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19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19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19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19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19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19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19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19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19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19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19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19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19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19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19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19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19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19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19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19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19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19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19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19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19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19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19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19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19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19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number-columns-repeated="945"/>
        </table:table-row>
        <table:table-row table:style-name="ro1">
          <table:table-cell table:style-name="ce20" office:value-type="string" calcext:value-type="string">
            <text:p>Воробьев</text:p>
          </table:table-cell>
          <table:table-cell table:number-columns-repeated="5" table:style-name="ce24" office:value-type="string" calcext:value-type="string">
            <text:p>платил</text:p>
          </table:table-cell>
          <table:table-cell table:style-name="ce42"/>
          <table:table-cell table:style-name="ce44"/>
          <table:table-cell table:style-name="ce45"/>
          <table:table-cell table:style-name="ce46"/>
          <table:table-cell table:style-name="ce45"/>
          <table:table-cell table:style-name="ce44"/>
          <table:table-cell table:style-name="ce45"/>
          <table:table-cell table:style-name="ce42" table:number-columns-repeated="2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string" calcext:value-type="string">
            <text:p>платил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string" calcext:value-type="string">
            <text:p>платил</text:p>
          </table:table-cell>
          <table:table-cell table:style-name="ce45"/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45" office:value-type="float" office:value="1" calcext:value-type="float">
            <text:p>1</text:p>
          </table:table-cell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45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Воробьева</text:p>
          </table:table-cell>
          <table:table-cell table:number-columns-repeated="6" table:style-name="ce24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table:number-columns-repeated="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Дорохин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number-columns-repeated="14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style-name="ce20" office:value-type="string" calcext:value-type="string">
            <text:p>Захаро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/>
          <table:table-cell table:style-name="ce34"/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42"/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number-columns-repeated="11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Иванова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/>
          <table:table-cell table:style-name="ce25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string" calcext:value-type="string">
            <text:p>платил</text:p>
          </table:table-cell>
          <table:table-cell table:number-columns-repeated="16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style-name="ce20" office:value-type="string" calcext:value-type="string">
            <text:p>Лисицын</text:p>
          </table:table-cell>
          <table:table-cell table:number-columns-repeated="2" table:style-name="ce26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/>
          <table:table-cell table:style-name="ce42"/>
          <table:table-cell table:number-columns-repeated="2" table:style-name="ce26" office:value-type="string" calcext:value-type="string">
            <text:p>платил</text:p>
          </table:table-cell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6" office:value-type="string" calcext:value-type="string">
            <text:p>платил</text:p>
          </table:table-cell>
          <table:table-cell table:style-name="ce42"/>
          <table:table-cell table:number-columns-repeated="2" table:style-name="ce26" office:value-type="string" calcext:value-type="string">
            <text:p>платил</text:p>
          </table:table-cell>
          <table:table-cell table:style-name="ce25"/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4"/>
          <table:table-cell table:number-columns-repeated="5" table:style-name="ce42" office:value-type="float" office:value="1" calcext:value-type="float">
            <text:p>1</text:p>
          </table:table-cell>
          <table:table-cell table:style-name="ce42" table:number-columns-repeated="14"/>
          <table:table-cell table:number-columns-repeated="945"/>
        </table:table-row>
        <table:table-row table:style-name="ro1">
          <table:table-cell table:style-name="ce20" office:value-type="string" calcext:value-type="string">
            <text:p>Мулюков</text:p>
          </table:table-cell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/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number-columns-repeated="2" table:style-name="ce34" office:value-type="string" calcext:value-type="string">
            <text:p>платил</text:p>
          </table:table-cell>
          <table:table-cell table:number-columns-repeated="4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number-columns-repeated="19" table:style-name="ce25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Мурлатов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 office:value-type="float" office:value="1" calcext:value-type="float">
            <text:p>1</text:p>
          </table:table-cell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Павлюк</text:p>
          </table:table-cell>
          <table:table-cell table:number-columns-repeated="2" table:style-name="ce24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Пискун</text:p>
          </table:table-cell>
          <table:table-cell table:style-name="ce2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Полищук 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1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table:number-columns-repeated="12"/>
          <table:table-cell table:number-columns-repeated="945"/>
        </table:table-row>
        <table:table-row table:style-name="ro1">
          <table:table-cell table:style-name="ce20" office:value-type="string" calcext:value-type="string">
            <text:p>Рагимо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table:number-columns-repeated="20"/>
          <table:table-cell table:number-columns-repeated="945"/>
        </table:table-row>
        <table:table-row table:style-name="ro1">
          <table:table-cell table:style-name="ce20" office:value-type="string" calcext:value-type="string">
            <text:p>Скиднов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8"/>
          <table:table-cell table:number-columns-repeated="11"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number-columns-repeated="945"/>
        </table:table-row>
        <table:table-row table:style-name="ro1">
          <table:table-cell table:style-name="ce20" office:value-type="string" calcext:value-type="string">
            <text:p>Фатеев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Улитин</text:p>
          </table:table-cell>
          <table:table-cell table:style-name="ce25" office:value-type="string" calcext:value-type="string">
            <text:p>платил</text:p>
          </table:table-cell>
          <table:table-cell table:number-columns-repeated="9" table:style-name="ce35" office:value-type="string" calcext:value-type="string">
            <text:p>платил</text:p>
          </table:table-cell>
          <table:table-cell table:style-name="ce25"/>
          <table:table-cell table:style-name="ce35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number-columns-repeated="11" table:style-name="ce3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number-columns-repeated="2" table:style-name="ce25" office:value-type="string" calcext:value-type="string">
            <text:p>платил</text:p>
          </table:table-cell>
          <table:table-cell table:number-columns-repeated="2" table:style-name="ce35" office:value-type="string" calcext:value-type="string">
            <text:p>платил</text:p>
          </table:table-cell>
          <table:table-cell table:style-name="ce4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48" office:value-type="string" calcext:value-type="string">
            <text:p>платил</text:p>
          </table:table-cell>
          <table:table-cell table:style-name="ce34"/>
          <table:table-cell table:style-name="ce35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string" calcext:value-type="string">
            <text:p>платил</text:p>
          </table:table-cell>
          <table:table-cell table:number-columns-repeated="14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style-name="ce20" office:value-type="string" calcext:value-type="string">
            <text:p>Ковалев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34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6"/>
          <table:table-cell table:number-columns-repeated="5" table:style-name="ce42" office:value-type="float" office:value="1" calcext:value-type="float">
            <text:p>1</text:p>
          </table:table-cell>
          <table:table-cell table:style-name="ce42" table:number-columns-repeated="9"/>
          <table:table-cell table:number-columns-repeated="945"/>
        </table:table-row>
        <table:table-row table:style-name="ro1">
          <table:table-cell table:style-name="ce20" office:value-type="string" calcext:value-type="string">
            <text:p>Чердинце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4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table:number-columns-repeated="3"/>
          <table:table-cell table:style-name="ce34"/>
          <table:table-cell table:style-name="ce42" table:number-columns-repeated="8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8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number-columns-repeated="945"/>
        </table:table-row>
        <table:table-row table:style-name="ro1">
          <table:table-cell table:style-name="ce20" office:value-type="string" calcext:value-type="string">
            <text:p>Уваркин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" table:style-name="ce42" office:value-type="string" calcext:value-type="string">
            <text:p>платил</text:p>
          </table:table-cell>
          <table:table-cell table:style-name="ce42" table:number-columns-repeated="12"/>
          <table:table-cell table:number-columns-repeated="945"/>
        </table:table-row>
        <table:table-row table:style-name="ro1">
          <table:table-cell table:style-name="ce20" office:value-type="string" calcext:value-type="string">
            <text:p>Малинин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number-columns-repeated="10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number-columns-repeated="945"/>
        </table:table-row>
        <table:table-row table:style-name="ro1">
          <table:table-cell table:style-name="ce21" office:value-type="string" calcext:value-type="string">
            <text:p>Кропачева</text:p>
          </table:table-cell>
          <table:table-cell table:style-name="ce27" table:number-columns-repeated="2"/>
          <table:table-cell table:style-name="ce38" table:number-columns-repeated="3"/>
          <table:table-cell table:style-name="ce27"/>
          <table:table-cell table:style-name="ce38" table:number-columns-repeated="4"/>
          <table:table-cell table:style-name="ce27"/>
          <table:table-cell table:style-name="ce38" table:number-columns-repeated="6"/>
          <table:table-cell table:style-name="ce27"/>
          <table:table-cell table:style-name="ce38"/>
          <table:table-cell table:style-name="ce27" table:number-columns-repeated="39"/>
          <table:table-cell table:number-columns-repeated="10" table:style-name="ce27" office:value-type="float" office:value="1" calcext:value-type="float">
            <text:p>1</text:p>
          </table:table-cell>
          <table:table-cell table:style-name="ce27" table:number-columns-repeated="10"/>
          <table:table-cell table:number-columns-repeated="945"/>
        </table:table-row>
        <table:table-row table:style-name="ro1">
          <table:table-cell table:style-name="ce22" office:value-type="string" calcext:value-type="string">
            <text:p>Отметилось</text:p>
          </table:table-cell>
          <table:table-cell table:style-name="ce3" table:formula="of:=COUNTA([.B2:.B20])" office:value-type="float" office:value="12" calcext:value-type="float">
            <text:p>12</text:p>
          </table:table-cell>
          <table:table-cell table:style-name="ce3" table:formula="of:=COUNTA([.C2:.C20])" office:value-type="float" office:value="12" calcext:value-type="float">
            <text:p>12</text:p>
          </table:table-cell>
          <table:table-cell table:style-name="ce3" table:formula="of:=COUNTA([.D2:.D20])" office:value-type="float" office:value="12" calcext:value-type="float">
            <text:p>12</text:p>
          </table:table-cell>
          <table:table-cell table:style-name="ce3" table:formula="of:=COUNTA([.E2:.E20])" office:value-type="float" office:value="11" calcext:value-type="float">
            <text:p>11</text:p>
          </table:table-cell>
          <table:table-cell table:style-name="ce3" table:formula="of:=COUNTA([.F2:.F20])" office:value-type="float" office:value="11" calcext:value-type="float">
            <text:p>11</text:p>
          </table:table-cell>
          <table:table-cell table:style-name="ce3" table:formula="of:=COUNTA([.G2:.G20])" office:value-type="float" office:value="10" calcext:value-type="float">
            <text:p>10</text:p>
          </table:table-cell>
          <table:table-cell table:style-name="ce3" table:formula="of:=COUNTA([.H2:.H20])" office:value-type="float" office:value="9" calcext:value-type="float">
            <text:p>9</text:p>
          </table:table-cell>
          <table:table-cell table:style-name="ce3" table:formula="of:=COUNTA([.I2:.I20])" office:value-type="float" office:value="8" calcext:value-type="float">
            <text:p>8</text:p>
          </table:table-cell>
          <table:table-cell table:style-name="ce3" table:formula="of:=COUNTA([.J2:.J20])" office:value-type="float" office:value="9" calcext:value-type="float">
            <text:p>9</text:p>
          </table:table-cell>
          <table:table-cell table:style-name="ce3" table:formula="of:=COUNTA([.K2:.K20])" office:value-type="float" office:value="9" calcext:value-type="float">
            <text:p>9</text:p>
          </table:table-cell>
          <table:table-cell table:style-name="ce3" table:formula="of:=COUNTA([.L2:.L20])" office:value-type="float" office:value="6" calcext:value-type="float">
            <text:p>6</text:p>
          </table:table-cell>
          <table:table-cell table:style-name="ce3" table:formula="of:=COUNTA([.M2:.M20])" office:value-type="float" office:value="8" calcext:value-type="float">
            <text:p>8</text:p>
          </table:table-cell>
          <table:table-cell table:style-name="ce3" table:formula="of:=COUNTA([.N2:.N20])" office:value-type="float" office:value="7" calcext:value-type="float">
            <text:p>7</text:p>
          </table:table-cell>
          <table:table-cell table:style-name="ce3" table:formula="of:=COUNTA([.O2:.O20])" office:value-type="float" office:value="7" calcext:value-type="float">
            <text:p>7</text:p>
          </table:table-cell>
          <table:table-cell table:style-name="ce3" table:formula="of:=COUNTA([.P2:.P20])" office:value-type="float" office:value="9" calcext:value-type="float">
            <text:p>9</text:p>
          </table:table-cell>
          <table:table-cell table:style-name="ce3" table:formula="of:=COUNTA([.Q2:.Q20])" office:value-type="float" office:value="8" calcext:value-type="float">
            <text:p>8</text:p>
          </table:table-cell>
          <table:table-cell table:style-name="ce3" table:formula="of:=COUNTA([.R2:.R20])" office:value-type="float" office:value="8" calcext:value-type="float">
            <text:p>8</text:p>
          </table:table-cell>
          <table:table-cell table:style-name="ce3" table:formula="of:=COUNTA([.S2:.S20])" office:value-type="float" office:value="6" calcext:value-type="float">
            <text:p>6</text:p>
          </table:table-cell>
          <table:table-cell table:style-name="ce3" table:formula="of:=COUNTA([.T2:.T20])" office:value-type="float" office:value="9" calcext:value-type="float">
            <text:p>9</text:p>
          </table:table-cell>
          <table:table-cell table:style-name="ce3" table:formula="of:=COUNTA([.U2:.U20])" office:value-type="float" office:value="9" calcext:value-type="float">
            <text:p>9</text:p>
          </table:table-cell>
          <table:table-cell table:style-name="ce3" table:formula="of:=COUNTA([.V2:.V20])" office:value-type="float" office:value="8" calcext:value-type="float">
            <text:p>8</text:p>
          </table:table-cell>
          <table:table-cell table:style-name="ce3" table:formula="of:=COUNTA([.W2:.W20])" office:value-type="float" office:value="8" calcext:value-type="float">
            <text:p>8</text:p>
          </table:table-cell>
          <table:table-cell table:style-name="ce3" table:formula="of:=COUNTA([.X2:.X20])" office:value-type="float" office:value="12" calcext:value-type="float">
            <text:p>12</text:p>
          </table:table-cell>
          <table:table-cell table:style-name="ce3" table:formula="of:=COUNTA([.Y2:.Y20])" office:value-type="float" office:value="12" calcext:value-type="float">
            <text:p>12</text:p>
          </table:table-cell>
          <table:table-cell table:style-name="ce3" table:formula="of:=COUNTA([.Z2:.Z20])" office:value-type="float" office:value="13" calcext:value-type="float">
            <text:p>13</text:p>
          </table:table-cell>
          <table:table-cell table:style-name="ce3" table:formula="of:=COUNTA([.AA2:.AA20])" office:value-type="float" office:value="12" calcext:value-type="float">
            <text:p>12</text:p>
          </table:table-cell>
          <table:table-cell table:style-name="ce3" table:formula="of:=COUNTA([.AB2:.AB20])" office:value-type="float" office:value="9" calcext:value-type="float">
            <text:p>9</text:p>
          </table:table-cell>
          <table:table-cell table:style-name="ce3" table:formula="of:=COUNTA([.AC2:.AC20])" office:value-type="float" office:value="8" calcext:value-type="float">
            <text:p>8</text:p>
          </table:table-cell>
          <table:table-cell table:style-name="ce3" table:formula="of:=COUNTA([.AD2:.AD20])" office:value-type="float" office:value="9" calcext:value-type="float">
            <text:p>9</text:p>
          </table:table-cell>
          <table:table-cell table:style-name="ce3" table:formula="of:=COUNTA([.AE2:.AE20])" office:value-type="float" office:value="9" calcext:value-type="float">
            <text:p>9</text:p>
          </table:table-cell>
          <table:table-cell table:style-name="ce3" table:formula="of:=COUNTA([.AF2:.AF20])" office:value-type="float" office:value="9" calcext:value-type="float">
            <text:p>9</text:p>
          </table:table-cell>
          <table:table-cell table:style-name="ce3" table:formula="of:=COUNTA([.AG2:.AG20])" office:value-type="float" office:value="9" calcext:value-type="float">
            <text:p>9</text:p>
          </table:table-cell>
          <table:table-cell table:style-name="ce3" table:formula="of:=COUNTA([.AH2:.AH20])" office:value-type="float" office:value="9" calcext:value-type="float">
            <text:p>9</text:p>
          </table:table-cell>
          <table:table-cell table:style-name="ce3" table:formula="of:=COUNTA([.AI2:.AI20])" office:value-type="float" office:value="7" calcext:value-type="float">
            <text:p>7</text:p>
          </table:table-cell>
          <table:table-cell table:style-name="ce3" table:formula="of:=COUNTA([.AJ2:.AJ20])" office:value-type="float" office:value="7" calcext:value-type="float">
            <text:p>7</text:p>
          </table:table-cell>
          <table:table-cell table:style-name="ce3" table:formula="of:=COUNTA([.AK2:.AK20])" office:value-type="float" office:value="6" calcext:value-type="float">
            <text:p>6</text:p>
          </table:table-cell>
          <table:table-cell table:style-name="ce3" table:formula="of:=COUNTA([.AL2:.AL20])" office:value-type="float" office:value="7" calcext:value-type="float">
            <text:p>7</text:p>
          </table:table-cell>
          <table:table-cell table:style-name="ce3" table:formula="of:=COUNTA([.AM2:.AM20])" office:value-type="float" office:value="6" calcext:value-type="float">
            <text:p>6</text:p>
          </table:table-cell>
          <table:table-cell table:style-name="ce3" table:formula="of:=COUNTA([.AN2:.AN20])" office:value-type="float" office:value="7" calcext:value-type="float">
            <text:p>7</text:p>
          </table:table-cell>
          <table:table-cell table:style-name="ce3" table:formula="of:=COUNTA([.AO2:.AO20])" office:value-type="float" office:value="8" calcext:value-type="float">
            <text:p>8</text:p>
          </table:table-cell>
          <table:table-cell table:style-name="ce3" table:formula="of:=COUNTA([.AP2:.AP20])" office:value-type="float" office:value="7" calcext:value-type="float">
            <text:p>7</text:p>
          </table:table-cell>
          <table:table-cell table:style-name="ce3" table:formula="of:=COUNTA([.AQ2:.AQ20])" office:value-type="float" office:value="6" calcext:value-type="float">
            <text:p>6</text:p>
          </table:table-cell>
          <table:table-cell table:style-name="ce3" table:formula="of:=COUNTA([.AR2:.AR20])" office:value-type="float" office:value="5" calcext:value-type="float">
            <text:p>5</text:p>
          </table:table-cell>
          <table:table-cell table:style-name="ce3" table:formula="of:=COUNTA([.AS2:.AS20])" office:value-type="float" office:value="4" calcext:value-type="float">
            <text:p>4</text:p>
          </table:table-cell>
          <table:table-cell table:style-name="ce3" table:formula="of:=COUNTA([.AT2:.AT20])" office:value-type="float" office:value="7" calcext:value-type="float">
            <text:p>7</text:p>
          </table:table-cell>
          <table:table-cell table:style-name="ce3" table:formula="of:=COUNTA([.AU2:.AU20])" office:value-type="float" office:value="5" calcext:value-type="float">
            <text:p>5</text:p>
          </table:table-cell>
          <table:table-cell table:style-name="ce3" table:formula="of:=COUNTA([.AV2:.AV20])" office:value-type="float" office:value="7" calcext:value-type="float">
            <text:p>7</text:p>
          </table:table-cell>
          <table:table-cell table:style-name="ce3" table:formula="of:=COUNTA([.AW2:.AW20])" office:value-type="float" office:value="2" calcext:value-type="float">
            <text:p>2</text:p>
          </table:table-cell>
          <table:table-cell table:style-name="ce3" table:formula="of:=COUNTA([.AX2:.AX20])" office:value-type="float" office:value="7" calcext:value-type="float">
            <text:p>7</text:p>
          </table:table-cell>
          <table:table-cell table:style-name="ce3" table:formula="of:=COUNTA([.AY2:.AY20])" office:value-type="float" office:value="7" calcext:value-type="float">
            <text:p>7</text:p>
          </table:table-cell>
          <table:table-cell table:style-name="ce3" table:formula="of:=COUNTA([.AZ2:.AZ20])" office:value-type="float" office:value="6" calcext:value-type="float">
            <text:p>6</text:p>
          </table:table-cell>
          <table:table-cell table:style-name="ce3" table:formula="of:=COUNTA([.BA2:.BA20])" office:value-type="float" office:value="6" calcext:value-type="float">
            <text:p>6</text:p>
          </table:table-cell>
          <table:table-cell table:style-name="ce3" table:formula="of:=COUNTA([.BB2:.BB20])" office:value-type="float" office:value="7" calcext:value-type="float">
            <text:p>7</text:p>
          </table:table-cell>
          <table:table-cell table:style-name="ce3" table:formula="of:=COUNTA([.BC2:.BC20])" office:value-type="float" office:value="6" calcext:value-type="float">
            <text:p>6</text:p>
          </table:table-cell>
          <table:table-cell table:style-name="ce3" table:formula="of:=COUNTA([.BD2:.BD20])" office:value-type="float" office:value="8" calcext:value-type="float">
            <text:p>8</text:p>
          </table:table-cell>
          <table:table-cell table:style-name="ce3" table:formula="of:=COUNTA([.BE2:.BE20])" office:value-type="float" office:value="6" calcext:value-type="float">
            <text:p>6</text:p>
          </table:table-cell>
          <table:table-cell table:style-name="ce3" table:formula="of:=COUNTA([.BF2:.BF20])" office:value-type="float" office:value="9" calcext:value-type="float">
            <text:p>9</text:p>
          </table:table-cell>
          <table:table-cell table:style-name="ce3" table:formula="of:=COUNTA([.BG2:.BG20])" office:value-type="float" office:value="8" calcext:value-type="float">
            <text:p>8</text:p>
          </table:table-cell>
          <table:table-cell table:style-name="ce3" table:formula="of:=COUNTA([.BH2:.BH21])" office:value-type="float" office:value="7" calcext:value-type="float">
            <text:p>7</text:p>
          </table:table-cell>
          <table:table-cell table:style-name="ce3" table:formula="of:=COUNTA([.BI2:.BI21])" office:value-type="float" office:value="7" calcext:value-type="float">
            <text:p>7</text:p>
          </table:table-cell>
          <table:table-cell table:style-name="ce3" table:formula="of:=COUNTA([.BJ2:.BJ21])" office:value-type="float" office:value="10" calcext:value-type="float">
            <text:p>10</text:p>
          </table:table-cell>
          <table:table-cell table:style-name="ce3" table:formula="of:=COUNTA([.BK2:.BK21])" office:value-type="float" office:value="10" calcext:value-type="float">
            <text:p>10</text:p>
          </table:table-cell>
          <table:table-cell table:style-name="ce3" table:formula="of:=COUNTA([.BL2:.BL21])" office:value-type="float" office:value="9" calcext:value-type="float">
            <text:p>9</text:p>
          </table:table-cell>
          <table:table-cell table:style-name="ce3" table:formula="of:=COUNTA([.BM2:.BM21])" office:value-type="float" office:value="9" calcext:value-type="float">
            <text:p>9</text:p>
          </table:table-cell>
          <table:table-cell table:style-name="ce3" table:formula="of:=COUNTA([.BN2:.BN21])" office:value-type="float" office:value="9" calcext:value-type="float">
            <text:p>9</text:p>
          </table:table-cell>
          <table:table-cell table:style-name="ce3" table:formula="of:=COUNTA([.BO2:.BO21])" office:value-type="float" office:value="10" calcext:value-type="float">
            <text:p>10</text:p>
          </table:table-cell>
          <table:table-cell table:style-name="ce3" table:formula="of:=COUNTA([.BP2:.BP21])" office:value-type="float" office:value="8" calcext:value-type="float">
            <text:p>8</text:p>
          </table:table-cell>
          <table:table-cell table:style-name="ce3" table:formula="of:=COUNTA([.BQ2:.BQ21])" office:value-type="float" office:value="7" calcext:value-type="float">
            <text:p>7</text:p>
          </table:table-cell>
          <table:table-cell table:style-name="ce3" table:formula="of:=COUNTA([.BR2:.BR21])" office:value-type="float" office:value="4" calcext:value-type="float">
            <text:p>4</text:p>
          </table:table-cell>
          <table:table-cell table:style-name="ce3" table:formula="of:=COUNTA([.BS2:.BS21])" office:value-type="float" office:value="3" calcext:value-type="float">
            <text:p>3</text:p>
          </table:table-cell>
          <table:table-cell table:style-name="ce3" table:formula="of:=COUNTA([.BT2:.BT21])" office:value-type="float" office:value="3" calcext:value-type="float">
            <text:p>3</text:p>
          </table:table-cell>
          <table:table-cell table:style-name="ce3" table:formula="of:=COUNTA([.BU2:.BU21])" office:value-type="float" office:value="3" calcext:value-type="float">
            <text:p>3</text:p>
          </table:table-cell>
          <table:table-cell table:style-name="ce3" table:formula="of:=COUNTA([.BV2:.BV21])" office:value-type="float" office:value="3" calcext:value-type="float">
            <text:p>3</text:p>
          </table:table-cell>
          <table:table-cell table:style-name="ce3" table:formula="of:=COUNTA([.BW2:.BW21])" office:value-type="float" office:value="3" calcext:value-type="float">
            <text:p>3</text:p>
          </table:table-cell>
          <table:table-cell table:style-name="ce3" table:formula="of:=COUNTA([.BX2:.BX21])" office:value-type="float" office:value="3" calcext:value-type="float">
            <text:p>3</text:p>
          </table:table-cell>
          <table:table-cell table:style-name="ce3" table:formula="of:=COUNTA([.BY2:.BY21])" office:value-type="float" office:value="3" calcext:value-type="float">
            <text:p>3</text:p>
          </table:table-cell>
          <table:table-cell table:style-name="ce3" table:formula="of:=COUNTA([.BZ2:.BZ21])" office:value-type="float" office:value="3" calcext:value-type="float">
            <text:p>3</text:p>
          </table:table-cell>
          <table:table-cell table:style-name="ce3" table:formula="of:=COUNTA([.CA2:.CA21])" office:value-type="float" office:value="3" calcext:value-type="float">
            <text:p>3</text:p>
          </table:table-cell>
          <table:table-cell table:number-columns-repeated="945"/>
        </table:table-row>
        <table:table-row table:style-name="ro1">
          <table:table-cell table:style-name="ce22" office:value-type="string" calcext:value-type="string">
            <text:p>Фактически ехало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1" calcext:value-type="float">
            <text:p>11</text:p>
          </table:table-cell>
          <table:table-cell table:style-name="ce28" office:value-type="float" office:value="11" calcext:value-type="float">
            <text:p>11</text:p>
          </table:table-cell>
          <table:table-cell table:style-name="ce22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7" calcext:value-type="float">
            <text:p>7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2"/>
          <table:table-cell table:style-name="ce28" office:value-type="float" office:value="7" calcext:value-type="float">
            <text:p>7</text:p>
          </table:table-cell>
          <table:table-cell table:style-name="ce22"/>
          <table:table-cell table:style-name="ce7" office:value-type="float" office:value="7" calcext:value-type="float">
            <text:p>7</text:p>
          </table:table-cell>
          <table:table-cell table:style-name="ce22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11"/>
          <table:table-cell table:number-columns-repeated="945"/>
        </table:table-row>
        <table:table-row table:style-name="ro1">
          <table:table-cell table:style-name="ce18" office:value-type="string" calcext:value-type="string">
            <text:p>Потраченная сумма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number-columns-repeated="3"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number-columns-repeated="3" table:style-name="ce29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/>
          <table:table-cell table:style-name="ce29" office:value-type="float" office:value="450" calcext:value-type="float">
            <text:p>450</text:p>
          </table:table-cell>
          <table:table-cell table:style-name="ce18"/>
          <table:table-cell table:style-name="ce16" office:value-type="float" office:value="450" calcext:value-type="float">
            <text:p>450</text:p>
          </table:table-cell>
          <table:table-cell table:style-name="ce18"/>
          <table:table-cell table:style-name="ce16" office:value-type="float" office:value="360" calcext:value-type="float">
            <text:p>360</text:p>
          </table:table-cell>
          <table:table-cell table:style-name="ce16"/>
          <table:table-cell table:style-name="ce16" office:value-type="float" office:value="450" calcext:value-type="float">
            <text:p>450</text:p>
          </table:table-cell>
          <table:table-cell table:style-name="ce16"/>
          <table:table-cell table:style-name="ce16" office:value-type="float" office:value="360" calcext:value-type="float">
            <text:p>360</text:p>
          </table:table-cell>
          <table:table-cell table:style-name="ce16"/>
          <table:table-cell table:style-name="ce16" office:value-type="float" office:value="450" calcext:value-type="float">
            <text:p>450</text:p>
          </table:table-cell>
          <table:table-cell table:style-name="ce16"/>
          <table:table-cell table:number-columns-repeated="2" table:style-name="ce16" office:value-type="float" office:value="360" calcext:value-type="float">
            <text:p>360</text:p>
          </table:table-cell>
          <table:table-cell table:number-columns-repeated="6" table:style-name="ce16" office:value-type="float" office:value="450" calcext:value-type="float">
            <text:p>450</text:p>
          </table:table-cell>
          <table:table-cell table:number-columns-repeated="3" table:style-name="ce16" office:value-type="float" office:value="360" calcext:value-type="float">
            <text:p>360</text:p>
          </table:table-cell>
          <table:table-cell table:style-name="ce16" table:number-columns-repeated="11"/>
          <table:table-cell table:number-columns-repeated="945"/>
        </table:table-row>
        <table:table-row table:style-name="ro1">
          <table:table-cell table:style-name="ce23" office:value-type="string" calcext:value-type="string">
            <text:p>На одного</text:p>
          </table:table-cell>
          <table:table-cell table:style-name="ce30" table:formula="of:=IF([.B23]&gt;0; [.B24]/[.B23]; 0)" office:value-type="float" office:value="37.5" calcext:value-type="float">
            <text:p>38</text:p>
          </table:table-cell>
          <table:table-cell table:style-name="ce30" table:formula="of:=IF([.C23]&gt;0; [.C24]/[.C23]; 0)" office:value-type="float" office:value="37.5" calcext:value-type="float">
            <text:p>38</text:p>
          </table:table-cell>
          <table:table-cell table:style-name="ce39" table:formula="of:=IF([.D23]&gt;0; [.D24]/[.D23]; 0)" office:value-type="float" office:value="37.5" calcext:value-type="float">
            <text:p>38</text:p>
          </table:table-cell>
          <table:table-cell table:style-name="ce30" table:formula="of:=IF([.E23]&gt;0; [.E24]/[.E23]; 0)" office:value-type="float" office:value="45.4545454545455" calcext:value-type="float">
            <text:p>45</text:p>
          </table:table-cell>
          <table:table-cell table:style-name="ce39" table:formula="of:=IF([.F23]&gt;0; [.F24]/[.F23]; 0)" office:value-type="float" office:value="40.9090909090909" calcext:value-type="float">
            <text:p>41</text:p>
          </table:table-cell>
          <table:table-cell table:style-name="ce30" table:formula="of:=IF([.G23]&gt;0; [.G24]/[.G23]; 0)" office:value-type="float" office:value="45" calcext:value-type="float">
            <text:p>45</text:p>
          </table:table-cell>
          <table:table-cell table:style-name="ce39" table:formula="of:=IF([.H23]&gt;0; [.H24]/[.H23]; 0)" office:value-type="float" office:value="50" calcext:value-type="float">
            <text:p>50</text:p>
          </table:table-cell>
          <table:table-cell table:style-name="ce30" table:formula="of:=IF([.I23]&gt;0; [.I24]/[.I23]; 0)" office:value-type="float" office:value="56.25" calcext:value-type="float">
            <text:p>56</text:p>
          </table:table-cell>
          <table:table-cell table:style-name="ce39" table:formula="of:=IF([.J23]&gt;0; [.J24]/[.J23]; 0)" office:value-type="float" office:value="56.25" calcext:value-type="float">
            <text:p>56</text:p>
          </table:table-cell>
          <table:table-cell table:style-name="ce30" table:formula="of:=IF([.K23]&gt;0; [.K24]/[.K23]; 0)" office:value-type="float" office:value="55.5555555555556" calcext:value-type="float">
            <text:p>56</text:p>
          </table:table-cell>
          <table:table-cell table:style-name="ce39" table:formula="of:=IF([.L23]&gt;0; [.L24]/[.L23]; 0)" office:value-type="float" office:value="75" calcext:value-type="float">
            <text:p>75</text:p>
          </table:table-cell>
          <table:table-cell table:style-name="ce30" table:formula="of:=IF([.M23]&gt;0; [.M24]/[.M23]; 0)" office:value-type="float" office:value="56.25" calcext:value-type="float">
            <text:p>56</text:p>
          </table:table-cell>
          <table:table-cell table:style-name="ce39" table:formula="of:=IF([.N23]&gt;0; [.N24]/[.N23]; 0)" office:value-type="float" office:value="64.2857142857143" calcext:value-type="float">
            <text:p>64</text:p>
          </table:table-cell>
          <table:table-cell table:style-name="ce30" table:formula="of:=IF([.O23]&gt;0; [.O24]/[.O23]; 0)" office:value-type="float" office:value="64.2857142857143" calcext:value-type="float">
            <text:p>64</text:p>
          </table:table-cell>
          <table:table-cell table:style-name="ce39" table:formula="of:=IF([.P23]&gt;0; [.P24]/[.P23]; 0)" office:value-type="float" office:value="50" calcext:value-type="float">
            <text:p>50</text:p>
          </table:table-cell>
          <table:table-cell table:style-name="ce30" table:formula="of:=IF([.Q23]&gt;0; [.Q24]/[.Q23]; 0)" office:value-type="float" office:value="62.5" calcext:value-type="float">
            <text:p>63</text:p>
          </table:table-cell>
          <table:table-cell table:style-name="ce39" table:formula="of:=IF([.R23]&gt;0; [.R24]/[.R23]; 0)" office:value-type="float" office:value="56.25" calcext:value-type="float">
            <text:p>56</text:p>
          </table:table-cell>
          <table:table-cell table:style-name="ce30" table:formula="of:=IF([.S23]&gt;0; [.S24]/[.S23]; 0)" office:value-type="float" office:value="75" calcext:value-type="float">
            <text:p>75</text:p>
          </table:table-cell>
          <table:table-cell table:style-name="ce39" table:formula="of:=IF([.T23]&gt;0; [.T24]/[.T23]; 0)" office:value-type="float" office:value="50" calcext:value-type="float">
            <text:p>50</text:p>
          </table:table-cell>
          <table:table-cell table:style-name="ce30" table:formula="of:=IF([.U23]&gt;0; [.U24]/[.U23]; 0)" office:value-type="float" office:value="50" calcext:value-type="float">
            <text:p>50</text:p>
          </table:table-cell>
          <table:table-cell table:style-name="ce39" table:formula="of:=IF([.V23]&gt;0; [.V24]/[.V23]; 0)" office:value-type="float" office:value="56.25" calcext:value-type="float">
            <text:p>56</text:p>
          </table:table-cell>
          <table:table-cell table:style-name="ce30" table:formula="of:=IF([.W23]&gt;0; [.W24]/[.W23]; 0)" office:value-type="float" office:value="56.25" calcext:value-type="float">
            <text:p>56</text:p>
          </table:table-cell>
          <table:table-cell table:style-name="ce39" table:formula="of:=IF([.X23]&gt;0; [.X24]/[.X23]; 0)" office:value-type="float" office:value="37.5" calcext:value-type="float">
            <text:p>38</text:p>
          </table:table-cell>
          <table:table-cell table:style-name="ce30" table:formula="of:=IF([.Y23]&gt;0; [.Y24]/[.Y23]; 0)" office:value-type="float" office:value="37.5" calcext:value-type="float">
            <text:p>38</text:p>
          </table:table-cell>
          <table:table-cell table:style-name="ce39" table:formula="of:=IF([.Z23]&gt;0; [.Z24]/[.Z23]; 0)" office:value-type="float" office:value="34.6153846153846" calcext:value-type="float">
            <text:p>35</text:p>
          </table:table-cell>
          <table:table-cell table:style-name="ce30" table:formula="of:=IF([.AA23]&gt;0; [.AA24]/[.AA23]; 0)" office:value-type="float" office:value="37.5" calcext:value-type="float">
            <text:p>38</text:p>
          </table:table-cell>
          <table:table-cell table:style-name="ce39" table:formula="of:=IF([.AB23]&gt;0; [.AB24]/[.AB23]; 0)" office:value-type="float" office:value="50" calcext:value-type="float">
            <text:p>50</text:p>
          </table:table-cell>
          <table:table-cell table:style-name="ce36" table:formula="of:=IF([.AC23]&gt;0; [.AC24]/[.AC23]; 0)" office:value-type="float" office:value="56.25" calcext:value-type="float">
            <text:p>56</text:p>
          </table:table-cell>
          <table:table-cell table:style-name="ce36" table:formula="of:=IF([.AD23]&gt;0; [.AD24]/[.AD23]; 0)" office:value-type="float" office:value="50" calcext:value-type="float">
            <text:p>50</text:p>
          </table:table-cell>
          <table:table-cell table:style-name="ce36" table:formula="of:=IF([.AE23]&gt;0; [.AE24]/[.AE23]; 0)" office:value-type="float" office:value="50" calcext:value-type="float">
            <text:p>50</text:p>
          </table:table-cell>
          <table:table-cell table:style-name="ce36" table:formula="of:=IF([.AF23]&gt;0; [.AF24]/[.AF23]; 0)" office:value-type="float" office:value="50" calcext:value-type="float">
            <text:p>50</text:p>
          </table:table-cell>
          <table:table-cell table:style-name="ce36" table:formula="of:=IF([.AG23]&gt;0; [.AG24]/[.AG23]; 0)" office:value-type="float" office:value="50" calcext:value-type="float">
            <text:p>50</text:p>
          </table:table-cell>
          <table:table-cell table:style-name="ce36" table:formula="of:=IF([.AH23]&gt;0; [.AH24]/[.AH23]; 0)" office:value-type="float" office:value="50" calcext:value-type="float">
            <text:p>50</text:p>
          </table:table-cell>
          <table:table-cell table:style-name="ce36" table:formula="of:=IF([.AI23]&gt;0; [.AI24]/[.AI23]; 0)" office:value-type="float" office:value="64.2857142857143" calcext:value-type="float">
            <text:p>64</text:p>
          </table:table-cell>
          <table:table-cell table:style-name="ce36" table:formula="of:=IF([.AJ23]&gt;0; [.AJ24]/[.AJ23]; 0)" office:value-type="float" office:value="64.2857142857143" calcext:value-type="float">
            <text:p>64</text:p>
          </table:table-cell>
          <table:table-cell table:style-name="ce36" table:formula="of:=IF([.AK23]&gt;0; [.AK24]/[.AK23]; 0)" office:value-type="float" office:value="75" calcext:value-type="float">
            <text:p>75</text:p>
          </table:table-cell>
          <table:table-cell table:style-name="ce36" table:formula="of:=IF([.AL23]&gt;0; [.AL24]/[.AL23]; 0)" office:value-type="float" office:value="64.2857142857143" calcext:value-type="float">
            <text:p>64</text:p>
          </table:table-cell>
          <table:table-cell table:style-name="ce36" table:formula="of:=IF([.AM23]&gt;0; [.AM24]/[.AM23]; 0)" office:value-type="float" office:value="75" calcext:value-type="float">
            <text:p>75</text:p>
          </table:table-cell>
          <table:table-cell table:style-name="ce36" table:formula="of:=IF([.AN23]&gt;0; [.AN24]/[.AN23]; 0)" office:value-type="float" office:value="64.2857142857143" calcext:value-type="float">
            <text:p>64</text:p>
          </table:table-cell>
          <table:table-cell table:style-name="ce36" table:formula="of:=IF([.AO23]&gt;0; [.AO24]/[.AO23]; 0)" office:value-type="float" office:value="56.25" calcext:value-type="float">
            <text:p>56</text:p>
          </table:table-cell>
          <table:table-cell table:style-name="ce36" table:formula="of:=IF([.AP23]&gt;0; [.AP24]/[.AP23]; 0)" office:value-type="float" office:value="64.2857142857143" calcext:value-type="float">
            <text:p>64</text:p>
          </table:table-cell>
          <table:table-cell table:style-name="ce36" table:formula="of:=IF([.AQ23]&gt;0; [.AQ24]/[.AQ23]; 0)" office:value-type="float" office:value="75" calcext:value-type="float">
            <text:p>75</text:p>
          </table:table-cell>
          <table:table-cell table:style-name="ce36" table:formula="of:=IF([.AR23]&gt;0; [.AR24]/[.AR23]; 0)" office:value-type="float" office:value="90" calcext:value-type="float">
            <text:p>90</text:p>
          </table:table-cell>
          <table:table-cell table:style-name="ce36" table:formula="of:=IF([.AS23]&gt;0; [.AS24]/[.AS23]; 0)" office:value-type="float" office:value="0" calcext:value-type="float">
            <text:p>0</text:p>
          </table:table-cell>
          <table:table-cell table:style-name="ce36" table:formula="of:=IF([.AT23]&gt;0; [.AT24]/[.AT23]; 0)" office:value-type="float" office:value="64.2857142857143" calcext:value-type="float">
            <text:p>64</text:p>
          </table:table-cell>
          <table:table-cell table:style-name="ce36" table:formula="of:=IF([.AU23]&gt;0; [.AU24]/[.AU23]; 0)" office:value-type="float" office:value="0" calcext:value-type="float">
            <text:p>0</text:p>
          </table:table-cell>
          <table:table-cell table:style-name="ce36" table:formula="of:=IF([.AV23]&gt;0; [.AV24]/[.AV23]; 0)" office:value-type="float" office:value="64.2857142857143" calcext:value-type="float">
            <text:p>64</text:p>
          </table:table-cell>
          <table:table-cell table:style-name="ce30" table:formula="of:=IF([.AW23]&gt;0; [.AW24]/[.AW23]; 0)" office:value-type="float" office:value="0" calcext:value-type="float">
            <text:p>0</text:p>
          </table:table-cell>
          <table:table-cell table:style-name="ce36" table:formula="of:=IF([.AX23]&gt;0; [.AX24]/[.AX23]; 0)" office:value-type="float" office:value="51.4285714285714" calcext:value-type="float">
            <text:p>51</text:p>
          </table:table-cell>
          <table:table-cell table:style-name="ce36" table:formula="of:=IF([.AY23]&gt;0; [.AY24]/[.AY23]; 0)" office:value-type="float" office:value="0" calcext:value-type="float">
            <text:p>0</text:p>
          </table:table-cell>
          <table:table-cell table:style-name="ce36" table:formula="of:=IF([.AZ23]&gt;0; [.AZ24]/[.AZ23]; 0)" office:value-type="float" office:value="75" calcext:value-type="float">
            <text:p>75</text:p>
          </table:table-cell>
          <table:table-cell table:style-name="ce36" table:formula="of:=IF([.BA23]&gt;0; [.BA24]/[.BA23]; 0)" office:value-type="float" office:value="0" calcext:value-type="float">
            <text:p>0</text:p>
          </table:table-cell>
          <table:table-cell table:style-name="ce36" table:formula="of:=IF([.BB23]&gt;0; [.BB24]/[.BB23]; 0)" office:value-type="float" office:value="51.4285714285714" calcext:value-type="float">
            <text:p>51</text:p>
          </table:table-cell>
          <table:table-cell table:style-name="ce36" table:formula="of:=IF([.BC23]&gt;0; [.BC24]/[.BC23]; 0)" office:value-type="float" office:value="0" calcext:value-type="float">
            <text:p>0</text:p>
          </table:table-cell>
          <table:table-cell table:style-name="ce36" table:formula="of:=IF([.BD23]&gt;0; [.BD24]/[.BD23]; 0)" office:value-type="float" office:value="56.25" calcext:value-type="float">
            <text:p>56</text:p>
          </table:table-cell>
          <table:table-cell table:style-name="ce36" table:formula="of:=IF([.BE23]&gt;0; [.BE24]/[.BE23]; 0)" office:value-type="float" office:value="0" calcext:value-type="float">
            <text:p>0</text:p>
          </table:table-cell>
          <table:table-cell table:style-name="ce36" table:formula="of:=IF([.BF23]&gt;0; [.BF24]/[.BF23]; 0)" office:value-type="float" office:value="40" calcext:value-type="float">
            <text:p>40</text:p>
          </table:table-cell>
          <table:table-cell table:style-name="ce36" table:formula="of:=IF([.BG23]&gt;0; [.BG24]/[.BG23]; 0)" office:value-type="float" office:value="45" calcext:value-type="float">
            <text:p>45</text:p>
          </table:table-cell>
          <table:table-cell table:style-name="ce36" table:formula="of:=IF([.BH23]&gt;0; [.BH24]/[.BH23]; 0)" office:value-type="float" office:value="56.25" calcext:value-type="float">
            <text:p>56</text:p>
          </table:table-cell>
          <table:table-cell table:style-name="ce36" table:formula="of:=IF([.BI23]&gt;0; [.BI24]/[.BI23]; 0)" office:value-type="float" office:value="64.2857142857143" calcext:value-type="float">
            <text:p>64</text:p>
          </table:table-cell>
          <table:table-cell table:style-name="ce36" table:formula="of:=IF([.BJ23]&gt;0; [.BJ24]/[.BJ23]; 0)" office:value-type="float" office:value="45" calcext:value-type="float">
            <text:p>45</text:p>
          </table:table-cell>
          <table:table-cell table:style-name="ce36" table:formula="of:=IF([.BK23]&gt;0; [.BK24]/[.BK23]; 0)" office:value-type="float" office:value="45" calcext:value-type="float">
            <text:p>45</text:p>
          </table:table-cell>
          <table:table-cell table:style-name="ce36" table:formula="of:=IF([.BL23]&gt;0; [.BL24]/[.BL23]; 0)" office:value-type="float" office:value="50" calcext:value-type="float">
            <text:p>50</text:p>
          </table:table-cell>
          <table:table-cell table:style-name="ce36" table:formula="of:=IF([.BM23]&gt;0; [.BM24]/[.BM23]; 0)" office:value-type="float" office:value="50" calcext:value-type="float">
            <text:p>50</text:p>
          </table:table-cell>
          <table:table-cell table:style-name="ce36" table:formula="of:=IF([.BN23]&gt;0; [.BN24]/[.BN23]; 0)" office:value-type="float" office:value="36" calcext:value-type="float">
            <text:p>36</text:p>
          </table:table-cell>
          <table:table-cell table:style-name="ce36" table:formula="of:=IF([.BO23]&gt;0; [.BO24]/[.BO23]; 0)" office:value-type="float" office:value="36" calcext:value-type="float">
            <text:p>36</text:p>
          </table:table-cell>
          <table:table-cell table:style-name="ce36" table:formula="of:=IF([.BP23]&gt;0; [.BP24]/[.BP23]; 0)" office:value-type="float" office:value="45" calcext:value-type="float">
            <text:p>45</text:p>
          </table:table-cell>
          <table:table-cell table:style-name="ce36" table:formula="of:=IF([.BQ23]&gt;0; [.BQ24]/[.BQ23]; 0)" office:value-type="float" office:value="0" calcext:value-type="float">
            <text:p>0</text:p>
          </table:table-cell>
          <table:table-cell table:style-name="ce36" table:formula="of:=IF([.BR23]&gt;0; [.BR24]/[.BR23]; 0)" office:value-type="float" office:value="0" calcext:value-type="float">
            <text:p>0</text:p>
          </table:table-cell>
          <table:table-cell table:style-name="ce36" table:formula="of:=IF([.BS23]&gt;0; [.BS24]/[.BS23]; 0)" office:value-type="float" office:value="0" calcext:value-type="float">
            <text:p>0</text:p>
          </table:table-cell>
          <table:table-cell table:style-name="ce36" table:formula="of:=IF([.BT23]&gt;0; [.BT24]/[.BT23]; 0)" office:value-type="float" office:value="0" calcext:value-type="float">
            <text:p>0</text:p>
          </table:table-cell>
          <table:table-cell table:style-name="ce36" table:formula="of:=IF([.BU23]&gt;0; [.BU24]/[.BU23]; 0)" office:value-type="float" office:value="0" calcext:value-type="float">
            <text:p>0</text:p>
          </table:table-cell>
          <table:table-cell table:style-name="ce36" table:formula="of:=IF([.BV23]&gt;0; [.BV24]/[.BV23]; 0)" office:value-type="float" office:value="0" calcext:value-type="float">
            <text:p>0</text:p>
          </table:table-cell>
          <table:table-cell table:style-name="ce36" table:formula="of:=IF([.BW23]&gt;0; [.BW24]/[.BW23]; 0)" office:value-type="float" office:value="0" calcext:value-type="float">
            <text:p>0</text:p>
          </table:table-cell>
          <table:table-cell table:style-name="ce36" table:formula="of:=IF([.BX23]&gt;0; [.BX24]/[.BX23]; 0)" office:value-type="float" office:value="0" calcext:value-type="float">
            <text:p>0</text:p>
          </table:table-cell>
          <table:table-cell table:style-name="ce36" table:formula="of:=IF([.BY23]&gt;0; [.BY24]/[.BY23]; 0)" office:value-type="float" office:value="0" calcext:value-type="float">
            <text:p>0</text:p>
          </table:table-cell>
          <table:table-cell table:style-name="ce36" table:formula="of:=IF([.BZ23]&gt;0; [.BZ24]/[.BZ23]; 0)" office:value-type="float" office:value="0" calcext:value-type="float">
            <text:p>0</text:p>
          </table:table-cell>
          <table:table-cell table:style-name="ce36" table:formula="of:=IF([.CA23]&gt;0; [.CA24]/[.CA23]; 0)"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style-name="ce22" office:value-type="string" calcext:value-type="string">
            <text:p>Оплачено всего</text:p>
          </table:table-cell>
          <table:table-cell table:style-name="ce31" table:formula="of:=[.B24]-SUM([.B2:.B18])*[.B25]" office:value-type="float" office:value="412.5" calcext:value-type="float">
            <text:p>413</text:p>
          </table:table-cell>
          <table:table-cell table:style-name="ce23" table:formula="of:=[.C24]-SUM([.C2:.C18])*[.C25]" office:value-type="float" office:value="412.5" calcext:value-type="float">
            <text:p>413</text:p>
          </table:table-cell>
          <table:table-cell table:style-name="ce31" table:formula="of:=[.D24]-SUM([.D2:.D18])*[.D25]" office:value-type="float" office:value="375" calcext:value-type="float">
            <text:p>375</text:p>
          </table:table-cell>
          <table:table-cell table:style-name="ce23" table:formula="of:=[.E24]-SUM([.E2:.E18])*[.E25]" office:value-type="float" office:value="409.090909090909" calcext:value-type="float">
            <text:p>409</text:p>
          </table:table-cell>
          <table:table-cell table:style-name="ce31" table:formula="of:=[.F24]-SUM([.F2:.F18])*[.F25]" office:value-type="float" office:value="368.181818181818" calcext:value-type="float">
            <text:p>368</text:p>
          </table:table-cell>
          <table:table-cell table:style-name="ce23" table:formula="of:=[.G24]-SUM([.G2:.G18])*[.G25]" office:value-type="float" office:value="405" calcext:value-type="float">
            <text:p>405</text:p>
          </table:table-cell>
          <table:table-cell table:style-name="ce31" table:formula="of:=[.H24]-SUM([.H2:.H18])*[.H25]" office:value-type="float" office:value="400" calcext:value-type="float">
            <text:p>400</text:p>
          </table:table-cell>
          <table:table-cell table:style-name="ce23" table:formula="of:=[.I24]-SUM([.I2:.I18])*[.I25]" office:value-type="float" office:value="450" calcext:value-type="float">
            <text:p>450</text:p>
          </table:table-cell>
          <table:table-cell table:style-name="ce31" table:formula="of:=[.J24]-SUM([.J2:.J18])*[.J25]" office:value-type="float" office:value="337.5" calcext:value-type="float">
            <text:p>338</text:p>
          </table:table-cell>
          <table:table-cell table:style-name="ce23" table:formula="of:=[.K24]-SUM([.K2:.K18])*[.K25]" office:value-type="float" office:value="388.888888888889" calcext:value-type="float">
            <text:p>389</text:p>
          </table:table-cell>
          <table:table-cell table:style-name="ce23" table:formula="of:=[.L24]-SUM([.L2:.L18])*[.L25]" office:value-type="float" office:value="450" calcext:value-type="float">
            <text:p>450</text:p>
          </table:table-cell>
          <table:table-cell table:style-name="ce23" table:formula="of:=[.M24]-SUM([.M2:.M18])*[.M25]" office:value-type="float" office:value="337.5" calcext:value-type="float">
            <text:p>338</text:p>
          </table:table-cell>
          <table:table-cell table:style-name="ce31" table:formula="of:=[.N24]-SUM([.N2:.N18])*[.N25]" office:value-type="float" office:value="450" calcext:value-type="float">
            <text:p>450</text:p>
          </table:table-cell>
          <table:table-cell table:style-name="ce23" table:formula="of:=[.O24]-SUM([.O2:.O18])*[.O25]" office:value-type="float" office:value="450" calcext:value-type="float">
            <text:p>450</text:p>
          </table:table-cell>
          <table:table-cell table:style-name="ce31" table:formula="of:=[.P24]-SUM([.P2:.P18])*[.P25]" office:value-type="float" office:value="350" calcext:value-type="float">
            <text:p>350</text:p>
          </table:table-cell>
          <table:table-cell table:style-name="ce23" table:formula="of:=[.Q24]-SUM([.Q2:.Q18])*[.Q25]" office:value-type="float" office:value="375" calcext:value-type="float">
            <text:p>375</text:p>
          </table:table-cell>
          <table:table-cell table:style-name="ce31" table:formula="of:=[.R24]-SUM([.R2:.R18])*[.R25]" office:value-type="float" office:value="337.5" calcext:value-type="float">
            <text:p>338</text:p>
          </table:table-cell>
          <table:table-cell table:style-name="ce23" table:formula="of:=[.S24]-SUM([.S2:.S18])*[.S25]" office:value-type="float" office:value="300" calcext:value-type="float">
            <text:p>300</text:p>
          </table:table-cell>
          <table:table-cell table:style-name="ce31" table:formula="of:=[.T24]-SUM([.T2:.T18])*[.T25]" office:value-type="float" office:value="300" calcext:value-type="float">
            <text:p>300</text:p>
          </table:table-cell>
          <table:table-cell table:style-name="ce23" table:formula="of:=[.U24]-SUM([.U2:.U18])*[.U25]" office:value-type="float" office:value="200" calcext:value-type="float">
            <text:p>200</text:p>
          </table:table-cell>
          <table:table-cell table:style-name="ce31" table:formula="of:=[.V24]-SUM([.V2:.V18])*[.V25]" office:value-type="float" office:value="281.25" calcext:value-type="float">
            <text:p>281</text:p>
          </table:table-cell>
          <table:table-cell table:style-name="ce23" table:formula="of:=[.W24]-SUM([.W2:.W18])*[.W25]" office:value-type="float" office:value="281.25" calcext:value-type="float">
            <text:p>281</text:p>
          </table:table-cell>
          <table:table-cell table:style-name="ce31" table:formula="of:=[.X24]-SUM([.X2:.X18])*[.X25]" office:value-type="float" office:value="187.5" calcext:value-type="float">
            <text:p>188</text:p>
          </table:table-cell>
          <table:table-cell table:style-name="ce23" table:formula="of:=[.Y24]-SUM([.Y2:.Y18])*[.Y25]" office:value-type="float" office:value="187.5" calcext:value-type="float">
            <text:p>188</text:p>
          </table:table-cell>
          <table:table-cell table:style-name="ce31" table:formula="of:=[.Z24]-SUM([.Z2:.Z18])*[.Z25]" office:value-type="float" office:value="173.076923076923" calcext:value-type="float">
            <text:p>173</text:p>
          </table:table-cell>
          <table:table-cell table:style-name="ce23" table:formula="of:=[.AA24]-SUM([.AA2:.AA18])*[.AA25]" office:value-type="float" office:value="187.5" calcext:value-type="float">
            <text:p>188</text:p>
          </table:table-cell>
          <table:table-cell table:style-name="ce31" table:formula="of:=[.AB24]-SUM([.AB2:.AB18])*[.AB25]" office:value-type="float" office:value="200" calcext:value-type="float">
            <text:p>200</text:p>
          </table:table-cell>
          <table:table-cell table:style-name="ce11" table:formula="of:=[.AC24]-SUM([.AC2:.AC18])*[.AC25]" office:value-type="float" office:value="225" calcext:value-type="float">
            <text:p>225</text:p>
          </table:table-cell>
          <table:table-cell table:style-name="ce11" table:formula="of:=[.AD24]-SUM([.AD2:.AD18])*[.AD25]" office:value-type="float" office:value="250" calcext:value-type="float">
            <text:p>250</text:p>
          </table:table-cell>
          <table:table-cell table:style-name="ce11" table:formula="of:=[.AE24]-SUM([.AE2:.AE18])*[.AE25]" office:value-type="float" office:value="250" calcext:value-type="float">
            <text:p>250</text:p>
          </table:table-cell>
          <table:table-cell table:style-name="ce11" table:formula="of:=[.AF24]-SUM([.AF2:.AF18])*[.AF25]" office:value-type="float" office:value="250" calcext:value-type="float">
            <text:p>250</text:p>
          </table:table-cell>
          <table:table-cell table:style-name="ce11" table:formula="of:=[.AG24]-SUM([.AG2:.AG18])*[.AG25]" office:value-type="float" office:value="250" calcext:value-type="float">
            <text:p>250</text:p>
          </table:table-cell>
          <table:table-cell table:style-name="ce11" table:formula="of:=[.AH24]-SUM([.AH2:.AH18])*[.AH25]" office:value-type="float" office:value="350" calcext:value-type="float">
            <text:p>350</text:p>
          </table:table-cell>
          <table:table-cell table:style-name="ce11" table:formula="of:=[.AI24]-SUM([.AI2:.AI18])*[.AI25]" office:value-type="float" office:value="321.428571428571" calcext:value-type="float">
            <text:p>321</text:p>
          </table:table-cell>
          <table:table-cell table:style-name="ce11" table:formula="of:=[.AJ24]-SUM([.AJ2:.AJ18])*[.AJ25]" office:value-type="float" office:value="321.428571428571" calcext:value-type="float">
            <text:p>321</text:p>
          </table:table-cell>
          <table:table-cell table:style-name="ce11" table:formula="of:=[.AK24]-SUM([.AK2:.AK18])*[.AK25]" office:value-type="float" office:value="300" calcext:value-type="float">
            <text:p>300</text:p>
          </table:table-cell>
          <table:table-cell table:style-name="ce11" table:formula="of:=[.AL24]-SUM([.AL2:.AL18])*[.AL25]" office:value-type="float" office:value="385.714285714286" calcext:value-type="float">
            <text:p>386</text:p>
          </table:table-cell>
          <table:table-cell table:style-name="ce11" table:formula="of:=[.AM24]-SUM([.AM2:.AM18])*[.AM25]" office:value-type="float" office:value="450" calcext:value-type="float">
            <text:p>450</text:p>
          </table:table-cell>
          <table:table-cell table:style-name="ce11" table:formula="of:=[.AN24]-SUM([.AN2:.AN18])*[.AN25]" office:value-type="float" office:value="385.714285714286" calcext:value-type="float">
            <text:p>386</text:p>
          </table:table-cell>
          <table:table-cell table:style-name="ce11" table:formula="of:=[.AO24]-SUM([.AO2:.AO18])*[.AO25]" office:value-type="float" office:value="281.25" calcext:value-type="float">
            <text:p>281</text:p>
          </table:table-cell>
          <table:table-cell table:style-name="ce11" table:formula="of:=[.AP24]-SUM([.AP2:.AP18])*[.AP25]" office:value-type="float" office:value="385.714285714286" calcext:value-type="float">
            <text:p>386</text:p>
          </table:table-cell>
          <table:table-cell table:style-name="ce11" table:formula="of:=[.AQ24]-SUM([.AQ2:.AQ18])*[.AQ25]" office:value-type="float" office:value="375" calcext:value-type="float">
            <text:p>375</text:p>
          </table:table-cell>
          <table:table-cell table:style-name="ce11" table:formula="of:=[.AR24]-SUM([.AR2:.AR18])*[.AR25]" office:value-type="float" office:value="450" calcext:value-type="float">
            <text:p>450</text:p>
          </table:table-cell>
          <table:table-cell table:style-name="ce11" table:formula="of:=[.AS24]-SUM([.AS2:.AS18])*[.AS25]" office:value-type="float" office:value="0" calcext:value-type="float">
            <text:p>0</text:p>
          </table:table-cell>
          <table:table-cell table:style-name="ce11" table:formula="of:=[.AT24]-SUM([.AT2:.AT18])*[.AT25]" office:value-type="float" office:value="321.428571428571" calcext:value-type="float">
            <text:p>321</text:p>
          </table:table-cell>
          <table:table-cell table:style-name="ce11" table:formula="of:=[.AU24]-SUM([.AU2:.AU18])*[.AU25]" office:value-type="float" office:value="0" calcext:value-type="float">
            <text:p>0</text:p>
          </table:table-cell>
          <table:table-cell table:style-name="ce11" table:formula="of:=[.AV24]-SUM([.AV2:.AV18])*[.AV25]" office:value-type="float" office:value="321.428571428571" calcext:value-type="float">
            <text:p>321</text:p>
          </table:table-cell>
          <table:table-cell table:style-name="ce11" table:formula="of:=[.AW24]-SUM([.AW2:.AW21])*[.AW25]" office:value-type="float" office:value="0" calcext:value-type="float">
            <text:p>0</text:p>
          </table:table-cell>
          <table:table-cell table:style-name="ce11" table:formula="of:=[.AX24]-SUM([.AX2:.AX21])*[.AX25]" office:value-type="float" office:value="205.714285714286" calcext:value-type="float">
            <text:p>206</text:p>
          </table:table-cell>
          <table:table-cell table:style-name="ce11" table:formula="of:=[.AY24]-SUM([.AY2:.AY21])*[.AY25]" office:value-type="float" office:value="0" calcext:value-type="float">
            <text:p>0</text:p>
          </table:table-cell>
          <table:table-cell table:style-name="ce11" table:formula="of:=[.AZ24]-SUM([.AZ2:.AZ21])*[.AZ25]" office:value-type="float" office:value="450" calcext:value-type="float">
            <text:p>450</text:p>
          </table:table-cell>
          <table:table-cell table:style-name="ce11" table:formula="of:=[.BA24]-SUM([.BA2:.BA21])*[.BA25]" office:value-type="float" office:value="0" calcext:value-type="float">
            <text:p>0</text:p>
          </table:table-cell>
          <table:table-cell table:style-name="ce11" table:formula="of:=[.BB24]-SUM([.BB2:.BB21])*[.BB25]" office:value-type="float" office:value="205.714285714286" calcext:value-type="float">
            <text:p>206</text:p>
          </table:table-cell>
          <table:table-cell table:style-name="ce11" table:formula="of:=[.BC24]-SUM([.BC2:.BC21])*[.BC25]" office:value-type="float" office:value="0" calcext:value-type="float">
            <text:p>0</text:p>
          </table:table-cell>
          <table:table-cell table:style-name="ce11" table:formula="of:=[.BD24]-SUM([.BD2:.BD21])*[.BD25]" office:value-type="float" office:value="337.5" calcext:value-type="float">
            <text:p>338</text:p>
          </table:table-cell>
          <table:table-cell table:style-name="ce11" table:formula="of:=[.BE24]-SUM([.BE2:.BE21])*[.BE25]" office:value-type="float" office:value="0" calcext:value-type="float">
            <text:p>0</text:p>
          </table:table-cell>
          <table:table-cell table:style-name="ce11" table:formula="of:=[.BF24]-SUM([.BF2:.BF21])*[.BF25]" office:value-type="float" office:value="200" calcext:value-type="float">
            <text:p>200</text:p>
          </table:table-cell>
          <table:table-cell table:style-name="ce11" table:formula="of:=[.BG24]-SUM([.BG2:.BG21])*[.BG25]" office:value-type="float" office:value="180" calcext:value-type="float">
            <text:p>180</text:p>
          </table:table-cell>
          <table:table-cell table:style-name="ce11" table:formula="of:=[.BH24]-SUM([.BH2:.BH21])*[.BH25]" office:value-type="float" office:value="168.75" calcext:value-type="float">
            <text:p>169</text:p>
          </table:table-cell>
          <table:table-cell table:style-name="ce11" table:formula="of:=[.BI24]-SUM([.BI2:.BI21])*[.BI25]" office:value-type="float" office:value="128.571428571429" calcext:value-type="float">
            <text:p>129</text:p>
          </table:table-cell>
          <table:table-cell table:style-name="ce11" table:formula="of:=[.BJ24]-SUM([.BJ2:.BJ21])*[.BJ25]" office:value-type="float" office:value="135" calcext:value-type="float">
            <text:p>135</text:p>
          </table:table-cell>
          <table:table-cell table:style-name="ce11" table:formula="of:=[.BK24]-SUM([.BK2:.BK21])*[.BK25]" office:value-type="float" office:value="135" calcext:value-type="float">
            <text:p>135</text:p>
          </table:table-cell>
          <table:table-cell table:style-name="ce11" table:formula="of:=[.BL24]-SUM([.BL2:.BL21])*[.BL25]" office:value-type="float" office:value="150" calcext:value-type="float">
            <text:p>150</text:p>
          </table:table-cell>
          <table:table-cell table:style-name="ce11" table:formula="of:=[.BM24]-SUM([.BM2:.BM21])*[.BM25]" office:value-type="float" office:value="150" calcext:value-type="float">
            <text:p>150</text:p>
          </table:table-cell>
          <table:table-cell table:style-name="ce11" table:formula="of:=[.BN24]-SUM([.BN2:.BN21])*[.BN25]" office:value-type="float" office:value="72" calcext:value-type="float">
            <text:p>72</text:p>
          </table:table-cell>
          <table:table-cell table:style-name="ce11" table:formula="of:=[.BO24]-SUM([.BO2:.BO21])*[.BO25]" office:value-type="float" office:value="36" calcext:value-type="float">
            <text:p>36</text:p>
          </table:table-cell>
          <table:table-cell table:style-name="ce11" table:formula="of:=[.BP24]-SUM([.BP2:.BP21])*[.BP25]" office:value-type="float" office:value="0" calcext:value-type="float">
            <text:p>0</text:p>
          </table:table-cell>
          <table:table-cell table:style-name="ce11" table:formula="of:=[.BQ24]-SUM([.BQ2:.BQ21])*[.BQ25]" office:value-type="float" office:value="0" calcext:value-type="float">
            <text:p>0</text:p>
          </table:table-cell>
          <table:table-cell table:style-name="ce11" table:formula="of:=[.BR24]-SUM([.BR2:.BR21])*[.BR25]" office:value-type="float" office:value="0" calcext:value-type="float">
            <text:p>0</text:p>
          </table:table-cell>
          <table:table-cell table:style-name="ce11" table:formula="of:=[.BS24]-SUM([.BS2:.BS21])*[.BS25]" office:value-type="float" office:value="0" calcext:value-type="float">
            <text:p>0</text:p>
          </table:table-cell>
          <table:table-cell table:style-name="ce11" table:formula="of:=[.BT24]-SUM([.BT2:.BT21])*[.BT25]" office:value-type="float" office:value="0" calcext:value-type="float">
            <text:p>0</text:p>
          </table:table-cell>
          <table:table-cell table:style-name="ce11" table:formula="of:=[.BU24]-SUM([.BU2:.BU21])*[.BU25]" office:value-type="float" office:value="0" calcext:value-type="float">
            <text:p>0</text:p>
          </table:table-cell>
          <table:table-cell table:style-name="ce11" table:formula="of:=[.BV24]-SUM([.BV2:.BV21])*[.BV25]" office:value-type="float" office:value="0" calcext:value-type="float">
            <text:p>0</text:p>
          </table:table-cell>
          <table:table-cell table:style-name="ce11" table:formula="of:=[.BW24]-SUM([.BW2:.BW21])*[.BW25]" office:value-type="float" office:value="0" calcext:value-type="float">
            <text:p>0</text:p>
          </table:table-cell>
          <table:table-cell table:style-name="ce11" table:formula="of:=[.BX24]-SUM([.BX2:.BX21])*[.BX25]" office:value-type="float" office:value="0" calcext:value-type="float">
            <text:p>0</text:p>
          </table:table-cell>
          <table:table-cell table:style-name="ce11" table:formula="of:=[.BY24]-SUM([.BY2:.BY21])*[.BY25]" office:value-type="float" office:value="0" calcext:value-type="float">
            <text:p>0</text:p>
          </table:table-cell>
          <table:table-cell table:style-name="ce11" table:formula="of:=[.BZ24]-SUM([.BZ2:.BZ21])*[.BZ25]" office:value-type="float" office:value="0" calcext:value-type="float">
            <text:p>0</text:p>
          </table:table-cell>
          <table:table-cell table:style-name="ce11" table:formula="of:=[.CA24]-SUM([.CA2:.CA21])*[.CA25]"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style-name="ce18" office:value-type="string" calcext:value-type="string">
            <text:p>Платил</text:p>
          </table:table-cell>
          <table:table-cell table:style-name="ce16" office:value-type="string" calcext:value-type="string">
            <text:p>Павлюк</text:p>
          </table:table-cell>
          <table:table-cell table:style-name="ce16" office:value-type="string" calcext:value-type="string">
            <text:p>Воробьев</text:p>
          </table:table-cell>
          <table:table-cell table:number-columns-repeated="3" table:style-name="ce16" office:value-type="string" calcext:value-type="string">
            <text:p>Павлюк</text:p>
          </table:table-cell>
          <table:table-cell table:style-name="ce16" office:value-type="string" calcext:value-type="string">
            <text:p>Воробьева</text:p>
          </table:table-cell>
          <table:table-cell table:number-columns-repeated="2" table:style-name="ce16" office:value-type="string" calcext:value-type="string">
            <text:p>Павлюк</text:p>
          </table:table-cell>
          <table:table-cell table:style-name="ce16" office:value-type="string" calcext:value-type="string">
            <text:p>Улитин</text:p>
          </table:table-cell>
          <table:table-cell table:style-name="ce18" office:value-type="string" calcext:value-type="string">
            <text:p>Улитин</text:p>
          </table:table-cell>
          <table:table-cell table:style-name="ce16" office:value-type="string" calcext:value-type="string">
            <text:p>Иванова</text:p>
          </table:table-cell>
          <table:table-cell table:number-columns-repeated="3" table:style-name="ce18" office:value-type="string" calcext:value-type="string">
            <text:p>Улитин</text:p>
          </table:table-cell>
          <table:table-cell table:number-columns-repeated="5"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Воробьева</text:p>
          </table:table-cell>
          <table:table-cell table:number-columns-repeated="2"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Воробьева</text:p>
          </table:table-cell>
          <table:table-cell table:number-columns-repeated="4" table:style-name="ce16" office:value-type="string" calcext:value-type="string">
            <text:p>Павлюк</text:p>
          </table:table-cell>
          <table:table-cell table:style-name="ce16" office:value-type="string" calcext:value-type="string">
            <text:p>Улитин</text:p>
          </table:table-cell>
          <table:table-cell table:number-columns-repeated="4" table:style-name="ce16" office:value-type="string" calcext:value-type="string">
            <text:p>Павлюк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Воробьева</text:p>
          </table:table-cell>
          <table:table-cell table:style-name="ce16" office:value-type="string" calcext:value-type="string">
            <text:p>Улитин</text:p>
          </table:table-cell>
          <table:table-cell table:number-columns-repeated="2" table:style-name="ce16" office:value-type="string" calcext:value-type="string">
            <text:p>Захаров</text:p>
          </table:table-cell>
          <table:table-cell table:number-columns-repeated="2"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Воробьева</text:p>
          </table:table-cell>
          <table:table-cell table:style-name="ce16" office:value-type="string" calcext:value-type="string">
            <text:p>Уваркин</text:p>
          </table:table-cell>
          <table:table-cell table:style-name="ce16" office:value-type="string" calcext:value-type="string">
            <text:p>Рагимов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------------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---------</text:p>
          </table:table-cell>
          <table:table-cell table:style-name="ce16" office:value-type="string" calcext:value-type="string">
            <text:p>Рагимов</text:p>
          </table:table-cell>
          <table:table-cell table:style-name="ce18" office:value-type="string" calcext:value-type="string">
            <text:p>----------</text:p>
          </table:table-cell>
          <table:table-cell table:style-name="ce16" office:value-type="string" calcext:value-type="string">
            <text:p>Ковалев</text:p>
          </table:table-cell>
          <table:table-cell table:style-name="ce16" office:value-type="string" calcext:value-type="string">
            <text:p>--------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--------</text:p>
          </table:table-cell>
          <table:table-cell table:style-name="ce16" office:value-type="string" calcext:value-type="string">
            <text:p>Ковалев</text:p>
          </table:table-cell>
          <table:table-cell table:style-name="ce16" office:value-type="string" calcext:value-type="string">
            <text:p>--------</text:p>
          </table:table-cell>
          <table:table-cell table:style-name="ce16" office:value-type="string" calcext:value-type="string">
            <text:p>Улитин</text:p>
          </table:table-cell>
          <table:table-cell table:style-name="ce49"/>
          <table:table-cell table:number-columns-repeated="2" table:style-name="ce16" office:value-type="string" calcext:value-type="string">
            <text:p>Ковалев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Иванова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Иванова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Дорохин</text:p>
          </table:table-cell>
          <table:table-cell table:number-columns-repeated="3" table:style-name="ce16" office:value-type="string" calcext:value-type="string">
            <text:p>Ковалев</text:p>
          </table:table-cell>
          <table:table-cell table:style-name="ce49" table:number-columns-repeated="11"/>
          <table:table-cell table:number-columns-repeated="945"/>
        </table:table-row>
        <table:table-row table:style-name="ro1">
          <table:table-cell table:number-columns-repeated="10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3"/>
          <table:table-cell table:style-name="ce3"/>
          <table:table-cell table:number-columns-repeated="975"/>
        </table:table-row>
        <table:table-row table:style-name="ro1">
          <table:table-cell table:style-name="ce7"/>
          <table:table-cell table:style-name="ce16" office:value-type="string" calcext:value-type="string">
            <text:p>NB: Вместимость маршрутки 17/18 человек</text:p>
          </table:table-cell>
          <table:table-cell/>
          <table:table-cell table:style-name="ce7"/>
          <table:table-cell table:number-columns-repeated="44"/>
          <table:table-cell table:style-name="ce3"/>
          <table:table-cell table:number-columns-repeated="975"/>
        </table:table-row>
        <table:table-row table:style-name="ro1">
          <table:table-cell table:style-name="ce11"/>
          <table:table-cell table:style-name="ce32"/>
          <table:table-cell table:style-name="ce36"/>
          <table:table-cell table:style-name="ce11"/>
          <table:table-cell table:style-name="ce41"/>
          <table:table-cell table:style-name="ce36" table:number-columns-repeated="15"/>
          <table:table-cell table:style-name="ce11"/>
          <table:table-cell table:style-name="ce36" table:number-columns-repeated="27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1">
          <table:table-cell table:style-name="ce11"/>
          <table:table-cell table:style-name="ce32"/>
          <table:table-cell table:style-name="ce36"/>
          <table:table-cell table:style-name="ce11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1">
          <table:table-cell table:style-name="ce11"/>
          <table:table-cell table:style-name="ce32"/>
          <table:table-cell table:style-name="ce36"/>
          <table:table-cell table:style-name="ce11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1" table:number-rows-repeated="13">
          <table:table-cell table:style-name="ce11"/>
          <table:table-cell table:style-name="ce32"/>
          <table:table-cell table:style-name="ce36"/>
          <table:table-cell table:style-name="ce11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1" table:number-rows-repeated="2">
          <table:table-cell table:number-columns-repeated="48"/>
          <table:table-cell table:style-name="ce3"/>
          <table:table-cell table:number-columns-repeated="975"/>
        </table:table-row>
        <table:table-row table:style-name="ro1">
          <table:table-cell/>
          <table:table-cell table:style-name="ce33"/>
          <table:table-cell table:number-columns-repeated="46"/>
          <table:table-cell table:style-name="ce3"/>
          <table:table-cell table:number-columns-repeated="975"/>
        </table:table-row>
        <table:table-row table:style-name="ro1" table:number-rows-repeated="180">
          <table:table-cell table:number-columns-repeated="48"/>
          <table:table-cell table:style-name="ce3"/>
          <table:table-cell table:number-columns-repeated="975"/>
        </table:table-row>
        <table:table-row table:style-name="ro1" table:number-rows-repeated="776">
          <table:table-cell table:number-columns-repeated="10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3"/>
          <table:table-cell table:style-name="ce3"/>
          <table:table-cell table:number-columns-repeated="975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Платежные_20_данные" style:display-name="PageStyle_Платежные да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аблица_20_должников" style:display-name="PageStyle_таблица должник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осещения_20__2b__20_Долги" style:display-name="PageStyle_Посещения + Долги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262" meta:object-count="0"/>
    <meta:generator>LibreOfficeDev/5.1.0.3$Linux_X86_64 LibreOffice_project/</meta:generator>
  </office:meta>
</office:document-meta>
</file>